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97" table:default-cell-style-name="Default"/>
        <table:table-row table:style-name="ro1">
          <table:table-cell office:value-type="string">
            <text:p>GRUPPE1</text:p>
          </table:table-cell>
          <table:table-cell office:value-type="string">
            <text:p>GRUPPE2</text:p>
          </table:table-cell>
          <table:table-cell office:value-type="string">
            <text:p>GRUPPE3</text:p>
          </table:table-cell>
          <table:table-cell office:value-type="string">
            <text:p>HERSTELLER</text:p>
          </table:table-cell>
          <table:table-cell office:value-type="string">
            <text:p>ARTIKEL_NR</text:p>
          </table:table-cell>
          <table:table-cell office:value-type="string">
            <text:p>HSTNUMMER</text:p>
          </table:table-cell>
          <table:table-cell office:value-type="string">
            <text:p>ARTIKEL1</text:p>
          </table:table-cell>
          <table:table-cell office:value-type="string">
            <text:p>ARTIKEL2</text:p>
          </table:table-cell>
          <table:table-cell office:value-type="string">
            <text:p>FVERSION</text:p>
          </table:table-cell>
          <table:table-cell office:value-type="string">
            <text:p>FSYSTEM</text:p>
          </table:table-cell>
          <table:table-cell office:value-type="string">
            <text:p>FSPRACHE</text:p>
          </table:table-cell>
          <table:table-cell office:value-type="string">
            <text:p>FFORMAT</text:p>
          </table:table-cell>
          <table:table-cell office:value-type="string">
            <text:p>FBUS</text:p>
          </table:table-cell>
          <table:table-cell office:value-type="string">
            <text:p>FGARANTIE</text:p>
          </table:table-cell>
          <table:table-cell office:value-type="string">
            <text:p>EVP</text:p>
          </table:table-cell>
          <table:table-cell office:value-type="string">
            <text:p>EK</text:p>
          </table:table-cell>
          <table:table-cell office:value-type="string">
            <text:p>AKTIONPR</text:p>
          </table:table-cell>
          <table:table-cell office:value-type="string">
            <text:p>AKTBIS</text:p>
          </table:table-cell>
          <table:table-cell office:value-type="string">
            <text:p>AKTION</text:p>
          </table:table-cell>
          <table:table-cell office:value-type="string">
            <text:p>VerfuegbarKZ</text:p>
          </table:table-cell>
          <table:table-cell office:value-type="string">
            <text:p>Vmenge</text:p>
          </table:table-cell>
          <table:table-cell table:style-name="Default" office:value-type="string">
            <text:p>VDatum</text:p>
          </table:table-cell>
          <table:table-cell office:value-type="string">
            <text:p>VEta</text:p>
          </table:table-cell>
          <table:table-cell office:value-type="string">
            <text:p>Nachfolger</text:p>
          </table:table-cell>
          <table:table-cell office:value-type="string">
            <text:p>DATENBLATT1</text:p>
          </table:table-cell>
          <table:table-cell office:value-type="string">
            <text:p>BILD1</text:p>
          </table:table-cell>
          <table:table-cell table:style-name="Default" office:value-type="string">
            <text:p>ERFDAT</text:p>
          </table:table-cell>
          <table:table-cell office:value-type="string">
            <text:p>EANCode</text:p>
          </table:table-cell>
          <table:table-cell office:value-type="string">
            <text:p>UPCCode</text:p>
          </table:table-cell>
          <table:table-cell office:value-type="string">
            <text:p>Hoehe</text:p>
          </table:table-cell>
          <table:table-cell office:value-type="string">
            <text:p>Breite</text:p>
          </table:table-cell>
          <table:table-cell office:value-type="string">
            <text:p>Laenge</text:p>
          </table:table-cell>
          <table:table-cell office:value-type="string">
            <text:p>Gewicht</text:p>
          </table:table-cell>
          <table:table-cell office:value-type="string">
            <text:p>Rang</text:p>
          </table:table-cell>
          <table:table-cell office:value-type="string">
            <text:p>Stck_Kart</text:p>
          </table:table-cell>
          <table:table-cell office:value-type="string">
            <text:p>Stck_Pal</text:p>
          </table:table-cell>
          <table:table-cell office:value-type="string">
            <text:p>Storno</text:p>
          </table:table-cell>
          <table:table-cell office:value-type="string">
            <text:p>ECLass</text:p>
          </table:table-cell>
          <table:table-cell office:value-type="string">
            <text:p>UNSPC</text:p>
          </table:table-cell>
          <table:table-cell office:value-type="string">
            <text:p>INTRASTAT</text:p>
          </table:table-cell>
          <table:table-cell office:value-type="string">
            <text:p>CatalogID</text:p>
          </table:table-cell>
          <table:table-cell office:value-type="string">
            <text:p>Auslieferungslager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009">
            <text:p>180009</text:p>
          </table:table-cell>
          <table:table-cell office:value-type="float" office:value="45010">
            <text:p>45010</text:p>
          </table:table-cell>
          <table:table-cell office:value-type="string">
            <text:p>DYMO Label Cassette 12mm x 7m</text:p>
          </table:table-cell>
          <table:table-cell office:value-type="string">
            <text:p>Schriftband Kassette Dymo für D1, 12 mm <text:s/>x <text:s/>7 m, schwarz auf transparent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4">
            <text:p>5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009.pdf</text:p>
          </table:table-cell>
          <table:table-cell office:value-type="string">
            <text:p>http://www.ingrammicro.de/jpg/0180009.jpg</text:p>
          </table:table-cell>
          <table:table-cell office:value-type="string">
            <text:p>3.5.07 00:00:00</text:p>
          </table:table-cell>
          <table:table-cell office:value-type="float" office:value="5411313450102">
            <text:p>5411313450102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014">
            <text:p>180014</text:p>
          </table:table-cell>
          <table:table-cell office:value-type="float" office:value="40910">
            <text:p>40910</text:p>
          </table:table-cell>
          <table:table-cell office:value-type="string">
            <text:p>DYMO Label Cassette 9mm x 7m</text:p>
          </table:table-cell>
          <table:table-cell office:value-type="string">
            <text:p>Schriftband Kassette Dymo für D1, 9 mm <text:s/>x <text:s/>7 m, schwarz auf transparent</text:p>
          </table:table-cell>
          <table:table-cell/>
          <table:table-cell office:value-type="string">
            <text:p>NMS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014.pdf</text:p>
          </table:table-cell>
          <table:table-cell office:value-type="string">
            <text:p>http://www.ingrammicro.de/jpg/0180014.jpg</text:p>
          </table:table-cell>
          <table:table-cell office:value-type="string">
            <text:p>3.5.07 00:00:00</text:p>
          </table:table-cell>
          <table:table-cell office:value-type="float" office:value="5411313409100">
            <text:p>5411313409100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017">
            <text:p>180017</text:p>
          </table:table-cell>
          <table:table-cell office:value-type="float" office:value="45013">
            <text:p>45013</text:p>
          </table:table-cell>
          <table:table-cell office:value-type="string">
            <text:p>DYMO Label Cassette 12mm x 7m</text:p>
          </table:table-cell>
          <table:table-cell office:value-type="string">
            <text:p>Schriftband Kassette Dymo für D1, 12 mm <text:s/>x <text:s/>7 m, schwarz auf weiß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8">
            <text:p>10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017.pdf</text:p>
          </table:table-cell>
          <table:table-cell office:value-type="string">
            <text:p>http://www.ingrammicro.de/jpg/0180017.jpg</text:p>
          </table:table-cell>
          <table:table-cell office:value-type="string">
            <text:p>3.5.07 00:00:00</text:p>
          </table:table-cell>
          <table:table-cell office:value-type="float" office:value="5411313450133">
            <text:p>5411313450133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24">
            <text:p>24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018">
            <text:p>180018</text:p>
          </table:table-cell>
          <table:table-cell office:value-type="float" office:value="45018">
            <text:p>45018</text:p>
          </table:table-cell>
          <table:table-cell office:value-type="string">
            <text:p>DYMO Label Cassette 12mm x 7m</text:p>
          </table:table-cell>
          <table:table-cell office:value-type="string">
            <text:p>Schriftband Kassette Dymo für D1, 12 mm <text:s/>x <text:s/>7 m, schwarz auf gelb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018.pdf</text:p>
          </table:table-cell>
          <table:table-cell office:value-type="string">
            <text:p>http://www.ingrammicro.de/jpg/0180018.jpg</text:p>
          </table:table-cell>
          <table:table-cell office:value-type="string">
            <text:p>3.5.07 00:00:00</text:p>
          </table:table-cell>
          <table:table-cell office:value-type="float" office:value="5411313450188">
            <text:p>5411313450188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34">
            <text:p>180534</text:p>
          </table:table-cell>
          <table:table-cell office:value-type="float" office:value="99010">
            <text:p>99010</text:p>
          </table:table-cell>
          <table:table-cell office:value-type="string">
            <text:p>DYMO LW Labels Address/Shipp.</text:p>
          </table:table-cell>
          <table:table-cell office:value-type="string">
            <text:p>LabelWriter Dymo Adress Etiketten, 28 mm x <text:s/>89 mm, weiß, permanent klebend, 2 x 130 Etiketten, für LW 310, 320, 330</text:p>
          </table:table-cell>
          <table:table-cell/>
          <table:table-cell office:value-type="string">
            <text:p>PC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0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5">
            <text:p>8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34.pdf</text:p>
          </table:table-cell>
          <table:table-cell office:value-type="string">
            <text:p>http://www.ingrammicro.de/jpg/0180534.jpg</text:p>
          </table:table-cell>
          <table:table-cell office:value-type="string">
            <text:p>3.5.07 00:00:00</text:p>
          </table:table-cell>
          <table:table-cell office:value-type="float" office:value="5411313990103">
            <text:p>5411313990103</text:p>
          </table:table-cell>
          <table:table-cell/>
          <table:table-cell office:value-type="string">
            <text:p>0,06</text:p>
          </table:table-cell>
          <table:table-cell office:value-type="string">
            <text:p>0,07</text:p>
          </table:table-cell>
          <table:table-cell office:value-type="string">
            <text:p>0,06</text:p>
          </table:table-cell>
          <table:table-cell office:value-type="string">
            <text:p>0,13</text:p>
          </table:table-cell>
          <table:table-cell office:value-type="float" office:value="14">
            <text:p>14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35">
            <text:p>180535</text:p>
          </table:table-cell>
          <table:table-cell office:value-type="float" office:value="99011">
            <text:p>99011</text:p>
          </table:table-cell>
          <table:table-cell office:value-type="string">
            <text:p>DYMO LW yellow pink blue</text:p>
          </table:table-cell>
          <table:table-cell office:value-type="string">
            <text:p>LabelWriter Dymo farbiges Etiketten Sortiment, 28 mm x <text:s/>89 mm, gelb, pink, blau, grün, permanent klebend, je 130 Etiketten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3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35.pdf</text:p>
          </table:table-cell>
          <table:table-cell office:value-type="string">
            <text:p>http://www.ingrammicro.de/jpg/0180535.jpg</text:p>
          </table:table-cell>
          <table:table-cell office:value-type="string">
            <text:p>3.5.07 00:00:00</text:p>
          </table:table-cell>
          <table:table-cell office:value-type="float" office:value="5411313990110">
            <text:p>5411313990110</text:p>
          </table:table-cell>
          <table:table-cell/>
          <table:table-cell office:value-type="string">
            <text:p>0,06</text:p>
          </table:table-cell>
          <table:table-cell office:value-type="string">
            <text:p>0,12</text:p>
          </table:table-cell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36">
            <text:p>180536</text:p>
          </table:table-cell>
          <table:table-cell office:value-type="float" office:value="99012">
            <text:p>99012</text:p>
          </table:table-cell>
          <table:table-cell office:value-type="string">
            <text:p>DYMO LW Labels Address/Shipp.</text:p>
          </table:table-cell>
          <table:table-cell office:value-type="string">
            <text:p>LabelWriter Dymo Adress Etiketten, 36 mm x <text:s/>89 mm, weiß, permanent klebend, 2 x 260 Etiketten, für LW 310, 320, 330</text:p>
          </table:table-cell>
          <table:table-cell/>
          <table:table-cell office:value-type="string">
            <text:p>PC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2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3">
            <text:p>17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36.pdf</text:p>
          </table:table-cell>
          <table:table-cell office:value-type="string">
            <text:p>http://www.ingrammicro.de/jpg/0180536.jpg</text:p>
          </table:table-cell>
          <table:table-cell office:value-type="string">
            <text:p>3.5.07 00:00:00</text:p>
          </table:table-cell>
          <table:table-cell office:value-type="float" office:value="5411313990127">
            <text:p>5411313990127</text:p>
          </table:table-cell>
          <table:table-cell/>
          <table:table-cell office:value-type="string">
            <text:p>0,08</text:p>
          </table:table-cell>
          <table:table-cell office:value-type="string">
            <text:p>0,1</text:p>
          </table:table-cell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37">
            <text:p>180537</text:p>
          </table:table-cell>
          <table:table-cell office:value-type="float" office:value="99013">
            <text:p>99013</text:p>
          </table:table-cell>
          <table:table-cell office:value-type="string">
            <text:p>DYMO LW large adress labels</text:p>
          </table:table-cell>
          <table:table-cell office:value-type="string">
            <text:p>LabelWriter Dymo Address Etiketten groß, 36 mm x <text:s/>98 mm, transparent, permanent klebend, 260 Etiketten,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22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37.pdf</text:p>
          </table:table-cell>
          <table:table-cell office:value-type="string">
            <text:p>http://www.ingrammicro.de/jpg/0180537.jpg</text:p>
          </table:table-cell>
          <table:table-cell office:value-type="string">
            <text:p>3.5.07 00:00:00</text:p>
          </table:table-cell>
          <table:table-cell office:value-type="float" office:value="5411313990134">
            <text:p>5411313990134</text:p>
          </table:table-cell>
          <table:table-cell/>
          <table:table-cell office:value-type="string">
            <text:p>0,08</text:p>
          </table:table-cell>
          <table:table-cell table:number-columns-repeated="2" office:value-type="string">
            <text:p>0,1</text:p>
          </table:table-cell>
          <table:table-cell office:value-type="string">
            <text:p>0,19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38">
            <text:p>180538</text:p>
          </table:table-cell>
          <table:table-cell office:value-type="float" office:value="99014">
            <text:p>99014</text:p>
          </table:table-cell>
          <table:table-cell office:value-type="string">
            <text:p>DYMO LW Labels Address/Shipp.</text:p>
          </table:table-cell>
          <table:table-cell office:value-type="string">
            <text:p>LabelWriter Dymo Versand Etiketten, 54 mm x <text:s/>101 mm, weiß, permanent klebend, 220 Etiketten, für LW 320, 330</text:p>
          </table:table-cell>
          <table:table-cell/>
          <table:table-cell office:value-type="string">
            <text:p>PC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9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0">
            <text:p>1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38.pdf</text:p>
          </table:table-cell>
          <table:table-cell office:value-type="string">
            <text:p>http://www.ingrammicro.de/jpg/0180538.jpg</text:p>
          </table:table-cell>
          <table:table-cell office:value-type="string">
            <text:p>3.5.07 00:00:00</text:p>
          </table:table-cell>
          <table:table-cell office:value-type="float" office:value="5411313990141">
            <text:p>5411313990141</text:p>
          </table:table-cell>
          <table:table-cell/>
          <table:table-cell office:value-type="string">
            <text:p>0,07</text:p>
          </table:table-cell>
          <table:table-cell table:number-columns-repeated="2" office:value-type="string">
            <text:p>0,08</text:p>
          </table:table-cell>
          <table:table-cell office:value-type="string">
            <text:p>0,23</text:p>
          </table:table-cell>
          <table:table-cell office:value-type="float" office:value="11">
            <text:p>1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40">
            <text:p>180540</text:p>
          </table:table-cell>
          <table:table-cell office:value-type="float" office:value="99017">
            <text:p>99017</text:p>
          </table:table-cell>
          <table:table-cell office:value-type="string">
            <text:p>DYMO LW Labels für Suspension</text:p>
          </table:table-cell>
          <table:table-cell office:value-type="string">
            <text:p>LabelWriter Dymo <text:s/>Etiketten für Hängeablagen, 12 mm x 50 mm, weiß, permanent klebend, 220 Etiketten,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0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40.pdf</text:p>
          </table:table-cell>
          <table:table-cell office:value-type="string">
            <text:p>http://www.ingrammicro.de/jpg/0180540.jpg</text:p>
          </table:table-cell>
          <table:table-cell office:value-type="string">
            <text:p>3.5.07 00:00:00</text:p>
          </table:table-cell>
          <table:table-cell office:value-type="float" office:value="5411313990172">
            <text:p>5411313990172</text:p>
          </table:table-cell>
          <table:table-cell/>
          <table:table-cell office:value-type="string">
            <text:p>0,06</text:p>
          </table:table-cell>
          <table:table-cell office:value-type="string">
            <text:p>0,07</text:p>
          </table:table-cell>
          <table:table-cell table:number-columns-repeated="2" office:value-type="string">
            <text:p>0,06</text:p>
          </table:table-cell>
          <table:table-cell office:value-type="float" office:value="123">
            <text:p>12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41">
            <text:p>180541</text:p>
          </table:table-cell>
          <table:table-cell office:value-type="float" office:value="99018">
            <text:p>99018</text:p>
          </table:table-cell>
          <table:table-cell office:value-type="string">
            <text:p>DYMO LW Labels für 52mm Folder</text:p>
          </table:table-cell>
          <table:table-cell office:value-type="string">
            <text:p>LabelWriter Dymo Etiketten für Ordner mit schmalem Rücken (52 mm), weiß, permanent klebend, 110 Etiketten,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2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41.pdf</text:p>
          </table:table-cell>
          <table:table-cell office:value-type="string">
            <text:p>http://www.ingrammicro.de/jpg/0180541.jpg</text:p>
          </table:table-cell>
          <table:table-cell office:value-type="string">
            <text:p>3.5.07 00:00:00</text:p>
          </table:table-cell>
          <table:table-cell office:value-type="float" office:value="5411313990189">
            <text:p>5411313990189</text:p>
          </table:table-cell>
          <table:table-cell/>
          <table:table-cell office:value-type="string">
            <text:p>0,07</text:p>
          </table:table-cell>
          <table:table-cell table:number-columns-repeated="2" office:value-type="string">
            <text:p>0,08</text:p>
          </table:table-cell>
          <table:table-cell office:value-type="string">
            <text:p>0,16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542">
            <text:p>180542</text:p>
          </table:table-cell>
          <table:table-cell office:value-type="float" office:value="99019">
            <text:p>99019</text:p>
          </table:table-cell>
          <table:table-cell office:value-type="string">
            <text:p>DYMO LW Labels für 80mm Folder</text:p>
          </table:table-cell>
          <table:table-cell office:value-type="string">
            <text:p>LabelWriter Dymo Etiketten für Ordner mit breitem Rücken, weiß, permanent klebend, 110 Etiketten, für LW 320 und 330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2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542.pdf</text:p>
          </table:table-cell>
          <table:table-cell office:value-type="string">
            <text:p>http://www.ingrammicro.de/jpg/0180542.jpg</text:p>
          </table:table-cell>
          <table:table-cell office:value-type="string">
            <text:p>3.5.07 00:00:00</text:p>
          </table:table-cell>
          <table:table-cell office:value-type="float" office:value="5411313990196">
            <text:p>5411313990196</text:p>
          </table:table-cell>
          <table:table-cell/>
          <table:table-cell office:value-type="string">
            <text:p>0,08</text:p>
          </table:table-cell>
          <table:table-cell office:value-type="string">
            <text:p>0,1</text:p>
          </table:table-cell>
          <table:table-cell office:value-type="string">
            <text:p>0,08</text:p>
          </table:table-cell>
          <table:table-cell office:value-type="string">
            <text:p>0,24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02">
            <text:p>180602</text:p>
          </table:table-cell>
          <table:table-cell office:value-type="float" office:value="99015">
            <text:p>99015</text:p>
          </table:table-cell>
          <table:table-cell office:value-type="string">
            <text:p>DYMO LW diskette/name labels</text:p>
          </table:table-cell>
          <table:table-cell office:value-type="string">
            <text:p>LabelWriter Dymo Etiketten für Disketten / Namen, 54 x <text:s/>70 mm, weiß, permanent klebend, 320 Etiketten, für LW 320, 330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2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02.pdf</text:p>
          </table:table-cell>
          <table:table-cell office:value-type="string">
            <text:p>http://www.ingrammicro.de/jpg/0180602.jpg</text:p>
          </table:table-cell>
          <table:table-cell office:value-type="string">
            <text:p>3.5.07 00:00:00</text:p>
          </table:table-cell>
          <table:table-cell office:value-type="float" office:value="5411313990158">
            <text:p>5411313990158</text:p>
          </table:table-cell>
          <table:table-cell/>
          <table:table-cell office:value-type="string">
            <text:p>0,07</text:p>
          </table:table-cell>
          <table:table-cell table:number-columns-repeated="2" office:value-type="string">
            <text:p>0,08</text:p>
          </table:table-cell>
          <table:table-cell office:value-type="string">
            <text:p>0,24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21">
            <text:p>180621</text:p>
          </table:table-cell>
          <table:table-cell office:value-type="float" office:value="40913">
            <text:p>40913</text:p>
          </table:table-cell>
          <table:table-cell office:value-type="string">
            <text:p>DYMO Label Cassette 9mm x 7mm</text:p>
          </table:table-cell>
          <table:table-cell office:value-type="string">
            <text:p>Schriftband Kassette Dymo für D1, 9 mm <text:s/>x <text:s/>7 m, schwarz auf weiß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4">
            <text:p>6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21.pdf</text:p>
          </table:table-cell>
          <table:table-cell office:value-type="string">
            <text:p>http://www.ingrammicro.de/jpg/0180621.jpg</text:p>
          </table:table-cell>
          <table:table-cell office:value-type="string">
            <text:p>3.5.07 00:00:00</text:p>
          </table:table-cell>
          <table:table-cell office:value-type="float" office:value="5411313409131">
            <text:p>5411313409131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22">
            <text:p>180622</text:p>
          </table:table-cell>
          <table:table-cell office:value-type="float" office:value="40918">
            <text:p>40918</text:p>
          </table:table-cell>
          <table:table-cell office:value-type="string">
            <text:p>DYMO Label Cassette 9mm x 7m</text:p>
          </table:table-cell>
          <table:table-cell office:value-type="string">
            <text:p>Schriftband Kassette für D1, 9 mm <text:s/>x <text:s/>7 m, schwarz auf gelb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22.pdf</text:p>
          </table:table-cell>
          <table:table-cell office:value-type="string">
            <text:p>http://www.ingrammicro.de/jpg/0180622.jpg</text:p>
          </table:table-cell>
          <table:table-cell office:value-type="string">
            <text:p>3.5.07 00:00:00</text:p>
          </table:table-cell>
          <table:table-cell office:value-type="float" office:value="5411313409186">
            <text:p>5411313409186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28">
            <text:p>180628</text:p>
          </table:table-cell>
          <table:table-cell office:value-type="float" office:value="45017">
            <text:p>45017</text:p>
          </table:table-cell>
          <table:table-cell office:value-type="string">
            <text:p>DYMO Label Cassette 12mm x 7m</text:p>
          </table:table-cell>
          <table:table-cell office:value-type="string">
            <text:p>Schriftband Kassette Dymo für D1, 12 mm <text:s/>x <text:s/>7 m, schwarz auf rot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28.pdf</text:p>
          </table:table-cell>
          <table:table-cell office:value-type="string">
            <text:p>http://www.ingrammicro.de/jpg/0180628.jpg</text:p>
          </table:table-cell>
          <table:table-cell office:value-type="string">
            <text:p>3.5.07 00:00:00</text:p>
          </table:table-cell>
          <table:table-cell office:value-type="float" office:value="5411313450171">
            <text:p>5411313450171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30">
            <text:p>180630</text:p>
          </table:table-cell>
          <table:table-cell office:value-type="float" office:value="45800">
            <text:p>45800</text:p>
          </table:table-cell>
          <table:table-cell office:value-type="string">
            <text:p>DYMO Label Cassette 19mm x 7m</text:p>
          </table:table-cell>
          <table:table-cell office:value-type="string">
            <text:p>Schriftband Kassette Dymo für D1, 19 mm <text:s/>x <text:s/>7 m, schwarz auf transparent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5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30.pdf</text:p>
          </table:table-cell>
          <table:table-cell office:value-type="string">
            <text:p>http://www.ingrammicro.de/jpg/0180630.jpg</text:p>
          </table:table-cell>
          <table:table-cell office:value-type="string">
            <text:p>3.5.07 00:00:00</text:p>
          </table:table-cell>
          <table:table-cell office:value-type="float" office:value="5411313452106">
            <text:p>5411313452106</text:p>
          </table:table-cell>
          <table:table-cell/>
          <table:table-cell office:value-type="string">
            <text:p>0,03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10</text:p>
          </table:table-cell>
          <table:table-cell office:value-type="float" office:value="999">
            <text:p>9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631">
            <text:p>180631</text:p>
          </table:table-cell>
          <table:table-cell office:value-type="float" office:value="45803">
            <text:p>45803</text:p>
          </table:table-cell>
          <table:table-cell office:value-type="string">
            <text:p>DYMO Label Cassette 19mm x 7m</text:p>
          </table:table-cell>
          <table:table-cell office:value-type="string">
            <text:p>Schriftband Kassette Dymo für D1, 19 mm <text:s/>x <text:s/>7 m, schwarz auf weiß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5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1">
            <text:p>4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631.pdf</text:p>
          </table:table-cell>
          <table:table-cell office:value-type="string">
            <text:p>http://www.ingrammicro.de/jpg/0180631.jpg</text:p>
          </table:table-cell>
          <table:table-cell office:value-type="string">
            <text:p>3.5.07 00:00:00</text:p>
          </table:table-cell>
          <table:table-cell office:value-type="float" office:value="5411313452137">
            <text:p>5411313452137</text:p>
          </table:table-cell>
          <table:table-cell/>
          <table:table-cell office:value-type="string">
            <text:p>0,03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5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702">
            <text:p>180702</text:p>
          </table:table-cell>
          <table:table-cell office:value-type="float" office:value="53718">
            <text:p>53718</text:p>
          </table:table-cell>
          <table:table-cell office:value-type="string">
            <text:p>DYMO Label Cassette 24mm x 7m</text:p>
          </table:table-cell>
          <table:table-cell office:value-type="string">
            <text:p>Dymo Label Cassette 24mm x 7m, black on yellow D1 Tape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702.pdf</text:p>
          </table:table-cell>
          <table:table-cell office:value-type="string">
            <text:p>http://www.ingrammicro.de/jpg/0180702.jpg</text:p>
          </table:table-cell>
          <table:table-cell office:value-type="string">
            <text:p>3.5.07 00:00:00</text:p>
          </table:table-cell>
          <table:table-cell office:value-type="float" office:value="5411313537186">
            <text:p>5411313537186</text:p>
          </table:table-cell>
          <table:table-cell/>
          <table:table-cell office:value-type="string">
            <text:p>0,03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float" office:value="180704">
            <text:p>180704</text:p>
          </table:table-cell>
          <table:table-cell office:value-type="float" office:value="40917">
            <text:p>40917</text:p>
          </table:table-cell>
          <table:table-cell office:value-type="string">
            <text:p>DYMO Label Cassette 9mm x 7m</text:p>
          </table:table-cell>
          <table:table-cell office:value-type="string">
            <text:p>Dymo Label Cassette 9mm x 7m, black on red D1 Tape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0704.pdf</text:p>
          </table:table-cell>
          <table:table-cell office:value-type="string">
            <text:p>http://www.ingrammicro.de/jpg/0180704.jpg</text:p>
          </table:table-cell>
          <table:table-cell office:value-type="string">
            <text:p>3.5.07 00:00:00</text:p>
          </table:table-cell>
          <table:table-cell office:value-type="float" office:value="5411313409179">
            <text:p>5411313409179</text:p>
          </table:table-cell>
          <table:table-cell/>
          <table:table-cell office:value-type="string">
            <text:p>0,0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3</text:p>
          </table:table-cell>
          <table:table-cell office:value-type="float" office:value="999">
            <text:p>9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17</text:p>
          </table:table-cell>
          <table:table-cell office:value-type="float" office:value="40076">
            <text:p>40076</text:p>
          </table:table-cell>
          <table:table-cell office:value-type="string">
            <text:p>DYMO Adapter für D1 Systems</text:p>
          </table:table-cell>
          <table:table-cell office:value-type="string">
            <text:p>Dymo Netzadapter für LabelMANAGER 150, 350, 450/ LabelPOINT 250 und 350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2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17.pdf</text:p>
          </table:table-cell>
          <table:table-cell office:value-type="string">
            <text:p>http://www.ingrammicro.de/jpg/018Z017.jpg</text:p>
          </table:table-cell>
          <table:table-cell office:value-type="string">
            <text:p>3.5.07 00:00:00</text:p>
          </table:table-cell>
          <table:table-cell office:value-type="float" office:value="5411313400763">
            <text:p>5411313400763</text:p>
          </table:table-cell>
          <table:table-cell/>
          <table:table-cell office:value-type="string">
            <text:p>0,07</text:p>
          </table:table-cell>
          <table:table-cell office:value-type="string">
            <text:p>0,11</text:p>
          </table:table-cell>
          <table:table-cell office:value-type="string">
            <text:p>0,08</text:p>
          </table:table-cell>
          <table:table-cell office:value-type="string">
            <text:p>0,1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22</text:p>
          </table:table-cell>
          <table:table-cell office:value-type="float" office:value="11352">
            <text:p>11352</text:p>
          </table:table-cell>
          <table:table-cell office:value-type="string">
            <text:p>DYMO LW Labels Return Address</text:p>
          </table:table-cell>
          <table:table-cell office:value-type="string">
            <text:p>LabelWriter Dymo Rücksendeadress Etiketten, 25 mm x 54 mm, weiß, permanent klebend, 500 Etiketten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0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31">
            <text:p>13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22.pdf</text:p>
          </table:table-cell>
          <table:table-cell office:value-type="string">
            <text:p>http://www.ingrammicro.de/jpg/018z022.jpg</text:p>
          </table:table-cell>
          <table:table-cell office:value-type="string">
            <text:p>3.5.07 00:00:00</text:p>
          </table:table-cell>
          <table:table-cell office:value-type="float" office:value="5411313113526">
            <text:p>5411313113526</text:p>
          </table:table-cell>
          <table:table-cell/>
          <table:table-cell office:value-type="string">
            <text:p>0,04</text:p>
          </table:table-cell>
          <table:table-cell table:number-columns-repeated="2" office:value-type="string">
            <text:p>0,09</text:p>
          </table:table-cell>
          <table:table-cell office:value-type="string">
            <text:p>0,15</text:p>
          </table:table-cell>
          <table:table-cell office:value-type="float" office:value="8">
            <text:p>8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23</text:p>
          </table:table-cell>
          <table:table-cell office:value-type="float" office:value="11354">
            <text:p>11354</text:p>
          </table:table-cell>
          <table:table-cell office:value-type="string">
            <text:p>DYMO LW Labels Small</text:p>
          </table:table-cell>
          <table:table-cell office:value-type="string">
            <text:p>LabelWriter Dymo Vielzweck Etiketten, 57 mm x 32 mm, weiß, wiederablösbar, 1000 Etiketten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8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87">
            <text:p>28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23.pdf</text:p>
          </table:table-cell>
          <table:table-cell office:value-type="string">
            <text:p>http://www.ingrammicro.de/jpg/018Z023.jpg</text:p>
          </table:table-cell>
          <table:table-cell office:value-type="string">
            <text:p>3.5.07 00:00:00</text:p>
          </table:table-cell>
          <table:table-cell office:value-type="float" office:value="5411313113540">
            <text:p>5411313113540</text:p>
          </table:table-cell>
          <table:table-cell/>
          <table:table-cell office:value-type="string">
            <text:p>0,07</text:p>
          </table:table-cell>
          <table:table-cell office:value-type="string">
            <text:p>0,1</text:p>
          </table:table-cell>
          <table:table-cell office:value-type="string">
            <text:p>0,09</text:p>
          </table:table-cell>
          <table:table-cell office:value-type="string">
            <text:p>0,3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24</text:p>
          </table:table-cell>
          <table:table-cell office:value-type="float" office:value="11808">
            <text:p>11808</text:p>
          </table:table-cell>
          <table:table-cell office:value-type="string">
            <text:p>DYMO LW Labels Starter KIT</text:p>
          </table:table-cell>
          <table:table-cell office:value-type="string">
            <text:p>LabelWriter Dymo Etiketten Starterpack, 2 x Standard Adress-Etiketten (99010), 1 x Versand-Etiketten (99014), 1 x Ordner-Etiketten (99019), 2 x große Adress-Etiketten (99012), 1 x Hängeablage-Etiketten (99017), 1 x Extra Spule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73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24.pdf</text:p>
          </table:table-cell>
          <table:table-cell office:value-type="string">
            <text:p>http://www.ingrammicro.de/jpg/018Z024.jpg</text:p>
          </table:table-cell>
          <table:table-cell office:value-type="string">
            <text:p>3.5.07 00:00:00</text:p>
          </table:table-cell>
          <table:table-cell office:value-type="float" office:value="5411313118088">
            <text:p>5411313118088</text:p>
          </table:table-cell>
          <table:table-cell/>
          <table:table-cell office:value-type="string">
            <text:p>0,1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1,15</text:p>
          </table:table-cell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32</text:p>
          </table:table-cell>
          <table:table-cell office:value-type="float" office:value="14681">
            <text:p>14681</text:p>
          </table:table-cell>
          <table:table-cell office:value-type="string">
            <text:p>DYMO LW CD/DVD Labels</text:p>
          </table:table-cell>
          <table:table-cell office:value-type="string">
            <text:p>LabelWriter Dymo CD / DVD Etiketten, Durchmesser 57 mm, weiß, permanent klebend, 160 Etiketten, für LW 320 und 330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1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32.pdf</text:p>
          </table:table-cell>
          <table:table-cell office:value-type="string">
            <text:p>http://www.ingrammicro.de/jpg/018z032.jpg</text:p>
          </table:table-cell>
          <table:table-cell office:value-type="string">
            <text:p>3.5.07 00:00:00</text:p>
          </table:table-cell>
          <table:table-cell office:value-type="float" office:value="5411313146814">
            <text:p>5411313146814</text:p>
          </table:table-cell>
          <table:table-cell/>
          <table:table-cell office:value-type="string">
            <text:p>0,06</text:p>
          </table:table-cell>
          <table:table-cell office:value-type="string">
            <text:p>0,1</text:p>
          </table:table-cell>
          <table:table-cell office:value-type="string">
            <text:p>0,07</text:p>
          </table:table-cell>
          <table:table-cell office:value-type="string">
            <text:p>0,11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33</text:p>
          </table:table-cell>
          <table:table-cell office:value-type="float" office:value="14682">
            <text:p>14682</text:p>
          </table:table-cell>
          <table:table-cell office:value-type="string">
            <text:p>DYMO LW CD/DVD Applikator</text:p>
          </table:table-cell>
          <table:table-cell office:value-type="string">
            <text:p>LabelWriter Dymo CD / DVD Applikator</text:p>
          </table:table-cell>
          <table:table-cell/>
          <table:table-cell office:value-type="string">
            <text:p>MSD</text:p>
          </table:table-cell>
          <table:table-cell office:value-type="string">
            <text:p>D/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8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33.pdf</text:p>
          </table:table-cell>
          <table:table-cell office:value-type="string">
            <text:p>http://www.ingrammicro.de/jpg/018z033.jpg</text:p>
          </table:table-cell>
          <table:table-cell office:value-type="string">
            <text:p>3.5.07 00:00:00</text:p>
          </table:table-cell>
          <table:table-cell office:value-type="float" office:value="5411313146821">
            <text:p>5411313146821</text:p>
          </table:table-cell>
          <table:table-cell/>
          <table:table-cell office:value-type="string">
            <text:p>0,04</text:p>
          </table:table-cell>
          <table:table-cell office:value-type="string">
            <text:p>0,14</text:p>
          </table:table-cell>
          <table:table-cell office:value-type="string">
            <text:p>0,13</text:p>
          </table:table-cell>
          <table:table-cell office:value-type="string">
            <text:p>0,1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37</text:p>
          </table:table-cell>
          <table:table-cell office:value-type="float" office:value="11353">
            <text:p>11353</text:p>
          </table:table-cell>
          <table:table-cell office:value-type="string">
            <text:p>DYMO LW Labels Small</text:p>
          </table:table-cell>
          <table:table-cell office:value-type="string">
            <text:p>LabelWriter Dymo Vielzweck Etiketten, 12 mm x 24 mm (je 2 hoch), weiß, wiederablösbar, 1000 Etiketten, für LW 310, 320, 330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8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4">
            <text:p>4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37.pdf</text:p>
          </table:table-cell>
          <table:table-cell office:value-type="string">
            <text:p>http://www.ingrammicro.de/jpg/018Z037.jpg</text:p>
          </table:table-cell>
          <table:table-cell office:value-type="string">
            <text:p>3.5.07 00:00:00</text:p>
          </table:table-cell>
          <table:table-cell office:value-type="float" office:value="5411313113533">
            <text:p>5411313113533</text:p>
          </table:table-cell>
          <table:table-cell/>
          <table:table-cell office:value-type="string">
            <text:p>0,04</text:p>
          </table:table-cell>
          <table:table-cell office:value-type="string">
            <text:p>0,1</text:p>
          </table:table-cell>
          <table:table-cell office:value-type="string">
            <text:p>0,07</text:p>
          </table:table-cell>
          <table:table-cell office:value-type="string">
            <text:p>0,08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40</text:p>
          </table:table-cell>
          <table:table-cell office:value-type="float" office:value="11355">
            <text:p>11355</text:p>
          </table:table-cell>
          <table:table-cell office:value-type="string">
            <text:p>DYMO LW multi-purpose labels</text:p>
          </table:table-cell>
          <table:table-cell office:value-type="string">
            <text:p>LabelWriter Dymo Vielzweck Etiketten, 19 mm x <text:s/>51 mm, weiß, wiederablösbar, 500 Etiketten,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8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9">
            <text:p>7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40.pdf</text:p>
          </table:table-cell>
          <table:table-cell office:value-type="string">
            <text:p>http://www.ingrammicro.de/jpg/018Z040.jpg</text:p>
          </table:table-cell>
          <table:table-cell office:value-type="string">
            <text:p>3.5.07 00:00:00</text:p>
          </table:table-cell>
          <table:table-cell office:value-type="float" office:value="5411313113557">
            <text:p>5411313113557</text:p>
          </table:table-cell>
          <table:table-cell/>
          <table:table-cell office:value-type="string">
            <text:p>0,04</text:p>
          </table:table-cell>
          <table:table-cell office:value-type="string">
            <text:p>0,1</text:p>
          </table:table-cell>
          <table:table-cell office:value-type="string">
            <text:p>0,09</text:p>
          </table:table-cell>
          <table:table-cell office:value-type="string">
            <text:p>0,1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41</text:p>
          </table:table-cell>
          <table:table-cell office:value-type="float" office:value="11356">
            <text:p>11356</text:p>
          </table:table-cell>
          <table:table-cell office:value-type="string">
            <text:p>DYMO LW name badge</text:p>
          </table:table-cell>
          <table:table-cell office:value-type="string">
            <text:p>LabelWriter Dymo blanko Namensschilder, 41 mm x <text:s/>89 mm, weiß, wiederablösbar, 300 Etiketten, für LW 310, 320, 330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41.pdf</text:p>
          </table:table-cell>
          <table:table-cell office:value-type="string">
            <text:p>http://www.ingrammicro.de/jpg/018Z041.jpg</text:p>
          </table:table-cell>
          <table:table-cell office:value-type="string">
            <text:p>3.5.07 00:00:00</text:p>
          </table:table-cell>
          <table:table-cell office:value-type="float" office:value="5411313113564">
            <text:p>5411313113564</text:p>
          </table:table-cell>
          <table:table-cell/>
          <table:table-cell office:value-type="string">
            <text:p>0,08</text:p>
          </table:table-cell>
          <table:table-cell table:number-columns-repeated="2" office:value-type="string">
            <text:p>0,1</text:p>
          </table:table-cell>
          <table:table-cell office:value-type="string">
            <text:p>0,21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Drucker, Kopierer &amp; Scanner</text:p>
          </table:table-cell>
          <table:table-cell office:value-type="string">
            <text:p>Thermodrucker</text:p>
          </table:table-cell>
          <table:table-cell office:value-type="string">
            <text:p>Etikettendrucker</text:p>
          </table:table-cell>
          <table:table-cell office:value-type="string">
            <text:p>Dymo</text:p>
          </table:table-cell>
          <table:table-cell office:value-type="string">
            <text:p>018Z046</text:p>
          </table:table-cell>
          <table:table-cell office:value-type="float" office:value="17116">
            <text:p>17116</text:p>
          </table:table-cell>
          <table:table-cell office:value-type="string">
            <text:p>DYMO LabelMANAGER 450D</text:p>
          </table:table-cell>
          <table:table-cell office:value-type="string">
            <text:p>LabelManager Dymo 450D QWERTZ D1, 6mm / 9 mm / 12mm / 19mm / 24mm/ 5 verschiedene Schriftgrößen/ 13 unterschiedliche Schriftstile/ Automatisches Bandabschneiden/ Windows 98/ME/2000/XP, USB-Anschluss/ Sechs verschiedene Barcodes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33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46.pdf</text:p>
          </table:table-cell>
          <table:table-cell office:value-type="string">
            <text:p>http://www.ingrammicro.de/jpg/018Z046.jpg</text:p>
          </table:table-cell>
          <table:table-cell office:value-type="string">
            <text:p>3.5.07 00:00:00</text:p>
          </table:table-cell>
          <table:table-cell office:value-type="float" office:value="5411313171168">
            <text:p>5411313171168</text:p>
          </table:table-cell>
          <table:table-cell/>
          <table:table-cell office:value-type="string">
            <text:p>0,12</text:p>
          </table:table-cell>
          <table:table-cell office:value-type="string">
            <text:p>0,31</text:p>
          </table:table-cell>
          <table:table-cell office:value-type="string">
            <text:p>0,26</text:p>
          </table:table-cell>
          <table:table-cell office:value-type="string">
            <text:p>1,62</text:p>
          </table:table-cell>
          <table:table-cell office:value-type="float" office:value="999">
            <text:p>99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43212113">
            <text:p>43212113</text:p>
          </table:table-cell>
          <table:table-cell office:value-type="float" office:value="84433210">
            <text:p>84433210</text:p>
          </table:table-cell>
          <table:table-cell office:value-type="float" office:value="10050601">
            <text:p>10050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54</text:p>
          </table:table-cell>
          <table:table-cell office:value-type="float" office:value="53710">
            <text:p>53710</text:p>
          </table:table-cell>
          <table:table-cell office:value-type="string">
            <text:p>DYMO Label Cassette 24mm x 7m</text:p>
          </table:table-cell>
          <table:table-cell office:value-type="string">
            <text:p>Dymo Label Cassette 24mm x 7m, black on transp. D1 Tape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54.pdf</text:p>
          </table:table-cell>
          <table:table-cell office:value-type="string">
            <text:p>http://www.ingrammicro.de/jpg/018Z054.jpg</text:p>
          </table:table-cell>
          <table:table-cell office:value-type="string">
            <text:p>3.5.07 00:00:00</text:p>
          </table:table-cell>
          <table:table-cell office:value-type="float" office:value="5411313537100">
            <text:p>5411313537100</text:p>
          </table:table-cell>
          <table:table-cell/>
          <table:table-cell office:value-type="string">
            <text:p>0,04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Etiketten</text:p>
          </table:table-cell>
          <table:table-cell office:value-type="string">
            <text:p>Labeldrucker</text:p>
          </table:table-cell>
          <table:table-cell office:value-type="string">
            <text:p>Dymo</text:p>
          </table:table-cell>
          <table:table-cell office:value-type="string">
            <text:p>018Z055</text:p>
          </table:table-cell>
          <table:table-cell office:value-type="float" office:value="53713">
            <text:p>53713</text:p>
          </table:table-cell>
          <table:table-cell office:value-type="string">
            <text:p>DYMO Label Cassette 24mm x 7m</text:p>
          </table:table-cell>
          <table:table-cell office:value-type="string">
            <text:p>Dymo Label Cassette 24mm x 7m, black on white D1 Tape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0">
            <text:p>10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18Z055.pdf</text:p>
          </table:table-cell>
          <table:table-cell office:value-type="string">
            <text:p>http://www.ingrammicro.de/jpg/018Z055.jpg</text:p>
          </table:table-cell>
          <table:table-cell office:value-type="string">
            <text:p>3.5.07 00:00:00</text:p>
          </table:table-cell>
          <table:table-cell office:value-type="float" office:value="5411313537131">
            <text:p>5411313537131</text:p>
          </table:table-cell>
          <table:table-cell/>
          <table:table-cell office:value-type="string">
            <text:p>0,03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string">
            <text:p>0,0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321103">
            <text:p>24321103</text:p>
          </table:table-cell>
          <table:table-cell office:value-type="float" office:value="55121612">
            <text:p>55121612</text:p>
          </table:table-cell>
          <table:table-cell office:value-type="float" office:value="39199000">
            <text:p>39199000</text:p>
          </table:table-cell>
          <table:table-cell office:value-type="float" office:value="10090101">
            <text:p>1009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Toner &amp; Bildtrommeln</text:p>
          </table:table-cell>
          <table:table-cell office:value-type="string">
            <text:p>Original</text:p>
          </table:table-cell>
          <table:table-cell office:value-type="string">
            <text:p>Xerox</text:p>
          </table:table-cell>
          <table:table-cell office:value-type="float" office:value="420855">
            <text:p>420855</text:p>
          </table:table-cell>
          <table:table-cell office:value-type="float" office:value="16193200">
            <text:p>16193200</text:p>
          </table:table-cell>
          <table:table-cell office:value-type="string">
            <text:p>Extended Maintenance Kit</text:p>
          </table:table-cell>
          <table:table-cell office:value-type="string">
            <text:p>Extended Maintenance KIT, für Phaser 860, Reichweite ca. 40.000 Seiten <text:s text:c="6"/>NS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0,00</text:p>
          </table:table-cell>
          <table:table-cell office:value-type="string">
            <text:p>218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420855.pdf</text:p>
          </table:table-cell>
          <table:table-cell office:value-type="string">
            <text:p>http://www.ingrammicro.de/jpg/0420855.jpg</text:p>
          </table:table-cell>
          <table:table-cell office:value-type="string">
            <text:p>9.4.03 00:00:00</text:p>
          </table:table-cell>
          <table:table-cell office:value-type="float" office:value="42215481892">
            <text:p>42215481892</text:p>
          </table:table-cell>
          <table:table-cell/>
          <table:table-cell office:value-type="string">
            <text:p>0,1</text:p>
          </table:table-cell>
          <table:table-cell office:value-type="string">
            <text:p>0,27</text:p>
          </table:table-cell>
          <table:table-cell office:value-type="string">
            <text:p>0,15</text:p>
          </table:table-cell>
          <table:table-cell office:value-type="string">
            <text:p>0,62</text:p>
          </table:table-cell>
          <table:table-cell office:value-type="float" office:value="999">
            <text:p>99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24200201">
            <text:p>24200201</text:p>
          </table:table-cell>
          <table:table-cell office:value-type="float" office:value="44103103">
            <text:p>44103103</text:p>
          </table:table-cell>
          <table:table-cell office:value-type="float" office:value="84439990">
            <text:p>84439990</text:p>
          </table:table-cell>
          <table:table-cell office:value-type="float" office:value="10090702">
            <text:p>100907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Solid Ink</text:p>
          </table:table-cell>
          <table:table-cell office:value-type="string">
            <text:p>Colorstix</text:p>
          </table:table-cell>
          <table:table-cell office:value-type="string">
            <text:p>Xerox</text:p>
          </table:table-cell>
          <table:table-cell office:value-type="float" office:value="420926">
            <text:p>420926</text:p>
          </table:table-cell>
          <table:table-cell office:value-type="float" office:value="16204000">
            <text:p>16204000</text:p>
          </table:table-cell>
          <table:table-cell office:value-type="string">
            <text:p>Colorstix 5 Black 7000PAGE</text:p>
          </table:table-cell>
          <table:table-cell office:value-type="string">
            <text:p>5 ColorStix, <text:s/>Schwarz (7.000 Seiten), für PHASER 8200/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04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420926.jpg</text:p>
          </table:table-cell>
          <table:table-cell office:value-type="string">
            <text:p>14.12.06 00:00:00</text:p>
          </table:table-cell>
          <table:table-cell office:value-type="float" office:value="42215485944">
            <text:p>42215485944</text:p>
          </table:table-cell>
          <table:table-cell/>
          <table:table-cell office:value-type="string">
            <text:p>0,06</text:p>
          </table:table-cell>
          <table:table-cell office:value-type="string">
            <text:p>0,27</text:p>
          </table:table-cell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office:value-type="float" office:value="24200104">
            <text:p>24200104</text:p>
          </table:table-cell>
          <table:table-cell office:value-type="float" office:value="44103106">
            <text:p>44103106</text:p>
          </table:table-cell>
          <table:table-cell office:value-type="float" office:value="32159000">
            <text:p>32159000</text:p>
          </table:table-cell>
          <table:table-cell office:value-type="float" office:value="10090501">
            <text:p>10090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Solid Ink</text:p>
          </table:table-cell>
          <table:table-cell office:value-type="string">
            <text:p>Colorstix</text:p>
          </table:table-cell>
          <table:table-cell office:value-type="string">
            <text:p>Xerox</text:p>
          </table:table-cell>
          <table:table-cell office:value-type="float" office:value="420931">
            <text:p>420931</text:p>
          </table:table-cell>
          <table:table-cell office:value-type="float" office:value="16204500">
            <text:p>16204500</text:p>
          </table:table-cell>
          <table:table-cell office:value-type="string">
            <text:p>Colorstix 5 Cyan 7000P</text:p>
          </table:table-cell>
          <table:table-cell office:value-type="string">
            <text:p>COLORSTIX 5 CYAN 7000P, für <text:s/>PHASER 8200/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189,00</text:p>
          </table:table-cell>
          <table:table-cell office:value-type="string">
            <text:p>18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420931.jpg</text:p>
          </table:table-cell>
          <table:table-cell office:value-type="string">
            <text:p>23.1.07 00:00:00</text:p>
          </table:table-cell>
          <table:table-cell office:value-type="float" office:value="42215485994">
            <text:p>42215485994</text:p>
          </table:table-cell>
          <table:table-cell/>
          <table:table-cell office:value-type="string">
            <text:p>0,05</text:p>
          </table:table-cell>
          <table:table-cell office:value-type="string">
            <text:p>0,27</text:p>
          </table:table-cell>
          <table:table-cell office:value-type="string">
            <text:p>0,09</text:p>
          </table:table-cell>
          <table:table-cell office:value-type="string">
            <text:p>0,23</text:p>
          </table:table-cell>
          <table:table-cell office:value-type="float" office:value="999">
            <text:p>999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Y</text:p>
          </table:table-cell>
          <table:table-cell office:value-type="float" office:value="24200104">
            <text:p>24200104</text:p>
          </table:table-cell>
          <table:table-cell office:value-type="float" office:value="44103106">
            <text:p>44103106</text:p>
          </table:table-cell>
          <table:table-cell office:value-type="float" office:value="32159000">
            <text:p>32159000</text:p>
          </table:table-cell>
          <table:table-cell office:value-type="float" office:value="10090501">
            <text:p>10090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Solid Ink</text:p>
          </table:table-cell>
          <table:table-cell office:value-type="string">
            <text:p>Colorstix</text:p>
          </table:table-cell>
          <table:table-cell office:value-type="string">
            <text:p>Xerox</text:p>
          </table:table-cell>
          <table:table-cell office:value-type="float" office:value="420932">
            <text:p>420932</text:p>
          </table:table-cell>
          <table:table-cell office:value-type="float" office:value="16204600">
            <text:p>16204600</text:p>
          </table:table-cell>
          <table:table-cell office:value-type="string">
            <text:p>Colorstix 5 Magenta 7000P</text:p>
          </table:table-cell>
          <table:table-cell office:value-type="string">
            <text:p>COLORSTIX 5 MAGENTA 7000P, für <text:s/>PHASER 8200/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0,00</text:p>
          </table:table-cell>
          <table:table-cell office:value-type="string">
            <text:p>18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420932.jpg</text:p>
          </table:table-cell>
          <table:table-cell office:value-type="string">
            <text:p>14.12.06 00:00:00</text:p>
          </table:table-cell>
          <table:table-cell office:value-type="float" office:value="42215486002">
            <text:p>42215486002</text:p>
          </table:table-cell>
          <table:table-cell/>
          <table:table-cell office:value-type="string">
            <text:p>0,05</text:p>
          </table:table-cell>
          <table:table-cell office:value-type="string">
            <text:p>0,27</text:p>
          </table:table-cell>
          <table:table-cell office:value-type="string">
            <text:p>0,09</text:p>
          </table:table-cell>
          <table:table-cell office:value-type="string">
            <text:p>0,23</text:p>
          </table:table-cell>
          <table:table-cell office:value-type="float" office:value="999">
            <text:p>99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4200104">
            <text:p>24200104</text:p>
          </table:table-cell>
          <table:table-cell office:value-type="float" office:value="44103106">
            <text:p>44103106</text:p>
          </table:table-cell>
          <table:table-cell office:value-type="float" office:value="32159000">
            <text:p>32159000</text:p>
          </table:table-cell>
          <table:table-cell office:value-type="float" office:value="10090501">
            <text:p>10090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Verbrauchsmaterial</text:p>
          </table:table-cell>
          <table:table-cell office:value-type="string">
            <text:p>Toner &amp; Bildtrommeln</text:p>
          </table:table-cell>
          <table:table-cell office:value-type="string">
            <text:p>Original</text:p>
          </table:table-cell>
          <table:table-cell office:value-type="string">
            <text:p>Xerox</text:p>
          </table:table-cell>
          <table:table-cell office:value-type="string">
            <text:p>042Z248</text:p>
          </table:table-cell>
          <table:table-cell office:value-type="float" office:value="16189100">
            <text:p>16189100</text:p>
          </table:table-cell>
          <table:table-cell office:value-type="string">
            <text:p>Waste Toner Cartridge</text:p>
          </table:table-cell>
          <table:table-cell office:value-type="string">
            <text:p>für Phaser 7700-Serie/ Reichweite: 6000 Seiten/ Gewicht: 725,7 g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0,00</text:p>
          </table:table-cell>
          <table:table-cell office:value-type="string">
            <text:p>25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42Z248.pdf</text:p>
          </table:table-cell>
          <table:table-cell office:value-type="string">
            <text:p>http://www.ingrammicro.de/jpg/042Z248.jpg</text:p>
          </table:table-cell>
          <table:table-cell office:value-type="string">
            <text:p>29.9.05 00:00:00</text:p>
          </table:table-cell>
          <table:table-cell office:value-type="float" office:value="42215483209">
            <text:p>42215483209</text:p>
          </table:table-cell>
          <table:table-cell/>
          <table:table-cell office:value-type="string">
            <text:p>0,12</text:p>
          </table:table-cell>
          <table:table-cell office:value-type="string">
            <text:p>0,55</text:p>
          </table:table-cell>
          <table:table-cell office:value-type="string">
            <text:p>0,18</text:p>
          </table:table-cell>
          <table:table-cell office:value-type="string">
            <text:p>0,72</text:p>
          </table:table-cell>
          <table:table-cell office:value-type="float" office:value="866">
            <text:p>866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24200201">
            <text:p>24200201</text:p>
          </table:table-cell>
          <table:table-cell office:value-type="float" office:value="44103103">
            <text:p>44103103</text:p>
          </table:table-cell>
          <table:table-cell office:value-type="float" office:value="84439990">
            <text:p>84439990</text:p>
          </table:table-cell>
          <table:table-cell office:value-type="float" office:value="10090702">
            <text:p>100907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Eingabegeräte</text:p>
          </table:table-cell>
          <table:table-cell office:value-type="string">
            <text:p>Mäuse</text:p>
          </table:table-cell>
          <table:table-cell office:value-type="string">
            <text:p>USB</text:p>
          </table:table-cell>
          <table:table-cell office:value-type="string">
            <text:p>Lenovo</text:p>
          </table:table-cell>
          <table:table-cell office:value-type="string">
            <text:p>0584MQ6</text:p>
          </table:table-cell>
          <table:table-cell office:value-type="string">
            <text:p>06P4069</text:p>
          </table:table-cell>
          <table:table-cell office:value-type="string">
            <text:p>IBM OPTICAL WHEEL MOUSE US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15,00</text:p>
          </table:table-cell>
          <table:table-cell office:value-type="string">
            <text:p>1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279860-331.jpg</text:p>
          </table:table-cell>
          <table:table-cell office:value-type="string">
            <text:p>20.6.03 00:00:00</text:p>
          </table:table-cell>
          <table:table-cell office:value-type="float" office:value="5019170949106">
            <text:p>5019170949106</text:p>
          </table:table-cell>
          <table:table-cell/>
          <table:table-cell office:value-type="string">
            <text:p>0,06</text:p>
          </table:table-cell>
          <table:table-cell office:value-type="string">
            <text:p>0,16</text:p>
          </table:table-cell>
          <table:table-cell office:value-type="string">
            <text:p>0,15</text:p>
          </table:table-cell>
          <table:table-cell office:value-type="string">
            <text:p>0,22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401">
            <text:p>19020401</text:p>
          </table:table-cell>
          <table:table-cell office:value-type="float" office:value="43211708">
            <text:p>43211708</text:p>
          </table:table-cell>
          <table:table-cell/>
          <table:table-cell office:value-type="float" office:value="10150101">
            <text:p>10150101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Mäuse &amp; Tastaturen</text:p>
          </table:table-cell>
          <table:table-cell office:value-type="string">
            <text:p>Lenovo</text:p>
          </table:table-cell>
          <table:table-cell office:value-type="string">
            <text:p>05859R5</text:p>
          </table:table-cell>
          <table:table-cell office:value-type="string">
            <text:p>73P2698</text:p>
          </table:table-cell>
          <table:table-cell office:value-type="string">
            <text:p>IBM TRACKPOINT CAP COLLECTI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18,00</text:p>
          </table:table-cell>
          <table:table-cell office:value-type="string">
            <text:p>21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37781-2605.jpg</text:p>
          </table:table-cell>
          <table:table-cell office:value-type="string">
            <text:p>28.10.09 00:00:00</text:p>
          </table:table-cell>
          <table:table-cell office:value-type="float" office:value="5050689099685">
            <text:p>5050689099685</text:p>
          </table:table-cell>
          <table:table-cell/>
          <table:table-cell office:value-type="string">
            <text:p>0,01</text:p>
          </table:table-cell>
          <table:table-cell office:value-type="string">
            <text:p>0,15</text:p>
          </table:table-cell>
          <table:table-cell office:value-type="string">
            <text:p>0,11</text:p>
          </table:table-cell>
          <table:table-cell office:value-type="string">
            <text:p>0,0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20401">
            <text:p>19020401</text:p>
          </table:table-cell>
          <table:table-cell office:value-type="float" office:value="43211700">
            <text:p>43211700</text:p>
          </table:table-cell>
          <table:table-cell office:value-type="float" office:value="84716070">
            <text:p>84716070</text:p>
          </table:table-cell>
          <table:table-cell office:value-type="float" office:value="10101429">
            <text:p>10101429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Schutz &amp; Sicherheit</text:p>
          </table:table-cell>
          <table:table-cell office:value-type="string">
            <text:p>Lenovo</text:p>
          </table:table-cell>
          <table:table-cell office:value-type="string">
            <text:p>0585EJ5</text:p>
          </table:table-cell>
          <table:table-cell office:value-type="string">
            <text:p>73P2582</text:p>
          </table:table-cell>
          <table:table-cell office:value-type="string">
            <text:p>KENSINGTON MICROSAVER</text:p>
          </table:table-cell>
          <table:table-cell office:value-type="string">
            <text:p>SECURITY CABLE LOCK FROM IBM</text:p>
          </table:table-cell>
          <table:table-cell/>
          <table:table-cell office:value-type="string">
            <text:p>MS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48,00</text:p>
          </table:table-cell>
          <table:table-cell office:value-type="string">
            <text:p>38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73220-9712.jpg</text:p>
          </table:table-cell>
          <table:table-cell office:value-type="string">
            <text:p>5.8.08 00:00:00</text:p>
          </table:table-cell>
          <table:table-cell office:value-type="float" office:value="5050689074897">
            <text:p>5050689074897</text:p>
          </table:table-cell>
          <table:table-cell/>
          <table:table-cell office:value-type="string">
            <text:p>0,05</text:p>
          </table:table-cell>
          <table:table-cell office:value-type="string">
            <text:p>0,2</text:p>
          </table:table-cell>
          <table:table-cell office:value-type="string">
            <text:p>0,14</text:p>
          </table:table-cell>
          <table:table-cell office:value-type="string">
            <text:p>0,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32130000">
            <text:p>32130000</text:p>
          </table:table-cell>
          <table:table-cell office:value-type="float" office:value="83014090">
            <text:p>83014090</text:p>
          </table:table-cell>
          <table:table-cell office:value-type="float" office:value="10101431">
            <text:p>10101431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Mäuse &amp; Tastaturen</text:p>
          </table:table-cell>
          <table:table-cell office:value-type="string">
            <text:p>Lenovo</text:p>
          </table:table-cell>
          <table:table-cell office:value-type="string">
            <text:p>0585HM2</text:p>
          </table:table-cell>
          <table:table-cell office:value-type="string">
            <text:p>31P7410</text:p>
          </table:table-cell>
          <table:table-cell office:value-type="string">
            <text:p>IBM OPT3 WHMOUSE 800DPI</text:p>
          </table:table-cell>
          <table:table-cell office:value-type="string">
            <text:p>PS/2 und USB <text:s text:c="22"/>ML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23,00</text:p>
          </table:table-cell>
          <table:table-cell office:value-type="string">
            <text:p>2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280429-9256.jpg</text:p>
          </table:table-cell>
          <table:table-cell office:value-type="string">
            <text:p>5.8.08 00:00:00</text:p>
          </table:table-cell>
          <table:table-cell office:value-type="float" office:value="5019170787807">
            <text:p>5019170787807</text:p>
          </table:table-cell>
          <table:table-cell/>
          <table:table-cell office:value-type="string">
            <text:p>0,05</text:p>
          </table:table-cell>
          <table:table-cell table:number-columns-repeated="2" office:value-type="string">
            <text:p>0,15</text:p>
          </table:table-cell>
          <table:table-cell office:value-type="string">
            <text:p>0,2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20401">
            <text:p>19020401</text:p>
          </table:table-cell>
          <table:table-cell office:value-type="float" office:value="43211700">
            <text:p>43211700</text:p>
          </table:table-cell>
          <table:table-cell office:value-type="float" office:value="84716070">
            <text:p>84716070</text:p>
          </table:table-cell>
          <table:table-cell office:value-type="float" office:value="10101429">
            <text:p>10101429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Mäuse &amp; Tastaturen</text:p>
          </table:table-cell>
          <table:table-cell office:value-type="string">
            <text:p>Lenovo</text:p>
          </table:table-cell>
          <table:table-cell office:value-type="string">
            <text:p>05865W8</text:p>
          </table:table-cell>
          <table:table-cell office:value-type="string">
            <text:p>73P2651</text:p>
          </table:table-cell>
          <table:table-cell office:value-type="string">
            <text:p>BUSINESS BLACK KEYBOARD USB</text:p>
          </table:table-cell>
          <table:table-cell office:value-type="string">
            <text:p>ENHANCED PERFORMANCE <text:s text:c="12"/>SF</text:p>
          </table:table-cell>
          <table:table-cell/>
          <table:table-cell office:value-type="string">
            <text:p>NMS</text:p>
          </table:table-cell>
          <table:table-cell office:value-type="string">
            <text:p>SF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46,00</text:p>
          </table:table-cell>
          <table:table-cell office:value-type="string">
            <text:p>3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1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images.icecat.biz/img/norm/high/112322.jpg</text:p>
          </table:table-cell>
          <table:table-cell office:value-type="string">
            <text:p>7.10.08 00:00:00</text:p>
          </table:table-cell>
          <table:table-cell office:value-type="float" office:value="5050689196711">
            <text:p>5050689196711</text:p>
          </table:table-cell>
          <table:table-cell/>
          <table:table-cell office:value-type="string">
            <text:p>0,06</text:p>
          </table:table-cell>
          <table:table-cell office:value-type="string">
            <text:p>0,52</text:p>
          </table:table-cell>
          <table:table-cell office:value-type="string">
            <text:p>0,23</text:p>
          </table:table-cell>
          <table:table-cell office:value-type="string">
            <text:p>1,5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400">
            <text:p>19020400</text:p>
          </table:table-cell>
          <table:table-cell office:value-type="float" office:value="43211700">
            <text:p>43211700</text:p>
          </table:table-cell>
          <table:table-cell office:value-type="float" office:value="84716060">
            <text:p>84716060</text:p>
          </table:table-cell>
          <table:table-cell office:value-type="float" office:value="10101521">
            <text:p>10101521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Mäuse &amp; Tastaturen</text:p>
          </table:table-cell>
          <table:table-cell office:value-type="string">
            <text:p>Lenovo</text:p>
          </table:table-cell>
          <table:table-cell office:value-type="string">
            <text:p>0586BK2</text:p>
          </table:table-cell>
          <table:table-cell office:value-type="string">
            <text:p>73P2656</text:p>
          </table:table-cell>
          <table:table-cell office:value-type="string">
            <text:p>BUSINESS BLACK KEYBOARD USB</text:p>
          </table:table-cell>
          <table:table-cell office:value-type="string">
            <text:p>ENHANCED PERFORMANCE <text:s text:c="12"/>US</text:p>
          </table:table-cell>
          <table:table-cell/>
          <table:table-cell office:value-type="string">
            <text:p>PC</text:p>
          </table:table-cell>
          <table:table-cell office:value-type="string">
            <text:p>US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0,00</text:p>
          </table:table-cell>
          <table:table-cell office:value-type="string">
            <text:p>32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6.7.10 00:00:00</text:p>
          </table:table-cell>
          <table:table-cell office:value-type="float" office:value="5050689196766">
            <text:p>505068919676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5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400">
            <text:p>19020400</text:p>
          </table:table-cell>
          <table:table-cell office:value-type="float" office:value="43211700">
            <text:p>43211700</text:p>
          </table:table-cell>
          <table:table-cell/>
          <table:table-cell office:value-type="float" office:value="10101521">
            <text:p>10101521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Arbeitsspeicher</text:p>
          </table:table-cell>
          <table:table-cell office:value-type="string">
            <text:p>Lenovo</text:p>
          </table:table-cell>
          <table:table-cell office:value-type="string">
            <text:p>0588GX4</text:p>
          </table:table-cell>
          <table:table-cell office:value-type="string">
            <text:p>73P4984</text:p>
          </table:table-cell>
          <table:table-cell office:value-type="string">
            <text:p>1GB DDR SDRAM UDIMM</text:p>
          </table:table-cell>
          <table:table-cell office:value-type="string">
            <text:p>PC2-5300 CL5</text:p>
          </table:table-cell>
          <table:table-cell/>
          <table:table-cell office:value-type="string">
            <text:p>MS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0,00</text:p>
          </table:table-cell>
          <table:table-cell office:value-type="string">
            <text:p>38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23973-1011.jpg</text:p>
          </table:table-cell>
          <table:table-cell office:value-type="string">
            <text:p>5.8.08 00:00:00</text:p>
          </table:table-cell>
          <table:table-cell office:value-type="float" office:value="5050689706224">
            <text:p>5050689706224</text:p>
          </table:table-cell>
          <table:table-cell/>
          <table:table-cell office:value-type="string">
            <text:p>0,03</text:p>
          </table:table-cell>
          <table:table-cell office:value-type="string">
            <text:p>0,18</text:p>
          </table:table-cell>
          <table:table-cell table:number-columns-repeated="2" office:value-type="string">
            <text:p>0,0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8">
            <text:p>19030308</text:p>
          </table:table-cell>
          <table:table-cell office:value-type="float" office:value="32130000">
            <text:p>32130000</text:p>
          </table:table-cell>
          <table:table-cell office:value-type="float" office:value="84733020">
            <text:p>84733020</text:p>
          </table:table-cell>
          <table:table-cell office:value-type="float" office:value="10101502">
            <text:p>10101502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Mäuse &amp; Tastaturen</text:p>
          </table:table-cell>
          <table:table-cell office:value-type="string">
            <text:p>Lenovo</text:p>
          </table:table-cell>
          <table:table-cell office:value-type="string">
            <text:p>058XS81</text:p>
          </table:table-cell>
          <table:table-cell office:value-type="string">
            <text:p>31P7405</text:p>
          </table:table-cell>
          <table:table-cell office:value-type="string">
            <text:p>OPTICAL 3-BUTTON SCROLL MOUSE</text:p>
          </table:table-cell>
          <table:table-cell office:value-type="string">
            <text:p>USB/PS/2 800DPI F/NETVISTA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26,02</text:p>
          </table:table-cell>
          <table:table-cell office:value-type="string">
            <text:p>24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280135-2932.jpg</text:p>
          </table:table-cell>
          <table:table-cell office:value-type="string">
            <text:p>4.9.02 00:00:00</text:p>
          </table:table-cell>
          <table:table-cell office:value-type="float" office:value="5019170787791">
            <text:p>501917078779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0,2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20400">
            <text:p>19020400</text:p>
          </table:table-cell>
          <table:table-cell office:value-type="float" office:value="43211700">
            <text:p>43211700</text:p>
          </table:table-cell>
          <table:table-cell office:value-type="float" office:value="84716060">
            <text:p>84716060</text:p>
          </table:table-cell>
          <table:table-cell office:value-type="float" office:value="10101521">
            <text:p>10101521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116">
            <text:p>710116</text:p>
          </table:table-cell>
          <table:table-cell office:value-type="string">
            <text:p>AGM721F</text:p>
          </table:table-cell>
          <table:table-cell office:value-type="string">
            <text:p>1000Base-SX Gbic Fiber Modul</text:p>
          </table:table-cell>
          <table:table-cell office:value-type="string">
            <text:p>für FSM726, FSM750, FSM726S, FSM750S, GMS721, GSM721F</text:p>
          </table:table-cell>
          <table:table-cell/>
          <table:table-cell office:value-type="string">
            <text:p>MSD</text:p>
          </table:table-cell>
          <table:table-cell office:value-type="string">
            <text:p>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06,70</text:p>
          </table:table-cell>
          <table:table-cell office:value-type="string">
            <text:p>18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116.pdf</text:p>
          </table:table-cell>
          <table:table-cell office:value-type="string">
            <text:p>http://www.ingrammicro.de/jpg/0710116.jpg</text:p>
          </table:table-cell>
          <table:table-cell office:value-type="string">
            <text:p>7.5.02 00:00:00</text:p>
          </table:table-cell>
          <table:table-cell office:value-type="float" office:value="606449023336">
            <text:p>606449023336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0117">
            <text:p>710117</text:p>
          </table:table-cell>
          <table:table-cell office:value-type="string">
            <text:p>FVS318GE</text:p>
          </table:table-cell>
          <table:table-cell office:value-type="string">
            <text:p>Prosafe VPN Firewall Router</text:p>
          </table:table-cell>
          <table:table-cell office:value-type="string">
            <text:p>Cable/DSL 8*10/100 MBit/s Ports Autosensing, 1 Wan Port/ DSL/ Auto-MDIX, DHCP, Smart Wizard/ NAT, 3DES, AES, DES, Firewall, URL-Filtering, VPN/ 10Base-T/ Geschwindigkeit: 10 MBit/sek., 100 MBit/sek./ Portanzahl: 8/ 256bit WEP, IPSec/ Protokolle: TFTP/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98,97</text:p>
          </table:table-cell>
          <table:table-cell office:value-type="string">
            <text:p>12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2">
            <text:p>2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117.pdf</text:p>
          </table:table-cell>
          <table:table-cell office:value-type="string">
            <text:p>http://www.ingrammicro.de/jpg/0710117.jpg</text:p>
          </table:table-cell>
          <table:table-cell office:value-type="string">
            <text:p>5.6.02 00:00:00</text:p>
          </table:table-cell>
          <table:table-cell office:value-type="float" office:value="606449023404">
            <text:p>606449023404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1,7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154">
            <text:p>710154</text:p>
          </table:table-cell>
          <table:table-cell office:value-type="string">
            <text:p>GS108GE</text:p>
          </table:table-cell>
          <table:table-cell office:value-type="string">
            <text:p>Gigabit Kupfer Switch GS108</text:p>
          </table:table-cell>
          <table:table-cell office:value-type="string">
            <text:p>LED: Power, link status/speed/ Auto-MDIX/ 1000Base-T/ Geschwindigkeit: 1000 MBit/sek., 100 MBit/sek., 10 MBit/sek./ Portanzahl: 8/ Gehäuseform: Deskto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5,74</text:p>
          </table:table-cell>
          <table:table-cell office:value-type="string">
            <text:p>48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154.pdf</text:p>
          </table:table-cell>
          <table:table-cell office:value-type="string">
            <text:p>http://www.ingrammicro.de/jpg/0710154.jpg</text:p>
          </table:table-cell>
          <table:table-cell office:value-type="string">
            <text:p>15.10.02 00:00:00</text:p>
          </table:table-cell>
          <table:table-cell office:value-type="float" office:value="606449025187">
            <text:p>606449025187</text:p>
          </table:table-cell>
          <table:table-cell/>
          <table:table-cell office:value-type="string">
            <text:p>0,11</text:p>
          </table:table-cell>
          <table:table-cell office:value-type="string">
            <text:p>0,19</text:p>
          </table:table-cell>
          <table:table-cell office:value-type="string">
            <text:p>0,13</text:p>
          </table:table-cell>
          <table:table-cell office:value-type="string">
            <text:p>0,8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0280">
            <text:p>710280</text:p>
          </table:table-cell>
          <table:table-cell office:value-type="string">
            <text:p>ANT24O5</text:p>
          </table:table-cell>
          <table:table-cell office:value-type="string">
            <text:p>5DBI OMNI-Direct Antenna</text:p>
          </table:table-cell>
          <table:table-cell office:value-type="string">
            <text:p>5DBI OMNI-Direct Antenna 802.11b/802.11g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7,17</text:p>
          </table:table-cell>
          <table:table-cell office:value-type="string">
            <text:p>2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9">
            <text:p>1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280.pdf</text:p>
          </table:table-cell>
          <table:table-cell office:value-type="string">
            <text:p>http://www.ingrammicro.de/jpg/0710280.jpg</text:p>
          </table:table-cell>
          <table:table-cell office:value-type="string">
            <text:p>27.6.03 00:00:00</text:p>
          </table:table-cell>
          <table:table-cell office:value-type="float" office:value="606449028362">
            <text:p>606449028362</text:p>
          </table:table-cell>
          <table:table-cell/>
          <table:table-cell office:value-type="string">
            <text:p>0,07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2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0284">
            <text:p>710284</text:p>
          </table:table-cell>
          <table:table-cell office:value-type="string">
            <text:p>ANT24D18</text:p>
          </table:table-cell>
          <table:table-cell office:value-type="string">
            <text:p>14DBI Patch Panel Antenna</text:p>
          </table:table-cell>
          <table:table-cell office:value-type="string">
            <text:p>14DBI Patch Panel Antenn 802.11b/802.11g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10,05</text:p>
          </table:table-cell>
          <table:table-cell office:value-type="string">
            <text:p>25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284.pdf</text:p>
          </table:table-cell>
          <table:table-cell office:value-type="string">
            <text:p>http://www.ingrammicro.de/jpg/0710284.jpg</text:p>
          </table:table-cell>
          <table:table-cell office:value-type="string">
            <text:p>27.6.03 00:00:00</text:p>
          </table:table-cell>
          <table:table-cell office:value-type="float" office:value="606449028355">
            <text:p>606449028355</text:p>
          </table:table-cell>
          <table:table-cell/>
          <table:table-cell office:value-type="string">
            <text:p>0,06</text:p>
          </table:table-cell>
          <table:table-cell office:value-type="string">
            <text:p>0,42</text:p>
          </table:table-cell>
          <table:table-cell office:value-type="string">
            <text:p>0,28</text:p>
          </table:table-cell>
          <table:table-cell office:value-type="string">
            <text:p>2,0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0307">
            <text:p>710307</text:p>
          </table:table-cell>
          <table:table-cell office:value-type="string">
            <text:p>ACC-10314-01</text:p>
          </table:table-cell>
          <table:table-cell office:value-type="string">
            <text:p>Low-Loss Antennen Kabel</text:p>
          </table:table-cell>
          <table:table-cell office:value-type="string">
            <text:p>Low-Loss Antenna Cable 1,5m with 2 SMA REV Connectors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6,46</text:p>
          </table:table-cell>
          <table:table-cell office:value-type="string">
            <text:p>2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4.4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307.pdf</text:p>
          </table:table-cell>
          <table:table-cell office:value-type="string">
            <text:p>http://www.ingrammicro.de/jpg/0710307.jpg</text:p>
          </table:table-cell>
          <table:table-cell office:value-type="string">
            <text:p>13.8.03 00:00:00</text:p>
          </table:table-cell>
          <table:table-cell office:value-type="float" office:value="606449028270">
            <text:p>606449028270</text:p>
          </table:table-cell>
          <table:table-cell/>
          <table:table-cell office:value-type="string">
            <text:p>0,01</text:p>
          </table:table-cell>
          <table:table-cell office:value-type="string">
            <text:p>0,21</text:p>
          </table:table-cell>
          <table:table-cell office:value-type="string">
            <text:p>0,18</text:p>
          </table:table-cell>
          <table:table-cell office:value-type="string">
            <text:p>0,08</text:p>
          </table:table-cell>
          <table:table-cell office:value-type="float" office:value="999">
            <text:p>99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0309">
            <text:p>710309</text:p>
          </table:table-cell>
          <table:table-cell office:value-type="string">
            <text:p>ACC-1031404</text:p>
          </table:table-cell>
          <table:table-cell office:value-type="string">
            <text:p>LoW-LOSS Antenna Cable</text:p>
          </table:table-cell>
          <table:table-cell office:value-type="string">
            <text:p>Low-Loss Antenna Cable <text:s/>10.0m with 2 SMA REV CONNECTORS/ 2.4 GHz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66,50</text:p>
          </table:table-cell>
          <table:table-cell office:value-type="string">
            <text:p>10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309.pdf</text:p>
          </table:table-cell>
          <table:table-cell office:value-type="string">
            <text:p>http://www.ingrammicro.de/jpg/0710309.jpg</text:p>
          </table:table-cell>
          <table:table-cell office:value-type="string">
            <text:p>13.8.03 00:00:00</text:p>
          </table:table-cell>
          <table:table-cell office:value-type="float" office:value="606449028300">
            <text:p>606449028300</text:p>
          </table:table-cell>
          <table:table-cell/>
          <table:table-cell office:value-type="string">
            <text:p>0,03</text:p>
          </table:table-cell>
          <table:table-cell office:value-type="string">
            <text:p>0,26</text:p>
          </table:table-cell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0310">
            <text:p>710310</text:p>
          </table:table-cell>
          <table:table-cell office:value-type="string">
            <text:p>ACC-1031403</text:p>
          </table:table-cell>
          <table:table-cell office:value-type="string">
            <text:p>Low-Loss Antennen Kabel</text:p>
          </table:table-cell>
          <table:table-cell office:value-type="string">
            <text:p>Low-Loss Antenna Cable <text:s/>5.0m with 2 SMA REV Connectors. 5m, 3,7dB, 225g/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1,79</text:p>
          </table:table-cell>
          <table:table-cell office:value-type="string">
            <text:p>56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310.pdf</text:p>
          </table:table-cell>
          <table:table-cell office:value-type="string">
            <text:p>http://www.ingrammicro.de/jpg/0710310.jpg</text:p>
          </table:table-cell>
          <table:table-cell office:value-type="string">
            <text:p>13.8.03 00:00:00</text:p>
          </table:table-cell>
          <table:table-cell office:value-type="float" office:value="606449028294">
            <text:p>606449028294</text:p>
          </table:table-cell>
          <table:table-cell/>
          <table:table-cell office:value-type="string">
            <text:p>0,03</text:p>
          </table:table-cell>
          <table:table-cell office:value-type="string">
            <text:p>0,29</text:p>
          </table:table-cell>
          <table:table-cell office:value-type="string">
            <text:p>0,24</text:p>
          </table:table-cell>
          <table:table-cell office:value-type="string">
            <text:p>0,1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317">
            <text:p>710317</text:p>
          </table:table-cell>
          <table:table-cell office:value-type="string">
            <text:p>AGM731F</text:p>
          </table:table-cell>
          <table:table-cell office:value-type="string">
            <text:p>1000Base-SX SFP GBIC Fiber</text:p>
          </table:table-cell>
          <table:table-cell office:value-type="string">
            <text:p>Modul für GSM7312, GSM7324/GSM7224/ GS724T, GS748T, FSM7326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31,31</text:p>
          </table:table-cell>
          <table:table-cell office:value-type="string">
            <text:p>20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4">
            <text:p>9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317.pdf</text:p>
          </table:table-cell>
          <table:table-cell office:value-type="string">
            <text:p>http://www.ingrammicro.de/jpg/0710317.jpg</text:p>
          </table:table-cell>
          <table:table-cell office:value-type="string">
            <text:p>28.9.03 00:00:00</text:p>
          </table:table-cell>
          <table:table-cell office:value-type="float" office:value="606449029734">
            <text:p>606449029734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3</text:p>
          </table:table-cell>
          <table:table-cell office:value-type="string">
            <text:p>0,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327">
            <text:p>710327</text:p>
          </table:table-cell>
          <table:table-cell office:value-type="string">
            <text:p>GS105GE</text:p>
          </table:table-cell>
          <table:table-cell office:value-type="string">
            <text:p>Gigabit Kupfer Switch</text:p>
          </table:table-cell>
          <table:table-cell office:value-type="string">
            <text:p>LED: LK/ACT, Power/ Auto-MDIX/ 10Base-T, 100Base-TX, 1000Base-T/ Geschwindigkeit: 1000 MBit/sek., 100 MBit/sek., 10 MBit/sek./ Portanzahl: 5/ Gehäuseform: Deskto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6,46</text:p>
          </table:table-cell>
          <table:table-cell office:value-type="string">
            <text:p>36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6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327.pdf</text:p>
          </table:table-cell>
          <table:table-cell office:value-type="string">
            <text:p>http://www.ingrammicro.de/jpg/0710327.jpg</text:p>
          </table:table-cell>
          <table:table-cell office:value-type="string">
            <text:p>26.4.06 00:00:00</text:p>
          </table:table-cell>
          <table:table-cell office:value-type="float" office:value="606449029673">
            <text:p>606449029673</text:p>
          </table:table-cell>
          <table:table-cell/>
          <table:table-cell office:value-type="string">
            <text:p>0,09</text:p>
          </table:table-cell>
          <table:table-cell office:value-type="string">
            <text:p>0,2</text:p>
          </table:table-cell>
          <table:table-cell office:value-type="string">
            <text:p>0,15</text:p>
          </table:table-cell>
          <table:table-cell office:value-type="string">
            <text:p>0,5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0361">
            <text:p>710361</text:p>
          </table:table-cell>
          <table:table-cell office:value-type="string">
            <text:p>DG834BGR</text:p>
          </table:table-cell>
          <table:table-cell office:value-type="string">
            <text:p>ADSL-Modem Router</text:p>
          </table:table-cell>
          <table:table-cell office:value-type="string">
            <text:p>ADSL-Modem Router 4 x 10/100 Port Firewall Annex <text:s/>upgradebar auf ADSL 2 und ADSL2+/ ADSL, ADSL2, ADSL2+/ Switch, DHCP, Smart Wizard/ URL-Filtering, VPN, Firewall, NAT/ Geschwindigkeit: 10 MBit/sek., 100 MBit/sek./ Portanzahl: 4/ IPSec/ Protokolle: PPTP/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15,64</text:p>
          </table:table-cell>
          <table:table-cell office:value-type="string">
            <text:p>73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576">
            <text:p>157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361.pdf</text:p>
          </table:table-cell>
          <table:table-cell office:value-type="string">
            <text:p>http://www.ingrammicro.de/jpg/0710361.jpg</text:p>
          </table:table-cell>
          <table:table-cell office:value-type="string">
            <text:p>25.3.04 00:00:00</text:p>
          </table:table-cell>
          <table:table-cell office:value-type="float" office:value="606449029093">
            <text:p>606449029093</text:p>
          </table:table-cell>
          <table:table-cell/>
          <table:table-cell office:value-type="string">
            <text:p>0,08</text:p>
          </table:table-cell>
          <table:table-cell office:value-type="string">
            <text:p>0,28</text:p>
          </table:table-cell>
          <table:table-cell office:value-type="string">
            <text:p>0,24</text:p>
          </table:table-cell>
          <table:table-cell office:value-type="string">
            <text:p>0,68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0405">
            <text:p>710405</text:p>
          </table:table-cell>
          <table:table-cell office:value-type="string">
            <text:p>VPN01L</text:p>
          </table:table-cell>
          <table:table-cell office:value-type="string">
            <text:p>VPN Client</text:p>
          </table:table-cell>
          <table:table-cell office:value-type="string">
            <text:p>Professionelle Verschlüsselung und Authentication. Preset Konfigurations-Files für NETGEAR VPN/Firewall Router verfügbar. GUI für die Konfiguration von Security Policies und Managing Certificates. NAT Traversal Unterstützung. Redundante Gateway-Fähigkeit.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75,95</text:p>
          </table:table-cell>
          <table:table-cell office:value-type="string">
            <text:p>47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83252-7426.pdf</text:p>
          </table:table-cell>
          <table:table-cell office:value-type="string">
            <text:p>http://www.ingrammicro.de/jpg/0710405.jpg</text:p>
          </table:table-cell>
          <table:table-cell office:value-type="string">
            <text:p>17.12.03 00:00:00</text:p>
          </table:table-cell>
          <table:table-cell office:value-type="float" office:value="606449033199">
            <text:p>606449033199</text:p>
          </table:table-cell>
          <table:table-cell/>
          <table:table-cell office:value-type="string">
            <text:p>0,06</text:p>
          </table:table-cell>
          <table:table-cell office:value-type="string">
            <text:p>0,24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0406">
            <text:p>710406</text:p>
          </table:table-cell>
          <table:table-cell office:value-type="string">
            <text:p>VPN05L</text:p>
          </table:table-cell>
          <table:table-cell office:value-type="string">
            <text:p>VPN Client</text:p>
          </table:table-cell>
          <table:table-cell office:value-type="string">
            <text:p>VPN Client, <text:s text:c="3"/>5 User Lizenz <text:s text:c="39"/>NS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254,53</text:p>
          </table:table-cell>
          <table:table-cell office:value-type="string">
            <text:p>157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icecat.biz/pdf/83689-3252.pdf</text:p>
          </table:table-cell>
          <table:table-cell office:value-type="string">
            <text:p>http://www.ingrammicro.de/jpg/0710406.jpg</text:p>
          </table:table-cell>
          <table:table-cell office:value-type="string">
            <text:p>17.12.03 00:00:00</text:p>
          </table:table-cell>
          <table:table-cell office:value-type="float" office:value="606449033205">
            <text:p>606449033205</text:p>
          </table:table-cell>
          <table:table-cell/>
          <table:table-cell office:value-type="string">
            <text:p>0,05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0428">
            <text:p>710428</text:p>
          </table:table-cell>
          <table:table-cell office:value-type="string">
            <text:p>WG302GE</text:p>
          </table:table-cell>
          <table:table-cell office:value-type="string">
            <text:p>Prosafe 802.11g</text:p>
          </table:table-cell>
          <table:table-cell office:value-type="string">
            <text:p>Standard: 802.11g, Wireless Access Point./ Standard: 802.11g, 802.11b, 802.11a/ Uplink, Auto-MDIX/ WPA, WEP, VPN/ Verschlüsselung: 152 Bit/ Max. Datenrate: 108 MB/sek.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350,89</text:p>
          </table:table-cell>
          <table:table-cell office:value-type="string">
            <text:p>217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9">
            <text:p>4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428.pdf</text:p>
          </table:table-cell>
          <table:table-cell office:value-type="string">
            <text:p>http://www.ingrammicro.de/jpg/0710428.jpg</text:p>
          </table:table-cell>
          <table:table-cell office:value-type="string">
            <text:p>4.2.04 00:00:00</text:p>
          </table:table-cell>
          <table:table-cell office:value-type="float" office:value="606449030358">
            <text:p>606449030358</text:p>
          </table:table-cell>
          <table:table-cell/>
          <table:table-cell office:value-type="string">
            <text:p>0,12</text:p>
          </table:table-cell>
          <table:table-cell office:value-type="string">
            <text:p>0,31</text:p>
          </table:table-cell>
          <table:table-cell office:value-type="string">
            <text:p>0,26</text:p>
          </table:table-cell>
          <table:table-cell office:value-type="string">
            <text:p>1,8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480">
            <text:p>710480</text:p>
          </table:table-cell>
          <table:table-cell office:value-type="string">
            <text:p>AGM732F</text:p>
          </table:table-cell>
          <table:table-cell office:value-type="string">
            <text:p>1000Base-LX SFP GBIC Fiber</text:p>
          </table:table-cell>
          <table:table-cell office:value-type="string">
            <text:p>Modul für GSM7312, GSM7324, GSM7224, GS724T, GS748T, FSM7326P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770,48</text:p>
          </table:table-cell>
          <table:table-cell office:value-type="string">
            <text:p>476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7">
            <text:p>2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480.pdf</text:p>
          </table:table-cell>
          <table:table-cell office:value-type="string">
            <text:p>http://www.ingrammicro.de/jpg/0710480.jpg</text:p>
          </table:table-cell>
          <table:table-cell office:value-type="string">
            <text:p>15.3.04 00:00:00</text:p>
          </table:table-cell>
          <table:table-cell office:value-type="float" office:value="606449034493">
            <text:p>606449034493</text:p>
          </table:table-cell>
          <table:table-cell/>
          <table:table-cell office:value-type="string">
            <text:p>0,05</text:p>
          </table:table-cell>
          <table:table-cell office:value-type="string">
            <text:p>0,19</text:p>
          </table:table-cell>
          <table:table-cell office:value-type="string">
            <text:p>0,14</text:p>
          </table:table-cell>
          <table:table-cell office:value-type="string">
            <text:p>0,11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481">
            <text:p>710481</text:p>
          </table:table-cell>
          <table:table-cell office:value-type="string">
            <text:p>AGM722F</text:p>
          </table:table-cell>
          <table:table-cell office:value-type="string">
            <text:p>1000Base-LX GBIC Fiber Modul</text:p>
          </table:table-cell>
          <table:table-cell office:value-type="string">
            <text:p>1000Base-LX GBIC Fiber Modul für FSM726, FSM750,FSM726S, FSM750S, GMS721, GSM721F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955,44</text:p>
          </table:table-cell>
          <table:table-cell office:value-type="string">
            <text:p>589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481.pdf</text:p>
          </table:table-cell>
          <table:table-cell office:value-type="string">
            <text:p>http://www.ingrammicro.de/jpg/0710481.jpg</text:p>
          </table:table-cell>
          <table:table-cell office:value-type="string">
            <text:p>15.3.04 00:00:00</text:p>
          </table:table-cell>
          <table:table-cell office:value-type="float" office:value="606449034486">
            <text:p>606449034486</text:p>
          </table:table-cell>
          <table:table-cell/>
          <table:table-cell office:value-type="string">
            <text:p>0,09</text:p>
          </table:table-cell>
          <table:table-cell office:value-type="string">
            <text:p>0,28</text:p>
          </table:table-cell>
          <table:table-cell office:value-type="string">
            <text:p>0,25</text:p>
          </table:table-cell>
          <table:table-cell office:value-type="string">
            <text:p>0,42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0524">
            <text:p>710524</text:p>
          </table:table-cell>
          <table:table-cell office:value-type="string">
            <text:p>WGB111GR</text:p>
          </table:table-cell>
          <table:table-cell office:value-type="string">
            <text:p>54Mbps Wireless Router</text:p>
          </table:table-cell>
          <table:table-cell office:value-type="string">
            <text:p>USB Adapter Bundle/ Standard: 802.11b, 802.11g/ Verschlüsselung: 128 Bit/ Max. Datenrate: 54 MB/sek./ LAN: 10/100BaseTX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4,05</text:p>
          </table:table-cell>
          <table:table-cell office:value-type="string">
            <text:p>4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524.pdf</text:p>
          </table:table-cell>
          <table:table-cell office:value-type="string">
            <text:p>http://www.ingrammicro.de/jpg/0710524.jpg</text:p>
          </table:table-cell>
          <table:table-cell office:value-type="string">
            <text:p>23.4.04 00:00:00</text:p>
          </table:table-cell>
          <table:table-cell office:value-type="float" office:value="606449035353">
            <text:p>606449035353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74</text:p>
          </table:table-cell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526">
            <text:p>710526</text:p>
          </table:table-cell>
          <table:table-cell office:value-type="string">
            <text:p>GS116GE</text:p>
          </table:table-cell>
          <table:table-cell office:value-type="string">
            <text:p>Gigabit Switch</text:p>
          </table:table-cell>
          <table:table-cell office:value-type="string">
            <text:p>16PORT 10/100/1000MBPS <text:s text:c="10"/>GR, High-speed 10/100/1000 MBit/s Ethernet Verbindung mit Autosensing, Durch Full-Duplex Funktion Datentransferraten von bis zu 2000 MBit/s an jedem Port, Integriert 10, 100, und 1000 MBit/s Geräte in einem Netzwerk/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30,48</text:p>
          </table:table-cell>
          <table:table-cell office:value-type="string">
            <text:p>144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0">
            <text:p>1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526.pdf</text:p>
          </table:table-cell>
          <table:table-cell office:value-type="string">
            <text:p>http://www.ingrammicro.de/jpg/0710526.jpg</text:p>
          </table:table-cell>
          <table:table-cell office:value-type="string">
            <text:p>6.5.04 00:00:00</text:p>
          </table:table-cell>
          <table:table-cell office:value-type="float" office:value="606449035001">
            <text:p>606449035001</text:p>
          </table:table-cell>
          <table:table-cell/>
          <table:table-cell office:value-type="string">
            <text:p>0,12</text:p>
          </table:table-cell>
          <table:table-cell office:value-type="string">
            <text:p>0,35</text:p>
          </table:table-cell>
          <table:table-cell office:value-type="string">
            <text:p>0,17</text:p>
          </table:table-cell>
          <table:table-cell office:value-type="string">
            <text:p>1,6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598">
            <text:p>710598</text:p>
          </table:table-cell>
          <table:table-cell office:value-type="string">
            <text:p>GS748TEU</text:p>
          </table:table-cell>
          <table:table-cell office:value-type="string">
            <text:p>48Port 10/100/1000 Switch</text:p>
          </table:table-cell>
          <table:table-cell office:value-type="string">
            <text:p>LED: Power/ WEB-basierend, DHCP, Smart Wizard, Uplink/ Management: ja/ 1000Base-T, 10Base-T, 100Base-TX/ Geschwindigkeit: 1000 MBit/sek./ Portanzahl: 48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998,12</text:p>
          </table:table-cell>
          <table:table-cell office:value-type="string">
            <text:p>62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598.pdf</text:p>
          </table:table-cell>
          <table:table-cell office:value-type="string">
            <text:p>http://www.ingrammicro.de/jpg/0710598.jpg</text:p>
          </table:table-cell>
          <table:table-cell office:value-type="string">
            <text:p>16.9.04 00:00:00</text:p>
          </table:table-cell>
          <table:table-cell office:value-type="float" office:value="606449036947">
            <text:p>606449036947</text:p>
          </table:table-cell>
          <table:table-cell/>
          <table:table-cell office:value-type="string">
            <text:p>0,11</text:p>
          </table:table-cell>
          <table:table-cell office:value-type="string">
            <text:p>0,55</text:p>
          </table:table-cell>
          <table:table-cell office:value-type="string">
            <text:p>0,43</text:p>
          </table:table-cell>
          <table:table-cell office:value-type="string">
            <text:p>6,6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oftware</text:p>
          </table:table-cell>
          <table:table-cell office:value-type="string">
            <text:p>Kommunikation</text:p>
          </table:table-cell>
          <table:table-cell office:value-type="string">
            <text:p>Netzwerk-Management</text:p>
          </table:table-cell>
          <table:table-cell office:value-type="string">
            <text:p>Netgear</text:p>
          </table:table-cell>
          <table:table-cell office:value-type="float" office:value="710623">
            <text:p>710623</text:p>
          </table:table-cell>
          <table:table-cell office:value-type="string">
            <text:p>NMS100NA</text:p>
          </table:table-cell>
          <table:table-cell office:value-type="string">
            <text:p>ProSafe Network Management ML</text:p>
          </table:table-cell>
          <table:table-cell office:value-type="string">
            <text:p>1.0/ multilingual/ Format: Box/ Datenträger: CD/ System: Win 2000, Win 2003, Win 98, Win ME, Win NT, Win XP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1279,55</text:p>
          </table:table-cell>
          <table:table-cell office:value-type="string">
            <text:p>789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623.pdf</text:p>
          </table:table-cell>
          <table:table-cell office:value-type="string">
            <text:p>http://www.ingrammicro.de/jpg/0710623.jpg</text:p>
          </table:table-cell>
          <table:table-cell office:value-type="string">
            <text:p>19.10.04 00:00:00</text:p>
          </table:table-cell>
          <table:table-cell office:value-type="float" office:value="606449038293">
            <text:p>606449038293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0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40109">
            <text:p>19040109</text:p>
          </table:table-cell>
          <table:table-cell office:value-type="float" office:value="43232900">
            <text:p>43232900</text:p>
          </table:table-cell>
          <table:table-cell office:value-type="float" office:value="85234045">
            <text:p>85234045</text:p>
          </table:table-cell>
          <table:table-cell office:value-type="float" office:value="10060709">
            <text:p>10060709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639">
            <text:p>710639</text:p>
          </table:table-cell>
          <table:table-cell office:value-type="string">
            <text:p>FS108PEU</text:p>
          </table:table-cell>
          <table:table-cell office:value-type="string">
            <text:p>Fast Ethernet Switch FS108PEU</text:p>
          </table:table-cell>
          <table:table-cell office:value-type="string">
            <text:p>LED: Power/ 4 Ports POE/ 10Base-T, 100Base-TX/ Geschwindigkeit: 100 MBit/sek., 10 MBit/sek./ Portanzahl: 8/ Gehäuseform: Desktop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59,76</text:p>
          </table:table-cell>
          <table:table-cell office:value-type="string">
            <text:p>100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639.pdf</text:p>
          </table:table-cell>
          <table:table-cell office:value-type="string">
            <text:p>http://www.ingrammicro.de/jpg/0710639.jpg</text:p>
          </table:table-cell>
          <table:table-cell office:value-type="string">
            <text:p>30.11.04 00:00:00</text:p>
          </table:table-cell>
          <table:table-cell office:value-type="float" office:value="606449037883">
            <text:p>606449037883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17</text:p>
          </table:table-cell>
          <table:table-cell office:value-type="string">
            <text:p>1,7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0642">
            <text:p>710642</text:p>
          </table:table-cell>
          <table:table-cell office:value-type="string">
            <text:p>FVS338GE</text:p>
          </table:table-cell>
          <table:table-cell office:value-type="string">
            <text:p>ProSafe VPN Firewall Router</text:p>
          </table:table-cell>
          <table:table-cell office:value-type="string">
            <text:p>DSL/ Smart Wizard, Uplink, DHCP/ URL-Filtering, 3DES, AES, DES, Firewall, NAT, VPN/ Geschwindigkeit: 10 MBit/sek., 100 MBit/sek./ Portanzahl: 8/ IPSec/ Protokolle: RIP1/v1, TCP/IP, RIP2/v2, PPPoE, PPT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68,50</text:p>
          </table:table-cell>
          <table:table-cell office:value-type="string">
            <text:p>230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642.pdf</text:p>
          </table:table-cell>
          <table:table-cell office:value-type="string">
            <text:p>http://www.ingrammicro.de/jpg/0710642.jpg</text:p>
          </table:table-cell>
          <table:table-cell office:value-type="string">
            <text:p>2.12.04 00:00:00</text:p>
          </table:table-cell>
          <table:table-cell office:value-type="float" office:value="606449037180">
            <text:p>606449037180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1,8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0653">
            <text:p>710653</text:p>
          </table:table-cell>
          <table:table-cell office:value-type="string">
            <text:p>FVX538EU</text:p>
          </table:table-cell>
          <table:table-cell office:value-type="string">
            <text:p>Prosafe VPN Firewall 200</text:p>
          </table:table-cell>
          <table:table-cell office:value-type="string">
            <text:p>LAN: LAN, Auto-MDIX, RJ-45/ Portanzahl: 8/ Verschlüsselung: VPN, DES, AES, 3DES/ Management: SNM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39,96</text:p>
          </table:table-cell>
          <table:table-cell office:value-type="string">
            <text:p>45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5">
            <text:p>2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653.pdf</text:p>
          </table:table-cell>
          <table:table-cell office:value-type="string">
            <text:p>http://www.ingrammicro.de/jpg/0710653.jpg</text:p>
          </table:table-cell>
          <table:table-cell office:value-type="string">
            <text:p>26.12.04 00:00:00</text:p>
          </table:table-cell>
          <table:table-cell office:value-type="float" office:value="606449039085">
            <text:p>606449039085</text:p>
          </table:table-cell>
          <table:table-cell/>
          <table:table-cell office:value-type="string">
            <text:p>0,11</text:p>
          </table:table-cell>
          <table:table-cell office:value-type="string">
            <text:p>0,44</text:p>
          </table:table-cell>
          <table:table-cell office:value-type="string">
            <text:p>0,25</text:p>
          </table:table-cell>
          <table:table-cell office:value-type="string">
            <text:p>3,2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718">
            <text:p>710718</text:p>
          </table:table-cell>
          <table:table-cell office:value-type="string">
            <text:p>FS750T2EU</text:p>
          </table:table-cell>
          <table:table-cell office:value-type="string">
            <text:p>ProSafe 48 Port Smart Switch</text:p>
          </table:table-cell>
          <table:table-cell office:value-type="string">
            <text:p><text:s/>LAN: 48 x autosensing 10/100 MBit/s Ports/ 2 x autosensing 10/100/1000 MBit/s Ports/ Slots: 2 x SFP Slot für SFP GBIC Modul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13,66</text:p>
          </table:table-cell>
          <table:table-cell office:value-type="string">
            <text:p>445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718.pdf</text:p>
          </table:table-cell>
          <table:table-cell office:value-type="string">
            <text:p>http://www.ingrammicro.de/jpg/0710718.jpg</text:p>
          </table:table-cell>
          <table:table-cell office:value-type="string">
            <text:p>1.6.05 00:00:00</text:p>
          </table:table-cell>
          <table:table-cell office:value-type="float" office:value="606449039771">
            <text:p>606449039771</text:p>
          </table:table-cell>
          <table:table-cell/>
          <table:table-cell office:value-type="string">
            <text:p>0,12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4,28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746">
            <text:p>710746</text:p>
          </table:table-cell>
          <table:table-cell office:value-type="string">
            <text:p>FS726TPEU</text:p>
          </table:table-cell>
          <table:table-cell office:value-type="string">
            <text:p>ProSafe FS726TP Smart Switch</text:p>
          </table:table-cell>
          <table:table-cell office:value-type="string">
            <text:p>Netgear 24-Port Smart Switch mit 2 Gigabit-Ports und <text:s/>PoE /24 x autosensing 10/100 MBit/s Ports davon 12 PoE/ 2 x autosensing 10/100/1000 MBit/s Ports/ 2 x SFP Slot für SFP GBIC Modul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32,41</text:p>
          </table:table-cell>
          <table:table-cell office:value-type="string">
            <text:p>27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6">
            <text:p>6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746.pdf</text:p>
          </table:table-cell>
          <table:table-cell office:value-type="string">
            <text:p>http://www.ingrammicro.de/jpg/0710746.jpg</text:p>
          </table:table-cell>
          <table:table-cell office:value-type="string">
            <text:p>6.6.05 00:00:00</text:p>
          </table:table-cell>
          <table:table-cell office:value-type="float" office:value="606449040722">
            <text:p>606449040722</text:p>
          </table:table-cell>
          <table:table-cell/>
          <table:table-cell office:value-type="string">
            <text:p>0,12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4,0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774">
            <text:p>710774</text:p>
          </table:table-cell>
          <table:table-cell office:value-type="string">
            <text:p>FS116PEU</text:p>
          </table:table-cell>
          <table:table-cell office:value-type="string">
            <text:p>Fast Ethernet Switch FS116PGE</text:p>
          </table:table-cell>
          <table:table-cell office:value-type="string">
            <text:p>LED: Power, link status/speed, LK/ACT/ Auto-MDIX/ 10Base-T, 100Base-TX/ Geschwindigkeit: 10 MBit/sek., 100 MBit/sek./ Portanzahl: 16/ Gehäuseform: Desktop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22,14</text:p>
          </table:table-cell>
          <table:table-cell office:value-type="string">
            <text:p>20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1.1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774.pdf</text:p>
          </table:table-cell>
          <table:table-cell office:value-type="string">
            <text:p>http://www.ingrammicro.de/jpg/0710774.jpg</text:p>
          </table:table-cell>
          <table:table-cell office:value-type="string">
            <text:p>9.8.05 00:00:00</text:p>
          </table:table-cell>
          <table:table-cell office:value-type="float" office:value="606449041729">
            <text:p>606449041729</text:p>
          </table:table-cell>
          <table:table-cell/>
          <table:table-cell office:value-type="string">
            <text:p>0,11</text:p>
          </table:table-cell>
          <table:table-cell office:value-type="string">
            <text:p>0,36</text:p>
          </table:table-cell>
          <table:table-cell office:value-type="string">
            <text:p>0,17</text:p>
          </table:table-cell>
          <table:table-cell office:value-type="string">
            <text:p>2,02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0864">
            <text:p>710864</text:p>
          </table:table-cell>
          <table:table-cell office:value-type="string">
            <text:p>WAG102EU</text:p>
          </table:table-cell>
          <table:table-cell office:value-type="string">
            <text:p>ProSafe Dual Band Wireless</text:p>
          </table:table-cell>
          <table:table-cell office:value-type="string">
            <text:p>ProSafe Dual Band Wireless Access Point/ Standard: Wireless/ Uplink/ VPN/ Verschlüsselung: 128 Bit/ Max. Datenrate: 108 MB/sek.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64,56</text:p>
          </table:table-cell>
          <table:table-cell office:value-type="string">
            <text:p>16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64.pdf</text:p>
          </table:table-cell>
          <table:table-cell office:value-type="string">
            <text:p>http://www.ingrammicro.de/jpg/0710864.jpg</text:p>
          </table:table-cell>
          <table:table-cell office:value-type="string">
            <text:p>21.11.05 00:00:00</text:p>
          </table:table-cell>
          <table:table-cell office:value-type="float" office:value="606449042542">
            <text:p>606449042542</text:p>
          </table:table-cell>
          <table:table-cell/>
          <table:table-cell office:value-type="string">
            <text:p>0,11</text:p>
          </table:table-cell>
          <table:table-cell office:value-type="string">
            <text:p>0,29</text:p>
          </table:table-cell>
          <table:table-cell office:value-type="string">
            <text:p>0,25</text:p>
          </table:table-cell>
          <table:table-cell office:value-type="string">
            <text:p>1,1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876">
            <text:p>710876</text:p>
          </table:table-cell>
          <table:table-cell office:value-type="string">
            <text:p>FS752TSEU</text:p>
          </table:table-cell>
          <table:table-cell office:value-type="string">
            <text:p>ProSafe 48 Port Smart Switch</text:p>
          </table:table-cell>
          <table:table-cell office:value-type="string">
            <text:p>LED: Gigabit/ WEB-basierend, Stackable/ Management: SNMP/ Geschwindigkeit: 100 MBit/sek., 10 MBit/sek./ Portanzahl: 48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817,65</text:p>
          </table:table-cell>
          <table:table-cell office:value-type="string">
            <text:p>509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76.pdf</text:p>
          </table:table-cell>
          <table:table-cell office:value-type="string">
            <text:p>http://www.ingrammicro.de/jpg/0710876.jpg</text:p>
          </table:table-cell>
          <table:table-cell office:value-type="string">
            <text:p>12.12.05 00:00:00</text:p>
          </table:table-cell>
          <table:table-cell office:value-type="float" office:value="606449043570">
            <text:p>606449043570</text:p>
          </table:table-cell>
          <table:table-cell/>
          <table:table-cell office:value-type="string">
            <text:p>0,11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4,23</text:p>
          </table:table-cell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0877">
            <text:p>710877</text:p>
          </table:table-cell>
          <table:table-cell office:value-type="string">
            <text:p>FS728TSEU</text:p>
          </table:table-cell>
          <table:table-cell office:value-type="string">
            <text:p>ProSafe FS728TS Smart Switch</text:p>
          </table:table-cell>
          <table:table-cell office:value-type="string">
            <text:p>Netgear 24-Port Stackable Smart-Switch mit 4 Gigabit-Ports/24 x Autosensing 10/100 MBit/s Ports/4 x Autosensing 10/100/1000 MBit/s Ports/2 x SFP Slots für optionale SFP GBIC-Module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13,01</text:p>
          </table:table-cell>
          <table:table-cell office:value-type="string">
            <text:p>32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77.pdf</text:p>
          </table:table-cell>
          <table:table-cell office:value-type="string">
            <text:p>http://www.ingrammicro.de/jpg/0710877.jpg</text:p>
          </table:table-cell>
          <table:table-cell office:value-type="string">
            <text:p>12.12.05 00:00:00</text:p>
          </table:table-cell>
          <table:table-cell office:value-type="float" office:value="606449043617">
            <text:p>606449043617</text:p>
          </table:table-cell>
          <table:table-cell/>
          <table:table-cell office:value-type="string">
            <text:p>0,11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3,9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0879">
            <text:p>710879</text:p>
          </table:table-cell>
          <table:table-cell office:value-type="string">
            <text:p>PMB0332GR</text:p>
          </table:table-cell>
          <table:table-cell office:value-type="string">
            <text:p>OnCall 24 x 7 Category 2</text:p>
          </table:table-cell>
          <table:table-cell office:value-type="string">
            <text:p>OnCall 24 x 7 Category 2 HW NBD SW Updates/ Verlängerung der Herstellergarantie auf: 24 Monate/ Verlängerung der Herstellergarantie um: 24 Monate/ Reaktion: OnCall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550,34</text:p>
          </table:table-cell>
          <table:table-cell office:value-type="string">
            <text:p>339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79.pdf</text:p>
          </table:table-cell>
          <table:table-cell office:value-type="string">
            <text:p>http://www.ingrammicro.de/jpg/0710879.jpg</text:p>
          </table:table-cell>
          <table:table-cell office:value-type="string">
            <text:p>15.12.05 00:00:00</text:p>
          </table:table-cell>
          <table:table-cell office:value-type="float" office:value="606449045260">
            <text:p>606449045260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8</text:p>
          </table:table-cell>
          <table:table-cell office:value-type="string">
            <text:p>0,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0881">
            <text:p>710881</text:p>
          </table:table-cell>
          <table:table-cell office:value-type="string">
            <text:p>PMB0331GR</text:p>
          </table:table-cell>
          <table:table-cell office:value-type="string">
            <text:p>ProSupport on Call <text:s/>24 x 7</text:p>
          </table:table-cell>
          <table:table-cell office:value-type="string">
            <text:p>ProSupport on Call 24 x 7 Category 1 Herstellergarantieerweiterung/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240,78</text:p>
          </table:table-cell>
          <table:table-cell office:value-type="string">
            <text:p>149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81.pdf</text:p>
          </table:table-cell>
          <table:table-cell office:value-type="string">
            <text:p>http://www.ingrammicro.de/jpg/0710881.jpg</text:p>
          </table:table-cell>
          <table:table-cell office:value-type="string">
            <text:p>15.12.05 00:00:00</text:p>
          </table:table-cell>
          <table:table-cell office:value-type="float" office:value="606449045239">
            <text:p>606449045239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0,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0882">
            <text:p>710882</text:p>
          </table:table-cell>
          <table:table-cell office:value-type="string">
            <text:p>PRR0331GR</text:p>
          </table:table-cell>
          <table:table-cell office:value-type="string">
            <text:p>XPress HW Category 1</text:p>
          </table:table-cell>
          <table:table-cell office:value-type="string">
            <text:p>XPress HW Category 1 for 3 Years Updtes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58,61</text:p>
          </table:table-cell>
          <table:table-cell office:value-type="string">
            <text:p>36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1.1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0882.pdf</text:p>
          </table:table-cell>
          <table:table-cell office:value-type="string">
            <text:p>http://www.ingrammicro.de/jpg/0710882.jpg</text:p>
          </table:table-cell>
          <table:table-cell office:value-type="string">
            <text:p>15.12.05 00:00:00</text:p>
          </table:table-cell>
          <table:table-cell office:value-type="float" office:value="606449045536">
            <text:p>606449045536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0,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0885">
            <text:p>710885</text:p>
          </table:table-cell>
          <table:table-cell office:value-type="string">
            <text:p>PMB0333GR</text:p>
          </table:table-cell>
          <table:table-cell office:value-type="string">
            <text:p>OnCall 24 x 7 Category 3</text:p>
          </table:table-cell>
          <table:table-cell office:value-type="string">
            <text:p>OnCall 24 x 7 Category 3 HW NBD SW Updates/ Verlängerung der Herstellergarantie auf: 36 Monate/ Verlängerung der Herstellergarantie um: 36 Monate/ Reaktion: OnCall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963,10</text:p>
          </table:table-cell>
          <table:table-cell office:value-type="string">
            <text:p>596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885.pdf</text:p>
          </table:table-cell>
          <table:table-cell office:value-type="string">
            <text:p>http://www.ingrammicro.de/jpg/0710885.jpg</text:p>
          </table:table-cell>
          <table:table-cell office:value-type="string">
            <text:p>15.12.05 00:00:00</text:p>
          </table:table-cell>
          <table:table-cell office:value-type="float" office:value="606449045291">
            <text:p>606449045291</text:p>
          </table:table-cell>
          <table:table-cell/>
          <table:table-cell office:value-type="string">
            <text:p>0,03</text:p>
          </table:table-cell>
          <table:table-cell office:value-type="string">
            <text:p>0,25</text:p>
          </table:table-cell>
          <table:table-cell office:value-type="string">
            <text:p>0,18</text:p>
          </table:table-cell>
          <table:table-cell office:value-type="string">
            <text:p>0,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943">
            <text:p>710943</text:p>
          </table:table-cell>
          <table:table-cell office:value-type="string">
            <text:p>AX741</text:p>
          </table:table-cell>
          <table:table-cell office:value-type="string">
            <text:p>Prosafe 10 Gigabit XFP</text:p>
          </table:table-cell>
          <table:table-cell office:value-type="string">
            <text:p>Modulträgeradapter für AXM751 und AXM752 (Zubehör für GSM 7328S und GSM7352S)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440,83</text:p>
          </table:table-cell>
          <table:table-cell office:value-type="string">
            <text:p>888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943.pdf</text:p>
          </table:table-cell>
          <table:table-cell office:value-type="string">
            <text:p>http://www.ingrammicro.de/jpg/0710943.jpg</text:p>
          </table:table-cell>
          <table:table-cell office:value-type="string">
            <text:p>31.3.06 00:00:00</text:p>
          </table:table-cell>
          <table:table-cell office:value-type="float" office:value="606449044041">
            <text:p>606449044041</text:p>
          </table:table-cell>
          <table:table-cell/>
          <table:table-cell office:value-type="string">
            <text:p>0,05</text:p>
          </table:table-cell>
          <table:table-cell office:value-type="string">
            <text:p>0,19</text:p>
          </table:table-cell>
          <table:table-cell office:value-type="string">
            <text:p>0,14</text:p>
          </table:table-cell>
          <table:table-cell office:value-type="string">
            <text:p>0,2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944">
            <text:p>710944</text:p>
          </table:table-cell>
          <table:table-cell office:value-type="string">
            <text:p>AX742</text:p>
          </table:table-cell>
          <table:table-cell office:value-type="string">
            <text:p>Prosafe 24Gigabit Stacking Kit</text:p>
          </table:table-cell>
          <table:table-cell office:value-type="string">
            <text:p>Prosafe 24 Gigabit Stacking Kit for GSM7328S and GSM7352S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816,78</text:p>
          </table:table-cell>
          <table:table-cell office:value-type="string">
            <text:p>505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944.pdf</text:p>
          </table:table-cell>
          <table:table-cell office:value-type="string">
            <text:p>http://www.ingrammicro.de/jpg/0710944.jpg</text:p>
          </table:table-cell>
          <table:table-cell office:value-type="string">
            <text:p>31.3.06 00:00:00</text:p>
          </table:table-cell>
          <table:table-cell office:value-type="float" office:value="606449044058">
            <text:p>606449044058</text:p>
          </table:table-cell>
          <table:table-cell/>
          <table:table-cell office:value-type="string">
            <text:p>0,09</text:p>
          </table:table-cell>
          <table:table-cell office:value-type="string">
            <text:p>0,28</text:p>
          </table:table-cell>
          <table:table-cell office:value-type="string">
            <text:p>0,25</text:p>
          </table:table-cell>
          <table:table-cell office:value-type="string">
            <text:p>0,7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0968">
            <text:p>710968</text:p>
          </table:table-cell>
          <table:table-cell office:value-type="string">
            <text:p>PMB0334GR</text:p>
          </table:table-cell>
          <table:table-cell office:value-type="string">
            <text:p>Prosupport Maintenance Contrac</text:p>
          </table:table-cell>
          <table:table-cell office:value-type="string">
            <text:p>Prosupport Maintenance Contract Oncall 24 x 7 Cat4 for GSM7352S./ 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2242,66</text:p>
          </table:table-cell>
          <table:table-cell office:value-type="string">
            <text:p>1387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968.pdf</text:p>
          </table:table-cell>
          <table:table-cell office:value-type="string">
            <text:p>http://www.ingrammicro.de/jpg/0710968.jpg</text:p>
          </table:table-cell>
          <table:table-cell office:value-type="string">
            <text:p>2.5.06 00:00:00</text:p>
          </table:table-cell>
          <table:table-cell office:value-type="float" office:value="606449045321">
            <text:p>606449045321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0,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977">
            <text:p>710977</text:p>
          </table:table-cell>
          <table:table-cell office:value-type="string">
            <text:p>AXM751</text:p>
          </table:table-cell>
          <table:table-cell office:value-type="string">
            <text:p>10 Gigabit-SR <text:s/>XFP Fiber Modul</text:p>
          </table:table-cell>
          <table:table-cell office:value-type="string">
            <text:p>10Gigabit-SR Gige XFP Fiber Modul for GSM7328S und GSM7352S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236,07</text:p>
          </table:table-cell>
          <table:table-cell office:value-type="string">
            <text:p>2002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977.pdf</text:p>
          </table:table-cell>
          <table:table-cell office:value-type="string">
            <text:p>http://www.ingrammicro.de/jpg/0710977.jpg</text:p>
          </table:table-cell>
          <table:table-cell office:value-type="string">
            <text:p>16.5.06 00:00:00</text:p>
          </table:table-cell>
          <table:table-cell office:value-type="float" office:value="606449044072">
            <text:p>606449044072</text:p>
          </table:table-cell>
          <table:table-cell/>
          <table:table-cell office:value-type="string">
            <text:p>0,1</text:p>
          </table:table-cell>
          <table:table-cell office:value-type="string">
            <text:p>0,28</text:p>
          </table:table-cell>
          <table:table-cell office:value-type="string">
            <text:p>0,26</text:p>
          </table:table-cell>
          <table:table-cell office:value-type="string">
            <text:p>0,3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0978">
            <text:p>710978</text:p>
          </table:table-cell>
          <table:table-cell office:value-type="string">
            <text:p>AXM752</text:p>
          </table:table-cell>
          <table:table-cell office:value-type="string">
            <text:p>10 Gigabit-LR <text:s/>XFP Fiber Modul</text:p>
          </table:table-cell>
          <table:table-cell office:value-type="string">
            <text:p>10 Gigabit-LR Gige XFP Fiber Modul for GSM7328S und GSM7352S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162,26</text:p>
          </table:table-cell>
          <table:table-cell office:value-type="string">
            <text:p>3183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0978.pdf</text:p>
          </table:table-cell>
          <table:table-cell office:value-type="string">
            <text:p>http://www.ingrammicro.de/jpg/0710978.jpg</text:p>
          </table:table-cell>
          <table:table-cell office:value-type="string">
            <text:p>16.5.06 00:00:00</text:p>
          </table:table-cell>
          <table:table-cell office:value-type="float" office:value="606449044065">
            <text:p>606449044065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039">
            <text:p>711039</text:p>
          </table:table-cell>
          <table:table-cell office:value-type="string">
            <text:p>FVG318IS</text:p>
          </table:table-cell>
          <table:table-cell office:value-type="string">
            <text:p>Prosafe 802.11g 108 Mbit/s</text:p>
          </table:table-cell>
          <table:table-cell office:value-type="string">
            <text:p>Prosafe 802.11g Wireless VPN Firewall 8 Port 10/100 Switch./ Wireless/ DHCP, Wireless Access Point/ DES, Firewall, NAT, VPN, AES, 3DES/ 802.11g/ Geschwindigkeit: 108 MBit/sek./ Portanzahl: 8/ IPSec, 64bit WEP, 128bit WEP/ Protokolle: PPPoE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31,31</text:p>
          </table:table-cell>
          <table:table-cell office:value-type="string">
            <text:p>142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039.pdf</text:p>
          </table:table-cell>
          <table:table-cell office:value-type="string">
            <text:p>http://www.ingrammicro.de/jpg/0711039.jpg</text:p>
          </table:table-cell>
          <table:table-cell office:value-type="string">
            <text:p>1.8.06 00:00:00</text:p>
          </table:table-cell>
          <table:table-cell office:value-type="float" office:value="606449044034">
            <text:p>606449044034</text:p>
          </table:table-cell>
          <table:table-cell/>
          <table:table-cell office:value-type="string">
            <text:p>0,11</text:p>
          </table:table-cell>
          <table:table-cell office:value-type="string">
            <text:p>0,29</text:p>
          </table:table-cell>
          <table:table-cell office:value-type="string">
            <text:p>0,25</text:p>
          </table:table-cell>
          <table:table-cell office:value-type="string">
            <text:p>1,81</text:p>
          </table:table-cell>
          <table:table-cell office:value-type="float" office:value="97">
            <text:p>9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Printserver</text:p>
          </table:table-cell>
          <table:table-cell office:value-type="string">
            <text:p>Printserver Hardware</text:p>
          </table:table-cell>
          <table:table-cell office:value-type="string">
            <text:p>Netgear</text:p>
          </table:table-cell>
          <table:table-cell office:value-type="float" office:value="711068">
            <text:p>711068</text:p>
          </table:table-cell>
          <table:table-cell office:value-type="string">
            <text:p>PS121-200ISS</text:p>
          </table:table-cell>
          <table:table-cell office:value-type="string">
            <text:p>USB Printserver</text:p>
          </table:table-cell>
          <table:table-cell office:value-type="string">
            <text:p>Netgear Printserver with 1.1 Port./ Druckerschnittstelle: USB/ DHCP/ Management: WEB-Based Managemanet/ LAN: RJ-45/ Protokolle: TCP/IP/ Bauart: exter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18,78</text:p>
          </table:table-cell>
          <table:table-cell office:value-type="string">
            <text:p>7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068.pdf</text:p>
          </table:table-cell>
          <table:table-cell office:value-type="string">
            <text:p>http://www.ingrammicro.de/jpg/0711068.jpg</text:p>
          </table:table-cell>
          <table:table-cell office:value-type="string">
            <text:p>5.10.06 00:00:00</text:p>
          </table:table-cell>
          <table:table-cell office:value-type="float" office:value="606449049602">
            <text:p>606449049602</text:p>
          </table:table-cell>
          <table:table-cell/>
          <table:table-cell office:value-type="string">
            <text:p>0,08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45</text:p>
          </table:table-cell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  <table:table-cell office:value-type="float" office:value="19030108">
            <text:p>19030108</text:p>
          </table:table-cell>
          <table:table-cell office:value-type="float" office:value="43201537">
            <text:p>43201537</text:p>
          </table:table-cell>
          <table:table-cell office:value-type="float" office:value="85176200">
            <text:p>85176200</text:p>
          </table:table-cell>
          <table:table-cell office:value-type="float" office:value="10161201">
            <text:p>101612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1081">
            <text:p>711081</text:p>
          </table:table-cell>
          <table:table-cell office:value-type="string">
            <text:p>PRR0332-100GRS</text:p>
          </table:table-cell>
          <table:table-cell office:value-type="string">
            <text:p>XPress HW Category 2 3 Years</text:p>
          </table:table-cell>
          <table:table-cell office:value-type="string">
            <text:p>XPress HW Category 2 3 Years for FS752TPS/FSM7326P/FSM7328S.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91,77</text:p>
          </table:table-cell>
          <table:table-cell office:value-type="string">
            <text:p>56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081.jpg</text:p>
          </table:table-cell>
          <table:table-cell office:value-type="string">
            <text:p>13.10.06 00:00:00</text:p>
          </table:table-cell>
          <table:table-cell office:value-type="float" office:value="606449048735">
            <text:p>606449048735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0,11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1082">
            <text:p>711082</text:p>
          </table:table-cell>
          <table:table-cell office:value-type="string">
            <text:p>PRR0333-100GRS</text:p>
          </table:table-cell>
          <table:table-cell office:value-type="string">
            <text:p>XPress HW Category 3 3Years</text:p>
          </table:table-cell>
          <table:table-cell office:value-type="string">
            <text:p>XPress HW Category 3 3 Years for SM7352PS/GSM7248/GSM7324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115,57</text:p>
          </table:table-cell>
          <table:table-cell office:value-type="string">
            <text:p>71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082.pdf</text:p>
          </table:table-cell>
          <table:table-cell office:value-type="string">
            <text:p>http://www.ingrammicro.de/jpg/0711082.jpg</text:p>
          </table:table-cell>
          <table:table-cell office:value-type="string">
            <text:p>13.10.06 00:00:00</text:p>
          </table:table-cell>
          <table:table-cell office:value-type="float" office:value="606449048766">
            <text:p>606449048766</text:p>
          </table:table-cell>
          <table:table-cell/>
          <table:table-cell office:value-type="string">
            <text:p>0,02</text:p>
          </table:table-cell>
          <table:table-cell office:value-type="string">
            <text:p>0,25</text:p>
          </table:table-cell>
          <table:table-cell office:value-type="string">
            <text:p>0,17</text:p>
          </table:table-cell>
          <table:table-cell office:value-type="string">
            <text:p>0,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03">
            <text:p>711103</text:p>
          </table:table-cell>
          <table:table-cell office:value-type="string">
            <text:p>GS724TS-100EUS</text:p>
          </table:table-cell>
          <table:table-cell office:value-type="string">
            <text:p>Prosafe Gigabit Stackable</text:p>
          </table:table-cell>
          <table:table-cell office:value-type="string">
            <text:p>Prosafe Gigabit Stackable Smart Switch 24 x 10/100/1000 4 x SFP./ Layer 3-Switch, Layer 4-Switch/ LED: Power, LK/ACT/ Auto-MDIX, DHCP, QoS/ Management: SNMP/ 10Base-T, 100Base-TX, 1000Base-T/ Geschwindigkeit: 10 MBit/sek., 100 MBit/sek., 1000 MBit/sek.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54,36</text:p>
          </table:table-cell>
          <table:table-cell office:value-type="string">
            <text:p>47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6">
            <text:p>3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03.pdf</text:p>
          </table:table-cell>
          <table:table-cell office:value-type="string">
            <text:p>http://www.ingrammicro.de/jpg/0711103.jpg</text:p>
          </table:table-cell>
          <table:table-cell office:value-type="string">
            <text:p>15.12.06 00:00:00</text:p>
          </table:table-cell>
          <table:table-cell office:value-type="float" office:value="606449049428">
            <text:p>606449049428</text:p>
          </table:table-cell>
          <table:table-cell/>
          <table:table-cell office:value-type="string">
            <text:p>0,11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4,16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04">
            <text:p>711104</text:p>
          </table:table-cell>
          <table:table-cell office:value-type="string">
            <text:p>GS748TS-100EUS</text:p>
          </table:table-cell>
          <table:table-cell office:value-type="string">
            <text:p>Prosafe Gigabit Stackable</text:p>
          </table:table-cell>
          <table:table-cell office:value-type="string">
            <text:p>Porsafe Gigabit Stackable Smart Switch 48 x 10/100/1000 4 x SFP./ Layer 4-Switch, Layer 3-Switch/ LED: Power, LK/ACT/ Stackable, DHCP, Auto-MDIX, QoS/ Management: SNMP/ 1000Base-T, 100Base-TX, 10Base-T/ Geschwindigkeit: 10 MBit/sek., 100 MBit/sek.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431,54</text:p>
          </table:table-cell>
          <table:table-cell office:value-type="string">
            <text:p>884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104.pdf</text:p>
          </table:table-cell>
          <table:table-cell office:value-type="string">
            <text:p>http://www.ingrammicro.de/jpg/0711104.jpg</text:p>
          </table:table-cell>
          <table:table-cell office:value-type="string">
            <text:p>15.12.06 00:00:00</text:p>
          </table:table-cell>
          <table:table-cell office:value-type="float" office:value="606449049466">
            <text:p>606449049466</text:p>
          </table:table-cell>
          <table:table-cell/>
          <table:table-cell office:value-type="string">
            <text:p>0,12</text:p>
          </table:table-cell>
          <table:table-cell office:value-type="string">
            <text:p>0,55</text:p>
          </table:table-cell>
          <table:table-cell office:value-type="string">
            <text:p>0,43</text:p>
          </table:table-cell>
          <table:table-cell office:value-type="string">
            <text:p>6,92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08">
            <text:p>711108</text:p>
          </table:table-cell>
          <table:table-cell office:value-type="string">
            <text:p>FS728TP-100EUS</text:p>
          </table:table-cell>
          <table:table-cell office:value-type="string">
            <text:p>Prosafe FS728TP Smart Switch</text:p>
          </table:table-cell>
          <table:table-cell office:value-type="string">
            <text:p>Netgear 24-Port Smart Switch mit 4 Gigabit-Ports und 24 PoE-Ports/24 10/100 MBit/s Auto-Sensing FastEthernet/ 2 10/100/1000 MBit/s Auto-Sensing Gigabit Ethernet Switching-Ports/ 2 Combo Gigabit Kupfer/SFP-Steckplätz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20,53</text:p>
          </table:table-cell>
          <table:table-cell office:value-type="string">
            <text:p>326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0">
            <text:p>7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08.pdf</text:p>
          </table:table-cell>
          <table:table-cell office:value-type="string">
            <text:p>http://www.ingrammicro.de/jpg/0711108.jpg</text:p>
          </table:table-cell>
          <table:table-cell office:value-type="string">
            <text:p>27.12.06 00:00:00</text:p>
          </table:table-cell>
          <table:table-cell office:value-type="float" office:value="606449050257">
            <text:p>606449050257</text:p>
          </table:table-cell>
          <table:table-cell/>
          <table:table-cell office:value-type="string">
            <text:p>0,13</text:p>
          </table:table-cell>
          <table:table-cell office:value-type="string">
            <text:p>0,51</text:p>
          </table:table-cell>
          <table:table-cell office:value-type="string">
            <text:p>0,38</text:p>
          </table:table-cell>
          <table:table-cell office:value-type="string">
            <text:p>4,8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Garantien und Service</text:p>
          </table:table-cell>
          <table:table-cell office:value-type="string">
            <text:p>Garantieerweiterung</text:p>
          </table:table-cell>
          <table:table-cell office:value-type="string">
            <text:p>Netgear</text:p>
          </table:table-cell>
          <table:table-cell office:value-type="float" office:value="711143">
            <text:p>711143</text:p>
          </table:table-cell>
          <table:table-cell office:value-type="string">
            <text:p>PRR0334-10000S</text:p>
          </table:table-cell>
          <table:table-cell office:value-type="string">
            <text:p>Prosupport Maint Contract</text:p>
          </table:table-cell>
          <table:table-cell office:value-type="string">
            <text:p>Prosupport Maint Contract XPressHW 3 Years Cat 4 for GSM7352S.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185,74</text:p>
          </table:table-cell>
          <table:table-cell office:value-type="string">
            <text:p>115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43.pdf</text:p>
          </table:table-cell>
          <table:table-cell office:value-type="string">
            <text:p>http://images.icecat.biz/img/norm/high/834615-9408.jpg</text:p>
          </table:table-cell>
          <table:table-cell office:value-type="string">
            <text:p>2.3.07 00:00:00</text:p>
          </table:table-cell>
          <table:table-cell office:value-type="float" office:value="606449051926">
            <text:p>606449051926</text:p>
          </table:table-cell>
          <table:table-cell/>
          <table:table-cell office:value-type="string">
            <text:p>0,03</text:p>
          </table:table-cell>
          <table:table-cell office:value-type="string">
            <text:p>0,25</text:p>
          </table:table-cell>
          <table:table-cell office:value-type="string">
            <text:p>0,18</text:p>
          </table:table-cell>
          <table:table-cell office:value-type="string">
            <text:p>0,1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51705">
            <text:p>25151705</text:p>
          </table:table-cell>
          <table:table-cell office:value-type="float" office:value="55111601">
            <text:p>55111601</text:p>
          </table:table-cell>
          <table:table-cell office:value-type="float" office:value="49119900">
            <text:p>49119900</text:p>
          </table:table-cell>
          <table:table-cell office:value-type="float" office:value="10162501">
            <text:p>101625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53">
            <text:p>711153</text:p>
          </table:table-cell>
          <table:table-cell office:value-type="string">
            <text:p>GSM7328FS-100EUS</text:p>
          </table:table-cell>
          <table:table-cell office:value-type="string">
            <text:p>Prosafe L3 Gigabit Switch</text:p>
          </table:table-cell>
          <table:table-cell office:value-type="string">
            <text:p>Prosafe L3 Gigabit Switch 24 x SFP GBIC 4 x Comb 10/100/1000./ Layer 3-Switch/ LED: Status und Aktivität, link status/speed, Power/ Uplink, DHCP, QoS, Stackable/ Management: SNMP/ 10/100Base-TX/ Portanzahl: 4, 24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243,39</text:p>
          </table:table-cell>
          <table:table-cell office:value-type="string">
            <text:p>1383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1.1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153.pdf</text:p>
          </table:table-cell>
          <table:table-cell office:value-type="string">
            <text:p>http://www.ingrammicro.de/jpg/0711153.jpg</text:p>
          </table:table-cell>
          <table:table-cell office:value-type="string">
            <text:p>26.3.07 00:00:00</text:p>
          </table:table-cell>
          <table:table-cell office:value-type="float" office:value="606449050813">
            <text:p>606449050813</text:p>
          </table:table-cell>
          <table:table-cell/>
          <table:table-cell office:value-type="string">
            <text:p>0,16</text:p>
          </table:table-cell>
          <table:table-cell office:value-type="string">
            <text:p>0,58</text:p>
          </table:table-cell>
          <table:table-cell office:value-type="string">
            <text:p>0,56</text:p>
          </table:table-cell>
          <table:table-cell office:value-type="string">
            <text:p>7,84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54">
            <text:p>711154</text:p>
          </table:table-cell>
          <table:table-cell office:value-type="string">
            <text:p>GS724TP-100EUS</text:p>
          </table:table-cell>
          <table:table-cell office:value-type="string">
            <text:p>Smart Managed Gigabit Switch</text:p>
          </table:table-cell>
          <table:table-cell office:value-type="string">
            <text:p>Smart Managed Gigabit Switch 24 x 10/100/1000 POE 2 SFP GBIC./ Layer 4-Switch, Layer 2-Switch, Layer 3-Switch/ LED: Gigabit/ QoS, DHCP/ Management: SNMP/ 10Base-T, 100Base-TX, 1000Base-T, 1000Base-X/ Geschwindigkeit: 100 MBit/sek., 1000 MBit/sek.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025,75</text:p>
          </table:table-cell>
          <table:table-cell office:value-type="string">
            <text:p>638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54.pdf</text:p>
          </table:table-cell>
          <table:table-cell office:value-type="string">
            <text:p>http://www.ingrammicro.de/jpg/0711154.jpg</text:p>
          </table:table-cell>
          <table:table-cell office:value-type="string">
            <text:p>3.4.07 00:00:00</text:p>
          </table:table-cell>
          <table:table-cell office:value-type="float" office:value="606449051391">
            <text:p>606449051391</text:p>
          </table:table-cell>
          <table:table-cell/>
          <table:table-cell office:value-type="string">
            <text:p>0,13</text:p>
          </table:table-cell>
          <table:table-cell office:value-type="string">
            <text:p>0,51</text:p>
          </table:table-cell>
          <table:table-cell office:value-type="string">
            <text:p>0,38</text:p>
          </table:table-cell>
          <table:table-cell office:value-type="string">
            <text:p>4,8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55">
            <text:p>711155</text:p>
          </table:table-cell>
          <table:table-cell office:value-type="string">
            <text:p>GS748TP-100EUS</text:p>
          </table:table-cell>
          <table:table-cell office:value-type="string">
            <text:p>Smart Managed Gigabit Switch</text:p>
          </table:table-cell>
          <table:table-cell office:value-type="string">
            <text:p>Smart Managed Gigabit Switch 48 x 10/100/1000 POE 4 SFP GBIC./ Layer 4-Switch, Layer 2-Switch, Layer 3-Switch/ LED: Gigabit/ QoS, DHCP/ Management: SNMP/ 10Base-T, 100Base-TX, 1000Base-T, 1000Base-X/ Geschwindigkeit: 100 MBit/sek., 1000 MBit/sek.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828,52</text:p>
          </table:table-cell>
          <table:table-cell office:value-type="string">
            <text:p>113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5">
            <text:p>1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55.pdf</text:p>
          </table:table-cell>
          <table:table-cell office:value-type="string">
            <text:p>http://www.ingrammicro.de/jpg/0711155.jpg</text:p>
          </table:table-cell>
          <table:table-cell office:value-type="string">
            <text:p>3.4.07 00:00:00</text:p>
          </table:table-cell>
          <table:table-cell office:value-type="float" office:value="606449051438">
            <text:p>606449051438</text:p>
          </table:table-cell>
          <table:table-cell/>
          <table:table-cell office:value-type="string">
            <text:p>0,16</text:p>
          </table:table-cell>
          <table:table-cell office:value-type="string">
            <text:p>0,58</text:p>
          </table:table-cell>
          <table:table-cell office:value-type="string">
            <text:p>0,56</text:p>
          </table:table-cell>
          <table:table-cell office:value-type="string">
            <text:p>8,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56">
            <text:p>711156</text:p>
          </table:table-cell>
          <table:table-cell office:value-type="string">
            <text:p>GS108T-100EUS</text:p>
          </table:table-cell>
          <table:table-cell office:value-type="string">
            <text:p>Gigabit Ethernet Smart Switch</text:p>
          </table:table-cell>
          <table:table-cell office:value-type="string">
            <text:p>Gigabit Ethernet Smart Switch 8 Port 10/100/1000./ Layer 3-Switch/ LED: LK/ACT, Gigabit/ QoS/ Management: SNMP/ 10Base-T, 100Base-TX, 1000Base-T, 1000Base-X/ Geschwindigkeit: 100 MBit/sek., 1000 MBit/sek., 10 MBit/sek./ Portanzahl: 8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05,12</text:p>
          </table:table-cell>
          <table:table-cell office:value-type="string">
            <text:p>129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2">
            <text:p>1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56.pdf</text:p>
          </table:table-cell>
          <table:table-cell office:value-type="string">
            <text:p>http://www.ingrammicro.de/jpg/0711156.jpg</text:p>
          </table:table-cell>
          <table:table-cell office:value-type="string">
            <text:p>3.4.07 00:00:00</text:p>
          </table:table-cell>
          <table:table-cell office:value-type="float" office:value="606449051353">
            <text:p>606449051353</text:p>
          </table:table-cell>
          <table:table-cell/>
          <table:table-cell office:value-type="string">
            <text:p>0,12</text:p>
          </table:table-cell>
          <table:table-cell office:value-type="string">
            <text:p>0,3</text:p>
          </table:table-cell>
          <table:table-cell office:value-type="string">
            <text:p>0,17</text:p>
          </table:table-cell>
          <table:table-cell office:value-type="string">
            <text:p>1,10</text:p>
          </table:table-cell>
          <table:table-cell office:value-type="float" office:value="31">
            <text:p>31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184">
            <text:p>711184</text:p>
          </table:table-cell>
          <table:table-cell office:value-type="string">
            <text:p>RND4250-100EUS</text:p>
          </table:table-cell>
          <table:table-cell office:value-type="string">
            <text:p>ReadyNAS NV+1TB Dual Gigabit</text:p>
          </table:table-cell>
          <table:table-cell office:value-type="string">
            <text:p>Ready NAS NV + 1TB Gigabit Desktop Network Storage (2 x 500GB HDD)./ Medientyp: Festplatten/ Formfaktor: Tower/ max. Medienkapazität: 1024 GB/ S-ATA/ Tiefe: 22,2 cm/ Breite: 13,2 cm/ Höhe: 20,0 cm/ 4,6 kg/ Raidlevel: 5, 1, 0/ BS. n. spezifizier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977,55</text:p>
          </table:table-cell>
          <table:table-cell office:value-type="string">
            <text:p>60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184.pdf</text:p>
          </table:table-cell>
          <table:table-cell office:value-type="string">
            <text:p>http://www.ingrammicro.de/jpg/0711184.jpg</text:p>
          </table:table-cell>
          <table:table-cell office:value-type="string">
            <text:p>4.6.07 00:00:00</text:p>
          </table:table-cell>
          <table:table-cell office:value-type="float" office:value="606449054095">
            <text:p>606449054095</text:p>
          </table:table-cell>
          <table:table-cell/>
          <table:table-cell office:value-type="string">
            <text:p>0,23</text:p>
          </table:table-cell>
          <table:table-cell office:value-type="string">
            <text:p>0,33</text:p>
          </table:table-cell>
          <table:table-cell office:value-type="string">
            <text:p>0,28</text:p>
          </table:table-cell>
          <table:table-cell office:value-type="string">
            <text:p>7,2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186">
            <text:p>711186</text:p>
          </table:table-cell>
          <table:table-cell office:value-type="string">
            <text:p>RND4450-100EUS</text:p>
          </table:table-cell>
          <table:table-cell office:value-type="string">
            <text:p>ReadyNas NV+ 2TB Gigabit Desk</text:p>
          </table:table-cell>
          <table:table-cell office:value-type="string">
            <text:p>Readynas NV+ 2TB Gigabit Desktop Network Storage (4 x 500GB HDD)./ Medientyp: Festplatten/ Formfaktor: Tower/ max. Medienkapazität: 4 x 500 GB/ S-ATA/ Tiefe: 22,2 cm/ Breite: 13,2 cm/ Höhe: 20,0 cm/ 4,6 kg/ Raidlevel: 5, 1, 0/ BS. n. spezifizier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404,16</text:p>
          </table:table-cell>
          <table:table-cell office:value-type="string">
            <text:p>863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186.pdf</text:p>
          </table:table-cell>
          <table:table-cell office:value-type="string">
            <text:p>http://www.ingrammicro.de/jpg/0711186.jpg</text:p>
          </table:table-cell>
          <table:table-cell office:value-type="string">
            <text:p>4.6.07 00:00:00</text:p>
          </table:table-cell>
          <table:table-cell office:value-type="float" office:value="606449054033">
            <text:p>606449054033</text:p>
          </table:table-cell>
          <table:table-cell/>
          <table:table-cell office:value-type="string">
            <text:p>0,25</text:p>
          </table:table-cell>
          <table:table-cell office:value-type="string">
            <text:p>0,35</text:p>
          </table:table-cell>
          <table:table-cell office:value-type="string">
            <text:p>0,31</text:p>
          </table:table-cell>
          <table:table-cell office:value-type="string">
            <text:p>8,21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188">
            <text:p>711188</text:p>
          </table:table-cell>
          <table:table-cell office:value-type="string">
            <text:p>WFS709TP-100EUS</text:p>
          </table:table-cell>
          <table:table-cell office:value-type="string">
            <text:p>Prosafe 9-Port Smart Switch</text:p>
          </table:table-cell>
          <table:table-cell office:value-type="string">
            <text:p>Prosafe 9-Port Smart Switch WLAN / Power over Ethernet./ Layer 3-Switch, Layer 2-Switch/ LED: Gigabit/ DHCP, QoS, Voice over IP, Wireless Access Point, Auto-MDIX, Uplink/ Management: SNMP/ 802.11g, 802.11a/ Geschwindigkeit: 200 MBit/sek./ Portanzahl: 9/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908,11</text:p>
          </table:table-cell>
          <table:table-cell office:value-type="string">
            <text:p>242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88.pdf</text:p>
          </table:table-cell>
          <table:table-cell office:value-type="string">
            <text:p>http://www.ingrammicro.de/jpg/0711188.jpg</text:p>
          </table:table-cell>
          <table:table-cell office:value-type="string">
            <text:p>29.5.07 00:00:00</text:p>
          </table:table-cell>
          <table:table-cell office:value-type="float" office:value="606449052190">
            <text:p>606449052190</text:p>
          </table:table-cell>
          <table:table-cell/>
          <table:table-cell office:value-type="string">
            <text:p>0,23</text:p>
          </table:table-cell>
          <table:table-cell office:value-type="string">
            <text:p>0,59</text:p>
          </table:table-cell>
          <table:table-cell office:value-type="string">
            <text:p>0,53</text:p>
          </table:table-cell>
          <table:table-cell office:value-type="string">
            <text:p>7,12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1192">
            <text:p>711192</text:p>
          </table:table-cell>
          <table:table-cell office:value-type="string">
            <text:p>WAGL102-100EUS</text:p>
          </table:table-cell>
          <table:table-cell office:value-type="string">
            <text:p>Prosafe 108MBit/s 802.11a/g</text:p>
          </table:table-cell>
          <table:table-cell office:value-type="string">
            <text:p>Prosafe 108MBit/s 802.11a/g Thin Access Point with POE/ Standard: 802.11g, 802.11b, 802.11a/ Uplink/ VPN, WPA2, WEP/ Verschlüsselung: 128 Bit/ Max. Datenrate: 108 MB/sek. /WAGL102 ist Zubehör für WFS709TP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64,56</text:p>
          </table:table-cell>
          <table:table-cell office:value-type="string">
            <text:p>16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192.pdf</text:p>
          </table:table-cell>
          <table:table-cell office:value-type="string">
            <text:p>http://www.ingrammicro.de/jpg/0711192.jpg</text:p>
          </table:table-cell>
          <table:table-cell office:value-type="string">
            <text:p>1.6.07 00:00:00</text:p>
          </table:table-cell>
          <table:table-cell office:value-type="float" office:value="606449052947">
            <text:p>606449052947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1,21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1193">
            <text:p>711193</text:p>
          </table:table-cell>
          <table:table-cell office:value-type="string">
            <text:p>WGL102-100EUS</text:p>
          </table:table-cell>
          <table:table-cell office:value-type="string">
            <text:p>Prosafe 108MBit/s 802.11g</text:p>
          </table:table-cell>
          <table:table-cell office:value-type="string">
            <text:p>Access Point arbeitet nur mit dem ProSafe Smart Wireless Switch WFS709TP zusammen. Features: 802.11g 54 Mbps, 1x 10/100BASE-T Ethernet (RJ-45) Port mit Auto Uplink (Auto MDI-X) undi 802.3af Power over Ethernet (PoE) Unterstützung.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30,41</text:p>
          </table:table-cell>
          <table:table-cell office:value-type="string">
            <text:p>14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193.jpg</text:p>
          </table:table-cell>
          <table:table-cell office:value-type="string">
            <text:p>1.6.07 00:00:00</text:p>
          </table:table-cell>
          <table:table-cell office:value-type="float" office:value="606449052916">
            <text:p>606449052916</text:p>
          </table:table-cell>
          <table:table-cell/>
          <table:table-cell office:value-type="string">
            <text:p>0,08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0,88</text:p>
          </table:table-cell>
          <table:table-cell office:value-type="float" office:value="68">
            <text:p>6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225">
            <text:p>711225</text:p>
          </table:table-cell>
          <table:table-cell office:value-type="string">
            <text:p>JFS524-100EUS</text:p>
          </table:table-cell>
          <table:table-cell office:value-type="string">
            <text:p>Fast Ethernet Switch JFS524</text:p>
          </table:table-cell>
          <table:table-cell office:value-type="string">
            <text:p>Fast Ethernet Switch JFS524/ Auto-MDIX/ 10Base-T, 100Base-TX/ Geschwindigkeit: 100 MBit/sek., 10 MBit/sek./ Portanzahl: 24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45,52</text:p>
          </table:table-cell>
          <table:table-cell office:value-type="string">
            <text:p>9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7">
            <text:p>5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225.pdf</text:p>
          </table:table-cell>
          <table:table-cell office:value-type="string">
            <text:p>http://www.ingrammicro.de/jpg/0711225.jpg</text:p>
          </table:table-cell>
          <table:table-cell office:value-type="string">
            <text:p>17.7.07 00:00:00</text:p>
          </table:table-cell>
          <table:table-cell office:value-type="float" office:value="606449052244">
            <text:p>606449052244</text:p>
          </table:table-cell>
          <table:table-cell/>
          <table:table-cell office:value-type="string">
            <text:p>0,11</text:p>
          </table:table-cell>
          <table:table-cell office:value-type="string">
            <text:p>0,38</text:p>
          </table:table-cell>
          <table:table-cell office:value-type="string">
            <text:p>0,25</text:p>
          </table:table-cell>
          <table:table-cell office:value-type="string">
            <text:p>2,41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226">
            <text:p>711226</text:p>
          </table:table-cell>
          <table:table-cell office:value-type="string">
            <text:p>JGS524F-100EUS</text:p>
          </table:table-cell>
          <table:table-cell office:value-type="string">
            <text:p>Prosafe 24PT Gigabit Rackmount</text:p>
          </table:table-cell>
          <table:table-cell office:value-type="string">
            <text:p>Prosafe 24 Port Gigabit Rackmount Switch with 2 SFP Slots./ LED: LK/ACT, Power, Gigabit/ Uplink/ 1000Base-LX, 1000Base-SX, 1000Base-ZX/ Geschwindigkeit: 1000 MBit/sek./ Portanzahl: 24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37,36</text:p>
          </table:table-cell>
          <table:table-cell office:value-type="string">
            <text:p>212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226.pdf</text:p>
          </table:table-cell>
          <table:table-cell office:value-type="string">
            <text:p>http://www.ingrammicro.de/jpg/0711226.jpg</text:p>
          </table:table-cell>
          <table:table-cell office:value-type="string">
            <text:p>18.7.07 00:00:00</text:p>
          </table:table-cell>
          <table:table-cell office:value-type="float" office:value="606449052237">
            <text:p>606449052237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2,87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247">
            <text:p>711247</text:p>
          </table:table-cell>
          <table:table-cell office:value-type="string">
            <text:p>FS726T-100EUS</text:p>
          </table:table-cell>
          <table:table-cell office:value-type="string">
            <text:p>ProSafe FS726T <text:s/>Smart Swich</text:p>
          </table:table-cell>
          <table:table-cell office:value-type="string">
            <text:p>Netgear 24 Ports Smart Switch mit Gigabit Ports/ 24 x autosensing 10/100 MBit/s Ports/ 2 x autosensing 10/100/1000 MBit/s Ports/ 1 x SFP Slot für SFP GBIC Modules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36,99</text:p>
          </table:table-cell>
          <table:table-cell office:value-type="string">
            <text:p>150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4">
            <text:p>7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247.pdf</text:p>
          </table:table-cell>
          <table:table-cell office:value-type="string">
            <text:p>http://www.ingrammicro.de/jpg/0711247.jpg</text:p>
          </table:table-cell>
          <table:table-cell office:value-type="string">
            <text:p>14.9.07 00:00:00</text:p>
          </table:table-cell>
          <table:table-cell office:value-type="float" office:value="606449052220">
            <text:p>606449052220</text:p>
          </table:table-cell>
          <table:table-cell/>
          <table:table-cell office:value-type="string">
            <text:p>0,11</text:p>
          </table:table-cell>
          <table:table-cell office:value-type="string">
            <text:p>0,52</text:p>
          </table:table-cell>
          <table:table-cell office:value-type="string">
            <text:p>0,32</text:p>
          </table:table-cell>
          <table:table-cell office:value-type="string">
            <text:p>3,6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Lüfter</text:p>
          </table:table-cell>
          <table:table-cell office:value-type="string">
            <text:p>Netgear</text:p>
          </table:table-cell>
          <table:table-cell office:value-type="float" office:value="711271">
            <text:p>711271</text:p>
          </table:table-cell>
          <table:table-cell office:value-type="string">
            <text:p>RND4FAN1-10000S</text:p>
          </table:table-cell>
          <table:table-cell office:value-type="string">
            <text:p>ReadyNas Cabinet Fan</text:p>
          </table:table-cell>
          <table:table-cell office:value-type="string">
            <text:p>ReadyNas Cabinet Fan for ReadyNas NV/NV+ 12VDC 92mm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3,32</text:p>
          </table:table-cell>
          <table:table-cell office:value-type="string">
            <text:p>24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1.jpg</text:p>
          </table:table-cell>
          <table:table-cell office:value-type="string">
            <text:p>17.9.07 00:00:00</text:p>
          </table:table-cell>
          <table:table-cell office:value-type="float" office:value="606449055665">
            <text:p>606449055665</text:p>
          </table:table-cell>
          <table:table-cell/>
          <table:table-cell office:value-type="string">
            <text:p>0,04</text:p>
          </table:table-cell>
          <table:table-cell office:value-type="string">
            <text:p>0,17</text:p>
          </table:table-cell>
          <table:table-cell office:value-type="string">
            <text:p>0,12</text:p>
          </table:table-cell>
          <table:table-cell office:value-type="string">
            <text:p>0,1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145920">
            <text:p>84145920</text:p>
          </table:table-cell>
          <table:table-cell office:value-type="float" office:value="10102309">
            <text:p>10102309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Speichererweiterungen</text:p>
          </table:table-cell>
          <table:table-cell office:value-type="string">
            <text:p>Netgear</text:p>
          </table:table-cell>
          <table:table-cell office:value-type="float" office:value="711272">
            <text:p>711272</text:p>
          </table:table-cell>
          <table:table-cell office:value-type="string">
            <text:p>RND4M1GB1-10000S</text:p>
          </table:table-cell>
          <table:table-cell office:value-type="string">
            <text:p>1GB SODIMM Memory</text:p>
          </table:table-cell>
          <table:table-cell office:value-type="string">
            <text:p>1GB SODIMM Memory for ReadyNas NV/NV+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88,95</text:p>
          </table:table-cell>
          <table:table-cell office:value-type="string">
            <text:p>178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2.jpg</text:p>
          </table:table-cell>
          <table:table-cell office:value-type="string">
            <text:p>17.9.07 00:00:00</text:p>
          </table:table-cell>
          <table:table-cell office:value-type="float" office:value="606449055740">
            <text:p>606449055740</text:p>
          </table:table-cell>
          <table:table-cell/>
          <table:table-cell office:value-type="string">
            <text:p>0,09</text:p>
          </table:table-cell>
          <table:table-cell office:value-type="string">
            <text:p>0,2</text:p>
          </table:table-cell>
          <table:table-cell office:value-type="string">
            <text:p>0,1</text:p>
          </table:table-cell>
          <table:table-cell office:value-type="string">
            <text:p>0,1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800">
            <text:p>43201800</text:p>
          </table:table-cell>
          <table:table-cell office:value-type="float" office:value="84717050">
            <text:p>84717050</text:p>
          </table:table-cell>
          <table:table-cell office:value-type="float" office:value="10102315">
            <text:p>1010231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1273">
            <text:p>711273</text:p>
          </table:table-cell>
          <table:table-cell office:value-type="string">
            <text:p>RND4PSU1-10000S</text:p>
          </table:table-cell>
          <table:table-cell office:value-type="string">
            <text:p>ReadyNas AC Power Supply</text:p>
          </table:table-cell>
          <table:table-cell office:value-type="string">
            <text:p>ReadyNas AC Power Supply for ReadyNas NV/NV+ 100-240 VAC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91,36</text:p>
          </table:table-cell>
          <table:table-cell office:value-type="string">
            <text:p>11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3.jpg</text:p>
          </table:table-cell>
          <table:table-cell office:value-type="string">
            <text:p>17.9.07 00:00:00</text:p>
          </table:table-cell>
          <table:table-cell office:value-type="float" office:value="606449055733">
            <text:p>606449055733</text:p>
          </table:table-cell>
          <table:table-cell/>
          <table:table-cell office:value-type="string">
            <text:p>0,07</text:p>
          </table:table-cell>
          <table:table-cell office:value-type="string">
            <text:p>0,22</text:p>
          </table:table-cell>
          <table:table-cell office:value-type="string">
            <text:p>0,14</text:p>
          </table:table-cell>
          <table:table-cell office:value-type="string">
            <text:p>1,1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5044030">
            <text:p>85044030</text:p>
          </table:table-cell>
          <table:table-cell office:value-type="float" office:value="10102312">
            <text:p>1010231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achrüstlaufwerke</text:p>
          </table:table-cell>
          <table:table-cell office:value-type="string">
            <text:p>Netgear</text:p>
          </table:table-cell>
          <table:table-cell office:value-type="float" office:value="711274">
            <text:p>711274</text:p>
          </table:table-cell>
          <table:table-cell office:value-type="string">
            <text:p>RND4TRAY1-10000S</text:p>
          </table:table-cell>
          <table:table-cell office:value-type="string">
            <text:p>ReadyNas Disk Tray</text:p>
          </table:table-cell>
          <table:table-cell office:value-type="string">
            <text:p>ReadyNas Disk Tray for ReadyNas NV/NV+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1,16</text:p>
          </table:table-cell>
          <table:table-cell office:value-type="string">
            <text:p>25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3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274.jpg</text:p>
          </table:table-cell>
          <table:table-cell office:value-type="string">
            <text:p>17.9.07 00:00:00</text:p>
          </table:table-cell>
          <table:table-cell office:value-type="float" office:value="606449055689">
            <text:p>606449055689</text:p>
          </table:table-cell>
          <table:table-cell/>
          <table:table-cell office:value-type="string">
            <text:p>0,04</text:p>
          </table:table-cell>
          <table:table-cell office:value-type="string">
            <text:p>0,16</text:p>
          </table:table-cell>
          <table:table-cell office:value-type="string">
            <text:p>0,12</text:p>
          </table:table-cell>
          <table:table-cell office:value-type="string">
            <text:p>0,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800">
            <text:p>43201800</text:p>
          </table:table-cell>
          <table:table-cell office:value-type="float" office:value="84733080">
            <text:p>84733080</text:p>
          </table:table-cell>
          <table:table-cell office:value-type="float" office:value="10102311">
            <text:p>1010231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Lüfter</text:p>
          </table:table-cell>
          <table:table-cell office:value-type="string">
            <text:p>Netgear</text:p>
          </table:table-cell>
          <table:table-cell office:value-type="float" office:value="711275">
            <text:p>711275</text:p>
          </table:table-cell>
          <table:table-cell office:value-type="string">
            <text:p>RNR4FAN1-10000S</text:p>
          </table:table-cell>
          <table:table-cell office:value-type="string">
            <text:p>ReadyNas 1100 Cabinet Fan Dual</text:p>
          </table:table-cell>
          <table:table-cell office:value-type="string">
            <text:p>ReadyNas 1100 Cabinet Fan with Extention Wire./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5,95</text:p>
          </table:table-cell>
          <table:table-cell office:value-type="string">
            <text:p>3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5.jpg</text:p>
          </table:table-cell>
          <table:table-cell office:value-type="string">
            <text:p>17.9.07 00:00:00</text:p>
          </table:table-cell>
          <table:table-cell office:value-type="float" office:value="606449055672">
            <text:p>606449055672</text:p>
          </table:table-cell>
          <table:table-cell/>
          <table:table-cell office:value-type="string">
            <text:p>0,04</text:p>
          </table:table-cell>
          <table:table-cell office:value-type="string">
            <text:p>0,17</text:p>
          </table:table-cell>
          <table:table-cell office:value-type="string">
            <text:p>0,12</text:p>
          </table:table-cell>
          <table:table-cell office:value-type="string">
            <text:p>0,11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145920">
            <text:p>84145920</text:p>
          </table:table-cell>
          <table:table-cell office:value-type="float" office:value="10102309">
            <text:p>10102309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1276">
            <text:p>711276</text:p>
          </table:table-cell>
          <table:table-cell office:value-type="string">
            <text:p>RNR4PSU1-10000S</text:p>
          </table:table-cell>
          <table:table-cell office:value-type="string">
            <text:p>ReadyNas 1100 PSU AC Power</text:p>
          </table:table-cell>
          <table:table-cell office:value-type="string">
            <text:p>ReadyNas 1100 PSU AC Power Supply Unit for ReadyNas 1100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27,11</text:p>
          </table:table-cell>
          <table:table-cell office:value-type="string">
            <text:p>14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6.jpg</text:p>
          </table:table-cell>
          <table:table-cell office:value-type="string">
            <text:p>17.9.07 00:00:00</text:p>
          </table:table-cell>
          <table:table-cell office:value-type="float" office:value="606449055726">
            <text:p>606449055726</text:p>
          </table:table-cell>
          <table:table-cell/>
          <table:table-cell office:value-type="string">
            <text:p>0,07</text:p>
          </table:table-cell>
          <table:table-cell office:value-type="string">
            <text:p>0,22</text:p>
          </table:table-cell>
          <table:table-cell office:value-type="string">
            <text:p>0,14</text:p>
          </table:table-cell>
          <table:table-cell office:value-type="string">
            <text:p>0,8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5044030">
            <text:p>85044030</text:p>
          </table:table-cell>
          <table:table-cell office:value-type="float" office:value="10102312">
            <text:p>1010231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Einbaurahmen</text:p>
          </table:table-cell>
          <table:table-cell office:value-type="string">
            <text:p>Netgear</text:p>
          </table:table-cell>
          <table:table-cell office:value-type="float" office:value="711277">
            <text:p>711277</text:p>
          </table:table-cell>
          <table:table-cell office:value-type="string">
            <text:p>RNR4RL26-10000S</text:p>
          </table:table-cell>
          <table:table-cell office:value-type="string">
            <text:p>ReadyNas 1100 Optional 26in</text:p>
          </table:table-cell>
          <table:table-cell office:value-type="string">
            <text:p>ReadyNas 1100 Optional 26in Rack Mount Sliding Rail.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8,39</text:p>
          </table:table-cell>
          <table:table-cell office:value-type="string">
            <text:p>7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7.jpg</text:p>
          </table:table-cell>
          <table:table-cell office:value-type="string">
            <text:p>17.9.07 00:00:00</text:p>
          </table:table-cell>
          <table:table-cell office:value-type="float" office:value="606449055702">
            <text:p>606449055702</text:p>
          </table:table-cell>
          <table:table-cell/>
          <table:table-cell office:value-type="string">
            <text:p>0,05</text:p>
          </table:table-cell>
          <table:table-cell office:value-type="string">
            <text:p>0,7</text:p>
          </table:table-cell>
          <table:table-cell office:value-type="string">
            <text:p>0,1</text:p>
          </table:table-cell>
          <table:table-cell office:value-type="string">
            <text:p>1,8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733080">
            <text:p>84733080</text:p>
          </table:table-cell>
          <table:table-cell office:value-type="float" office:value="10102304">
            <text:p>101023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Magazine</text:p>
          </table:table-cell>
          <table:table-cell office:value-type="string">
            <text:p>Netgear</text:p>
          </table:table-cell>
          <table:table-cell office:value-type="float" office:value="711278">
            <text:p>711278</text:p>
          </table:table-cell>
          <table:table-cell office:value-type="string">
            <text:p>RNR4TRAY1-10000S</text:p>
          </table:table-cell>
          <table:table-cell office:value-type="string">
            <text:p>ReadyNas 1100 Disk Tray</text:p>
          </table:table-cell>
          <table:table-cell office:value-type="string">
            <text:p>ReadyNas 1100 Disk Tray for ReadyNas 1100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1,16</text:p>
          </table:table-cell>
          <table:table-cell office:value-type="string">
            <text:p>29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622712-560.pdf</text:p>
          </table:table-cell>
          <table:table-cell office:value-type="string">
            <text:p>http://images.icecat.biz/img/norm/high/5155212-6905.jpg</text:p>
          </table:table-cell>
          <table:table-cell office:value-type="string">
            <text:p>17.9.07 00:00:00</text:p>
          </table:table-cell>
          <table:table-cell office:value-type="float" office:value="606449055696">
            <text:p>606449055696</text:p>
          </table:table-cell>
          <table:table-cell/>
          <table:table-cell office:value-type="string">
            <text:p>0,04</text:p>
          </table:table-cell>
          <table:table-cell office:value-type="string">
            <text:p>0,17</text:p>
          </table:table-cell>
          <table:table-cell office:value-type="string">
            <text:p>0,12</text:p>
          </table:table-cell>
          <table:table-cell office:value-type="string">
            <text:p>0,1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800">
            <text:p>43201800</text:p>
          </table:table-cell>
          <table:table-cell office:value-type="float" office:value="84733080">
            <text:p>84733080</text:p>
          </table:table-cell>
          <table:table-cell office:value-type="float" office:value="10102310">
            <text:p>10102310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achrüstlaufwerke</text:p>
          </table:table-cell>
          <table:table-cell office:value-type="string">
            <text:p>Netgear</text:p>
          </table:table-cell>
          <table:table-cell office:value-type="float" office:value="711279">
            <text:p>711279</text:p>
          </table:table-cell>
          <table:table-cell office:value-type="string">
            <text:p>RNR4XCHG-10000S</text:p>
          </table:table-cell>
          <table:table-cell office:value-type="string">
            <text:p>ReadyNas 1100 X-Change System</text:p>
          </table:table-cell>
          <table:table-cell office:value-type="string">
            <text:p>ReadyNas 1100 X-Change System Module for ReadyNas 1100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623,79</text:p>
          </table:table-cell>
          <table:table-cell office:value-type="string">
            <text:p>1001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279.jpg</text:p>
          </table:table-cell>
          <table:table-cell office:value-type="string">
            <text:p>17.9.07 00:00:00</text:p>
          </table:table-cell>
          <table:table-cell office:value-type="float" office:value="606449055757">
            <text:p>606449055757</text:p>
          </table:table-cell>
          <table:table-cell/>
          <table:table-cell office:value-type="string">
            <text:p>0,12</text:p>
          </table:table-cell>
          <table:table-cell office:value-type="string">
            <text:p>0,57</text:p>
          </table:table-cell>
          <table:table-cell office:value-type="string">
            <text:p>0,22</text:p>
          </table:table-cell>
          <table:table-cell office:value-type="string">
            <text:p>2,97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102311">
            <text:p>1010231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302">
            <text:p>711302</text:p>
          </table:table-cell>
          <table:table-cell office:value-type="string">
            <text:p>RND4000-100EUS</text:p>
          </table:table-cell>
          <table:table-cell office:value-type="string">
            <text:p>ReadyNas NV 4-Slot Gigabit</text:p>
          </table:table-cell>
          <table:table-cell office:value-type="string">
            <text:p>ReadyNas NV 4-Slot Gigabit Desktop Network Storage W/O HDD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09,69</text:p>
          </table:table-cell>
          <table:table-cell office:value-type="string">
            <text:p>31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1173063-9146.pdf</text:p>
          </table:table-cell>
          <table:table-cell office:value-type="string">
            <text:p>http://www.ingrammicro.de/jpg/0711302.jpg</text:p>
          </table:table-cell>
          <table:table-cell office:value-type="string">
            <text:p>8.10.07 00:00:00</text:p>
          </table:table-cell>
          <table:table-cell office:value-type="float" office:value="606449054576">
            <text:p>606449054576</text:p>
          </table:table-cell>
          <table:table-cell/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string">
            <text:p>0,3</text:p>
          </table:table-cell>
          <table:table-cell office:value-type="string">
            <text:p>6,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378">
            <text:p>711378</text:p>
          </table:table-cell>
          <table:table-cell office:value-type="string">
            <text:p>RND4210-100EUS</text:p>
          </table:table-cell>
          <table:table-cell office:value-type="string">
            <text:p>ReadyNas NV+ 2TB Gigabit Deskt</text:p>
          </table:table-cell>
          <table:table-cell office:value-type="string">
            <text:p>ReadyNas NV+ 2TB Gigabit Desktop Network Storage/ Medientyp: Festplatten/ Formfaktor: Desktop/ max. Medienkapazität: 2000 G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812,47</text:p>
          </table:table-cell>
          <table:table-cell office:value-type="string">
            <text:p>502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378.pdf</text:p>
          </table:table-cell>
          <table:table-cell office:value-type="string">
            <text:p>http://www.ingrammicro.de/jpg/0711378.jpg</text:p>
          </table:table-cell>
          <table:table-cell office:value-type="string">
            <text:p>30.11.07 00:00:00</text:p>
          </table:table-cell>
          <table:table-cell office:value-type="float" office:value="606449056693">
            <text:p>606449056693</text:p>
          </table:table-cell>
          <table:table-cell/>
          <table:table-cell office:value-type="string">
            <text:p>0,24</text:p>
          </table:table-cell>
          <table:table-cell office:value-type="string">
            <text:p>0,33</text:p>
          </table:table-cell>
          <table:table-cell office:value-type="string">
            <text:p>0,3</text:p>
          </table:table-cell>
          <table:table-cell office:value-type="string">
            <text:p>7,5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379">
            <text:p>711379</text:p>
          </table:table-cell>
          <table:table-cell office:value-type="string">
            <text:p>RND4410-100EUS</text:p>
          </table:table-cell>
          <table:table-cell office:value-type="string">
            <text:p>ReadyNas NV+ 4TB Gigabit Deskt</text:p>
          </table:table-cell>
          <table:table-cell office:value-type="string">
            <text:p>ReadyNas NV+ 4TB Gigabit Desktop Network Storage ( 4 x 1000GB HDD )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046,50</text:p>
          </table:table-cell>
          <table:table-cell office:value-type="string">
            <text:p>647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379.pdf</text:p>
          </table:table-cell>
          <table:table-cell office:value-type="string">
            <text:p>http://www.ingrammicro.de/jpg/0711379.jpg</text:p>
          </table:table-cell>
          <table:table-cell office:value-type="string">
            <text:p>30.11.07 00:00:00</text:p>
          </table:table-cell>
          <table:table-cell office:value-type="float" office:value="606449056723">
            <text:p>606449056723</text:p>
          </table:table-cell>
          <table:table-cell/>
          <table:table-cell office:value-type="string">
            <text:p>0,25</text:p>
          </table:table-cell>
          <table:table-cell office:value-type="string">
            <text:p>0,35</text:p>
          </table:table-cell>
          <table:table-cell office:value-type="string">
            <text:p>0,31</text:p>
          </table:table-cell>
          <table:table-cell office:value-type="string">
            <text:p>9,0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1437">
            <text:p>711437</text:p>
          </table:table-cell>
          <table:table-cell office:value-type="string">
            <text:p>XETB1001-100GRS</text:p>
          </table:table-cell>
          <table:table-cell office:value-type="string">
            <text:p>85 MBit/s Powerline Network</text:p>
          </table:table-cell>
          <table:table-cell office:value-type="string">
            <text:p>85 MBit/s Powerline Network Adapter Set 2 x XET1001-100GRS.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1</text:p>
          </table:table-cell>
          <table:table-cell office:value-type="string">
            <text:p>6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437.pdf</text:p>
          </table:table-cell>
          <table:table-cell office:value-type="string">
            <text:p>http://www.ingrammicro.de/jpg/0711437.jpg</text:p>
          </table:table-cell>
          <table:table-cell office:value-type="string">
            <text:p>30.1.08 00:00:00</text:p>
          </table:table-cell>
          <table:table-cell office:value-type="float" office:value="606449057591">
            <text:p>606449057591</text:p>
          </table:table-cell>
          <table:table-cell/>
          <table:table-cell office:value-type="string">
            <text:p>0,08</text:p>
          </table:table-cell>
          <table:table-cell office:value-type="string">
            <text:p>0,2</text:p>
          </table:table-cell>
          <table:table-cell office:value-type="string">
            <text:p>0,15</text:p>
          </table:table-cell>
          <table:table-cell office:value-type="string">
            <text:p>0,54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1447">
            <text:p>711447</text:p>
          </table:table-cell>
          <table:table-cell office:value-type="string">
            <text:p>XAVB101-100GRS</text:p>
          </table:table-cell>
          <table:table-cell office:value-type="string">
            <text:p>200Mbit/s Powerline AVEthernet</text:p>
          </table:table-cell>
          <table:table-cell office:value-type="string">
            <text:p>200Mbit/s Powerline AV Ethernet Homeplug Network Adapter Set.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87</text:p>
          </table:table-cell>
          <table:table-cell office:value-type="string">
            <text:p>77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float" office:value="712018">
            <text:p>712018</text:p>
          </table:table-cell>
          <table:table-cell office:value-type="string">
            <text:p>http://pdfs.icecat.biz/pdf/24439005-5616.pdf</text:p>
          </table:table-cell>
          <table:table-cell office:value-type="string">
            <text:p>http://www.ingrammicro.de/jpg/0711447.jpg</text:p>
          </table:table-cell>
          <table:table-cell office:value-type="string">
            <text:p>15.2.08 00:00:00</text:p>
          </table:table-cell>
          <table:table-cell office:value-type="float" office:value="606449055603">
            <text:p>606449055603</text:p>
          </table:table-cell>
          <table:table-cell/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60</text:p>
          </table:table-cell>
          <table:table-cell office:value-type="float" office:value="999">
            <text:p>999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463">
            <text:p>711463</text:p>
          </table:table-cell>
          <table:table-cell office:value-type="string">
            <text:p>RND2110-100ISS</text:p>
          </table:table-cell>
          <table:table-cell office:value-type="string">
            <text:p>ReadyNas Duo 1TB Gigabit Deskt</text:p>
          </table:table-cell>
          <table:table-cell office:value-type="string">
            <text:p>ReadyNas Duo 1TB Gigabit Desktop Network Storage ( 1 x TB HDD )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392,49</text:p>
          </table:table-cell>
          <table:table-cell office:value-type="string">
            <text:p>24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2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463.jpg</text:p>
          </table:table-cell>
          <table:table-cell office:value-type="string">
            <text:p>5.3.08 00:00:00</text:p>
          </table:table-cell>
          <table:table-cell office:value-type="float" office:value="606449057775">
            <text:p>606449057775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3,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508">
            <text:p>711508</text:p>
          </table:table-cell>
          <table:table-cell office:value-type="string">
            <text:p>WNR2000-100GRS</text:p>
          </table:table-cell>
          <table:table-cell office:value-type="string">
            <text:p>RangeMax Wireless-N 300 Router</text:p>
          </table:table-cell>
          <table:table-cell office:value-type="string">
            <text:p>RangeMax Wireless-N 300 Router mit integriertem 4-Port-Switch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72,99</text:p>
          </table:table-cell>
          <table:table-cell office:value-type="string">
            <text:p>45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411">
            <text:p>141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508.pdf</text:p>
          </table:table-cell>
          <table:table-cell office:value-type="string">
            <text:p>http://www.ingrammicro.de/jpg/0711508.jpg</text:p>
          </table:table-cell>
          <table:table-cell office:value-type="string">
            <text:p>8.5.08 00:00:00</text:p>
          </table:table-cell>
          <table:table-cell office:value-type="float" office:value="606449059090">
            <text:p>606449059090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7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521">
            <text:p>711521</text:p>
          </table:table-cell>
          <table:table-cell office:value-type="string">
            <text:p>WNB2100-100GRS</text:p>
          </table:table-cell>
          <table:table-cell office:value-type="string">
            <text:p>Wireless-N 300 Router</text:p>
          </table:table-cell>
          <table:table-cell office:value-type="string">
            <text:p>Wireless-N 300 Router with USB-Adapter Kit (besteht aus WNR2000 und WN111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3</text:p>
          </table:table-cell>
          <table:table-cell office:value-type="string">
            <text:p>6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0">
            <text:p>9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521.pdf</text:p>
          </table:table-cell>
          <table:table-cell office:value-type="string">
            <text:p>http://www.ingrammicro.de/jpg/0711521.jpg</text:p>
          </table:table-cell>
          <table:table-cell office:value-type="string">
            <text:p>14.5.08 00:00:00</text:p>
          </table:table-cell>
          <table:table-cell office:value-type="float" office:value="606449059366">
            <text:p>606449059366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81</text:p>
          </table:table-cell>
          <table:table-cell office:value-type="float" office:value="47">
            <text:p>47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555">
            <text:p>711555</text:p>
          </table:table-cell>
          <table:table-cell office:value-type="string">
            <text:p>RNDP6350-100EUS</text:p>
          </table:table-cell>
          <table:table-cell office:value-type="string">
            <text:p>ReadyNAS Pro 1.5TB Gigabit DT</text:p>
          </table:table-cell>
          <table:table-cell office:value-type="string">
            <text:p>ReadyNAS Pro 1.5TB Gigabit DT Network Storage 3 x 500GB HDD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378,52</text:p>
          </table:table-cell>
          <table:table-cell office:value-type="string">
            <text:p>147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555.pdf</text:p>
          </table:table-cell>
          <table:table-cell office:value-type="string">
            <text:p>http://www.ingrammicro.de/jpg/0711555.jpg</text:p>
          </table:table-cell>
          <table:table-cell office:value-type="string">
            <text:p>1.9.08 00:00:00</text:p>
          </table:table-cell>
          <table:table-cell office:value-type="float" office:value="606449058994">
            <text:p>606449058994</text:p>
          </table:table-cell>
          <table:table-cell/>
          <table:table-cell office:value-type="string">
            <text:p>0,3</text:p>
          </table:table-cell>
          <table:table-cell office:value-type="string">
            <text:p>0,41</text:p>
          </table:table-cell>
          <table:table-cell office:value-type="string">
            <text:p>0,39</text:p>
          </table:table-cell>
          <table:table-cell office:value-type="string">
            <text:p>10,99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556">
            <text:p>711556</text:p>
          </table:table-cell>
          <table:table-cell office:value-type="string">
            <text:p>RNDP6310-100EUS</text:p>
          </table:table-cell>
          <table:table-cell office:value-type="string">
            <text:p>ReadyNAS Pro 3TB Gigabit DT</text:p>
          </table:table-cell>
          <table:table-cell office:value-type="string">
            <text:p>ReadyNAS Pro 3TB Gigabit DT Network Storage 3 x 1000GB HDD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794,63</text:p>
          </table:table-cell>
          <table:table-cell office:value-type="string">
            <text:p>1729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556.pdf</text:p>
          </table:table-cell>
          <table:table-cell office:value-type="string">
            <text:p>http://www.ingrammicro.de/jpg/0711556.jpg</text:p>
          </table:table-cell>
          <table:table-cell office:value-type="string">
            <text:p>1.9.08 00:00:00</text:p>
          </table:table-cell>
          <table:table-cell office:value-type="float" office:value="606449059021">
            <text:p>606449059021</text:p>
          </table:table-cell>
          <table:table-cell/>
          <table:table-cell office:value-type="string">
            <text:p>0,3</text:p>
          </table:table-cell>
          <table:table-cell office:value-type="string">
            <text:p>0,41</text:p>
          </table:table-cell>
          <table:table-cell office:value-type="string">
            <text:p>0,39</text:p>
          </table:table-cell>
          <table:table-cell office:value-type="string">
            <text:p>11,4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558">
            <text:p>711558</text:p>
          </table:table-cell>
          <table:table-cell office:value-type="string">
            <text:p>RNDP6610-100EUS</text:p>
          </table:table-cell>
          <table:table-cell office:value-type="string">
            <text:p>ReadyNAS Pro 6TB Gigabit DT</text:p>
          </table:table-cell>
          <table:table-cell office:value-type="string">
            <text:p>ReadyNAS Pro 6TB Gigabit DT Network Storage 6 x 1000GB HDD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864,70</text:p>
          </table:table-cell>
          <table:table-cell office:value-type="string">
            <text:p>2391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558.pdf</text:p>
          </table:table-cell>
          <table:table-cell office:value-type="string">
            <text:p>http://www.ingrammicro.de/jpg/0711558.jpg</text:p>
          </table:table-cell>
          <table:table-cell office:value-type="string">
            <text:p>1.9.08 00:00:00</text:p>
          </table:table-cell>
          <table:table-cell office:value-type="float" office:value="606449059052">
            <text:p>606449059052</text:p>
          </table:table-cell>
          <table:table-cell/>
          <table:table-cell office:value-type="string">
            <text:p>0,29</text:p>
          </table:table-cell>
          <table:table-cell office:value-type="string">
            <text:p>0,4</text:p>
          </table:table-cell>
          <table:table-cell office:value-type="string">
            <text:p>0,38</text:p>
          </table:table-cell>
          <table:table-cell office:value-type="string">
            <text:p>13,6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07">
            <text:p>711607</text:p>
          </table:table-cell>
          <table:table-cell office:value-type="string">
            <text:p>SRXN3205-100EUS</text:p>
          </table:table-cell>
          <table:table-cell office:value-type="string">
            <text:p>ProSafe Dualband Wireless-N</text:p>
          </table:table-cell>
          <table:table-cell office:value-type="string">
            <text:p>ProSafe Dualband Wireless-N VPN Firewall.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84,07</text:p>
          </table:table-cell>
          <table:table-cell office:value-type="string">
            <text:p>23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1.1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607.jpg</text:p>
          </table:table-cell>
          <table:table-cell office:value-type="string">
            <text:p>8.10.08 00:00:00</text:p>
          </table:table-cell>
          <table:table-cell office:value-type="float" office:value="606449057485">
            <text:p>606449057485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2,16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612">
            <text:p>711612</text:p>
          </table:table-cell>
          <table:table-cell office:value-type="string">
            <text:p>RND2000-100ISS</text:p>
          </table:table-cell>
          <table:table-cell office:value-type="string">
            <text:p>ReadyNas Duo</text:p>
          </table:table-cell>
          <table:table-cell office:value-type="string">
            <text:p>ReadyNas Duo Diskless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275,49</text:p>
          </table:table-cell>
          <table:table-cell office:value-type="string">
            <text:p>16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612.pdf</text:p>
          </table:table-cell>
          <table:table-cell office:value-type="string">
            <text:p>http://www.ingrammicro.de/jpg/0711612.jpg</text:p>
          </table:table-cell>
          <table:table-cell office:value-type="string">
            <text:p>16.10.08 00:00:00</text:p>
          </table:table-cell>
          <table:table-cell office:value-type="float" office:value="606449056983">
            <text:p>606449056983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7</text:p>
          </table:table-cell>
          <table:table-cell office:value-type="string">
            <text:p>3,33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achrüstlaufwerke</text:p>
          </table:table-cell>
          <table:table-cell office:value-type="string">
            <text:p>Netgear</text:p>
          </table:table-cell>
          <table:table-cell office:value-type="float" office:value="711623">
            <text:p>711623</text:p>
          </table:table-cell>
          <table:table-cell office:value-type="string">
            <text:p>RNDTRAY-10000S</text:p>
          </table:table-cell>
          <table:table-cell office:value-type="string">
            <text:p>ReadyNas Disk Tray</text:p>
          </table:table-cell>
          <table:table-cell office:value-type="string">
            <text:p>ReadyNas Disk Tray for ReadyNas Duo and ReadyNas Pro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4,83</text:p>
          </table:table-cell>
          <table:table-cell office:value-type="string">
            <text:p>2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images.icecat.biz/img/norm/high/5343285-5629.jpg</text:p>
          </table:table-cell>
          <table:table-cell office:value-type="string">
            <text:p>8.12.08 00:00:00</text:p>
          </table:table-cell>
          <table:table-cell office:value-type="float" office:value="606449063073">
            <text:p>606449063073</text:p>
          </table:table-cell>
          <table:table-cell/>
          <table:table-cell office:value-type="string">
            <text:p>0,04</text:p>
          </table:table-cell>
          <table:table-cell office:value-type="string">
            <text:p>0,16</text:p>
          </table:table-cell>
          <table:table-cell office:value-type="string">
            <text:p>0,12</text:p>
          </table:table-cell>
          <table:table-cell office:value-type="string">
            <text:p>0,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800">
            <text:p>43201800</text:p>
          </table:table-cell>
          <table:table-cell office:value-type="float" office:value="84733080">
            <text:p>84733080</text:p>
          </table:table-cell>
          <table:table-cell office:value-type="float" office:value="10102311">
            <text:p>1010231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Digital Media</text:p>
          </table:table-cell>
          <table:table-cell office:value-type="string">
            <text:p>Digital Media Hardware</text:p>
          </table:table-cell>
          <table:table-cell office:value-type="string">
            <text:p>Netgear</text:p>
          </table:table-cell>
          <table:table-cell office:value-type="float" office:value="711627">
            <text:p>711627</text:p>
          </table:table-cell>
          <table:table-cell office:value-type="string">
            <text:p>EVA9150-100EUS</text:p>
          </table:table-cell>
          <table:table-cell office:value-type="string">
            <text:p>DIGITAL ENTERTAINER ELITE</text:p>
          </table:table-cell>
          <table:table-cell office:value-type="string">
            <text:p>EVA9150 Digital Entertainer Elite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72,36</text:p>
          </table:table-cell>
          <table:table-cell office:value-type="string">
            <text:p>352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627.jpg</text:p>
          </table:table-cell>
          <table:table-cell office:value-type="string">
            <text:p>22.1.09 00:00:00</text:p>
          </table:table-cell>
          <table:table-cell office:value-type="float" office:value="606449063684">
            <text:p>606449063684</text:p>
          </table:table-cell>
          <table:table-cell/>
          <table:table-cell office:value-type="string">
            <text:p>0,11</text:p>
          </table:table-cell>
          <table:table-cell office:value-type="string">
            <text:p>0,5</text:p>
          </table:table-cell>
          <table:table-cell office:value-type="string">
            <text:p>0,38</text:p>
          </table:table-cell>
          <table:table-cell office:value-type="string">
            <text:p>4,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160201">
            <text:p>101602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634">
            <text:p>711634</text:p>
          </table:table-cell>
          <table:table-cell office:value-type="string">
            <text:p>RNDX4210-100EUS</text:p>
          </table:table-cell>
          <table:table-cell office:value-type="string">
            <text:p>ReadyNas NVX 2TB W/ 2x 1000GB</text:p>
          </table:table-cell>
          <table:table-cell office:value-type="string">
            <text:p>ReadyNas NVX 2TB with 2 x 1000GB ProSafe.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142,72</text:p>
          </table:table-cell>
          <table:table-cell office:value-type="string">
            <text:p>707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634.pdf</text:p>
          </table:table-cell>
          <table:table-cell office:value-type="string">
            <text:p>http://www.ingrammicro.de/jpg/0711634.jpg</text:p>
          </table:table-cell>
          <table:table-cell office:value-type="string">
            <text:p>31.3.09 00:00:00</text:p>
          </table:table-cell>
          <table:table-cell office:value-type="float" office:value="606449060188">
            <text:p>606449060188</text:p>
          </table:table-cell>
          <table:table-cell/>
          <table:table-cell office:value-type="string">
            <text:p>0,25</text:p>
          </table:table-cell>
          <table:table-cell office:value-type="string">
            <text:p>0,36</text:p>
          </table:table-cell>
          <table:table-cell office:value-type="string">
            <text:p>0,31</text:p>
          </table:table-cell>
          <table:table-cell office:value-type="string">
            <text:p>7,9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635">
            <text:p>711635</text:p>
          </table:table-cell>
          <table:table-cell office:value-type="string">
            <text:p>RNDX4250-100EUS</text:p>
          </table:table-cell>
          <table:table-cell office:value-type="string">
            <text:p>ReadyNas NVX 1TB</text:p>
          </table:table-cell>
          <table:table-cell office:value-type="string">
            <text:p>ReadyNas NVX 1TB <text:s/>2 x 500GB HDD./ Schnittstelle: USB 2.0/ Raidlevel: 1, 5, 0/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032,61</text:p>
          </table:table-cell>
          <table:table-cell office:value-type="string">
            <text:p>635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635.pdf</text:p>
          </table:table-cell>
          <table:table-cell office:value-type="string">
            <text:p>http://www.ingrammicro.de/jpg/0711635.jpg</text:p>
          </table:table-cell>
          <table:table-cell office:value-type="string">
            <text:p>18.5.09 00:00:00</text:p>
          </table:table-cell>
          <table:table-cell office:value-type="float" office:value="606449060218">
            <text:p>606449060218</text:p>
          </table:table-cell>
          <table:table-cell/>
          <table:table-cell office:value-type="string">
            <text:p>0,25</text:p>
          </table:table-cell>
          <table:table-cell office:value-type="string">
            <text:p>0,36</text:p>
          </table:table-cell>
          <table:table-cell office:value-type="string">
            <text:p>0,31</text:p>
          </table:table-cell>
          <table:table-cell office:value-type="string">
            <text:p>7,50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636">
            <text:p>711636</text:p>
          </table:table-cell>
          <table:table-cell office:value-type="string">
            <text:p>RNDX4410-100EUS</text:p>
          </table:table-cell>
          <table:table-cell office:value-type="string">
            <text:p>ReadyNas NVX 4TB W/ 4x 1000GB</text:p>
          </table:table-cell>
          <table:table-cell office:value-type="string">
            <text:p>ReadyNas NVX 4TB with 4 x 1000GB ProSafe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583,14</text:p>
          </table:table-cell>
          <table:table-cell office:value-type="string">
            <text:p>979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636.pdf</text:p>
          </table:table-cell>
          <table:table-cell office:value-type="string">
            <text:p>http://www.ingrammicro.de/jpg/0711636.jpg</text:p>
          </table:table-cell>
          <table:table-cell office:value-type="string">
            <text:p>31.3.09 00:00:00</text:p>
          </table:table-cell>
          <table:table-cell office:value-type="float" office:value="606449060249">
            <text:p>606449060249</text:p>
          </table:table-cell>
          <table:table-cell/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string">
            <text:p>0,3</text:p>
          </table:table-cell>
          <table:table-cell office:value-type="string">
            <text:p>9,3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642">
            <text:p>711642</text:p>
          </table:table-cell>
          <table:table-cell office:value-type="string">
            <text:p>GS724TPS-100EUS</text:p>
          </table:table-cell>
          <table:table-cell office:value-type="string">
            <text:p>ProSafe Gigabit SM Switch POE</text:p>
          </table:table-cell>
          <table:table-cell office:value-type="string">
            <text:p>ProSafe Gigabit SM Switch POE 24 x 10/100/1000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string">
            <text:p>360/24</text:p>
          </table:table-cell>
          <table:table-cell office:value-type="string">
            <text:p>1337,93</text:p>
          </table:table-cell>
          <table:table-cell office:value-type="string">
            <text:p>82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642.jpg</text:p>
          </table:table-cell>
          <table:table-cell office:value-type="string">
            <text:p>1.7.09 00:00:00</text:p>
          </table:table-cell>
          <table:table-cell office:value-type="float" office:value="606449061093">
            <text:p>606449061093</text:p>
          </table:table-cell>
          <table:table-cell/>
          <table:table-cell office:value-type="string">
            <text:p>0,11</text:p>
          </table:table-cell>
          <table:table-cell office:value-type="string">
            <text:p>0,54</text:p>
          </table:table-cell>
          <table:table-cell office:value-type="string">
            <text:p>0,43</text:p>
          </table:table-cell>
          <table:table-cell office:value-type="string">
            <text:p>6,4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643">
            <text:p>711643</text:p>
          </table:table-cell>
          <table:table-cell office:value-type="string">
            <text:p>GS748TPS-100EUS</text:p>
          </table:table-cell>
          <table:table-cell office:value-type="string">
            <text:p>ProSafe Gigabit SM Switch POE</text:p>
          </table:table-cell>
          <table:table-cell office:value-type="string">
            <text:p>ProSafe Gigabit SM Switch POE 48 x 10/100/1000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378,32</text:p>
          </table:table-cell>
          <table:table-cell office:value-type="string">
            <text:p>1475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43.jpg</text:p>
          </table:table-cell>
          <table:table-cell office:value-type="string">
            <text:p>1.7.09 00:00:00</text:p>
          </table:table-cell>
          <table:table-cell office:value-type="float" office:value="606449061123">
            <text:p>606449061123</text:p>
          </table:table-cell>
          <table:table-cell/>
          <table:table-cell office:value-type="string">
            <text:p>0,09</text:p>
          </table:table-cell>
          <table:table-cell office:value-type="string">
            <text:p>0,55</text:p>
          </table:table-cell>
          <table:table-cell office:value-type="string">
            <text:p>0,52</text:p>
          </table:table-cell>
          <table:table-cell office:value-type="string">
            <text:p>8,6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46">
            <text:p>711646</text:p>
          </table:table-cell>
          <table:table-cell office:value-type="string">
            <text:p>STM150E-10000S</text:p>
          </table:table-cell>
          <table:table-cell office:value-type="string">
            <text:p>EMAIL SUBSCRIPTION F/ STM150E</text:p>
          </table:table-cell>
          <table:table-cell office:value-type="string">
            <text:p>1YR <text:s text:c="29"/>UK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517,35</text:p>
          </table:table-cell>
          <table:table-cell office:value-type="string">
            <text:p>318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46.jpg</text:p>
          </table:table-cell>
          <table:table-cell office:value-type="string">
            <text:p>27.2.09 00:00:00</text:p>
          </table:table-cell>
          <table:table-cell office:value-type="float" office:value="606449061918">
            <text:p>60644906191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51">
            <text:p>711651</text:p>
          </table:table-cell>
          <table:table-cell office:value-type="string">
            <text:p>STM150W3-10000S</text:p>
          </table:table-cell>
          <table:table-cell office:value-type="string">
            <text:p>WEB THREAT SUBSCR.</text:p>
          </table:table-cell>
          <table:table-cell office:value-type="string">
            <text:p>STM150W 3YR <text:s text:c="21"/>UK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1320,85</text:p>
          </table:table-cell>
          <table:table-cell office:value-type="string">
            <text:p>81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51.jpg</text:p>
          </table:table-cell>
          <table:table-cell office:value-type="string">
            <text:p>27.2.09 00:00:00</text:p>
          </table:table-cell>
          <table:table-cell office:value-type="float" office:value="606449063479">
            <text:p>60644906347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52">
            <text:p>711652</text:p>
          </table:table-cell>
          <table:table-cell office:value-type="string">
            <text:p>STM150EW-100EUS</text:p>
          </table:table-cell>
          <table:table-cell office:value-type="string">
            <text:p>Bundle STM150 Web+eMail Threat</text:p>
          </table:table-cell>
          <table:table-cell office:value-type="string">
            <text:p>Bundle STM150 Web+eMail Threat MGM Appl STM150E / STN150W / STM150M./ </text:p>
          </table:table-cell>
          <table:table-cell/>
          <table:table-cell office:value-type="string">
            <text:p>MSD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3208,51</text:p>
          </table:table-cell>
          <table:table-cell office:value-type="string">
            <text:p>198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309884-5475.pdf</text:p>
          </table:table-cell>
          <table:table-cell office:value-type="string">
            <text:p>http://www.ingrammicro.de/jpg/0711652.jpg</text:p>
          </table:table-cell>
          <table:table-cell office:value-type="string">
            <text:p>27.2.09 00:00:00</text:p>
          </table:table-cell>
          <table:table-cell office:value-type="float" office:value="606449061949">
            <text:p>606449061949</text:p>
          </table:table-cell>
          <table:table-cell/>
          <table:table-cell office:value-type="string">
            <text:p>0,11</text:p>
          </table:table-cell>
          <table:table-cell office:value-type="string">
            <text:p>0,55</text:p>
          </table:table-cell>
          <table:table-cell office:value-type="string">
            <text:p>0,37</text:p>
          </table:table-cell>
          <table:table-cell office:value-type="string">
            <text:p>4,97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49119900">
            <text:p>491199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53">
            <text:p>711653</text:p>
          </table:table-cell>
          <table:table-cell office:value-type="string">
            <text:p>STM300EW-100EUS</text:p>
          </table:table-cell>
          <table:table-cell office:value-type="string">
            <text:p>BUNDLE WITH STM300 / STM300E</text:p>
          </table:table-cell>
          <table:table-cell office:value-type="string">
            <text:p>STM300W / STM300M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5175,74</text:p>
          </table:table-cell>
          <table:table-cell office:value-type="string">
            <text:p>319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53.jpg</text:p>
          </table:table-cell>
          <table:table-cell office:value-type="string">
            <text:p>9.7.09 00:00:00</text:p>
          </table:table-cell>
          <table:table-cell office:value-type="float" office:value="606449062434">
            <text:p>60644906243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55">
            <text:p>711655</text:p>
          </table:table-cell>
          <table:table-cell office:value-type="string">
            <text:p>STM600EW-100EUS</text:p>
          </table:table-cell>
          <table:table-cell office:value-type="string">
            <text:p>BUNDLE WITH STM600 / STM600E </text:p>
          </table:table-cell>
          <table:table-cell office:value-type="string">
            <text:p>STM600W / STM600M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7453,00</text:p>
          </table:table-cell>
          <table:table-cell office:value-type="string">
            <text:p>4612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55.jpg</text:p>
          </table:table-cell>
          <table:table-cell office:value-type="string">
            <text:p>9.7.09 00:00:00</text:p>
          </table:table-cell>
          <table:table-cell office:value-type="float" office:value="606449062564">
            <text:p>606449062564</text:p>
          </table:table-cell>
          <table:table-cell/>
          <table:table-cell office:value-type="string">
            <text:p>0,24</text:p>
          </table:table-cell>
          <table:table-cell office:value-type="string">
            <text:p>0,58</text:p>
          </table:table-cell>
          <table:table-cell office:value-type="string">
            <text:p>0,54</text:p>
          </table:table-cell>
          <table:table-cell office:value-type="string">
            <text:p>12,80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1659">
            <text:p>711659</text:p>
          </table:table-cell>
          <table:table-cell office:value-type="string">
            <text:p>WNAP210-100PES</text:p>
          </table:table-cell>
          <table:table-cell office:value-type="string">
            <text:p>ProSafe Wireless-N 300</text:p>
          </table:table-cell>
          <table:table-cell office:value-type="string">
            <text:p>ProSafe Wireless-N 300 Access Point mit POE.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52,70</text:p>
          </table:table-cell>
          <table:table-cell office:value-type="string">
            <text:p>156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7">
            <text:p>4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59.jpg</text:p>
          </table:table-cell>
          <table:table-cell office:value-type="string">
            <text:p>11.5.09 00:00:00</text:p>
          </table:table-cell>
          <table:table-cell office:value-type="float" office:value="606449064612">
            <text:p>606449064612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0,9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1660">
            <text:p>711660</text:p>
          </table:table-cell>
          <table:table-cell office:value-type="string">
            <text:p>WG103-100PES</text:p>
          </table:table-cell>
          <table:table-cell office:value-type="string">
            <text:p>ProSafe Wireless Access Point</text:p>
          </table:table-cell>
          <table:table-cell office:value-type="string">
            <text:p>ProSafe Wireless Access Point 802.11g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string">
            <text:p>360/24</text:p>
          </table:table-cell>
          <table:table-cell office:value-type="string">
            <text:p>205,07</text:p>
          </table:table-cell>
          <table:table-cell office:value-type="string">
            <text:p>127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1">
            <text:p>10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51816-2194.pdf</text:p>
          </table:table-cell>
          <table:table-cell office:value-type="string">
            <text:p>http://images.icecat.biz/img/norm/high/1968863-4636.jpg</text:p>
          </table:table-cell>
          <table:table-cell office:value-type="string">
            <text:p>1.7.09 00:00:00</text:p>
          </table:table-cell>
          <table:table-cell office:value-type="float" office:value="606449063639">
            <text:p>606449063639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4</text:p>
          </table:table-cell>
          <table:table-cell office:value-type="string">
            <text:p>0,8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1676">
            <text:p>711676</text:p>
          </table:table-cell>
          <table:table-cell office:value-type="string">
            <text:p>ANT2409-20000S</text:p>
          </table:table-cell>
          <table:table-cell office:value-type="string">
            <text:p>Antenna OmniDirectional</text:p>
          </table:table-cell>
          <table:table-cell office:value-type="string">
            <text:p>Antenna OmniDirectional 9dbi./ </text:p>
          </table:table-cell>
          <table:table-cell/>
          <table:table-cell office:value-type="string">
            <text:p>NMS</text:p>
          </table:table-cell>
          <table:table-cell office:value-type="string">
            <text:p>I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38,96</text:p>
          </table:table-cell>
          <table:table-cell office:value-type="string">
            <text:p>147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76.jpg</text:p>
          </table:table-cell>
          <table:table-cell office:value-type="string">
            <text:p>17.4.09 00:00:00</text:p>
          </table:table-cell>
          <table:table-cell office:value-type="float" office:value="606449058581">
            <text:p>606449058581</text:p>
          </table:table-cell>
          <table:table-cell/>
          <table:table-cell office:value-type="string">
            <text:p>0,1</text:p>
          </table:table-cell>
          <table:table-cell office:value-type="string">
            <text:p>0,66</text:p>
          </table:table-cell>
          <table:table-cell office:value-type="string">
            <text:p>0,13</text:p>
          </table:table-cell>
          <table:table-cell office:value-type="string">
            <text:p>1,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677">
            <text:p>711677</text:p>
          </table:table-cell>
          <table:table-cell office:value-type="string">
            <text:p>WNR1000-100PES</text:p>
          </table:table-cell>
          <table:table-cell office:value-type="string">
            <text:p>RangeMax N150 WLAN Router</text:p>
          </table:table-cell>
          <table:table-cell office:value-type="string">
            <text:p>RangeMax N150 WLAN Router INC. 4 Port Switch,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9,60</text:p>
          </table:table-cell>
          <table:table-cell office:value-type="string">
            <text:p>3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97">
            <text:p>39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3974956-8840.pdf</text:p>
          </table:table-cell>
          <table:table-cell office:value-type="string">
            <text:p>http://www.ingrammicro.de/jpg/0711677.jpg</text:p>
          </table:table-cell>
          <table:table-cell office:value-type="string">
            <text:p>17.4.09 00:00:00</text:p>
          </table:table-cell>
          <table:table-cell office:value-type="float" office:value="606449062618">
            <text:p>606449062618</text:p>
          </table:table-cell>
          <table:table-cell/>
          <table:table-cell office:value-type="string">
            <text:p>0,05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6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678">
            <text:p>711678</text:p>
          </table:table-cell>
          <table:table-cell office:value-type="string">
            <text:p>MBR624GU-100PES</text:p>
          </table:table-cell>
          <table:table-cell office:value-type="string">
            <text:p>3/UMTS Mobile Router WLAN</text:p>
          </table:table-cell>
          <table:table-cell office:value-type="string">
            <text:p>3G Mobile Router Broadband Wireless 54MBit / SEC 802.11g/ LAN, W-LAN/ DHCP, QoS, Uplink/ VPN, Firewall, NAT, WEP, WPA/ 802.11g/ Geschwindigkeit: 54 MBit/sek., 10 MBit/sek., 100 MBit/sek./ Portanzahl: 4/ IPSec/ Protokolle: TCP/IP, PPTP, L2TP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6,38</text:p>
          </table:table-cell>
          <table:table-cell office:value-type="string">
            <text:p>5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678.pdf</text:p>
          </table:table-cell>
          <table:table-cell office:value-type="string">
            <text:p>http://www.ingrammicro.de/jpg/0711678.jpg</text:p>
          </table:table-cell>
          <table:table-cell office:value-type="string">
            <text:p>31.3.09 00:00:00</text:p>
          </table:table-cell>
          <table:table-cell office:value-type="float" office:value="606449064469">
            <text:p>606449064469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8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679">
            <text:p>711679</text:p>
          </table:table-cell>
          <table:table-cell office:value-type="string">
            <text:p>JGS524-200EUS</text:p>
          </table:table-cell>
          <table:table-cell office:value-type="string">
            <text:p>Prosafe 24x Gigabit Ethernet</text:p>
          </table:table-cell>
          <table:table-cell office:value-type="string">
            <text:p>Prosafe 24x Gigabit Ethernet Switch Incl. Rackmount Kit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37,34</text:p>
          </table:table-cell>
          <table:table-cell office:value-type="string">
            <text:p>21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679.pdf</text:p>
          </table:table-cell>
          <table:table-cell office:value-type="string">
            <text:p>http://www.ingrammicro.de/jpg/0711679.jpg</text:p>
          </table:table-cell>
          <table:table-cell office:value-type="string">
            <text:p>17.4.09 00:00:00</text:p>
          </table:table-cell>
          <table:table-cell office:value-type="float" office:value="606449064261">
            <text:p>606449064261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2,7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Netzwerkkommunikation</text:p>
          </table:table-cell>
          <table:table-cell office:value-type="string">
            <text:p>Starterkit</text:p>
          </table:table-cell>
          <table:table-cell office:value-type="string">
            <text:p>Netgear</text:p>
          </table:table-cell>
          <table:table-cell office:value-type="float" office:value="711680">
            <text:p>711680</text:p>
          </table:table-cell>
          <table:table-cell office:value-type="string">
            <text:p>WGB111-900PES</text:p>
          </table:table-cell>
          <table:table-cell office:value-type="string">
            <text:p>54MBit/s WLAN Networking Kit</text:p>
          </table:table-cell>
          <table:table-cell office:value-type="string">
            <text:p>54MBit/s WLAN Networking Kit WGR614 und WG111 USB 2.0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4,05</text:p>
          </table:table-cell>
          <table:table-cell office:value-type="string">
            <text:p>39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098604-2061.pdf</text:p>
          </table:table-cell>
          <table:table-cell office:value-type="string">
            <text:p>http://images.icecat.biz/img/norm/high/2152475-7203.jpg</text:p>
          </table:table-cell>
          <table:table-cell office:value-type="string">
            <text:p>17.4.09 00:00:00</text:p>
          </table:table-cell>
          <table:table-cell office:value-type="float" office:value="606449064087">
            <text:p>606449064087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522">
            <text:p>1016052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81">
            <text:p>711681</text:p>
          </table:table-cell>
          <table:table-cell office:value-type="string">
            <text:p>UTM10-100EUS</text:p>
          </table:table-cell>
          <table:table-cell office:value-type="string">
            <text:p>Prosecure UTM10 VPN Firewall</text:p>
          </table:table-cell>
          <table:table-cell office:value-type="string">
            <text:p>Prosecure UTM10 VPN Firewall with 4 Port Gigabit Switch USB RS232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03,61</text:p>
          </table:table-cell>
          <table:table-cell office:value-type="string">
            <text:p>375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63559-1241.pdf</text:p>
          </table:table-cell>
          <table:table-cell office:value-type="string">
            <text:p>http://www.ingrammicro.de/jpg/0711681.jpg</text:p>
          </table:table-cell>
          <table:table-cell office:value-type="string">
            <text:p>23.4.09 00:00:00</text:p>
          </table:table-cell>
          <table:table-cell office:value-type="float" office:value="606449061581">
            <text:p>606449061581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0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82">
            <text:p>711682</text:p>
          </table:table-cell>
          <table:table-cell office:value-type="string">
            <text:p>UTM10E-10000S</text:p>
          </table:table-cell>
          <table:table-cell office:value-type="string">
            <text:p>EMail Threat Management</text:p>
          </table:table-cell>
          <table:table-cell office:value-type="string">
            <text:p>EMail Threat Management Subscription 1 Year for UTM10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168,20</text:p>
          </table:table-cell>
          <table:table-cell office:value-type="string">
            <text:p>103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63408-1512.pdf</text:p>
          </table:table-cell>
          <table:table-cell office:value-type="string">
            <text:p>http://www.ingrammicro.de/jpg/0711682.jpg</text:p>
          </table:table-cell>
          <table:table-cell office:value-type="string">
            <text:p>23.4.09 00:00:00</text:p>
          </table:table-cell>
          <table:table-cell office:value-type="float" office:value="606449061451">
            <text:p>60644906145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83">
            <text:p>711683</text:p>
          </table:table-cell>
          <table:table-cell office:value-type="string">
            <text:p>UTM10E3-10000S</text:p>
          </table:table-cell>
          <table:table-cell office:value-type="string">
            <text:p>EMail Threat Management</text:p>
          </table:table-cell>
          <table:table-cell office:value-type="string">
            <text:p>EMail Threat Management Subscription 3 Years for UTM10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428,90</text:p>
          </table:table-cell>
          <table:table-cell office:value-type="string">
            <text:p>264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790-4480.pdf</text:p>
          </table:table-cell>
          <table:table-cell office:value-type="string">
            <text:p>http://www.ingrammicro.de/jpg/0711683.jpg</text:p>
          </table:table-cell>
          <table:table-cell office:value-type="string">
            <text:p>23.4.09 00:00:00</text:p>
          </table:table-cell>
          <table:table-cell office:value-type="float" office:value="606449063509">
            <text:p>60644906350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84">
            <text:p>711684</text:p>
          </table:table-cell>
          <table:table-cell office:value-type="string">
            <text:p>UTM10EW-100EUS</text:p>
          </table:table-cell>
          <table:table-cell office:value-type="string">
            <text:p>Prosecure UTM Bundle</text:p>
          </table:table-cell>
          <table:table-cell office:value-type="string">
            <text:p>Prosecure UTM Bundle with UTM10 UTM10E UTM10M UTM10W 1 Year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81,40</text:p>
          </table:table-cell>
          <table:table-cell office:value-type="string">
            <text:p>54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945-5512.pdf</text:p>
          </table:table-cell>
          <table:table-cell office:value-type="string">
            <text:p>http://www.ingrammicro.de/jpg/0711684.jpg</text:p>
          </table:table-cell>
          <table:table-cell office:value-type="string">
            <text:p>23.4.09 00:00:00</text:p>
          </table:table-cell>
          <table:table-cell office:value-type="float" office:value="606449061673">
            <text:p>606449061673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85">
            <text:p>711685</text:p>
          </table:table-cell>
          <table:table-cell office:value-type="string">
            <text:p>UTM10M-10000S</text:p>
          </table:table-cell>
          <table:table-cell office:value-type="string">
            <text:p>Prosecure UTM10 Support/Maint</text:p>
          </table:table-cell>
          <table:table-cell office:value-type="string">
            <text:p>Prosecure UTM10 Support/Maint 1 Year 24 / 7 ADV Replacement Subscription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100,78</text:p>
          </table:table-cell>
          <table:table-cell office:value-type="string">
            <text:p>62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808-1699.pdf</text:p>
          </table:table-cell>
          <table:table-cell office:value-type="string">
            <text:p>http://www.ingrammicro.de/jpg/0711685.jpg</text:p>
          </table:table-cell>
          <table:table-cell office:value-type="string">
            <text:p>23.4.09 00:00:00</text:p>
          </table:table-cell>
          <table:table-cell office:value-type="float" office:value="606449061468">
            <text:p>60644906146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87">
            <text:p>711687</text:p>
          </table:table-cell>
          <table:table-cell office:value-type="string">
            <text:p>UTM10W-10000S</text:p>
          </table:table-cell>
          <table:table-cell office:value-type="string">
            <text:p>Web Threat Management</text:p>
          </table:table-cell>
          <table:table-cell office:value-type="string">
            <text:p>Web Threat Management Subscription 1 Year for UTM10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168,20</text:p>
          </table:table-cell>
          <table:table-cell office:value-type="string">
            <text:p>103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641-9518.pdf</text:p>
          </table:table-cell>
          <table:table-cell office:value-type="string">
            <text:p>http://www.ingrammicro.de/jpg/0711687.jpg</text:p>
          </table:table-cell>
          <table:table-cell office:value-type="string">
            <text:p>23.4.09 00:00:00</text:p>
          </table:table-cell>
          <table:table-cell office:value-type="float" office:value="606449061444">
            <text:p>60644906144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88">
            <text:p>711688</text:p>
          </table:table-cell>
          <table:table-cell office:value-type="string">
            <text:p>UTM10W3-10000S</text:p>
          </table:table-cell>
          <table:table-cell office:value-type="string">
            <text:p>Web Threat Management</text:p>
          </table:table-cell>
          <table:table-cell office:value-type="string">
            <text:p>Web Threat Management Subscription 3 Years for UTM10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428,90</text:p>
          </table:table-cell>
          <table:table-cell office:value-type="string">
            <text:p>264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791-1731.pdf</text:p>
          </table:table-cell>
          <table:table-cell office:value-type="string">
            <text:p>http://www.ingrammicro.de/jpg/0711688.jpg</text:p>
          </table:table-cell>
          <table:table-cell office:value-type="string">
            <text:p>23.4.09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89">
            <text:p>711689</text:p>
          </table:table-cell>
          <table:table-cell office:value-type="string">
            <text:p>UTM25-100EUS</text:p>
          </table:table-cell>
          <table:table-cell office:value-type="string">
            <text:p>Prosecure UTM25 VPN Firewall</text:p>
          </table:table-cell>
          <table:table-cell office:value-type="string">
            <text:p>Prosecure UTM25 VPN Firewall with 4 Port Gigabit Switch USB RS232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44,25</text:p>
          </table:table-cell>
          <table:table-cell office:value-type="string">
            <text:p>521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2552956-1954.pdf</text:p>
          </table:table-cell>
          <table:table-cell office:value-type="string">
            <text:p>http://www.ingrammicro.de/jpg/0711689.jpg</text:p>
          </table:table-cell>
          <table:table-cell office:value-type="string">
            <text:p>23.4.09 00:00:00</text:p>
          </table:table-cell>
          <table:table-cell office:value-type="float" office:value="606449061406">
            <text:p>606449061406</text:p>
          </table:table-cell>
          <table:table-cell/>
          <table:table-cell office:value-type="string">
            <text:p>0,12</text:p>
          </table:table-cell>
          <table:table-cell office:value-type="string">
            <text:p>0,44</text:p>
          </table:table-cell>
          <table:table-cell office:value-type="string">
            <text:p>0,26</text:p>
          </table:table-cell>
          <table:table-cell office:value-type="string">
            <text:p>3,2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90">
            <text:p>711690</text:p>
          </table:table-cell>
          <table:table-cell office:value-type="string">
            <text:p>UTM25W-10000S</text:p>
          </table:table-cell>
          <table:table-cell office:value-type="string">
            <text:p>Web Threat Management</text:p>
          </table:table-cell>
          <table:table-cell office:value-type="string">
            <text:p>Web Threat Management Subscription 1 Year for UTM25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211,75</text:p>
          </table:table-cell>
          <table:table-cell office:value-type="string">
            <text:p>130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786-4002.pdf</text:p>
          </table:table-cell>
          <table:table-cell office:value-type="string">
            <text:p>http://www.ingrammicro.de/jpg/0711690.jpg</text:p>
          </table:table-cell>
          <table:table-cell office:value-type="string">
            <text:p>23.4.09 00:00:00</text:p>
          </table:table-cell>
          <table:table-cell office:value-type="float" office:value="606449061505">
            <text:p>60644906150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91">
            <text:p>711691</text:p>
          </table:table-cell>
          <table:table-cell office:value-type="string">
            <text:p>UTM25W3-10000S</text:p>
          </table:table-cell>
          <table:table-cell office:value-type="string">
            <text:p>Web Threat Management</text:p>
          </table:table-cell>
          <table:table-cell office:value-type="string">
            <text:p>Web Threat Management Subscription 3 Years for UTM25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539,93</text:p>
          </table:table-cell>
          <table:table-cell office:value-type="string">
            <text:p>333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805-4159.pdf</text:p>
          </table:table-cell>
          <table:table-cell office:value-type="string">
            <text:p>http://www.ingrammicro.de/jpg/0711691.jpg</text:p>
          </table:table-cell>
          <table:table-cell office:value-type="string">
            <text:p>23.4.09 00:00:00</text:p>
          </table:table-cell>
          <table:table-cell office:value-type="float" office:value="606449063554">
            <text:p>60644906355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92">
            <text:p>711692</text:p>
          </table:table-cell>
          <table:table-cell office:value-type="string">
            <text:p>UTM25E-10000S</text:p>
          </table:table-cell>
          <table:table-cell office:value-type="string">
            <text:p>EMail Threat Management</text:p>
          </table:table-cell>
          <table:table-cell office:value-type="string">
            <text:p>EMail Threat Management Subscription 1 Year for UTM25.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211,75</text:p>
          </table:table-cell>
          <table:table-cell office:value-type="string">
            <text:p>130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802-6980.pdf</text:p>
          </table:table-cell>
          <table:table-cell office:value-type="string">
            <text:p>http://www.ingrammicro.de/jpg/0711692.jpg</text:p>
          </table:table-cell>
          <table:table-cell office:value-type="string">
            <text:p>23.4.09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1693">
            <text:p>711693</text:p>
          </table:table-cell>
          <table:table-cell office:value-type="string">
            <text:p>UTM25E3-10000S</text:p>
          </table:table-cell>
          <table:table-cell office:value-type="string">
            <text:p>EMail Threat Management</text:p>
          </table:table-cell>
          <table:table-cell office:value-type="string">
            <text:p>EMail Threat Management Subscription 3 Years for UTM25./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539,93</text:p>
          </table:table-cell>
          <table:table-cell office:value-type="string">
            <text:p>33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www.ingrammicro.de/jpg/0711693.jpg</text:p>
          </table:table-cell>
          <table:table-cell office:value-type="string">
            <text:p>23.4.09 00:00:00</text:p>
          </table:table-cell>
          <table:table-cell office:value-type="float" office:value="606449063547">
            <text:p>60644906354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1694">
            <text:p>711694</text:p>
          </table:table-cell>
          <table:table-cell office:value-type="string">
            <text:p>UTM25EW-100EUS</text:p>
          </table:table-cell>
          <table:table-cell office:value-type="string">
            <text:p>Prosecure UTM Bundle</text:p>
          </table:table-cell>
          <table:table-cell office:value-type="string">
            <text:p>Prosecure UTM Bundle with UTM25 UTM25E UTM25M UTM25W 1 Year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2,13</text:p>
          </table:table-cell>
          <table:table-cell office:value-type="string">
            <text:p>764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2">
            <text:p>1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2552942-4877.pdf</text:p>
          </table:table-cell>
          <table:table-cell office:value-type="string">
            <text:p>http://www.ingrammicro.de/jpg/0711694.jpg</text:p>
          </table:table-cell>
          <table:table-cell office:value-type="string">
            <text:p>23.4.09 00:00:00</text:p>
          </table:table-cell>
          <table:table-cell office:value-type="float" office:value="606449061642">
            <text:p>606449061642</text:p>
          </table:table-cell>
          <table:table-cell/>
          <table:table-cell office:value-type="string">
            <text:p>0,11</text:p>
          </table:table-cell>
          <table:table-cell office:value-type="string">
            <text:p>0,44</text:p>
          </table:table-cell>
          <table:table-cell office:value-type="string">
            <text:p>0,25</text:p>
          </table:table-cell>
          <table:table-cell office:value-type="string">
            <text:p>3,30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700">
            <text:p>711700</text:p>
          </table:table-cell>
          <table:table-cell office:value-type="string">
            <text:p>RNRX4450-100EUS</text:p>
          </table:table-cell>
          <table:table-cell office:value-type="string">
            <text:p>ReadyNas 2100 2TB Dual Gigabit</text:p>
          </table:table-cell>
          <table:table-cell office:value-type="string">
            <text:p>ReadyNas 2100 2TB Dual Gigabit Rackmount Nas + iSCSI SAN 4 x 500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147,29</text:p>
          </table:table-cell>
          <table:table-cell office:value-type="string">
            <text:p>1320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3623932-2110.pdf</text:p>
          </table:table-cell>
          <table:table-cell office:value-type="string">
            <text:p>http://images2.icecat.biz/img/norm/high/2935248-9119.jpg</text:p>
          </table:table-cell>
          <table:table-cell office:value-type="string">
            <text:p>14.5.09 00:00:00</text:p>
          </table:table-cell>
          <table:table-cell office:value-type="float" office:value="606449066838">
            <text:p>606449066838</text:p>
          </table:table-cell>
          <table:table-cell/>
          <table:table-cell office:value-type="string">
            <text:p>0,14</text:p>
          </table:table-cell>
          <table:table-cell office:value-type="string">
            <text:p>0,57</text:p>
          </table:table-cell>
          <table:table-cell office:value-type="string">
            <text:p>0,44</text:p>
          </table:table-cell>
          <table:table-cell office:value-type="string">
            <text:p>10,0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701">
            <text:p>711701</text:p>
          </table:table-cell>
          <table:table-cell office:value-type="string">
            <text:p>RNRX4420-100EUS</text:p>
          </table:table-cell>
          <table:table-cell office:value-type="string">
            <text:p>ReadyNas 2100 8TB Dual Gigabit</text:p>
          </table:table-cell>
          <table:table-cell office:value-type="string">
            <text:p>ReadyNas 2100 8TB Dual Gigabit Rackmount Nas + iSCSI SAN 4 x 2TB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4128,60</text:p>
          </table:table-cell>
          <table:table-cell office:value-type="string">
            <text:p>2554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3623819-9336.pdf</text:p>
          </table:table-cell>
          <table:table-cell office:value-type="string">
            <text:p>http://images.icecat.biz/img/norm/high/2935247-3504.jpg</text:p>
          </table:table-cell>
          <table:table-cell office:value-type="string">
            <text:p>14.5.09 00:00:00</text:p>
          </table:table-cell>
          <table:table-cell office:value-type="float" office:value="606449066890">
            <text:p>606449066890</text:p>
          </table:table-cell>
          <table:table-cell/>
          <table:table-cell office:value-type="string">
            <text:p>0,14</text:p>
          </table:table-cell>
          <table:table-cell office:value-type="string">
            <text:p>0,57</text:p>
          </table:table-cell>
          <table:table-cell office:value-type="string">
            <text:p>0,44</text:p>
          </table:table-cell>
          <table:table-cell office:value-type="string">
            <text:p>10,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702">
            <text:p>711702</text:p>
          </table:table-cell>
          <table:table-cell office:value-type="string">
            <text:p>RNRX4410-100EUS</text:p>
          </table:table-cell>
          <table:table-cell office:value-type="string">
            <text:p>ReadyNas 2100 4TB Dual Gigabit</text:p>
          </table:table-cell>
          <table:table-cell office:value-type="string">
            <text:p>ReadyNas 2100 4TB Dual Gigabit Rackmount Nas + iSCSI SAN 4 x 1TB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560,11</text:p>
          </table:table-cell>
          <table:table-cell office:value-type="string">
            <text:p>158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3623929-3965.pdf</text:p>
          </table:table-cell>
          <table:table-cell office:value-type="string">
            <text:p>http://www.ingrammicro.de/jpg/0711702.jpg</text:p>
          </table:table-cell>
          <table:table-cell office:value-type="string">
            <text:p>14.5.09 00:00:00</text:p>
          </table:table-cell>
          <table:table-cell office:value-type="float" office:value="606449062120">
            <text:p>606449062120</text:p>
          </table:table-cell>
          <table:table-cell/>
          <table:table-cell office:value-type="string">
            <text:p>0,14</text:p>
          </table:table-cell>
          <table:table-cell office:value-type="string">
            <text:p>0,57</text:p>
          </table:table-cell>
          <table:table-cell office:value-type="string">
            <text:p>0,44</text:p>
          </table:table-cell>
          <table:table-cell office:value-type="string">
            <text:p>10,6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705">
            <text:p>711705</text:p>
          </table:table-cell>
          <table:table-cell office:value-type="string">
            <text:p>DGND3300-100PES</text:p>
          </table:table-cell>
          <table:table-cell office:value-type="string">
            <text:p>RangeMax Dual Band WRLS-N 300</text:p>
          </table:table-cell>
          <table:table-cell office:value-type="string">
            <text:p>RangeMax Dual Band WRLS-N 300 AnnexA / ADSL2+ Modem Router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59,69</text:p>
          </table:table-cell>
          <table:table-cell office:value-type="string">
            <text:p>98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3377347-6647.pdf</text:p>
          </table:table-cell>
          <table:table-cell office:value-type="string">
            <text:p>http://images.icecat.biz/img/norm/high/2935076-384.jpg</text:p>
          </table:table-cell>
          <table:table-cell office:value-type="string">
            <text:p>18.5.09 00:00:00</text:p>
          </table:table-cell>
          <table:table-cell office:value-type="float" office:value="606449064391">
            <text:p>606449064391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1,06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1706">
            <text:p>711706</text:p>
          </table:table-cell>
          <table:table-cell office:value-type="string">
            <text:p>JGS516-200EUS</text:p>
          </table:table-cell>
          <table:table-cell office:value-type="string">
            <text:p>16 x10/100/1000 Gigabit Switch</text:p>
          </table:table-cell>
          <table:table-cell office:value-type="string">
            <text:p>16 x 10/100/1000 Gigabit Switch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27,16</text:p>
          </table:table-cell>
          <table:table-cell office:value-type="string">
            <text:p>201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1706.pdf</text:p>
          </table:table-cell>
          <table:table-cell office:value-type="string">
            <text:p>http://www.ingrammicro.de/jpg/0711706.jpg</text:p>
          </table:table-cell>
          <table:table-cell office:value-type="string">
            <text:p>18.5.09 00:00:00</text:p>
          </table:table-cell>
          <table:table-cell table:number-columns-repeated="2"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2,65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1716">
            <text:p>711716</text:p>
          </table:table-cell>
          <table:table-cell office:value-type="string">
            <text:p>ANT2407-10000S</text:p>
          </table:table-cell>
          <table:table-cell office:value-type="string">
            <text:p>ProSafe OMNIDirectional Indoor</text:p>
          </table:table-cell>
          <table:table-cell office:value-type="string">
            <text:p>ProSafe OMNI Directional Indoor Antenna 1,5 Meter Cable 7dbi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84,80</text:p>
          </table:table-cell>
          <table:table-cell office:value-type="string">
            <text:p>5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51801-9361.pdf</text:p>
          </table:table-cell>
          <table:table-cell office:value-type="string">
            <text:p>http://images.icecat.biz/img/norm/high/3042329-7247.jpg</text:p>
          </table:table-cell>
          <table:table-cell office:value-type="string">
            <text:p>1.7.09 00:00:00</text:p>
          </table:table-cell>
          <table:table-cell office:value-type="float" office:value="606449064650">
            <text:p>606449064650</text:p>
          </table:table-cell>
          <table:table-cell/>
          <table:table-cell office:value-type="string">
            <text:p>0,05</text:p>
          </table:table-cell>
          <table:table-cell office:value-type="string">
            <text:p>0,33</text:p>
          </table:table-cell>
          <table:table-cell office:value-type="string">
            <text:p>0,13</text:p>
          </table:table-cell>
          <table:table-cell office:value-type="string">
            <text:p>0,3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1718">
            <text:p>711718</text:p>
          </table:table-cell>
          <table:table-cell office:value-type="string">
            <text:p>WN111-200PES</text:p>
          </table:table-cell>
          <table:table-cell office:value-type="string">
            <text:p>RangeMaxNext Wireless-N USB2.0</text:p>
          </table:table-cell>
          <table:table-cell office:value-type="string">
            <text:p>RangeMax Next Wireless-N USB2.0 Adapter 300MBit IEEE 802.11n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9,14</text:p>
          </table:table-cell>
          <table:table-cell office:value-type="string">
            <text:p>30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1718.pdf</text:p>
          </table:table-cell>
          <table:table-cell office:value-type="string">
            <text:p>http://www.ingrammicro.de/jpg/0711718.jpg</text:p>
          </table:table-cell>
          <table:table-cell office:value-type="string">
            <text:p>3.6.09 00:00:00</text:p>
          </table:table-cell>
          <table:table-cell office:value-type="float" office:value="606449064896">
            <text:p>606449064896</text:p>
          </table:table-cell>
          <table:table-cell/>
          <table:table-cell office:value-type="string">
            <text:p>0,04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2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 office:value-type="float" office:value="85176200">
            <text:p>85176200</text:p>
          </table:table-cell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951">
            <text:p>711951</text:p>
          </table:table-cell>
          <table:table-cell office:value-type="string">
            <text:p>WNB2100-100PES</text:p>
          </table:table-cell>
          <table:table-cell office:value-type="string">
            <text:p>Wireless-N 300 Router</text:p>
          </table:table-cell>
          <table:table-cell office:value-type="string">
            <text:p>Wireless-N 300 Router with USB-Adapter Kit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99,13</text:p>
          </table:table-cell>
          <table:table-cell office:value-type="string">
            <text:p>6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9">
            <text:p>3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12393-9562.jpg</text:p>
          </table:table-cell>
          <table:table-cell office:value-type="string">
            <text:p>22.6.09 00:00:00</text:p>
          </table:table-cell>
          <table:table-cell office:value-type="float" office:value="606449064032">
            <text:p>606449064032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8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1969">
            <text:p>711969</text:p>
          </table:table-cell>
          <table:table-cell office:value-type="string">
            <text:p>ANT32405-10000S</text:p>
          </table:table-cell>
          <table:table-cell office:value-type="string">
            <text:p>Pro Safe 3x3 OMNI Directional</text:p>
          </table:table-cell>
          <table:table-cell office:value-type="string">
            <text:p>Pro Safe 3X3 OMNI Directional Indoor Antenna 1.0 Meter Cable 5DBI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92,50</text:p>
          </table:table-cell>
          <table:table-cell office:value-type="string">
            <text:p>56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1969.jpg</text:p>
          </table:table-cell>
          <table:table-cell office:value-type="string">
            <text:p>1.7.09 00:00:00</text:p>
          </table:table-cell>
          <table:table-cell office:value-type="float" office:value="606449064735">
            <text:p>606449064735</text:p>
          </table:table-cell>
          <table:table-cell/>
          <table:table-cell office:value-type="string">
            <text:p>0,06</text:p>
          </table:table-cell>
          <table:table-cell office:value-type="string">
            <text:p>0,33</text:p>
          </table:table-cell>
          <table:table-cell office:value-type="string">
            <text:p>0,14</text:p>
          </table:table-cell>
          <table:table-cell office:value-type="string">
            <text:p>0,4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971">
            <text:p>711971</text:p>
          </table:table-cell>
          <table:table-cell office:value-type="string">
            <text:p>DGN3500-100PES</text:p>
          </table:table-cell>
          <table:table-cell office:value-type="string">
            <text:p>Wireless N 300 ADSL2+ Modem</text:p>
          </table:table-cell>
          <table:table-cell office:value-type="string">
            <text:p>Wireless N 300 ADSL2+ Modem Gigabit Router AnnexA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47,31</text:p>
          </table:table-cell>
          <table:table-cell office:value-type="string">
            <text:p>91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51012-7872.jpg</text:p>
          </table:table-cell>
          <table:table-cell office:value-type="string">
            <text:p>1.7.09 00:00:00</text:p>
          </table:table-cell>
          <table:table-cell office:value-type="float" office:value="606449062298">
            <text:p>606449062298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1,0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972">
            <text:p>711972</text:p>
          </table:table-cell>
          <table:table-cell office:value-type="string">
            <text:p>RN12P0610-100EUS</text:p>
          </table:table-cell>
          <table:table-cell office:value-type="string">
            <text:p>ReadyNas 3200 6TB iSCSI 19in</text:p>
          </table:table-cell>
          <table:table-cell office:value-type="string">
            <text:p>ReadyNas 3200 6TB iSCSI 19in Rackmount 6 x 1TB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7515,53</text:p>
          </table:table-cell>
          <table:table-cell office:value-type="string">
            <text:p>4621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3965452-3422.pdf</text:p>
          </table:table-cell>
          <table:table-cell office:value-type="string">
            <text:p>http://images.icecat.biz/img/norm/high/3427003-9435.jpg</text:p>
          </table:table-cell>
          <table:table-cell office:value-type="string">
            <text:p>1.7.09 00:00:00</text:p>
          </table:table-cell>
          <table:table-cell office:value-type="float" office:value="606449067125">
            <text:p>606449067125</text:p>
          </table:table-cell>
          <table:table-cell/>
          <table:table-cell office:value-type="string">
            <text:p>0,37</text:p>
          </table:table-cell>
          <table:table-cell office:value-type="string">
            <text:p>0,93</text:p>
          </table:table-cell>
          <table:table-cell office:value-type="string">
            <text:p>0,68</text:p>
          </table:table-cell>
          <table:table-cell office:value-type="string">
            <text:p>35,21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973">
            <text:p>711973</text:p>
          </table:table-cell>
          <table:table-cell office:value-type="string">
            <text:p>RN12P1220-100EUS</text:p>
          </table:table-cell>
          <table:table-cell office:value-type="string">
            <text:p>ReadyNas 3200 24TB iSCSI 19in</text:p>
          </table:table-cell>
          <table:table-cell office:value-type="string">
            <text:p>ReadyNas 3200 24TB iSCSI 19in Rackmount 12 x 2TB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3927,39</text:p>
          </table:table-cell>
          <table:table-cell office:value-type="string">
            <text:p>856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26993-7824.jpg</text:p>
          </table:table-cell>
          <table:table-cell office:value-type="string">
            <text:p>1.7.09 00:00:00</text:p>
          </table:table-cell>
          <table:table-cell office:value-type="float" office:value="606449067064">
            <text:p>606449067064</text:p>
          </table:table-cell>
          <table:table-cell/>
          <table:table-cell office:value-type="string">
            <text:p>0,55</text:p>
          </table:table-cell>
          <table:table-cell office:value-type="string">
            <text:p>1,2</text:p>
          </table:table-cell>
          <table:table-cell office:value-type="string">
            <text:p>0,8</text:p>
          </table:table-cell>
          <table:table-cell office:value-type="string">
            <text:p>39,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1974">
            <text:p>711974</text:p>
          </table:table-cell>
          <table:table-cell office:value-type="string">
            <text:p>RN12P1210-100EUS</text:p>
          </table:table-cell>
          <table:table-cell office:value-type="string">
            <text:p>ReadyNas 3200 12TB iSCSI 19in</text:p>
          </table:table-cell>
          <table:table-cell office:value-type="string">
            <text:p>ReadyNas 3200 12TB iSCSI 19in Rackmount 12 x 1TB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9235,73</text:p>
          </table:table-cell>
          <table:table-cell office:value-type="string">
            <text:p>5713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3965449-996.pdf</text:p>
          </table:table-cell>
          <table:table-cell office:value-type="string">
            <text:p>http://images.icecat.biz/img/norm/high/3426990-9807.png</text:p>
          </table:table-cell>
          <table:table-cell office:value-type="string">
            <text:p>1.7.09 00:00:00</text:p>
          </table:table-cell>
          <table:table-cell office:value-type="float" office:value="606449067095">
            <text:p>606449067095</text:p>
          </table:table-cell>
          <table:table-cell/>
          <table:table-cell office:value-type="string">
            <text:p>0,35</text:p>
          </table:table-cell>
          <table:table-cell office:value-type="string">
            <text:p>0,95</text:p>
          </table:table-cell>
          <table:table-cell office:value-type="string">
            <text:p>0,7</text:p>
          </table:table-cell>
          <table:table-cell office:value-type="string">
            <text:p>39,21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1988">
            <text:p>711988</text:p>
          </table:table-cell>
          <table:table-cell office:value-type="string">
            <text:p>WNR2000-100PES</text:p>
          </table:table-cell>
          <table:table-cell office:value-type="string">
            <text:p>RangeMax Wireless-N 300 Router</text:p>
          </table:table-cell>
          <table:table-cell office:value-type="string">
            <text:p>RangeMax Wireless-N 300 Router with Integr 4 Port Switch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72,99</text:p>
          </table:table-cell>
          <table:table-cell office:value-type="string">
            <text:p>45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29">
            <text:p>52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90050-3207.pdf</text:p>
          </table:table-cell>
          <table:table-cell office:value-type="string">
            <text:p>http://images.icecat.biz/img/norm/high/3459206-9016.jpg</text:p>
          </table:table-cell>
          <table:table-cell office:value-type="string">
            <text:p>3.8.09 00:00:00</text:p>
          </table:table-cell>
          <table:table-cell office:value-type="float" office:value="606449064407">
            <text:p>606449064407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02">
            <text:p>712002</text:p>
          </table:table-cell>
          <table:table-cell office:value-type="string">
            <text:p>FS108-200PES</text:p>
          </table:table-cell>
          <table:table-cell office:value-type="string">
            <text:p>Fast Ethernet Switch FS108</text:p>
          </table:table-cell>
          <table:table-cell office:value-type="string">
            <text:p>LED: Power/ Access Point/ 10Base-T, 100Base-TX/ Geschwindigkeit: 100 MBit/sek., 10 MBit/sek./ Portanzahl: 8/ Gehäuseform: Desktop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42,72</text:p>
          </table:table-cell>
          <table:table-cell office:value-type="string">
            <text:p>26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9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2002.pdf</text:p>
          </table:table-cell>
          <table:table-cell office:value-type="string">
            <text:p>http://www.ingrammicro.de/jpg/0712002.jpg</text:p>
          </table:table-cell>
          <table:table-cell office:value-type="string">
            <text:p>30.7.09 00:00:00</text:p>
          </table:table-cell>
          <table:table-cell office:value-type="float" office:value="606449064223">
            <text:p>606449064223</text:p>
          </table:table-cell>
          <table:table-cell/>
          <table:table-cell office:value-type="string">
            <text:p>0,1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8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05">
            <text:p>712005</text:p>
          </table:table-cell>
          <table:table-cell office:value-type="string">
            <text:p>FS608-300PES</text:p>
          </table:table-cell>
          <table:table-cell office:value-type="string">
            <text:p>10/100 8-Port Desktop-Switch</text:p>
          </table:table-cell>
          <table:table-cell office:value-type="string">
            <text:p>10/100 8-Port Desktop-Switch Ext. Powersupply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3,09</text:p>
          </table:table-cell>
          <table:table-cell office:value-type="string">
            <text:p>2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35">
            <text:p>23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05.pdf</text:p>
          </table:table-cell>
          <table:table-cell office:value-type="string">
            <text:p>http://www.ingrammicro.de/jpg/0712005.jpg</text:p>
          </table:table-cell>
          <table:table-cell office:value-type="string">
            <text:p>3.8.09 00:00:00</text:p>
          </table:table-cell>
          <table:table-cell office:value-type="float" office:value="606449064193">
            <text:p>606449064193</text:p>
          </table:table-cell>
          <table:table-cell/>
          <table:table-cell office:value-type="string">
            <text:p>0,12</text:p>
          </table:table-cell>
          <table:table-cell office:value-type="string">
            <text:p>0,23</text:p>
          </table:table-cell>
          <table:table-cell office:value-type="string">
            <text:p>0,18</text:p>
          </table:table-cell>
          <table:table-cell office:value-type="string">
            <text:p>0,6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07">
            <text:p>712007</text:p>
          </table:table-cell>
          <table:table-cell office:value-type="string">
            <text:p>XET1001-100PES</text:p>
          </table:table-cell>
          <table:table-cell office:value-type="string">
            <text:p>85 MBit/s Powerline Network-</text:p>
          </table:table-cell>
          <table:table-cell office:value-type="string">
            <text:p>85 MBit/s Powerline Network- Compatible To Homepug 1.1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1,94</text:p>
          </table:table-cell>
          <table:table-cell office:value-type="string">
            <text:p>38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07.pdf</text:p>
          </table:table-cell>
          <table:table-cell office:value-type="string">
            <text:p>http://www.ingrammicro.de/jpg/0712007.jpg</text:p>
          </table:table-cell>
          <table:table-cell office:value-type="string">
            <text:p>3.8.09 00:00:00</text:p>
          </table:table-cell>
          <table:table-cell office:value-type="float" office:value="606449064308">
            <text:p>606449064308</text:p>
          </table:table-cell>
          <table:table-cell/>
          <table:table-cell office:value-type="string">
            <text:p>0,09</text:p>
          </table:table-cell>
          <table:table-cell office:value-type="string">
            <text:p>0,21</text:p>
          </table:table-cell>
          <table:table-cell office:value-type="string">
            <text:p>0,16</text:p>
          </table:table-cell>
          <table:table-cell office:value-type="string">
            <text:p>0,36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008">
            <text:p>712008</text:p>
          </table:table-cell>
          <table:table-cell office:value-type="string">
            <text:p>WG111-300PES</text:p>
          </table:table-cell>
          <table:table-cell office:value-type="string">
            <text:p>Wireless USB 2.0 Adapter</text:p>
          </table:table-cell>
          <table:table-cell office:value-type="string">
            <text:p>Wireless USB 2.0 Adapter 54MBps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5,61</text:p>
          </table:table-cell>
          <table:table-cell office:value-type="string">
            <text:p>15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62">
            <text:p>46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08.pdf</text:p>
          </table:table-cell>
          <table:table-cell office:value-type="string">
            <text:p>http://www.ingrammicro.de/jpg/0712008.jpg</text:p>
          </table:table-cell>
          <table:table-cell office:value-type="string">
            <text:p>21.7.09 00:00:00</text:p>
          </table:table-cell>
          <table:table-cell office:value-type="float" office:value="606449064056">
            <text:p>606449064056</text:p>
          </table:table-cell>
          <table:table-cell/>
          <table:table-cell office:value-type="string">
            <text:p>0,04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2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40">
            <text:p>6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 office:value-type="float" office:value="85176200">
            <text:p>85176200</text:p>
          </table:table-cell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14">
            <text:p>712014</text:p>
          </table:table-cell>
          <table:table-cell office:value-type="string">
            <text:p>WNDR3700-100PES</text:p>
          </table:table-cell>
          <table:table-cell office:value-type="string">
            <text:p>RangeMax Dual Band Router</text:p>
          </table:table-cell>
          <table:table-cell office:value-type="string">
            <text:p>RangeMax Dual Band Router Wireless-N Router with USB Store. Port./ 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85,83</text:p>
          </table:table-cell>
          <table:table-cell office:value-type="string">
            <text:p>115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72">
            <text:p>67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050270-1007.pdf</text:p>
          </table:table-cell>
          <table:table-cell office:value-type="string">
            <text:p>http://images.icecat.biz/img/norm/high/3481107-2867.jpg</text:p>
          </table:table-cell>
          <table:table-cell office:value-type="string">
            <text:p>31.7.09 00:00:00</text:p>
          </table:table-cell>
          <table:table-cell office:value-type="float" office:value="606449064025">
            <text:p>606449064025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1,0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17">
            <text:p>712017</text:p>
          </table:table-cell>
          <table:table-cell office:value-type="string">
            <text:p>FS105-200PES</text:p>
          </table:table-cell>
          <table:table-cell office:value-type="string">
            <text:p>Prosafe 10/100 5-Port Switch</text:p>
          </table:table-cell>
          <table:table-cell office:value-type="string">
            <text:p>ProSafe 10/100 5-Port Switch Metal-Case Ext. Powersupply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6,53</text:p>
          </table:table-cell>
          <table:table-cell office:value-type="string">
            <text:p>22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17.pdf</text:p>
          </table:table-cell>
          <table:table-cell office:value-type="string">
            <text:p>http://www.ingrammicro.de/jpg/0712017.jpg</text:p>
          </table:table-cell>
          <table:table-cell office:value-type="string">
            <text:p>3.8.09 00:00:00</text:p>
          </table:table-cell>
          <table:table-cell office:value-type="float" office:value="606449064230">
            <text:p>606449064230</text:p>
          </table:table-cell>
          <table:table-cell/>
          <table:table-cell office:value-type="string">
            <text:p>0,12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6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18">
            <text:p>712018</text:p>
          </table:table-cell>
          <table:table-cell office:value-type="string">
            <text:p>XAVB101-100PES</text:p>
          </table:table-cell>
          <table:table-cell office:value-type="string">
            <text:p>200 MBit/s Powerline AV</text:p>
          </table:table-cell>
          <table:table-cell office:value-type="string">
            <text:p>200 MBit/s Powerline AV Network-Adapter 2 x XAV101-100ISS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23,90</text:p>
          </table:table-cell>
          <table:table-cell office:value-type="string">
            <text:p>77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1">
            <text:p>9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18.pdf</text:p>
          </table:table-cell>
          <table:table-cell office:value-type="string">
            <text:p>http://www.ingrammicro.de/jpg/0712018.jpg</text:p>
          </table:table-cell>
          <table:table-cell office:value-type="string">
            <text:p>3.8.09 00:00:00</text:p>
          </table:table-cell>
          <table:table-cell office:value-type="float" office:value="606449064292">
            <text:p>606449064292</text:p>
          </table:table-cell>
          <table:table-cell/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6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19">
            <text:p>712019</text:p>
          </table:table-cell>
          <table:table-cell office:value-type="string">
            <text:p>XETB1001-100PES</text:p>
          </table:table-cell>
          <table:table-cell office:value-type="string">
            <text:p>85 MBIT/S POWERLINE NETWORK-</text:p>
          </table:table-cell>
          <table:table-cell office:value-type="string">
            <text:p>NETWORK-ADAPTER 2X XET1001-100ISS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1</text:p>
          </table:table-cell>
          <table:table-cell office:value-type="string">
            <text:p>6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056235-830.pdf</text:p>
          </table:table-cell>
          <table:table-cell office:value-type="string">
            <text:p>http://images.icecat.biz/img/norm/high/3469565-3179.jpg</text:p>
          </table:table-cell>
          <table:table-cell office:value-type="string">
            <text:p>3.8.09 00:00:00</text:p>
          </table:table-cell>
          <table:table-cell office:value-type="float" office:value="606449064315">
            <text:p>606449064315</text:p>
          </table:table-cell>
          <table:table-cell/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5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020">
            <text:p>712020</text:p>
          </table:table-cell>
          <table:table-cell office:value-type="string">
            <text:p>FVS318G-100EUS</text:p>
          </table:table-cell>
          <table:table-cell office:value-type="string">
            <text:p>ProSafe 8Port Gigabit Firewall</text:p>
          </table:table-cell>
          <table:table-cell office:value-type="string">
            <text:p>ProSafe 8-Port Gigabit Firewall 5 VPN with 1 GB WAN-Por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3"/>
          <table:table-cell office:value-type="string">
            <text:p>211,58</text:p>
          </table:table-cell>
          <table:table-cell office:value-type="string">
            <text:p>133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7">
            <text:p>3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20.pdf</text:p>
          </table:table-cell>
          <table:table-cell office:value-type="string">
            <text:p>http://www.ingrammicro.de/jpg/0712020.jpg</text:p>
          </table:table-cell>
          <table:table-cell office:value-type="string">
            <text:p>3.8.09 00:00:00</text:p>
          </table:table-cell>
          <table:table-cell office:value-type="float" office:value="606449064810">
            <text:p>606449064810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4</text:p>
          </table:table-cell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21">
            <text:p>712021</text:p>
          </table:table-cell>
          <table:table-cell office:value-type="string">
            <text:p>RP614-400PES</text:p>
          </table:table-cell>
          <table:table-cell office:value-type="string">
            <text:p>XDSL/Kable Router w/ 4x10/100</text:p>
          </table:table-cell>
          <table:table-cell office:value-type="string">
            <text:p>XDSL/Kable Router with 4 x 10/100 Switch Platinum Series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4,07</text:p>
          </table:table-cell>
          <table:table-cell office:value-type="string">
            <text:p>2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9">
            <text:p>8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21.pdf</text:p>
          </table:table-cell>
          <table:table-cell office:value-type="string">
            <text:p>http://www.ingrammicro.de/jpg/0712021.jpg</text:p>
          </table:table-cell>
          <table:table-cell office:value-type="string">
            <text:p>3.8.09 00:00:00</text:p>
          </table:table-cell>
          <table:table-cell office:value-type="float" office:value="606449065039">
            <text:p>606449065039</text:p>
          </table:table-cell>
          <table:table-cell/>
          <table:table-cell office:value-type="string">
            <text:p>0,1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6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22">
            <text:p>712022</text:p>
          </table:table-cell>
          <table:table-cell office:value-type="string">
            <text:p>XE104-100PES</text:p>
          </table:table-cell>
          <table:table-cell office:value-type="string">
            <text:p>85 MBIT/S POWERLINE NETWORK-</text:p>
          </table:table-cell>
          <table:table-cell office:value-type="string">
            <text:p>ADAPTER W/ 4-PORT-SWITCH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3,97</text:p>
          </table:table-cell>
          <table:table-cell office:value-type="string">
            <text:p>5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0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images.icecat.biz/img/norm/high/3515623-8170.jpg</text:p>
          </table:table-cell>
          <table:table-cell office:value-type="string">
            <text:p>3.8.09 00:00:00</text:p>
          </table:table-cell>
          <table:table-cell office:value-type="float" office:value="606449064322">
            <text:p>606449064322</text:p>
          </table:table-cell>
          <table:table-cell/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44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023">
            <text:p>712023</text:p>
          </table:table-cell>
          <table:table-cell office:value-type="string">
            <text:p>WG102-100PES</text:p>
          </table:table-cell>
          <table:table-cell office:value-type="string">
            <text:p>Prosafe 108 MBIT/S 802.11G WRL</text:p>
          </table:table-cell>
          <table:table-cell office:value-type="string">
            <text:p>ACCESS POINT W/ POE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205,07</text:p>
          </table:table-cell>
          <table:table-cell office:value-type="string">
            <text:p>12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9">
            <text:p>8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15674-1957.jpg</text:p>
          </table:table-cell>
          <table:table-cell office:value-type="string">
            <text:p>3.8.09 00:00:00</text:p>
          </table:table-cell>
          <table:table-cell office:value-type="float" office:value="606449065183">
            <text:p>606449065183</text:p>
          </table:table-cell>
          <table:table-cell/>
          <table:table-cell office:value-type="string">
            <text:p>0,08</text:p>
          </table:table-cell>
          <table:table-cell office:value-type="string">
            <text:p>0,28</text:p>
          </table:table-cell>
          <table:table-cell office:value-type="string">
            <text:p>0,24</text:p>
          </table:table-cell>
          <table:table-cell office:value-type="string">
            <text:p>0,8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24">
            <text:p>712024</text:p>
          </table:table-cell>
          <table:table-cell office:value-type="string">
            <text:p>XEB1004-100PES</text:p>
          </table:table-cell>
          <table:table-cell office:value-type="string">
            <text:p>85 MBit/s Powerline Network-</text:p>
          </table:table-cell>
          <table:table-cell office:value-type="string">
            <text:p>85 MBit/s Powerline Network- Switch Set 2 x XE104IS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90</text:p>
          </table:table-cell>
          <table:table-cell office:value-type="string">
            <text:p>78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24.pdf</text:p>
          </table:table-cell>
          <table:table-cell office:value-type="string">
            <text:p>http://www.ingrammicro.de/jpg/0712024.jpg</text:p>
          </table:table-cell>
          <table:table-cell office:value-type="string">
            <text:p>3.8.09 00:00:00</text:p>
          </table:table-cell>
          <table:table-cell office:value-type="float" office:value="606449064339">
            <text:p>606449064339</text:p>
          </table:table-cell>
          <table:table-cell/>
          <table:table-cell office:value-type="string">
            <text:p>0,1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6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025">
            <text:p>712025</text:p>
          </table:table-cell>
          <table:table-cell office:value-type="string">
            <text:p>WG602-400PES</text:p>
          </table:table-cell>
          <table:table-cell office:value-type="string">
            <text:p>54MBps Wireless Access Point</text:p>
          </table:table-cell>
          <table:table-cell office:value-type="string">
            <text:p>Kabellose Vernetzung bis 54 MBit/s/ Standard 802.11g/ 128 Bit WEP-Verschlüsselung/ Kompatibel mit Windows XP/ multilingual/ Standard:, 802.11b, 802.11g/ Wireless Access Point/ WEP, WPA/ Verschlüsselung: 128 Bit/ Max. Datenrate: 54 MB/sek.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87,16</text:p>
          </table:table-cell>
          <table:table-cell office:value-type="string">
            <text:p>56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4">
            <text:p>10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82653-6179.jpg</text:p>
          </table:table-cell>
          <table:table-cell office:value-type="string">
            <text:p>3.8.09 00:00:00</text:p>
          </table:table-cell>
          <table:table-cell office:value-type="float" office:value="606449065190">
            <text:p>606449065190</text:p>
          </table:table-cell>
          <table:table-cell/>
          <table:table-cell office:value-type="string">
            <text:p>0,08</text:p>
          </table:table-cell>
          <table:table-cell office:value-type="string">
            <text:p>0,28</text:p>
          </table:table-cell>
          <table:table-cell office:value-type="string">
            <text:p>0,24</text:p>
          </table:table-cell>
          <table:table-cell office:value-type="string">
            <text:p>0,6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26">
            <text:p>712026</text:p>
          </table:table-cell>
          <table:table-cell office:value-type="string">
            <text:p>FS605-300PES</text:p>
          </table:table-cell>
          <table:table-cell office:value-type="string">
            <text:p>10/100 5-Port Desktop-Switch</text:p>
          </table:table-cell>
          <table:table-cell office:value-type="string">
            <text:p>10/100 5-Port Desktop-Switch Ext. Powersupply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3,85</text:p>
          </table:table-cell>
          <table:table-cell office:value-type="string">
            <text:p>14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35">
            <text:p>43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26.pdf</text:p>
          </table:table-cell>
          <table:table-cell office:value-type="string">
            <text:p>http://www.ingrammicro.de/jpg/0712026.jpg</text:p>
          </table:table-cell>
          <table:table-cell office:value-type="string">
            <text:p>3.8.09 00:00:00</text:p>
          </table:table-cell>
          <table:table-cell office:value-type="float" office:value="606449064209">
            <text:p>606449064209</text:p>
          </table:table-cell>
          <table:table-cell/>
          <table:table-cell office:value-type="string">
            <text:p>0,08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5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27">
            <text:p>712027</text:p>
          </table:table-cell>
          <table:table-cell office:value-type="string">
            <text:p>WNR3500L-100PES</text:p>
          </table:table-cell>
          <table:table-cell office:value-type="string">
            <text:p>RangeMax Wireless-N OpenSource</text:p>
          </table:table-cell>
          <table:table-cell office:value-type="string">
            <text:p>RangeMax Wireless-N Open Source Gigabit Router with USB Port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90</text:p>
          </table:table-cell>
          <table:table-cell office:value-type="string">
            <text:p>78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490458-9442.pdf</text:p>
          </table:table-cell>
          <table:table-cell office:value-type="string">
            <text:p>http://images.icecat.biz/img/norm/high/3551507-1930.jpg</text:p>
          </table:table-cell>
          <table:table-cell office:value-type="string">
            <text:p>3.8.09 00:00:00</text:p>
          </table:table-cell>
          <table:table-cell office:value-type="float" office:value="606449067866">
            <text:p>606449067866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8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28">
            <text:p>712028</text:p>
          </table:table-cell>
          <table:table-cell office:value-type="string">
            <text:p>WNR3500L-100GRS</text:p>
          </table:table-cell>
          <table:table-cell office:value-type="string">
            <text:p>RangeMax Wireless-N OpenSource</text:p>
          </table:table-cell>
          <table:table-cell office:value-type="string">
            <text:p>RangeMax Wireless-N Open Source Gigabit Router with USB Port.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90</text:p>
          </table:table-cell>
          <table:table-cell office:value-type="string">
            <text:p>78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817146-6034.pdf</text:p>
          </table:table-cell>
          <table:table-cell office:value-type="string">
            <text:p>http://images.icecat.biz/img/norm/high/3655302-8165.jpg</text:p>
          </table:table-cell>
          <table:table-cell office:value-type="string">
            <text:p>3.8.09 00:00:00</text:p>
          </table:table-cell>
          <table:table-cell office:value-type="float" office:value="606449067842">
            <text:p>606449067842</text:p>
          </table:table-cell>
          <table:table-cell/>
          <table:table-cell office:value-type="string">
            <text:p>0,07</text:p>
          </table:table-cell>
          <table:table-cell office:value-type="string">
            <text:p>0,26</text:p>
          </table:table-cell>
          <table:table-cell office:value-type="string">
            <text:p>0,23</text:p>
          </table:table-cell>
          <table:table-cell office:value-type="string">
            <text:p>0,8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029">
            <text:p>712029</text:p>
          </table:table-cell>
          <table:table-cell office:value-type="string">
            <text:p>GA311-100PES</text:p>
          </table:table-cell>
          <table:table-cell office:value-type="string">
            <text:p>Gigabit PCI 32Bit Ethernet</text:p>
          </table:table-cell>
          <table:table-cell office:value-type="string">
            <text:p>Gigabit PCI 32Bit Ethernet Adapter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4,10</text:p>
          </table:table-cell>
          <table:table-cell office:value-type="string">
            <text:p>15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29.pdf</text:p>
          </table:table-cell>
          <table:table-cell office:value-type="string">
            <text:p>http://www.ingrammicro.de/jpg/0712029.jpg</text:p>
          </table:table-cell>
          <table:table-cell office:value-type="string">
            <text:p>20.8.09 00:00:00</text:p>
          </table:table-cell>
          <table:table-cell office:value-type="float" office:value="606449065022">
            <text:p>606449065022</text:p>
          </table:table-cell>
          <table:table-cell/>
          <table:table-cell office:value-type="string">
            <text:p>0,06</text:p>
          </table:table-cell>
          <table:table-cell office:value-type="string">
            <text:p>0,24</text:p>
          </table:table-cell>
          <table:table-cell office:value-type="string">
            <text:p>0,17</text:p>
          </table:table-cell>
          <table:table-cell office:value-type="string">
            <text:p>0,2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34">
            <text:p>712034</text:p>
          </table:table-cell>
          <table:table-cell office:value-type="string">
            <text:p>XAVB1004-100GRS</text:p>
          </table:table-cell>
          <table:table-cell office:value-type="string">
            <text:p>200 MBit/s Powerline Adapter</text:p>
          </table:table-cell>
          <table:table-cell office:value-type="string">
            <text:p>200 MBit/s Powerline AVAdapter Kit 1 x XAV1004 <text:s/>mit 4 Port Switch + 1X XAV2001</text:p>
          </table:table-cell>
          <table:table-cell/>
          <table:table-cell office:value-type="string">
            <text:p>NMS</text:p>
          </table:table-cell>
          <table:table-cell office:value-type="string">
            <text:p>G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48,66</text:p>
          </table:table-cell>
          <table:table-cell office:value-type="string">
            <text:p>9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65">
            <text:p>26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632316-5581.pdf</text:p>
          </table:table-cell>
          <table:table-cell office:value-type="string">
            <text:p>http://images.icecat.biz/img/norm/high/3538390-6334.jpg</text:p>
          </table:table-cell>
          <table:table-cell office:value-type="string">
            <text:p>11.8.09 00:00:00</text:p>
          </table:table-cell>
          <table:table-cell office:value-type="float" office:value="606449063035">
            <text:p>606449063035</text:p>
          </table:table-cell>
          <table:table-cell/>
          <table:table-cell office:value-type="string">
            <text:p>0,08</text:p>
          </table:table-cell>
          <table:table-cell office:value-type="string">
            <text:p>0,23</text:p>
          </table:table-cell>
          <table:table-cell office:value-type="string">
            <text:p>0,21</text:p>
          </table:table-cell>
          <table:table-cell office:value-type="string">
            <text:p>0,7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35">
            <text:p>712035</text:p>
          </table:table-cell>
          <table:table-cell office:value-type="string">
            <text:p>XAV1004-100PES</text:p>
          </table:table-cell>
          <table:table-cell office:value-type="string">
            <text:p>200 MBit/s Powerline AV</text:p>
          </table:table-cell>
          <table:table-cell office:value-type="string">
            <text:p>200 MBit/s Powerline AV 4-Port Switch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98,28</text:p>
          </table:table-cell>
          <table:table-cell office:value-type="string">
            <text:p>62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38391-9771.jpg</text:p>
          </table:table-cell>
          <table:table-cell office:value-type="string">
            <text:p>11.8.09 00:00:00</text:p>
          </table:table-cell>
          <table:table-cell office:value-type="float" office:value="606449065428">
            <text:p>606449065428</text:p>
          </table:table-cell>
          <table:table-cell/>
          <table:table-cell office:value-type="string">
            <text:p>0,09</text:p>
          </table:table-cell>
          <table:table-cell office:value-type="string">
            <text:p>0,24</text:p>
          </table:table-cell>
          <table:table-cell office:value-type="string">
            <text:p>0,21</text:p>
          </table:table-cell>
          <table:table-cell office:value-type="string">
            <text:p>0,5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036">
            <text:p>712036</text:p>
          </table:table-cell>
          <table:table-cell office:value-type="string">
            <text:p>XAVB1004-100PES</text:p>
          </table:table-cell>
          <table:table-cell office:value-type="string">
            <text:p>200 MBit/s Powerline AVAdapter</text:p>
          </table:table-cell>
          <table:table-cell office:value-type="string">
            <text:p>200 MBit/s Powerline AV Adapter Kit 1 x XAV1004 + 1X XAV101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48,66</text:p>
          </table:table-cell>
          <table:table-cell office:value-type="string">
            <text:p>9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6">
            <text:p>17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04894-546.pdf</text:p>
          </table:table-cell>
          <table:table-cell office:value-type="string">
            <text:p>http://images.icecat.biz/img/norm/high/3540497-6042.jpg</text:p>
          </table:table-cell>
          <table:table-cell office:value-type="string">
            <text:p>11.8.09 00:00:00</text:p>
          </table:table-cell>
          <table:table-cell office:value-type="float" office:value="606449065411">
            <text:p>606449065411</text:p>
          </table:table-cell>
          <table:table-cell/>
          <table:table-cell office:value-type="string">
            <text:p>0,08</text:p>
          </table:table-cell>
          <table:table-cell office:value-type="string">
            <text:p>0,32</text:p>
          </table:table-cell>
          <table:table-cell office:value-type="string">
            <text:p>0,21</text:p>
          </table:table-cell>
          <table:table-cell office:value-type="string">
            <text:p>0,8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038">
            <text:p>712038</text:p>
          </table:table-cell>
          <table:table-cell office:value-type="string">
            <text:p>RNDX400E-100EUS</text:p>
          </table:table-cell>
          <table:table-cell office:value-type="string">
            <text:p>ReadyNas NVX Pioneer Edition</text:p>
          </table:table-cell>
          <table:table-cell office:value-type="string">
            <text:p>ReadyNas NVX Pioneer Edition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894,93</text:p>
          </table:table-cell>
          <table:table-cell office:value-type="string">
            <text:p>552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2038.pdf</text:p>
          </table:table-cell>
          <table:table-cell office:value-type="string">
            <text:p>http://images.icecat.biz/img/norm/high/3543979-2956.jpg</text:p>
          </table:table-cell>
          <table:table-cell office:value-type="string">
            <text:p>20.8.09 00:00:00</text:p>
          </table:table-cell>
          <table:table-cell office:value-type="float" office:value="606449068337">
            <text:p>606449068337</text:p>
          </table:table-cell>
          <table:table-cell/>
          <table:table-cell office:value-type="string">
            <text:p>0,25</text:p>
          </table:table-cell>
          <table:table-cell office:value-type="string">
            <text:p>0,34</text:p>
          </table:table-cell>
          <table:table-cell office:value-type="string">
            <text:p>0,31</text:p>
          </table:table-cell>
          <table:table-cell office:value-type="string">
            <text:p>6,5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39">
            <text:p>712039</text:p>
          </table:table-cell>
          <table:table-cell office:value-type="string">
            <text:p>DGN2000-100PES</text:p>
          </table:table-cell>
          <table:table-cell office:value-type="string">
            <text:p>WIRELESS-N 300 ADSL MODEM</text:p>
          </table:table-cell>
          <table:table-cell office:value-type="string">
            <text:p>ROUTER DGN2000 ANNEX A <text:s text:c="10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1,70</text:p>
          </table:table-cell>
          <table:table-cell office:value-type="string">
            <text:p>76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043167-9758.pdf</text:p>
          </table:table-cell>
          <table:table-cell office:value-type="string">
            <text:p>http://images.icecat.biz/img/norm/high/3474805-18233.jpg</text:p>
          </table:table-cell>
          <table:table-cell office:value-type="string">
            <text:p>20.8.09 00:00:00</text:p>
          </table:table-cell>
          <table:table-cell office:value-type="float" office:value="606449064490">
            <text:p>606449064490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79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040">
            <text:p>712040</text:p>
          </table:table-cell>
          <table:table-cell office:value-type="string">
            <text:p>WN311B-100PES</text:p>
          </table:table-cell>
          <table:table-cell office:value-type="string">
            <text:p>RANGEMAX NEXT WIRELESS N-300</text:p>
          </table:table-cell>
          <table:table-cell office:value-type="string">
            <text:p>PCI ADAPTER W/EXT ANTENNAMODULE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7,28</text:p>
          </table:table-cell>
          <table:table-cell office:value-type="string">
            <text:p>55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15622-5496.jpg</text:p>
          </table:table-cell>
          <table:table-cell office:value-type="string">
            <text:p>20.8.09 00:00:00</text:p>
          </table:table-cell>
          <table:table-cell office:value-type="float" office:value="606449060614">
            <text:p>606449060614</text:p>
          </table:table-cell>
          <table:table-cell/>
          <table:table-cell office:value-type="string">
            <text:p>0,08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47</text:p>
          </table:table-cell>
          <table:table-cell office:value-type="float" office:value="999">
            <text:p>999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Zubehör</text:p>
          </table:table-cell>
          <table:table-cell office:value-type="string">
            <text:p>Netgear</text:p>
          </table:table-cell>
          <table:table-cell office:value-type="float" office:value="712041">
            <text:p>712041</text:p>
          </table:table-cell>
          <table:table-cell office:value-type="string">
            <text:p>DGB111G-500PES</text:p>
          </table:table-cell>
          <table:table-cell office:value-type="string">
            <text:p>54 MBIT/S WIRELESS-G ADSL2+</text:p>
          </table:table-cell>
          <table:table-cell office:value-type="string">
            <text:p>MODEM ROUTER STARTER KIT <text:s text:c="5"/>Annex A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99,15</text:p>
          </table:table-cell>
          <table:table-cell office:value-type="string">
            <text:p>63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79980-2065.pdf</text:p>
          </table:table-cell>
          <table:table-cell office:value-type="string">
            <text:p>http://images.icecat.biz/img/norm/high/3597004-2213.jpg</text:p>
          </table:table-cell>
          <table:table-cell office:value-type="string">
            <text:p>20.8.09 00:00:00</text:p>
          </table:table-cell>
          <table:table-cell office:value-type="float" office:value="606449064452">
            <text:p>606449064452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94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303">
            <text:p>101613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Zubehör</text:p>
          </table:table-cell>
          <table:table-cell office:value-type="string">
            <text:p>Netgear</text:p>
          </table:table-cell>
          <table:table-cell office:value-type="float" office:value="712043">
            <text:p>712043</text:p>
          </table:table-cell>
          <table:table-cell office:value-type="string">
            <text:p>DGN1000-100PES</text:p>
          </table:table-cell>
          <table:table-cell office:value-type="string">
            <text:p>WIRELESS-N 150 ADSL MODEM</text:p>
          </table:table-cell>
          <table:table-cell office:value-type="string">
            <text:p>ROUTER DGN1000 ANNEX A <text:s text:c="10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82,62</text:p>
          </table:table-cell>
          <table:table-cell office:value-type="string">
            <text:p>53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713293-9962.jpg</text:p>
          </table:table-cell>
          <table:table-cell office:value-type="string">
            <text:p>20.8.09 00:00:00</text:p>
          </table:table-cell>
          <table:table-cell office:value-type="float" office:value="606449066142">
            <text:p>606449066142</text:p>
          </table:table-cell>
          <table:table-cell/>
          <table:table-cell office:value-type="string">
            <text:p>0,07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0,7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 office:value-type="float" office:value="85176200">
            <text:p>85176200</text:p>
          </table:table-cell>
          <table:table-cell office:value-type="float" office:value="10161303">
            <text:p>101613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045">
            <text:p>712045</text:p>
          </table:table-cell>
          <table:table-cell office:value-type="string">
            <text:p>RN12P2GE-100WWS</text:p>
          </table:table-cell>
          <table:table-cell office:value-type="string">
            <text:p>PCI Card Addon Dual Gigabit</text:p>
          </table:table-cell>
          <table:table-cell office:value-type="string">
            <text:p>3200 <text:s text:c="28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71,51</text:p>
          </table:table-cell>
          <table:table-cell office:value-type="string">
            <text:p>23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0.8.09 00:00:00</text:p>
          </table:table-cell>
          <table:table-cell office:value-type="float" office:value="606449067897">
            <text:p>606449067897</text:p>
          </table:table-cell>
          <table:table-cell/>
          <table:table-cell office:value-type="string">
            <text:p>0,11</text:p>
          </table:table-cell>
          <table:table-cell office:value-type="string">
            <text:p>0,26</text:p>
          </table:table-cell>
          <table:table-cell table:number-columns-repeated="2" office:value-type="string">
            <text:p>0,1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Lüfter</text:p>
          </table:table-cell>
          <table:table-cell office:value-type="string">
            <text:p>Netgear</text:p>
          </table:table-cell>
          <table:table-cell office:value-type="float" office:value="712046">
            <text:p>712046</text:p>
          </table:table-cell>
          <table:table-cell office:value-type="string">
            <text:p>RN12PFAN-100WWS</text:p>
          </table:table-cell>
          <table:table-cell office:value-type="string">
            <text:p>Cooling Fan for ReadyNas</text:p>
          </table:table-cell>
          <table:table-cell office:value-type="string">
            <text:p>Cooling Fan for ReadyNas 3200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63,34</text:p>
          </table:table-cell>
          <table:table-cell office:value-type="string">
            <text:p>41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49551-9832.pdf</text:p>
          </table:table-cell>
          <table:table-cell office:value-type="string">
            <text:p>http://images.icecat.biz/img/norm/high/5339592-9577.jpg</text:p>
          </table:table-cell>
          <table:table-cell office:value-type="string">
            <text:p>20.8.09 00:00:00</text:p>
          </table:table-cell>
          <table:table-cell office:value-type="float" office:value="606449067873">
            <text:p>606449067873</text:p>
          </table:table-cell>
          <table:table-cell/>
          <table:table-cell office:value-type="string">
            <text:p>0,11</text:p>
          </table:table-cell>
          <table:table-cell office:value-type="string">
            <text:p>0,26</text:p>
          </table:table-cell>
          <table:table-cell office:value-type="string">
            <text:p>0,18</text:p>
          </table:table-cell>
          <table:table-cell office:value-type="string">
            <text:p>0,3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145920">
            <text:p>84145920</text:p>
          </table:table-cell>
          <table:table-cell office:value-type="float" office:value="10102309">
            <text:p>10102309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Rack Mount Units</text:p>
          </table:table-cell>
          <table:table-cell office:value-type="string">
            <text:p>Netgear</text:p>
          </table:table-cell>
          <table:table-cell office:value-type="float" office:value="712047">
            <text:p>712047</text:p>
          </table:table-cell>
          <table:table-cell office:value-type="string">
            <text:p>RN12PRAIL-100WWS</text:p>
          </table:table-cell>
          <table:table-cell office:value-type="string">
            <text:p>Rackmount Railkit for RN3200</text:p>
          </table:table-cell>
          <table:table-cell office:value-type="string">
            <text:p>Rackmount Railkit for RN3200.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307,32</text:p>
          </table:table-cell>
          <table:table-cell office:value-type="string">
            <text:p>189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37247-7185.pdf</text:p>
          </table:table-cell>
          <table:table-cell office:value-type="string">
            <text:p>http://images.icecat.biz/img/norm/high/5339593-4616.jpg</text:p>
          </table:table-cell>
          <table:table-cell office:value-type="string">
            <text:p>20.8.09 00:00:00</text:p>
          </table:table-cell>
          <table:table-cell office:value-type="float" office:value="606449067903">
            <text:p>606449067903</text:p>
          </table:table-cell>
          <table:table-cell/>
          <table:table-cell office:value-type="string">
            <text:p>0,13</text:p>
          </table:table-cell>
          <table:table-cell office:value-type="string">
            <text:p>0,8</text:p>
          </table:table-cell>
          <table:table-cell office:value-type="string">
            <text:p>0,15</text:p>
          </table:table-cell>
          <table:table-cell office:value-type="string">
            <text:p>5,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733080">
            <text:p>84733080</text:p>
          </table:table-cell>
          <table:table-cell office:value-type="float" office:value="10102313">
            <text:p>10102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Einbaurahmen</text:p>
          </table:table-cell>
          <table:table-cell office:value-type="string">
            <text:p>Netgear</text:p>
          </table:table-cell>
          <table:table-cell office:value-type="float" office:value="712048">
            <text:p>712048</text:p>
          </table:table-cell>
          <table:table-cell office:value-type="string">
            <text:p>RN12PTRAY-100WWS</text:p>
          </table:table-cell>
          <table:table-cell office:value-type="string">
            <text:p>HDD Tray for ReadyNas 3200</text:p>
          </table:table-cell>
          <table:table-cell office:value-type="string">
            <text:p>HDD Tray for ReadyNas 3200/ 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55,08</text:p>
          </table:table-cell>
          <table:table-cell office:value-type="string">
            <text:p>37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309901-9788.pdf</text:p>
          </table:table-cell>
          <table:table-cell office:value-type="string">
            <text:p>http://images.icecat.biz/img/norm/high/5606243-9454.jpg</text:p>
          </table:table-cell>
          <table:table-cell office:value-type="string">
            <text:p>20.8.09 00:00:00</text:p>
          </table:table-cell>
          <table:table-cell office:value-type="float" office:value="606449067880">
            <text:p>606449067880</text:p>
          </table:table-cell>
          <table:table-cell/>
          <table:table-cell office:value-type="string">
            <text:p>0,11</text:p>
          </table:table-cell>
          <table:table-cell office:value-type="string">
            <text:p>0,26</text:p>
          </table:table-cell>
          <table:table-cell office:value-type="string">
            <text:p>0,19</text:p>
          </table:table-cell>
          <table:table-cell office:value-type="string">
            <text:p>0,4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733080">
            <text:p>84733080</text:p>
          </table:table-cell>
          <table:table-cell office:value-type="float" office:value="10102304">
            <text:p>101023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Einbaurahmen</text:p>
          </table:table-cell>
          <table:table-cell office:value-type="string">
            <text:p>Netgear</text:p>
          </table:table-cell>
          <table:table-cell office:value-type="float" office:value="712049">
            <text:p>712049</text:p>
          </table:table-cell>
          <table:table-cell office:value-type="string">
            <text:p>RNRXTRAY1-10000S</text:p>
          </table:table-cell>
          <table:table-cell office:value-type="string">
            <text:p>ReadyNas 2100 HDD Tray</text:p>
          </table:table-cell>
          <table:table-cell office:value-type="string">
            <text:p>ReadyNas 2100 HDD Tray with Screw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4,42</text:p>
          </table:table-cell>
          <table:table-cell office:value-type="string">
            <text:p>21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309897-2334.pdf</text:p>
          </table:table-cell>
          <table:table-cell office:value-type="string">
            <text:p>http://images.icecat.biz/img/norm/high/5606236-282.jpg</text:p>
          </table:table-cell>
          <table:table-cell office:value-type="string">
            <text:p>20.8.09 00:00:00</text:p>
          </table:table-cell>
          <table:table-cell office:value-type="float" office:value="606449067910">
            <text:p>606449067910</text:p>
          </table:table-cell>
          <table:table-cell/>
          <table:table-cell office:value-type="string">
            <text:p>0,04</text:p>
          </table:table-cell>
          <table:table-cell office:value-type="string">
            <text:p>0,17</text:p>
          </table:table-cell>
          <table:table-cell office:value-type="string">
            <text:p>0,12</text:p>
          </table:table-cell>
          <table:table-cell office:value-type="string">
            <text:p>0,19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733080">
            <text:p>84733080</text:p>
          </table:table-cell>
          <table:table-cell office:value-type="float" office:value="10102304">
            <text:p>101023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2050">
            <text:p>712050</text:p>
          </table:table-cell>
          <table:table-cell office:value-type="string">
            <text:p>RNRXXCHG-10000S</text:p>
          </table:table-cell>
          <table:table-cell office:value-type="string">
            <text:p>READYNAS 2100 XCHANGE MODULE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62,38</text:p>
          </table:table-cell>
          <table:table-cell office:value-type="string">
            <text:p>840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308486-8481.pdf</text:p>
          </table:table-cell>
          <table:table-cell office:value-type="string">
            <text:p>http://images.icecat.biz/img/norm/high/5488050-6262.jpg</text:p>
          </table:table-cell>
          <table:table-cell office:value-type="string">
            <text:p>20.8.09 00:00:00</text:p>
          </table:table-cell>
          <table:table-cell office:value-type="float" office:value="606449067927">
            <text:p>606449067927</text:p>
          </table:table-cell>
          <table:table-cell/>
          <table:table-cell office:value-type="string">
            <text:p>0,12</text:p>
          </table:table-cell>
          <table:table-cell office:value-type="string">
            <text:p>0,57</text:p>
          </table:table-cell>
          <table:table-cell office:value-type="string">
            <text:p>0,23</text:p>
          </table:table-cell>
          <table:table-cell office:value-type="string">
            <text:p>2,95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051">
            <text:p>712051</text:p>
          </table:table-cell>
          <table:table-cell office:value-type="string">
            <text:p>WG311-300PES</text:p>
          </table:table-cell>
          <table:table-cell office:value-type="string">
            <text:p>WIRELESS PCI ADAPTER</text:p>
          </table:table-cell>
          <table:table-cell office:value-type="string">
            <text:p>54 MBIT/S 802.11G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30,70</text:p>
          </table:table-cell>
          <table:table-cell office:value-type="string">
            <text:p>19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7">
            <text:p>9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15443-7196.jpg</text:p>
          </table:table-cell>
          <table:table-cell office:value-type="string">
            <text:p>20.8.09 00:00:00</text:p>
          </table:table-cell>
          <table:table-cell office:value-type="float" office:value="606449064476">
            <text:p>606449064476</text:p>
          </table:table-cell>
          <table:table-cell/>
          <table:table-cell office:value-type="string">
            <text:p>0,06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 office:value-type="float" office:value="85176200">
            <text:p>85176200</text:p>
          </table:table-cell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053">
            <text:p>712053</text:p>
          </table:table-cell>
          <table:table-cell office:value-type="string">
            <text:p>WNDA3100-200PES</text:p>
          </table:table-cell>
          <table:table-cell office:value-type="string">
            <text:p>WIRELESS-N 300 USB Adapter</text:p>
          </table:table-cell>
          <table:table-cell office:value-type="string">
            <text:p>Dualband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57,81</text:p>
          </table:table-cell>
          <table:table-cell office:value-type="string">
            <text:p>36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598157-5004.jpg</text:p>
          </table:table-cell>
          <table:table-cell office:value-type="string">
            <text:p>20.8.09 00:00:00</text:p>
          </table:table-cell>
          <table:table-cell office:value-type="float" office:value="606449064414">
            <text:p>606449064414</text:p>
          </table:table-cell>
          <table:table-cell/>
          <table:table-cell office:value-type="string">
            <text:p>0,04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2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82">
            <text:p>712082</text:p>
          </table:table-cell>
          <table:table-cell office:value-type="string">
            <text:p>GS605-300PES</text:p>
          </table:table-cell>
          <table:table-cell office:value-type="string">
            <text:p>5x 10/100/1000 Platinum</text:p>
          </table:table-cell>
          <table:table-cell office:value-type="string">
            <text:p>5 x 10/100/1000 Platinum <text:s/>Ethernet Switch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8,20</text:p>
          </table:table-cell>
          <table:table-cell office:value-type="string">
            <text:p>29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2082.pdf</text:p>
          </table:table-cell>
          <table:table-cell office:value-type="string">
            <text:p>http://www.ingrammicro.de/jpg/0712082.jpg</text:p>
          </table:table-cell>
          <table:table-cell office:value-type="string">
            <text:p>2.9.09 00:00:00</text:p>
          </table:table-cell>
          <table:table-cell office:value-type="float" office:value="606449064155">
            <text:p>606449064155</text:p>
          </table:table-cell>
          <table:table-cell/>
          <table:table-cell office:value-type="string">
            <text:p>0,08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5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085">
            <text:p>712085</text:p>
          </table:table-cell>
          <table:table-cell office:value-type="string">
            <text:p>STM150EW3-100EUS</text:p>
          </table:table-cell>
          <table:table-cell office:value-type="string">
            <text:p>ProSecure STM150 Bundle</text:p>
          </table:table-cell>
          <table:table-cell office:value-type="string">
            <text:p>ProSecure STM150 Bundle mit <text:s/>STM150E3, STM150W3, STM150M3- 3 Jahre/ </text:p>
          </table:table-cell>
          <table:table-cell/>
          <table:table-cell office:value-type="string">
            <text:p>MSD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5578,85</text:p>
          </table:table-cell>
          <table:table-cell office:value-type="string">
            <text:p>3454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201753-1625.pdf</text:p>
          </table:table-cell>
          <table:table-cell office:value-type="string">
            <text:p>http://images.icecat.biz/img/norm/high/3597907-7429.jpg</text:p>
          </table:table-cell>
          <table:table-cell office:value-type="string">
            <text:p>2.9.09 00:00:00</text:p>
          </table:table-cell>
          <table:table-cell office:value-type="float" office:value="606449068986">
            <text:p>606449068986</text:p>
          </table:table-cell>
          <table:table-cell/>
          <table:table-cell office:value-type="string">
            <text:p>0,12</text:p>
          </table:table-cell>
          <table:table-cell office:value-type="string">
            <text:p>0,55</text:p>
          </table:table-cell>
          <table:table-cell office:value-type="string">
            <text:p>0,37</text:p>
          </table:table-cell>
          <table:table-cell office:value-type="string">
            <text:p>4,9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086">
            <text:p>712086</text:p>
          </table:table-cell>
          <table:table-cell office:value-type="string">
            <text:p>GS608-300PES</text:p>
          </table:table-cell>
          <table:table-cell office:value-type="string">
            <text:p>8x 10/100/1000 Platinum</text:p>
          </table:table-cell>
          <table:table-cell office:value-type="string">
            <text:p>8x 10/100/1000 Platinum Ethernt Switch./ 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70,24</text:p>
          </table:table-cell>
          <table:table-cell office:value-type="string">
            <text:p>45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34">
            <text:p>13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086.pdf</text:p>
          </table:table-cell>
          <table:table-cell office:value-type="string">
            <text:p>http://www.ingrammicro.de/jpg/0712086.jpg</text:p>
          </table:table-cell>
          <table:table-cell office:value-type="string">
            <text:p>2.9.09 00:00:00</text:p>
          </table:table-cell>
          <table:table-cell office:value-type="float" office:value="606449064148">
            <text:p>606449064148</text:p>
          </table:table-cell>
          <table:table-cell/>
          <table:table-cell office:value-type="string">
            <text:p>0,11</text:p>
          </table:table-cell>
          <table:table-cell office:value-type="string">
            <text:p>0,22</text:p>
          </table:table-cell>
          <table:table-cell office:value-type="string">
            <text:p>0,16</text:p>
          </table:table-cell>
          <table:table-cell office:value-type="string">
            <text:p>0,7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088">
            <text:p>712088</text:p>
          </table:table-cell>
          <table:table-cell office:value-type="string">
            <text:p>WNDR3300-100PES</text:p>
          </table:table-cell>
          <table:table-cell office:value-type="string">
            <text:p>RangeMax Dualband Wireless-N</text:p>
          </table:table-cell>
          <table:table-cell office:value-type="string">
            <text:p>RangeMax Dualband Wireless-N <text:s/>300 Router with Intelligent AT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6,30</text:p>
          </table:table-cell>
          <table:table-cell office:value-type="string">
            <text:p>84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float" office:value="712339">
            <text:p>712339</text:p>
          </table:table-cell>
          <table:table-cell office:value-type="string">
            <text:p>http://www.ingrammicro.de/pdf/0712088.pdf</text:p>
          </table:table-cell>
          <table:table-cell office:value-type="string">
            <text:p>http://www.ingrammicro.de/jpg/0712088.jpg</text:p>
          </table:table-cell>
          <table:table-cell office:value-type="string">
            <text:p>2.9.09 00:00:00</text:p>
          </table:table-cell>
          <table:table-cell office:value-type="float" office:value="606449064445">
            <text:p>606449064445</text:p>
          </table:table-cell>
          <table:table-cell/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string">
            <text:p>0,26</text:p>
          </table:table-cell>
          <table:table-cell office:value-type="string">
            <text:p>0,92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091">
            <text:p>712091</text:p>
          </table:table-cell>
          <table:table-cell office:value-type="string">
            <text:p>STM600EW3-100EUS</text:p>
          </table:table-cell>
          <table:table-cell office:value-type="string">
            <text:p>ProSecure STM600 Bundle</text:p>
          </table:table-cell>
          <table:table-cell office:value-type="string">
            <text:p>ProSecure STM600 Bundle mit STM600E3, STM600W3, STM600M3- 3 Jahre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953,33</text:p>
          </table:table-cell>
          <table:table-cell office:value-type="string">
            <text:p>7989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17436-6343.pdf</text:p>
          </table:table-cell>
          <table:table-cell office:value-type="string">
            <text:p>http://images.icecat.biz/img/norm/high/3612939-6121.jpg</text:p>
          </table:table-cell>
          <table:table-cell office:value-type="string">
            <text:p>2.9.09 00:00:00</text:p>
          </table:table-cell>
          <table:table-cell office:value-type="float" office:value="606449068764">
            <text:p>606449068764</text:p>
          </table:table-cell>
          <table:table-cell/>
          <table:table-cell office:value-type="string">
            <text:p>0,26</text:p>
          </table:table-cell>
          <table:table-cell office:value-type="string">
            <text:p>0,59</text:p>
          </table:table-cell>
          <table:table-cell office:value-type="string">
            <text:p>0,56</text:p>
          </table:table-cell>
          <table:table-cell office:value-type="string">
            <text:p>11,85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092">
            <text:p>712092</text:p>
          </table:table-cell>
          <table:table-cell office:value-type="string">
            <text:p>WN802T-200PES</text:p>
          </table:table-cell>
          <table:table-cell office:value-type="string">
            <text:p>300 MBIT/s802.11N WLAN Access</text:p>
          </table:table-cell>
          <table:table-cell office:value-type="string">
            <text:p>RangeMax Next Wireless-N 300 <text:s/>Access Point Gigabit Edition./ 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89,94</text:p>
          </table:table-cell>
          <table:table-cell office:value-type="string">
            <text:p>11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2092.pdf</text:p>
          </table:table-cell>
          <table:table-cell office:value-type="string">
            <text:p>http://www.ingrammicro.de/jpg/0712092.jpg</text:p>
          </table:table-cell>
          <table:table-cell office:value-type="string">
            <text:p>2.9.09 00:00:00</text:p>
          </table:table-cell>
          <table:table-cell office:value-type="float" office:value="606449065206">
            <text:p>606449065206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0,7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 office:value-type="float" office:value="85176200">
            <text:p>85176200</text:p>
          </table:table-cell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093">
            <text:p>712093</text:p>
          </table:table-cell>
          <table:table-cell office:value-type="string">
            <text:p>STM300EW3-100EUS</text:p>
          </table:table-cell>
          <table:table-cell office:value-type="string">
            <text:p>ProSecure STM300 Bundle</text:p>
          </table:table-cell>
          <table:table-cell office:value-type="string">
            <text:p>ProSecure STM300 Bundle mit STM300E3, STM300W3, STM300M3- 3 Jahre/ </text:p>
          </table:table-cell>
          <table:table-cell/>
          <table:table-cell office:value-type="string">
            <text:p>MSD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994,70</text:p>
          </table:table-cell>
          <table:table-cell office:value-type="string">
            <text:p>5567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08376-2974.pdf</text:p>
          </table:table-cell>
          <table:table-cell office:value-type="string">
            <text:p>http://images.icecat.biz/img/norm/high/3597908-7570.jpg</text:p>
          </table:table-cell>
          <table:table-cell office:value-type="string">
            <text:p>2.9.09 00:00:00</text:p>
          </table:table-cell>
          <table:table-cell office:value-type="float" office:value="606449068733">
            <text:p>606449068733</text:p>
          </table:table-cell>
          <table:table-cell/>
          <table:table-cell office:value-type="string">
            <text:p>0,11</text:p>
          </table:table-cell>
          <table:table-cell office:value-type="string">
            <text:p>0,54</text:p>
          </table:table-cell>
          <table:table-cell office:value-type="string">
            <text:p>0,38</text:p>
          </table:table-cell>
          <table:table-cell office:value-type="string">
            <text:p>5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108">
            <text:p>712108</text:p>
          </table:table-cell>
          <table:table-cell office:value-type="string">
            <text:p>MS2110-100PES</text:p>
          </table:table-cell>
          <table:table-cell office:value-type="string">
            <text:p>STORA home MEDIA Network</text:p>
          </table:table-cell>
          <table:table-cell office:value-type="string">
            <text:p>STORAGE MIT 1X 1TB HDD <text:s text:c="10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259,30</text:p>
          </table:table-cell>
          <table:table-cell office:value-type="string">
            <text:p>176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7">
            <text:p>5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255924-7929.pdf</text:p>
          </table:table-cell>
          <table:table-cell office:value-type="string">
            <text:p>http://images.icecat.biz/img/norm/high/3656452-6173.jpg</text:p>
          </table:table-cell>
          <table:table-cell office:value-type="string">
            <text:p>16.10.09 00:00:00</text:p>
          </table:table-cell>
          <table:table-cell office:value-type="float" office:value="606449068221">
            <text:p>606449068221</text:p>
          </table:table-cell>
          <table:table-cell/>
          <table:table-cell office:value-type="string">
            <text:p>0,2</text:p>
          </table:table-cell>
          <table:table-cell office:value-type="string">
            <text:p>0,3</text:p>
          </table:table-cell>
          <table:table-cell office:value-type="string">
            <text:p>0,24</text:p>
          </table:table-cell>
          <table:table-cell office:value-type="string">
            <text:p>3,0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3000">
            <text:p>8471300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10">
            <text:p>712110</text:p>
          </table:table-cell>
          <table:table-cell office:value-type="string">
            <text:p>FS116E-100PES</text:p>
          </table:table-cell>
          <table:table-cell office:value-type="string">
            <text:p>ProSafe 10/100 MBit/s 16-Port</text:p>
          </table:table-cell>
          <table:table-cell office:value-type="string">
            <text:p>ProSafe 10/100 MBit/s 16-Port Plus Switch mit Front-Anschlüssen im Metallgehäuse, (Green Power Saving), Desktop, externes Netzteil/ 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24,91</text:p>
          </table:table-cell>
          <table:table-cell office:value-type="string">
            <text:p>79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3">
            <text:p>5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110.pdf</text:p>
          </table:table-cell>
          <table:table-cell office:value-type="string">
            <text:p>http://www.ingrammicro.de/jpg/0712110.jpg</text:p>
          </table:table-cell>
          <table:table-cell office:value-type="string">
            <text:p>21.9.09 00:00:00</text:p>
          </table:table-cell>
          <table:table-cell office:value-type="float" office:value="606449066333">
            <text:p>606449066333</text:p>
          </table:table-cell>
          <table:table-cell/>
          <table:table-cell office:value-type="string">
            <text:p>0,09</text:p>
          </table:table-cell>
          <table:table-cell office:value-type="string">
            <text:p>0,33</text:p>
          </table:table-cell>
          <table:table-cell office:value-type="string">
            <text:p>0,15</text:p>
          </table:table-cell>
          <table:table-cell office:value-type="string">
            <text:p>1,1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112">
            <text:p>712112</text:p>
          </table:table-cell>
          <table:table-cell office:value-type="string">
            <text:p>EVAW111-100WWS</text:p>
          </table:table-cell>
          <table:table-cell office:value-type="string">
            <text:p>WIRELESS USB ADAPTER INTERNET</text:p>
          </table:table-cell>
          <table:table-cell office:value-type="string">
            <text:p>F/ EVA2000 INCL. USB CABL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6,76</text:p>
          </table:table-cell>
          <table:table-cell office:value-type="string">
            <text:p>22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9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137855-9679.pdf</text:p>
          </table:table-cell>
          <table:table-cell office:value-type="string">
            <text:p>http://images.icecat.biz/img/norm/high/3543977-6211.jpg</text:p>
          </table:table-cell>
          <table:table-cell office:value-type="string">
            <text:p>21.9.09 00:00:00</text:p>
          </table:table-cell>
          <table:table-cell office:value-type="float" office:value="606449067514">
            <text:p>606449067514</text:p>
          </table:table-cell>
          <table:table-cell/>
          <table:table-cell office:value-type="string">
            <text:p>0,04</text:p>
          </table:table-cell>
          <table:table-cell office:value-type="string">
            <text:p>0,23</text:p>
          </table:table-cell>
          <table:table-cell office:value-type="string">
            <text:p>0,17</text:p>
          </table:table-cell>
          <table:table-cell office:value-type="string">
            <text:p>0,18</text:p>
          </table:table-cell>
          <table:table-cell office:value-type="float" office:value="61">
            <text:p>61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 office:value-type="float" office:value="84715000">
            <text:p>84715000</text:p>
          </table:table-cell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119">
            <text:p>712119</text:p>
          </table:table-cell>
          <table:table-cell office:value-type="string">
            <text:p>WNDAP350-100PES</text:p>
          </table:table-cell>
          <table:table-cell office:value-type="string">
            <text:p>Prosafe Dual BAND Wireless-N</text:p>
          </table:table-cell>
          <table:table-cell office:value-type="string">
            <text:p>ACCESS POINT POE <text:s text:c="16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05,38</text:p>
          </table:table-cell>
          <table:table-cell office:value-type="string">
            <text:p>313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9">
            <text:p>3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359709-2541.pdf</text:p>
          </table:table-cell>
          <table:table-cell office:value-type="string">
            <text:p>http://images.icecat.biz/img/norm/high/3713289-6974.jpg</text:p>
          </table:table-cell>
          <table:table-cell office:value-type="string">
            <text:p>3.11.09 00:00:00</text:p>
          </table:table-cell>
          <table:table-cell office:value-type="float" office:value="606449067231">
            <text:p>606449067231</text:p>
          </table:table-cell>
          <table:table-cell/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string">
            <text:p>0,3</text:p>
          </table:table-cell>
          <table:table-cell office:value-type="string">
            <text:p>1,8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/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24">
            <text:p>712124</text:p>
          </table:table-cell>
          <table:table-cell office:value-type="string">
            <text:p>GS716T-200EUS</text:p>
          </table:table-cell>
          <table:table-cell office:value-type="string">
            <text:p>Prosafe 16 X 10/100/1000 L2</text:p>
          </table:table-cell>
          <table:table-cell office:value-type="string">
            <text:p>SMART MANAGED SWITCH 2 SFP GBIC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58,07</text:p>
          </table:table-cell>
          <table:table-cell office:value-type="string">
            <text:p>223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73438-6917.pdf</text:p>
          </table:table-cell>
          <table:table-cell office:value-type="string">
            <text:p>http://images.icecat.biz/img/norm/high/3883136-1275.jpg</text:p>
          </table:table-cell>
          <table:table-cell office:value-type="string">
            <text:p>25.2.10 00:00:00</text:p>
          </table:table-cell>
          <table:table-cell office:value-type="float" office:value="606449064933">
            <text:p>606449064933</text:p>
          </table:table-cell>
          <table:table-cell/>
          <table:table-cell office:value-type="string">
            <text:p>0,12</text:p>
          </table:table-cell>
          <table:table-cell office:value-type="string">
            <text:p>0,52</text:p>
          </table:table-cell>
          <table:table-cell office:value-type="string">
            <text:p>0,32</text:p>
          </table:table-cell>
          <table:table-cell office:value-type="string">
            <text:p>3,6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25">
            <text:p>712125</text:p>
          </table:table-cell>
          <table:table-cell office:value-type="string">
            <text:p>GS724T-300EUS</text:p>
          </table:table-cell>
          <table:table-cell office:value-type="string">
            <text:p>Prosafe 24 X 10/100/1000 L2</text:p>
          </table:table-cell>
          <table:table-cell office:value-type="string">
            <text:p>SMART MANAGED SWITCH 2 SFP GBIC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17,25</text:p>
          </table:table-cell>
          <table:table-cell office:value-type="string">
            <text:p>262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5">
            <text:p>7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71370-6.pdf</text:p>
          </table:table-cell>
          <table:table-cell office:value-type="string">
            <text:p>http://images.icecat.biz/img/norm/high/3848402-2523.jpg</text:p>
          </table:table-cell>
          <table:table-cell office:value-type="string">
            <text:p>25.2.10 00:00:00</text:p>
          </table:table-cell>
          <table:table-cell office:value-type="float" office:value="606449064964">
            <text:p>606449064964</text:p>
          </table:table-cell>
          <table:table-cell/>
          <table:table-cell office:value-type="string">
            <text:p>0,12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3,78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26">
            <text:p>712126</text:p>
          </table:table-cell>
          <table:table-cell office:value-type="string">
            <text:p>JFS524E-100PES</text:p>
          </table:table-cell>
          <table:table-cell office:value-type="string">
            <text:p>PROSAFE 24 X 10/100</text:p>
          </table:table-cell>
          <table:table-cell office:value-type="string">
            <text:p>24 10/100 Mbit/s Ethernet RJ-45 Ports, rackmountfähig, <text:s/>E=grünes Netzwerken für einen reduzierten Stromverbrauch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51,00</text:p>
          </table:table-cell>
          <table:table-cell office:value-type="string">
            <text:p>97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">
            <text:p>1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63509-2289.pdf</text:p>
          </table:table-cell>
          <table:table-cell office:value-type="string">
            <text:p>http://images.icecat.biz/img/norm/high/3670819-5112.jpg</text:p>
          </table:table-cell>
          <table:table-cell office:value-type="string">
            <text:p>9.11.09 00:00:00</text:p>
          </table:table-cell>
          <table:table-cell office:value-type="float" office:value="606449066364">
            <text:p>606449066364</text:p>
          </table:table-cell>
          <table:table-cell/>
          <table:table-cell office:value-type="string">
            <text:p>0,08</text:p>
          </table:table-cell>
          <table:table-cell office:value-type="string">
            <text:p>0,46</text:p>
          </table:table-cell>
          <table:table-cell office:value-type="string">
            <text:p>0,24</text:p>
          </table:table-cell>
          <table:table-cell office:value-type="string">
            <text:p>2,28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Antennen</text:p>
          </table:table-cell>
          <table:table-cell office:value-type="string">
            <text:p>Netgear</text:p>
          </table:table-cell>
          <table:table-cell office:value-type="float" office:value="712127">
            <text:p>712127</text:p>
          </table:table-cell>
          <table:table-cell office:value-type="string">
            <text:p>ANT224D10-10000S</text:p>
          </table:table-cell>
          <table:table-cell office:value-type="string">
            <text:p>PROSAFE INDOOR/OUTDOOR</text:p>
          </table:table-cell>
          <table:table-cell office:value-type="string">
            <text:p>10DBI 2X2 DIRECTIONAL ANTENNA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85,45</text:p>
          </table:table-cell>
          <table:table-cell office:value-type="string">
            <text:p>238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391602-7017.pdf</text:p>
          </table:table-cell>
          <table:table-cell office:value-type="string">
            <text:p>http://images.icecat.biz/img/norm/high/3712273-3453.jpg</text:p>
          </table:table-cell>
          <table:table-cell office:value-type="string">
            <text:p>19.10.09 00:00:00</text:p>
          </table:table-cell>
          <table:table-cell office:value-type="float" office:value="606449067248">
            <text:p>606449067248</text:p>
          </table:table-cell>
          <table:table-cell/>
          <table:table-cell office:value-type="string">
            <text:p>0,06</text:p>
          </table:table-cell>
          <table:table-cell office:value-type="string">
            <text:p>0,42</text:p>
          </table:table-cell>
          <table:table-cell office:value-type="string">
            <text:p>0,28</text:p>
          </table:table-cell>
          <table:table-cell office:value-type="string">
            <text:p>2,17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5177011">
            <text:p>85177011</text:p>
          </table:table-cell>
          <table:table-cell office:value-type="float" office:value="10101313">
            <text:p>1010131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Digital Media</text:p>
          </table:table-cell>
          <table:table-cell office:value-type="string">
            <text:p>Digital Media Hardware</text:p>
          </table:table-cell>
          <table:table-cell office:value-type="string">
            <text:p>Netgear</text:p>
          </table:table-cell>
          <table:table-cell office:value-type="float" office:value="712128">
            <text:p>712128</text:p>
          </table:table-cell>
          <table:table-cell office:value-type="string">
            <text:p>EVA9100-100EUS</text:p>
          </table:table-cell>
          <table:table-cell office:value-type="string">
            <text:p>DIGITAL ENTERTAINER EXPRESS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65,91</text:p>
          </table:table-cell>
          <table:table-cell office:value-type="string">
            <text:p>166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569903-7325.pdf</text:p>
          </table:table-cell>
          <table:table-cell office:value-type="string">
            <text:p>http://images.icecat.biz/img/norm/high/3783724-3087.jpg</text:p>
          </table:table-cell>
          <table:table-cell office:value-type="string">
            <text:p>19.10.09 00:00:00</text:p>
          </table:table-cell>
          <table:table-cell office:value-type="float" office:value="606449068122">
            <text:p>606449068122</text:p>
          </table:table-cell>
          <table:table-cell/>
          <table:table-cell office:value-type="string">
            <text:p>0,11</text:p>
          </table:table-cell>
          <table:table-cell office:value-type="string">
            <text:p>0,51</text:p>
          </table:table-cell>
          <table:table-cell office:value-type="string">
            <text:p>0,38</text:p>
          </table:table-cell>
          <table:table-cell office:value-type="string">
            <text:p>3,78</text:p>
          </table:table-cell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160201">
            <text:p>101602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129">
            <text:p>712129</text:p>
          </table:table-cell>
          <table:table-cell office:value-type="string">
            <text:p>DGN1000B-100GRS</text:p>
          </table:table-cell>
          <table:table-cell office:value-type="string">
            <text:p>DGN1000B Wireless-N 150 ADSL2+</text:p>
          </table:table-cell>
          <table:table-cell office:value-type="string">
            <text:p>MODEM ROUTER ANNEX B <text:s text:c="12"/>GR</text:p>
          </table:table-cell>
          <table:table-cell/>
          <table:table-cell office:value-type="string">
            <text:p>NMS</text:p>
          </table:table-cell>
          <table:table-cell office:value-type="string">
            <text:p>G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2,62</text:p>
          </table:table-cell>
          <table:table-cell office:value-type="string">
            <text:p>51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21">
            <text:p>42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360629-9741.pdf</text:p>
          </table:table-cell>
          <table:table-cell office:value-type="string">
            <text:p>http://images.icecat.biz/img/norm/high/3785434-6235.jpg</text:p>
          </table:table-cell>
          <table:table-cell office:value-type="string">
            <text:p>19.10.09 00:00:00</text:p>
          </table:table-cell>
          <table:table-cell office:value-type="float" office:value="606449067170">
            <text:p>606449067170</text:p>
          </table:table-cell>
          <table:table-cell/>
          <table:table-cell office:value-type="string">
            <text:p>0,07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0,7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2137">
            <text:p>712137</text:p>
          </table:table-cell>
          <table:table-cell office:value-type="string">
            <text:p>AX743-10000S</text:p>
          </table:table-cell>
          <table:table-cell office:value-type="string">
            <text:p>10GE SFP+ ADAPTER I/O MODULE</text:p>
          </table:table-cell>
          <table:table-cell office:value-type="string">
            <text:p><text:s/></text:p>
          </table:table-cell>
          <table:table-cell/>
          <table:table-cell office:value-type="string">
            <text:p>MSD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862,96</text:p>
          </table:table-cell>
          <table:table-cell office:value-type="string">
            <text:p>534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29126-78.jpg</text:p>
          </table:table-cell>
          <table:table-cell office:value-type="string">
            <text:p>23.11.09 00:00:00</text:p>
          </table:table-cell>
          <table:table-cell office:value-type="float" office:value="606449063929">
            <text:p>606449063929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3</text:p>
          </table:table-cell>
          <table:table-cell office:value-type="string">
            <text:p>0,2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2138">
            <text:p>712138</text:p>
          </table:table-cell>
          <table:table-cell office:value-type="string">
            <text:p>AXM761-10000S</text:p>
          </table:table-cell>
          <table:table-cell office:value-type="string">
            <text:p>10G-BIT SR SFP+ MODULE</text:p>
          </table:table-cell>
          <table:table-cell office:value-type="string">
            <text:p>F/ GSM7328S/GSM7352S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809,01</text:p>
          </table:table-cell>
          <table:table-cell office:value-type="string">
            <text:p>501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29124-9996.jpg</text:p>
          </table:table-cell>
          <table:table-cell office:value-type="string">
            <text:p>11.11.09 00:00:00</text:p>
          </table:table-cell>
          <table:table-cell office:value-type="float" office:value="606449064131">
            <text:p>606449064131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2139">
            <text:p>712139</text:p>
          </table:table-cell>
          <table:table-cell office:value-type="string">
            <text:p>AXM762-10000S</text:p>
          </table:table-cell>
          <table:table-cell office:value-type="string">
            <text:p>10G-BIT LR SFP+ MODULE</text:p>
          </table:table-cell>
          <table:table-cell office:value-type="string">
            <text:p>F/ GSM7328S/GSM7352S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671,95</text:p>
          </table:table-cell>
          <table:table-cell office:value-type="string">
            <text:p>1035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429125-1755.jpg</text:p>
          </table:table-cell>
          <table:table-cell office:value-type="string">
            <text:p>11.11.09 00:00:00</text:p>
          </table:table-cell>
          <table:table-cell office:value-type="float" office:value="606449064124">
            <text:p>606449064124</text:p>
          </table:table-cell>
          <table:table-cell/>
          <table:table-cell office:value-type="string">
            <text:p>0,05</text:p>
          </table:table-cell>
          <table:table-cell office:value-type="string">
            <text:p>0,19</text:p>
          </table:table-cell>
          <table:table-cell office:value-type="string">
            <text:p>0,14</text:p>
          </table:table-cell>
          <table:table-cell office:value-type="string">
            <text:p>0,11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41">
            <text:p>712141</text:p>
          </table:table-cell>
          <table:table-cell office:value-type="string">
            <text:p>GS105E-100PES</text:p>
          </table:table-cell>
          <table:table-cell office:value-type="string">
            <text:p>5-PORT GBIT E-NET Plus Switch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2,97</text:p>
          </table:table-cell>
          <table:table-cell office:value-type="string">
            <text:p>46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035987-8017.pdf</text:p>
          </table:table-cell>
          <table:table-cell office:value-type="string">
            <text:p>http://images.icecat.biz/img/norm/high/3449713-16758.jpg</text:p>
          </table:table-cell>
          <table:table-cell office:value-type="string">
            <text:p>22.10.09 00:00:00</text:p>
          </table:table-cell>
          <table:table-cell office:value-type="float" office:value="606449066401">
            <text:p>606449066401</text:p>
          </table:table-cell>
          <table:table-cell/>
          <table:table-cell office:value-type="string">
            <text:p>0,09</text:p>
          </table:table-cell>
          <table:table-cell office:value-type="string">
            <text:p>0,21</text:p>
          </table:table-cell>
          <table:table-cell office:value-type="string">
            <text:p>0,15</text:p>
          </table:table-cell>
          <table:table-cell office:value-type="string">
            <text:p>0,5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147">
            <text:p>712147</text:p>
          </table:table-cell>
          <table:table-cell office:value-type="string">
            <text:p>RNDX4420-100EUS</text:p>
          </table:table-cell>
          <table:table-cell office:value-type="string">
            <text:p>READYNAS NVX 8TB</text:p>
          </table:table-cell>
          <table:table-cell office:value-type="string">
            <text:p>W/ 4X 2TB <text:s text:c="2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546,22</text:p>
          </table:table-cell>
          <table:table-cell office:value-type="string">
            <text:p>1575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405165-1160.pdf</text:p>
          </table:table-cell>
          <table:table-cell office:value-type="string">
            <text:p>http://images.icecat.biz/img/norm/high/3848472-5856.jpg</text:p>
          </table:table-cell>
          <table:table-cell office:value-type="string">
            <text:p>5.11.09 00:00:00</text:p>
          </table:table-cell>
          <table:table-cell office:value-type="float" office:value="606449070033">
            <text:p>606449070033</text:p>
          </table:table-cell>
          <table:table-cell/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string">
            <text:p>0,3</text:p>
          </table:table-cell>
          <table:table-cell office:value-type="string">
            <text:p>9,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154">
            <text:p>712154</text:p>
          </table:table-cell>
          <table:table-cell office:value-type="string">
            <text:p>UTM10EW3-100EUS</text:p>
          </table:table-cell>
          <table:table-cell office:value-type="string">
            <text:p>PROSECURE UTM10 BUNDLE</text:p>
          </table:table-cell>
          <table:table-cell office:value-type="string">
            <text:p>UTM10/UTM10E3/UTM10M3/UTM10W3 3YR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489,26</text:p>
          </table:table-cell>
          <table:table-cell office:value-type="string">
            <text:p>923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405622-1054.pdf</text:p>
          </table:table-cell>
          <table:table-cell office:value-type="string">
            <text:p>http://images.icecat.biz/img/norm/high/3699600-3376.jpg</text:p>
          </table:table-cell>
          <table:table-cell office:value-type="string">
            <text:p>3.11.09 00:00:00</text:p>
          </table:table-cell>
          <table:table-cell office:value-type="float" office:value="606449069051">
            <text:p>606449069051</text:p>
          </table:table-cell>
          <table:table-cell/>
          <table:table-cell office:value-type="string">
            <text:p>0,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14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157">
            <text:p>712157</text:p>
          </table:table-cell>
          <table:table-cell office:value-type="string">
            <text:p>UTM25EW3-100EUS</text:p>
          </table:table-cell>
          <table:table-cell office:value-type="string">
            <text:p>PROSECURE UTM BUNDLE 3YR</text:p>
          </table:table-cell>
          <table:table-cell office:value-type="string">
            <text:p>W/ UTM25/UTM25E3/UTM25M3/UTM25W3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082,55</text:p>
          </table:table-cell>
          <table:table-cell office:value-type="string">
            <text:p>1290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405621-3890.pdf</text:p>
          </table:table-cell>
          <table:table-cell office:value-type="string">
            <text:p>http://images.icecat.biz/img/norm/high/3704206-3140.jpg</text:p>
          </table:table-cell>
          <table:table-cell office:value-type="string">
            <text:p>3.11.09 00:00:00</text:p>
          </table:table-cell>
          <table:table-cell office:value-type="float" office:value="606449069082">
            <text:p>606449069082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3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85176200">
            <text:p>851762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168">
            <text:p>712168</text:p>
          </table:table-cell>
          <table:table-cell office:value-type="string">
            <text:p>RNDP6620-100EUS</text:p>
          </table:table-cell>
          <table:table-cell office:value-type="string">
            <text:p>READYNAS PRO 12TB</text:p>
          </table:table-cell>
          <table:table-cell office:value-type="string">
            <text:p>W/ 6X 2TB <text:s text:c="2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945,03</text:p>
          </table:table-cell>
          <table:table-cell office:value-type="string">
            <text:p>3678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405164-5391.pdf</text:p>
          </table:table-cell>
          <table:table-cell office:value-type="string">
            <text:p>http://images.icecat.biz/img/norm/high/3849998-1042.jpg</text:p>
          </table:table-cell>
          <table:table-cell office:value-type="string">
            <text:p>5.11.09 00:00:00</text:p>
          </table:table-cell>
          <table:table-cell office:value-type="float" office:value="606449070064">
            <text:p>606449070064</text:p>
          </table:table-cell>
          <table:table-cell/>
          <table:table-cell office:value-type="string">
            <text:p>0,31</text:p>
          </table:table-cell>
          <table:table-cell office:value-type="string">
            <text:p>0,41</text:p>
          </table:table-cell>
          <table:table-cell office:value-type="string">
            <text:p>0,4</text:p>
          </table:table-cell>
          <table:table-cell office:value-type="string">
            <text:p>13,8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69">
            <text:p>712169</text:p>
          </table:table-cell>
          <table:table-cell office:value-type="string">
            <text:p>GSM7352S-200EUS</text:p>
          </table:table-cell>
          <table:table-cell office:value-type="string">
            <text:p>48X 10/100/1000 L3 Managed</text:p>
          </table:table-cell>
          <table:table-cell office:value-type="string">
            <text:p>GIGABIT SWITCH W/ 4X SFP 10GB <text:s text:c="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229,12</text:p>
          </table:table-cell>
          <table:table-cell office:value-type="string">
            <text:p>3239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524089-638.pdf</text:p>
          </table:table-cell>
          <table:table-cell office:value-type="string">
            <text:p>http://images.icecat.biz/img/norm/high/3797085-2225.jpg</text:p>
          </table:table-cell>
          <table:table-cell office:value-type="string">
            <text:p>10.11.09 00:00:00</text:p>
          </table:table-cell>
          <table:table-cell office:value-type="float" office:value="606449068085">
            <text:p>606449068085</text:p>
          </table:table-cell>
          <table:table-cell/>
          <table:table-cell office:value-type="string">
            <text:p>0,15</text:p>
          </table:table-cell>
          <table:table-cell office:value-type="string">
            <text:p>0,58</text:p>
          </table:table-cell>
          <table:table-cell office:value-type="string">
            <text:p>0,54</text:p>
          </table:table-cell>
          <table:table-cell office:value-type="string">
            <text:p>9,04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170">
            <text:p>712170</text:p>
          </table:table-cell>
          <table:table-cell office:value-type="string">
            <text:p>GSM7328S-200EUS</text:p>
          </table:table-cell>
          <table:table-cell office:value-type="string">
            <text:p>24X 10/100/1000 L3 Managed</text:p>
          </table:table-cell>
          <table:table-cell office:value-type="string">
            <text:p>GIGABIT SWITCH W/ 4X SFP 10GB <text:s text:c="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137,77</text:p>
          </table:table-cell>
          <table:table-cell office:value-type="string">
            <text:p>194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2">
            <text:p>1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402151-3670.pdf</text:p>
          </table:table-cell>
          <table:table-cell office:value-type="string">
            <text:p>http://images.icecat.biz/img/norm/high/3850046-4851.jpg</text:p>
          </table:table-cell>
          <table:table-cell office:value-type="string">
            <text:p>10.11.09 00:00:00</text:p>
          </table:table-cell>
          <table:table-cell office:value-type="float" office:value="606449067989">
            <text:p>606449067989</text:p>
          </table:table-cell>
          <table:table-cell/>
          <table:table-cell office:value-type="string">
            <text:p>0,15</text:p>
          </table:table-cell>
          <table:table-cell office:value-type="string">
            <text:p>0,58</text:p>
          </table:table-cell>
          <table:table-cell office:value-type="string">
            <text:p>0,55</text:p>
          </table:table-cell>
          <table:table-cell office:value-type="string">
            <text:p>8,44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2176">
            <text:p>712176</text:p>
          </table:table-cell>
          <table:table-cell office:value-type="string">
            <text:p>APS135W-10000S</text:p>
          </table:table-cell>
          <table:table-cell office:value-type="string">
            <text:p>MGD SW 135W MODUL. POWER SUPPL</text:p>
          </table:table-cell>
          <table:table-cell office:value-type="string">
            <text:p>F/ GSM7328S/GSM7352S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09,84</text:p>
          </table:table-cell>
          <table:table-cell office:value-type="string">
            <text:p>19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858320-8079.jpg</text:p>
          </table:table-cell>
          <table:table-cell office:value-type="string">
            <text:p>11.11.09 00:00:00</text:p>
          </table:table-cell>
          <table:table-cell office:value-type="float" office:value="606449066098">
            <text:p>606449066098</text:p>
          </table:table-cell>
          <table:table-cell/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string">
            <text:p>0,24</text:p>
          </table:table-cell>
          <table:table-cell office:value-type="string">
            <text:p>1,5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8">
            <text:p>43222608</text:p>
          </table:table-cell>
          <table:table-cell office:value-type="float" office:value="85044030">
            <text:p>85044030</text:p>
          </table:table-cell>
          <table:table-cell office:value-type="float" office:value="10101310">
            <text:p>10101310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178">
            <text:p>712178</text:p>
          </table:table-cell>
          <table:table-cell office:value-type="string">
            <text:p>RND2120-100ISS</text:p>
          </table:table-cell>
          <table:table-cell office:value-type="string">
            <text:p>READYNAS DUO 2TB GIGABIT DSKTO</text:p>
          </table:table-cell>
          <table:table-cell office:value-type="string">
            <text:p>NETWORK STORAGE (1X 2TB HDD) <text:s text:c="4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495,70</text:p>
          </table:table-cell>
          <table:table-cell office:value-type="string">
            <text:p>305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www.ingrammicro.de/jpg/0712178.jpg</text:p>
          </table:table-cell>
          <table:table-cell office:value-type="string">
            <text:p>18.11.09 00:00:00</text:p>
          </table:table-cell>
          <table:table-cell office:value-type="float" office:value="606449069891">
            <text:p>606449069891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4</text:p>
          </table:table-cell>
          <table:table-cell office:value-type="string">
            <text:p>4,0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179">
            <text:p>712179</text:p>
          </table:table-cell>
          <table:table-cell office:value-type="string">
            <text:p>RND2210-100ISS</text:p>
          </table:table-cell>
          <table:table-cell office:value-type="string">
            <text:p>READYNAS DUO 2TB GIGABIT DSKTO</text:p>
          </table:table-cell>
          <table:table-cell office:value-type="string">
            <text:p>NETWORK STORAGE (2X 1TB HDD) <text:s text:c="4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592,06</text:p>
          </table:table-cell>
          <table:table-cell office:value-type="string">
            <text:p>36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876156-6394.jpg</text:p>
          </table:table-cell>
          <table:table-cell office:value-type="string">
            <text:p>18.11.09 00:00:00</text:p>
          </table:table-cell>
          <table:table-cell office:value-type="float" office:value="606449069921">
            <text:p>606449069921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7</text:p>
          </table:table-cell>
          <table:table-cell office:value-type="string">
            <text:p>4,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2182">
            <text:p>712182</text:p>
          </table:table-cell>
          <table:table-cell office:value-type="string">
            <text:p>RN12PPSU-100WWS</text:p>
          </table:table-cell>
          <table:table-cell office:value-type="string">
            <text:p>READYNAS 3200 AC POWER SUPPLY</text:p>
          </table:table-cell>
          <table:table-cell office:value-type="string">
            <text:p>UNIT FUER READYNAS 3200 <text:s text:c="9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54,20</text:p>
          </table:table-cell>
          <table:table-cell office:value-type="string">
            <text:p>28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3898215-8422.jpg</text:p>
          </table:table-cell>
          <table:table-cell office:value-type="string">
            <text:p>8.12.09 00:00:00</text:p>
          </table:table-cell>
          <table:table-cell office:value-type="float" office:value="606449067545">
            <text:p>606449067545</text:p>
          </table:table-cell>
          <table:table-cell/>
          <table:table-cell office:value-type="string">
            <text:p>0,14</text:p>
          </table:table-cell>
          <table:table-cell office:value-type="string">
            <text:p>0,39</text:p>
          </table:table-cell>
          <table:table-cell office:value-type="string">
            <text:p>0,19</text:p>
          </table:table-cell>
          <table:table-cell office:value-type="string">
            <text:p>1,68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5044030">
            <text:p>85044030</text:p>
          </table:table-cell>
          <table:table-cell office:value-type="float" office:value="10102312">
            <text:p>1010231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187">
            <text:p>712187</text:p>
          </table:table-cell>
          <table:table-cell office:value-type="string">
            <text:p>WNB1100-100PES</text:p>
          </table:table-cell>
          <table:table-cell office:value-type="string">
            <text:p>WIRELESS-N 150 ROUTER BUNDLE</text:p>
          </table:table-cell>
          <table:table-cell office:value-type="string">
            <text:p>(WNR1000 + WNA1000 USB STICK) <text:s text:c="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1,98</text:p>
          </table:table-cell>
          <table:table-cell office:value-type="string">
            <text:p>3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223">
            <text:p>122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7063586-7194.pdf</text:p>
          </table:table-cell>
          <table:table-cell office:value-type="string">
            <text:p>http://images.icecat.biz/img/norm/high/3934118-6071.jpg</text:p>
          </table:table-cell>
          <table:table-cell office:value-type="string">
            <text:p>8.12.09 00:00:00</text:p>
          </table:table-cell>
          <table:table-cell office:value-type="float" office:value="606449069433">
            <text:p>606449069433</text:p>
          </table:table-cell>
          <table:table-cell/>
          <table:table-cell office:value-type="string">
            <text:p>0,07</text:p>
          </table:table-cell>
          <table:table-cell office:value-type="string">
            <text:p>0,25</text:p>
          </table:table-cell>
          <table:table-cell office:value-type="string">
            <text:p>0,24</text:p>
          </table:table-cell>
          <table:table-cell office:value-type="string">
            <text:p>0,7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191">
            <text:p>712191</text:p>
          </table:table-cell>
          <table:table-cell office:value-type="string">
            <text:p>CARP1000-10000S</text:p>
          </table:table-cell>
          <table:table-cell office:value-type="string">
            <text:p>CAR POWER ADAPTER F/ MBR624GU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7,89</text:p>
          </table:table-cell>
          <table:table-cell office:value-type="string">
            <text:p>11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595621-9429.pdf</text:p>
          </table:table-cell>
          <table:table-cell office:value-type="string">
            <text:p>http://images.icecat.biz/img/norm/high/3923734-6603.jpg</text:p>
          </table:table-cell>
          <table:table-cell office:value-type="string">
            <text:p>16.12.09 00:00:00</text:p>
          </table:table-cell>
          <table:table-cell office:value-type="float" office:value="606449064070">
            <text:p>606449064070</text:p>
          </table:table-cell>
          <table:table-cell/>
          <table:table-cell office:value-type="string">
            <text:p>0,06</text:p>
          </table:table-cell>
          <table:table-cell office:value-type="string">
            <text:p>0,12</text:p>
          </table:table-cell>
          <table:table-cell office:value-type="string">
            <text:p>0,09</text:p>
          </table:table-cell>
          <table:table-cell office:value-type="string">
            <text:p>0,07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195">
            <text:p>712195</text:p>
          </table:table-cell>
          <table:table-cell office:value-type="string">
            <text:p>XAV2001-100PES</text:p>
          </table:table-cell>
          <table:table-cell office:value-type="string">
            <text:p>200MBIT/S POWERLINE AV Adapter</text:p>
          </table:table-cell>
          <table:table-cell office:value-type="string">
            <text:p>ADAPTER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1,96</text:p>
          </table:table-cell>
          <table:table-cell office:value-type="string">
            <text:p>38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9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827898-1498.pdf</text:p>
          </table:table-cell>
          <table:table-cell office:value-type="string">
            <text:p>http://images.icecat.biz/img/norm/high/3955893-4365.jpg</text:p>
          </table:table-cell>
          <table:table-cell office:value-type="string">
            <text:p>21.12.09 00:00:00</text:p>
          </table:table-cell>
          <table:table-cell office:value-type="float" office:value="606449066463">
            <text:p>606449066463</text:p>
          </table:table-cell>
          <table:table-cell/>
          <table:table-cell office:value-type="string">
            <text:p>0,11</text:p>
          </table:table-cell>
          <table:table-cell office:value-type="string">
            <text:p>0,24</text:p>
          </table:table-cell>
          <table:table-cell office:value-type="string">
            <text:p>0,18</text:p>
          </table:table-cell>
          <table:table-cell office:value-type="string">
            <text:p>0,5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199">
            <text:p>712199</text:p>
          </table:table-cell>
          <table:table-cell office:value-type="string">
            <text:p>XAVB2001-100PES</text:p>
          </table:table-cell>
          <table:table-cell office:value-type="string">
            <text:p>200 MBIT/S Powerline AV</text:p>
          </table:table-cell>
          <table:table-cell office:value-type="string">
            <text:p>ADAPTER KIT (2X XAV2001) <text:s text:c="8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11,51</text:p>
          </table:table-cell>
          <table:table-cell office:value-type="string">
            <text:p>69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5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589816-4809.pdf</text:p>
          </table:table-cell>
          <table:table-cell office:value-type="string">
            <text:p>http://images.icecat.biz/img/norm/high/3955712-7123.jpg</text:p>
          </table:table-cell>
          <table:table-cell office:value-type="string">
            <text:p>21.12.09 00:00:00</text:p>
          </table:table-cell>
          <table:table-cell office:value-type="float" office:value="606449066579">
            <text:p>606449066579</text:p>
          </table:table-cell>
          <table:table-cell/>
          <table:table-cell office:value-type="string">
            <text:p>0,11</text:p>
          </table:table-cell>
          <table:table-cell office:value-type="string">
            <text:p>0,25</text:p>
          </table:table-cell>
          <table:table-cell office:value-type="string">
            <text:p>0,18</text:p>
          </table:table-cell>
          <table:table-cell office:value-type="string">
            <text:p>0,7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200">
            <text:p>712200</text:p>
          </table:table-cell>
          <table:table-cell office:value-type="string">
            <text:p>XAVB2001-100GRS</text:p>
          </table:table-cell>
          <table:table-cell office:value-type="string">
            <text:p>200 MBIT/S Powerline AV</text:p>
          </table:table-cell>
          <table:table-cell office:value-type="string">
            <text:p>ADAPTER KIT (2X XAV2001) <text:s text:c="8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11,51</text:p>
          </table:table-cell>
          <table:table-cell office:value-type="string">
            <text:p>69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63">
            <text:p>36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591229-2528.pdf</text:p>
          </table:table-cell>
          <table:table-cell office:value-type="string">
            <text:p>http://images.icecat.biz/img/norm/high/3955834-2340.jpg</text:p>
          </table:table-cell>
          <table:table-cell office:value-type="string">
            <text:p>21.12.09 00:00:00</text:p>
          </table:table-cell>
          <table:table-cell office:value-type="float" office:value="606449066548">
            <text:p>606449066548</text:p>
          </table:table-cell>
          <table:table-cell/>
          <table:table-cell office:value-type="string">
            <text:p>0,11</text:p>
          </table:table-cell>
          <table:table-cell office:value-type="string">
            <text:p>0,24</text:p>
          </table:table-cell>
          <table:table-cell office:value-type="string">
            <text:p>0,18</text:p>
          </table:table-cell>
          <table:table-cell office:value-type="string">
            <text:p>0,7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226">
            <text:p>712226</text:p>
          </table:table-cell>
          <table:table-cell office:value-type="string">
            <text:p>UTM5EW-100EUS</text:p>
          </table:table-cell>
          <table:table-cell office:value-type="string">
            <text:p>PROSECURE UTM5 BUNDLE</text:p>
          </table:table-cell>
          <table:table-cell office:value-type="string">
            <text:p>W/ UTM5E/UTM5M/UTM5W 1YR <text:s text:c="8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39,25</text:p>
          </table:table-cell>
          <table:table-cell office:value-type="string">
            <text:p>397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693055-2798.pdf</text:p>
          </table:table-cell>
          <table:table-cell office:value-type="string">
            <text:p>http://images.icecat.biz/img/norm/high/3956970-335.jpg</text:p>
          </table:table-cell>
          <table:table-cell office:value-type="string">
            <text:p>27.1.10 00:00:00</text:p>
          </table:table-cell>
          <table:table-cell office:value-type="float" office:value="606449070897">
            <text:p>606449070897</text:p>
          </table:table-cell>
          <table:table-cell/>
          <table:table-cell office:value-type="string">
            <text:p>0,11</text:p>
          </table:table-cell>
          <table:table-cell office:value-type="string">
            <text:p>0,44</text:p>
          </table:table-cell>
          <table:table-cell office:value-type="string">
            <text:p>0,25</text:p>
          </table:table-cell>
          <table:table-cell office:value-type="string">
            <text:p>3,26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229">
            <text:p>712229</text:p>
          </table:table-cell>
          <table:table-cell office:value-type="string">
            <text:p>UTM5-100EUS</text:p>
          </table:table-cell>
          <table:table-cell office:value-type="string">
            <text:p>PROSECURE UTM5 W/ VPN FIREWALL</text:p>
          </table:table-cell>
          <table:table-cell office:value-type="string">
            <text:p>4 PORT GB-SWITCH/1 WAN PORT USB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37,13</text:p>
          </table:table-cell>
          <table:table-cell office:value-type="string">
            <text:p>270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907691-7393.pdf</text:p>
          </table:table-cell>
          <table:table-cell office:value-type="string">
            <text:p>http://images.icecat.biz/img/norm/high/3956973-9157.jpg</text:p>
          </table:table-cell>
          <table:table-cell office:value-type="string">
            <text:p>9.3.10 00:00:00</text:p>
          </table:table-cell>
          <table:table-cell office:value-type="float" office:value="606449070866">
            <text:p>606449070866</text:p>
          </table:table-cell>
          <table:table-cell/>
          <table:table-cell office:value-type="string">
            <text:p>0,12</text:p>
          </table:table-cell>
          <table:table-cell office:value-type="string">
            <text:p>0,44</text:p>
          </table:table-cell>
          <table:table-cell office:value-type="string">
            <text:p>0,26</text:p>
          </table:table-cell>
          <table:table-cell office:value-type="string">
            <text:p>3,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 office:value-type="float" office:value="49119900">
            <text:p>49119900</text:p>
          </table:table-cell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231">
            <text:p>712231</text:p>
          </table:table-cell>
          <table:table-cell office:value-type="string">
            <text:p>UTM5EW3-100EUS</text:p>
          </table:table-cell>
          <table:table-cell office:value-type="string">
            <text:p>PROSECURE UTM5 BUNDLE</text:p>
          </table:table-cell>
          <table:table-cell office:value-type="string">
            <text:p>W/ UTM5E3/UTM5M3/UTM5W3 3YR <text:s text:c="5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079,39</text:p>
          </table:table-cell>
          <table:table-cell office:value-type="string">
            <text:p>66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3">
            <text:p>1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693052-6629.pdf</text:p>
          </table:table-cell>
          <table:table-cell office:value-type="string">
            <text:p>http://images.icecat.biz/img/norm/high/3956965-6247.jpg</text:p>
          </table:table-cell>
          <table:table-cell office:value-type="string">
            <text:p>27.1.10 00:00:00</text:p>
          </table:table-cell>
          <table:table-cell office:value-type="float" office:value="606449070927">
            <text:p>606449070927</text:p>
          </table:table-cell>
          <table:table-cell/>
          <table:table-cell office:value-type="string">
            <text:p>0,11</text:p>
          </table:table-cell>
          <table:table-cell office:value-type="string">
            <text:p>0,44</text:p>
          </table:table-cell>
          <table:table-cell office:value-type="string">
            <text:p>0,25</text:p>
          </table:table-cell>
          <table:table-cell office:value-type="string">
            <text:p>3,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236">
            <text:p>712236</text:p>
          </table:table-cell>
          <table:table-cell office:value-type="string">
            <text:p>WNA1100-100PES</text:p>
          </table:table-cell>
          <table:table-cell office:value-type="string">
            <text:p>WIRELESS-N 150 USB-ADAPTER</text:p>
          </table:table-cell>
          <table:table-cell office:value-type="string">
            <text:p>W/ PUSH N CONNECT BUTTON <text:s text:c="8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4,79</text:p>
          </table:table-cell>
          <table:table-cell office:value-type="string">
            <text:p>15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32">
            <text:p>33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07144-184.pdf</text:p>
          </table:table-cell>
          <table:table-cell office:value-type="string">
            <text:p>http://images.icecat.biz/img/norm/high/4016248-277.jpg</text:p>
          </table:table-cell>
          <table:table-cell office:value-type="string">
            <text:p>18.1.10 00:00:00</text:p>
          </table:table-cell>
          <table:table-cell office:value-type="float" office:value="606449067200">
            <text:p>606449067200</text:p>
          </table:table-cell>
          <table:table-cell/>
          <table:table-cell office:value-type="string">
            <text:p>0,05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string">
            <text:p>0,2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37">
            <text:p>712237</text:p>
          </table:table-cell>
          <table:table-cell office:value-type="string">
            <text:p>FSM726-300EUS</text:p>
          </table:table-cell>
          <table:table-cell office:value-type="string">
            <text:p>SWITCH MANAGED 24PORTS LAYER2</text:p>
          </table:table-cell>
          <table:table-cell office:value-type="string">
            <text:p>10/100 PROSAFE <text:s text:c="18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01,61</text:p>
          </table:table-cell>
          <table:table-cell office:value-type="string">
            <text:p>248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26463-3347.pdf</text:p>
          </table:table-cell>
          <table:table-cell office:value-type="string">
            <text:p>http://images.icecat.biz/img/norm/high/3992176-6070.jpg</text:p>
          </table:table-cell>
          <table:table-cell office:value-type="string">
            <text:p>10.3.10 00:00:00</text:p>
          </table:table-cell>
          <table:table-cell office:value-type="float" office:value="606449069501">
            <text:p>606449069501</text:p>
          </table:table-cell>
          <table:table-cell/>
          <table:table-cell office:value-type="string">
            <text:p>0,11</text:p>
          </table:table-cell>
          <table:table-cell office:value-type="string">
            <text:p>0,53</text:p>
          </table:table-cell>
          <table:table-cell office:value-type="string">
            <text:p>0,32</text:p>
          </table:table-cell>
          <table:table-cell office:value-type="string">
            <text:p>4,2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Netzwerk-Management</text:p>
          </table:table-cell>
          <table:table-cell office:value-type="string">
            <text:p>Management Hardware inkl. Software</text:p>
          </table:table-cell>
          <table:table-cell office:value-type="string">
            <text:p>Netgear</text:p>
          </table:table-cell>
          <table:table-cell office:value-type="float" office:value="712239">
            <text:p>712239</text:p>
          </table:table-cell>
          <table:table-cell office:value-type="string">
            <text:p>WMS5316-100EUS</text:p>
          </table:table-cell>
          <table:table-cell office:value-type="string">
            <text:p>PROSAFE WMS5316-100EUS WIRELES</text:p>
          </table:table-cell>
          <table:table-cell office:value-type="string">
            <text:p>MANAGEMENT SYSTEM <text:s text:c="15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936,43</text:p>
          </table:table-cell>
          <table:table-cell office:value-type="string">
            <text:p>576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31.1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4826464-3503.pdf</text:p>
          </table:table-cell>
          <table:table-cell office:value-type="string">
            <text:p>http://images.icecat.biz/img/norm/high/4005227-5991.jpg</text:p>
          </table:table-cell>
          <table:table-cell office:value-type="string">
            <text:p>28.1.10 00:00:00</text:p>
          </table:table-cell>
          <table:table-cell office:value-type="float" office:value="606449068443">
            <text:p>606449068443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2102">
            <text:p>101621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42">
            <text:p>712242</text:p>
          </table:table-cell>
          <table:table-cell office:value-type="string">
            <text:p>GSM7224-200EUS</text:p>
          </table:table-cell>
          <table:table-cell office:value-type="string">
            <text:p>Prosafe 24 X 10/100/1000 L2</text:p>
          </table:table-cell>
          <table:table-cell office:value-type="string">
            <text:p>MANAGED SWITCH 4 SFP GBIC SLOTS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986,70</text:p>
          </table:table-cell>
          <table:table-cell office:value-type="string">
            <text:p>614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61912-914.pdf</text:p>
          </table:table-cell>
          <table:table-cell office:value-type="string">
            <text:p>http://images.icecat.biz/img/norm/high/4016250-6174.jpg</text:p>
          </table:table-cell>
          <table:table-cell office:value-type="string">
            <text:p>25.2.10 00:00:00</text:p>
          </table:table-cell>
          <table:table-cell office:value-type="float" office:value="606449069143">
            <text:p>606449069143</text:p>
          </table:table-cell>
          <table:table-cell/>
          <table:table-cell office:value-type="string">
            <text:p>0,13</text:p>
          </table:table-cell>
          <table:table-cell office:value-type="string">
            <text:p>0,52</text:p>
          </table:table-cell>
          <table:table-cell office:value-type="string">
            <text:p>0,38</text:p>
          </table:table-cell>
          <table:table-cell office:value-type="string">
            <text:p>5,1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43">
            <text:p>712243</text:p>
          </table:table-cell>
          <table:table-cell office:value-type="string">
            <text:p>GSM7248-200EUS</text:p>
          </table:table-cell>
          <table:table-cell office:value-type="string">
            <text:p>PROSAFE 48 X 10/100/1000 L2</text:p>
          </table:table-cell>
          <table:table-cell office:value-type="string">
            <text:p>MANAGED SWITCH 4 SFP GBIC SLOTS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885,48</text:p>
          </table:table-cell>
          <table:table-cell office:value-type="string">
            <text:p>117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861913-2637.pdf</text:p>
          </table:table-cell>
          <table:table-cell office:value-type="string">
            <text:p>http://images.icecat.biz/img/norm/high/4016249-4084.jpg</text:p>
          </table:table-cell>
          <table:table-cell office:value-type="string">
            <text:p>25.2.10 00:00:00</text:p>
          </table:table-cell>
          <table:table-cell office:value-type="float" office:value="606449069174">
            <text:p>606449069174</text:p>
          </table:table-cell>
          <table:table-cell/>
          <table:table-cell office:value-type="string">
            <text:p>0,13</text:p>
          </table:table-cell>
          <table:table-cell office:value-type="string">
            <text:p>0,5</text:p>
          </table:table-cell>
          <table:table-cell office:value-type="string">
            <text:p>0,39</text:p>
          </table:table-cell>
          <table:table-cell office:value-type="string">
            <text:p>5,8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250">
            <text:p>712250</text:p>
          </table:table-cell>
          <table:table-cell office:value-type="string">
            <text:p>WNCE2001-100PES</text:p>
          </table:table-cell>
          <table:table-cell office:value-type="string">
            <text:p>Ethernet TO Wireless N300</text:p>
          </table:table-cell>
          <table:table-cell office:value-type="string">
            <text:p>ADAPTER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0,56</text:p>
          </table:table-cell>
          <table:table-cell office:value-type="string">
            <text:p>37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30">
            <text:p>43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251412-4021.pdf</text:p>
          </table:table-cell>
          <table:table-cell office:value-type="string">
            <text:p>http://images.icecat.biz/img/norm/high/4204393-6569.jpg</text:p>
          </table:table-cell>
          <table:table-cell office:value-type="string">
            <text:p>18.3.10 00:00:00</text:p>
          </table:table-cell>
          <table:table-cell office:value-type="float" office:value="606449069488">
            <text:p>606449069488</text:p>
          </table:table-cell>
          <table:table-cell/>
          <table:table-cell office:value-type="string">
            <text:p>0,06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string">
            <text:p>0,33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255">
            <text:p>712255</text:p>
          </table:table-cell>
          <table:table-cell office:value-type="string">
            <text:p>DGNB1100-100PES</text:p>
          </table:table-cell>
          <table:table-cell office:value-type="string">
            <text:p>WIRELESS-N 150 ADSL2+ MODEMROU</text:p>
          </table:table-cell>
          <table:table-cell office:value-type="string">
            <text:p>SET DGN1000 W/USB STICK WNA1100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5</text:p>
          </table:table-cell>
          <table:table-cell office:value-type="string">
            <text:p>6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151090-4245.jpg</text:p>
          </table:table-cell>
          <table:table-cell office:value-type="string">
            <text:p>26.5.10 00:00:00</text:p>
          </table:table-cell>
          <table:table-cell office:value-type="float" office:value="606449070408">
            <text:p>606449070408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88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256">
            <text:p>712256</text:p>
          </table:table-cell>
          <table:table-cell office:value-type="string">
            <text:p>DGN2200-100PES</text:p>
          </table:table-cell>
          <table:table-cell office:value-type="string">
            <text:p>ADSL 2+ WIRELESS-N 300</text:p>
          </table:table-cell>
          <table:table-cell office:value-type="string">
            <text:p>MODEM ROUTER (ANNEX-A) <text:s text:c="10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08,78</text:p>
          </table:table-cell>
          <table:table-cell office:value-type="string">
            <text:p>6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5">
            <text:p>2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4043167-9758.pdf</text:p>
          </table:table-cell>
          <table:table-cell office:value-type="string">
            <text:p>http://images.icecat.biz/img/norm/high/3474805-18233.jpg</text:p>
          </table:table-cell>
          <table:table-cell office:value-type="string">
            <text:p>31.5.10 00:00:00</text:p>
          </table:table-cell>
          <table:table-cell office:value-type="float" office:value="606449067286">
            <text:p>606449067286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8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258">
            <text:p>712258</text:p>
          </table:table-cell>
          <table:table-cell office:value-type="string">
            <text:p>WNA3100-100PES</text:p>
          </table:table-cell>
          <table:table-cell office:value-type="string">
            <text:p>Wireless-N 300 USB-Adapter</text:p>
          </table:table-cell>
          <table:table-cell office:value-type="string">
            <text:p>mit Cradle <text:s text:c="2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37,17</text:p>
          </table:table-cell>
          <table:table-cell office:value-type="string">
            <text:p>22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195420-2404.jpg</text:p>
          </table:table-cell>
          <table:table-cell office:value-type="string">
            <text:p>20.7.10 00:00:00</text:p>
          </table:table-cell>
          <table:table-cell office:value-type="float" office:value="606449066180">
            <text:p>606449066180</text:p>
          </table:table-cell>
          <table:table-cell/>
          <table:table-cell office:value-type="string">
            <text:p>0,04</text:p>
          </table:table-cell>
          <table:table-cell office:value-type="string">
            <text:p>0,23</text:p>
          </table:table-cell>
          <table:table-cell office:value-type="string">
            <text:p>0,16</text:p>
          </table:table-cell>
          <table:table-cell office:value-type="string">
            <text:p>0,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59">
            <text:p>712259</text:p>
          </table:table-cell>
          <table:table-cell office:value-type="string">
            <text:p>RNRP4410-100EUS</text:p>
          </table:table-cell>
          <table:table-cell office:value-type="string">
            <text:p>READYNAS 3100 4-BAY 1U RACKM.</text:p>
          </table:table-cell>
          <table:table-cell office:value-type="string">
            <text:p>HIGH-PERFORMANCE STORAGE <text:s text:c="2"/>4x 1T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202,71</text:p>
          </table:table-cell>
          <table:table-cell office:value-type="string">
            <text:p>3199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261005-2935.jpg</text:p>
          </table:table-cell>
          <table:table-cell office:value-type="string">
            <text:p>8.3.10 00:00:00</text:p>
          </table:table-cell>
          <table:table-cell office:value-type="float" office:value="606449071535">
            <text:p>606449071535</text:p>
          </table:table-cell>
          <table:table-cell/>
          <table:table-cell office:value-type="string">
            <text:p>0,21</text:p>
          </table:table-cell>
          <table:table-cell office:value-type="string">
            <text:p>0,86</text:p>
          </table:table-cell>
          <table:table-cell office:value-type="string">
            <text:p>0,61</text:p>
          </table:table-cell>
          <table:table-cell office:value-type="string">
            <text:p>20,6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60">
            <text:p>712260</text:p>
          </table:table-cell>
          <table:table-cell office:value-type="string">
            <text:p>RNRP4420-100EUS</text:p>
          </table:table-cell>
          <table:table-cell office:value-type="string">
            <text:p>READYNAS 3100 4-BAY 1U RACKM. </text:p>
          </table:table-cell>
          <table:table-cell office:value-type="string">
            <text:p>HIGH-PERFORMANCE STORAGE <text:s text:c="3"/>4x 2TB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6771,17</text:p>
          </table:table-cell>
          <table:table-cell office:value-type="string">
            <text:p>4189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261008-6199.jpg</text:p>
          </table:table-cell>
          <table:table-cell office:value-type="string">
            <text:p>8.3.10 00:00:00</text:p>
          </table:table-cell>
          <table:table-cell office:value-type="float" office:value="606449071566">
            <text:p>606449071566</text:p>
          </table:table-cell>
          <table:table-cell/>
          <table:table-cell office:value-type="string">
            <text:p>0,22</text:p>
          </table:table-cell>
          <table:table-cell office:value-type="string">
            <text:p>0,86</text:p>
          </table:table-cell>
          <table:table-cell office:value-type="string">
            <text:p>0,61</text:p>
          </table:table-cell>
          <table:table-cell office:value-type="string">
            <text:p>20,4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61">
            <text:p>712261</text:p>
          </table:table-cell>
          <table:table-cell office:value-type="string">
            <text:p>RN12G1220-100EUS</text:p>
          </table:table-cell>
          <table:table-cell office:value-type="string">
            <text:p>READYNAS 4200 12-BAY 2U RACKM.</text:p>
          </table:table-cell>
          <table:table-cell office:value-type="string">
            <text:p>HIGH-PERFORMANCE STORAGE,with10 GE - 12 x 2 T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9074,45</text:p>
          </table:table-cell>
          <table:table-cell office:value-type="string">
            <text:p>11800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241640-5750.pdf</text:p>
          </table:table-cell>
          <table:table-cell office:value-type="string">
            <text:p>http://images.icecat.biz/img/norm/high/4261017-5621.jpg</text:p>
          </table:table-cell>
          <table:table-cell office:value-type="string">
            <text:p>8.3.10 00:00:00</text:p>
          </table:table-cell>
          <table:table-cell office:value-type="float" office:value="606449072228">
            <text:p>606449072228</text:p>
          </table:table-cell>
          <table:table-cell/>
          <table:table-cell office:value-type="string">
            <text:p>0,34</text:p>
          </table:table-cell>
          <table:table-cell office:value-type="string">
            <text:p>0,95</text:p>
          </table:table-cell>
          <table:table-cell office:value-type="string">
            <text:p>0,69</text:p>
          </table:table-cell>
          <table:table-cell office:value-type="string">
            <text:p>53,01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62">
            <text:p>712262</text:p>
          </table:table-cell>
          <table:table-cell office:value-type="string">
            <text:p>RN12T1210-100EUS</text:p>
          </table:table-cell>
          <table:table-cell office:value-type="string">
            <text:p>READYNAS 4200 12-BAY 2U RACKM.</text:p>
          </table:table-cell>
          <table:table-cell office:value-type="string">
            <text:p>HIGH-PERFORMANCE STORAGE,with10GE Option - 12 x 2 T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1313,26</text:p>
          </table:table-cell>
          <table:table-cell office:value-type="string">
            <text:p>6974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443967-292.pdf</text:p>
          </table:table-cell>
          <table:table-cell office:value-type="string">
            <text:p>http://images.icecat.biz/img/norm/high/4261023-4552.jpg</text:p>
          </table:table-cell>
          <table:table-cell office:value-type="string">
            <text:p>8.3.10 00:00:00</text:p>
          </table:table-cell>
          <table:table-cell office:value-type="float" office:value="606449072129">
            <text:p>606449072129</text:p>
          </table:table-cell>
          <table:table-cell/>
          <table:table-cell office:value-type="string">
            <text:p>0,37</text:p>
          </table:table-cell>
          <table:table-cell office:value-type="string">
            <text:p>0,96</text:p>
          </table:table-cell>
          <table:table-cell office:value-type="string">
            <text:p>0,7</text:p>
          </table:table-cell>
          <table:table-cell office:value-type="string">
            <text:p>39,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63">
            <text:p>712263</text:p>
          </table:table-cell>
          <table:table-cell office:value-type="string">
            <text:p>RN12T1220-100EUS</text:p>
          </table:table-cell>
          <table:table-cell office:value-type="string">
            <text:p>READYNAS 4200 12-BAY 2U RACKM.</text:p>
          </table:table-cell>
          <table:table-cell office:value-type="string">
            <text:p>HIGH-PERFORMANCE STORAGE, with10GE Option - 12 x 2 T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7642,22</text:p>
          </table:table-cell>
          <table:table-cell office:value-type="string">
            <text:p>10915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176564-262.pdf</text:p>
          </table:table-cell>
          <table:table-cell office:value-type="string">
            <text:p>http://images.icecat.biz/img/norm/high/4261013-8490.jpg</text:p>
          </table:table-cell>
          <table:table-cell office:value-type="string">
            <text:p>8.3.10 00:00:00</text:p>
          </table:table-cell>
          <table:table-cell office:value-type="float" office:value="606449072150">
            <text:p>606449072150</text:p>
          </table:table-cell>
          <table:table-cell/>
          <table:table-cell office:value-type="string">
            <text:p>0,37</text:p>
          </table:table-cell>
          <table:table-cell office:value-type="string">
            <text:p>0,96</text:p>
          </table:table-cell>
          <table:table-cell office:value-type="string">
            <text:p>0,7</text:p>
          </table:table-cell>
          <table:table-cell office:value-type="string">
            <text:p>39,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Module &amp; Erweiterungen</text:p>
          </table:table-cell>
          <table:table-cell office:value-type="string">
            <text:p>Netgear</text:p>
          </table:table-cell>
          <table:table-cell office:value-type="float" office:value="712264">
            <text:p>712264</text:p>
          </table:table-cell>
          <table:table-cell office:value-type="string">
            <text:p>AX744-10000S</text:p>
          </table:table-cell>
          <table:table-cell office:value-type="string">
            <text:p>PROSAFE 10GBASE-CX4 SFP+MODULE</text:p>
          </table:table-cell>
          <table:table-cell office:value-type="string">
            <text:p><text:s text:c="33"/>IN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00,67</text:p>
          </table:table-cell>
          <table:table-cell office:value-type="string">
            <text:p>248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195421-4384.jpg</text:p>
          </table:table-cell>
          <table:table-cell office:value-type="string">
            <text:p>8.3.10 00:00:00</text:p>
          </table:table-cell>
          <table:table-cell office:value-type="float" office:value="606449071320">
            <text:p>606449071320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2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22600">
            <text:p>43222600</text:p>
          </table:table-cell>
          <table:table-cell office:value-type="float" office:value="84733020">
            <text:p>84733020</text:p>
          </table:table-cell>
          <table:table-cell office:value-type="float" office:value="10101306">
            <text:p>10101306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68">
            <text:p>712268</text:p>
          </table:table-cell>
          <table:table-cell office:value-type="string">
            <text:p>RND4220-100EUS</text:p>
          </table:table-cell>
          <table:table-cell office:value-type="string">
            <text:p>READYNAS NV+ 4TB GBIT DESKTOP</text:p>
          </table:table-cell>
          <table:table-cell office:value-type="string">
            <text:p>NETWORK STORAGE 2 X 2000GB HDD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991,38</text:p>
          </table:table-cell>
          <table:table-cell office:value-type="string">
            <text:p>609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268.pdf</text:p>
          </table:table-cell>
          <table:table-cell office:value-type="string">
            <text:p>http://images.icecat.biz/img/norm/high/4504135-227.jpg</text:p>
          </table:table-cell>
          <table:table-cell office:value-type="string">
            <text:p>8.3.10 00:00:00</text:p>
          </table:table-cell>
          <table:table-cell office:value-type="float" office:value="606449071306">
            <text:p>606449071306</text:p>
          </table:table-cell>
          <table:table-cell/>
          <table:table-cell office:value-type="string">
            <text:p>0,25</text:p>
          </table:table-cell>
          <table:table-cell office:value-type="string">
            <text:p>0,36</text:p>
          </table:table-cell>
          <table:table-cell office:value-type="string">
            <text:p>0,31</text:p>
          </table:table-cell>
          <table:table-cell office:value-type="string">
            <text:p>7,9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70">
            <text:p>712270</text:p>
          </table:table-cell>
          <table:table-cell office:value-type="string">
            <text:p>RN12G0620-100EUS</text:p>
          </table:table-cell>
          <table:table-cell office:value-type="string">
            <text:p>READYNAS 4200 12-BAY 2U RACKM.</text:p>
          </table:table-cell>
          <table:table-cell office:value-type="string">
            <text:p>HIGH-PERFORMANCE STORAGE ,with10 GE - 6 x 2 TB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3761,97</text:p>
          </table:table-cell>
          <table:table-cell office:value-type="string">
            <text:p>8514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407052-1166.pdf</text:p>
          </table:table-cell>
          <table:table-cell office:value-type="string">
            <text:p>http://images.icecat.biz/img/norm/high/4503896-2333.jpg</text:p>
          </table:table-cell>
          <table:table-cell office:value-type="string">
            <text:p>8.3.10 00:00:00</text:p>
          </table:table-cell>
          <table:table-cell office:value-type="float" office:value="606449072198">
            <text:p>606449072198</text:p>
          </table:table-cell>
          <table:table-cell/>
          <table:table-cell office:value-type="string">
            <text:p>0,36</text:p>
          </table:table-cell>
          <table:table-cell office:value-type="string">
            <text:p>0,96</text:p>
          </table:table-cell>
          <table:table-cell office:value-type="string">
            <text:p>0,7</text:p>
          </table:table-cell>
          <table:table-cell office:value-type="string">
            <text:p>35,5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33020">
            <text:p>8473302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271">
            <text:p>712271</text:p>
          </table:table-cell>
          <table:table-cell office:value-type="string">
            <text:p>MS2120-100PES</text:p>
          </table:table-cell>
          <table:table-cell office:value-type="string">
            <text:p>STORA HOME MED. NETWORK STORAG</text:p>
          </table:table-cell>
          <table:table-cell office:value-type="string">
            <text:p>W/ 1X 2TB HDD <text:s text:c="19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419,94</text:p>
          </table:table-cell>
          <table:table-cell office:value-type="string">
            <text:p>259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176558-4633.pdf</text:p>
          </table:table-cell>
          <table:table-cell office:value-type="string">
            <text:p>http://images.icecat.biz/img/norm/high/4504045-4671.jpg</text:p>
          </table:table-cell>
          <table:table-cell office:value-type="string">
            <text:p>8.3.10 00:00:00</text:p>
          </table:table-cell>
          <table:table-cell office:value-type="float" office:value="606449071474">
            <text:p>606449071474</text:p>
          </table:table-cell>
          <table:table-cell/>
          <table:table-cell office:value-type="string">
            <text:p>0,21</text:p>
          </table:table-cell>
          <table:table-cell office:value-type="string">
            <text:p>0,29</text:p>
          </table:table-cell>
          <table:table-cell office:value-type="string">
            <text:p>0,24</text:p>
          </table:table-cell>
          <table:table-cell office:value-type="string">
            <text:p>3,1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272">
            <text:p>712272</text:p>
          </table:table-cell>
          <table:table-cell office:value-type="string">
            <text:p>DGNB2200-100PES</text:p>
          </table:table-cell>
          <table:table-cell office:value-type="string">
            <text:p>ADSL 2+ WIRELESS-N 300 MODEM</text:p>
          </table:table-cell>
          <table:table-cell office:value-type="string">
            <text:p>ROUTER ANNEX-A W/ USB-ADAPTER <text:s text:c="3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2,17</text:p>
          </table:table-cell>
          <table:table-cell office:value-type="string">
            <text:p>8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547884-2050.jpg</text:p>
          </table:table-cell>
          <table:table-cell office:value-type="string">
            <text:p>2.6.10 00:00:00</text:p>
          </table:table-cell>
          <table:table-cell office:value-type="float" office:value="606449070316">
            <text:p>606449070316</text:p>
          </table:table-cell>
          <table:table-cell/>
          <table:table-cell office:value-type="string">
            <text:p>0,06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9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273">
            <text:p>712273</text:p>
          </table:table-cell>
          <table:table-cell office:value-type="string">
            <text:p>SRX5308-100EUS</text:p>
          </table:table-cell>
          <table:table-cell office:value-type="string">
            <text:p>QUAD WAN SSL GIGABIT VPN</text:p>
          </table:table-cell>
          <table:table-cell office:value-type="string">
            <text:p>FIREWALL 4 WAN+4 LAN PORTS 125IP 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944,71</text:p>
          </table:table-cell>
          <table:table-cell office:value-type="string">
            <text:p>584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547898-8493.jpg</text:p>
          </table:table-cell>
          <table:table-cell office:value-type="string">
            <text:p>31.3.10 00:00:00</text:p>
          </table:table-cell>
          <table:table-cell office:value-type="float" office:value="606449065152">
            <text:p>606449065152</text:p>
          </table:table-cell>
          <table:table-cell/>
          <table:table-cell office:value-type="string">
            <text:p>0,11</text:p>
          </table:table-cell>
          <table:table-cell office:value-type="string">
            <text:p>0,43</text:p>
          </table:table-cell>
          <table:table-cell office:value-type="string">
            <text:p>0,25</text:p>
          </table:table-cell>
          <table:table-cell office:value-type="string">
            <text:p>3,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274">
            <text:p>712274</text:p>
          </table:table-cell>
          <table:table-cell office:value-type="string">
            <text:p>WNDR3400-100PES</text:p>
          </table:table-cell>
          <table:table-cell office:value-type="string">
            <text:p>WNDR3400 N600 DUAL BAND WL</text:p>
          </table:table-cell>
          <table:table-cell office:value-type="string">
            <text:p>N ROUTER MIT USB PORT <text:s text:c="11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44,56</text:p>
          </table:table-cell>
          <table:table-cell office:value-type="string">
            <text:p>89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2">
            <text:p>7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774160-8421.pdf</text:p>
          </table:table-cell>
          <table:table-cell office:value-type="string">
            <text:p>http://images.icecat.biz/img/norm/high/4547909-8730.jpg</text:p>
          </table:table-cell>
          <table:table-cell office:value-type="string">
            <text:p>28.5.10 00:00:00</text:p>
          </table:table-cell>
          <table:table-cell office:value-type="float" office:value="606449071160">
            <text:p>606449071160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0,9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90">
            <text:p>712290</text:p>
          </table:table-cell>
          <table:table-cell office:value-type="string">
            <text:p>GSM7228PS-100EUS</text:p>
          </table:table-cell>
          <table:table-cell office:value-type="string">
            <text:p>Prosafe 24X 10/100/1000 LAYER </text:p>
          </table:table-cell>
          <table:table-cell office:value-type="string">
            <text:p>MANAGED SWITCH POE STACKABL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928,71</text:p>
          </table:table-cell>
          <table:table-cell office:value-type="string">
            <text:p>181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640928-7039.pdf</text:p>
          </table:table-cell>
          <table:table-cell office:value-type="string">
            <text:p>http://images.icecat.biz/img/norm/high/4610255-1094.jpg</text:p>
          </table:table-cell>
          <table:table-cell office:value-type="string">
            <text:p>30.3.10 00:00:00</text:p>
          </table:table-cell>
          <table:table-cell office:value-type="float" office:value="606449071689">
            <text:p>606449071689</text:p>
          </table:table-cell>
          <table:table-cell/>
          <table:table-cell office:value-type="string">
            <text:p>0,15</text:p>
          </table:table-cell>
          <table:table-cell office:value-type="string">
            <text:p>0,58</text:p>
          </table:table-cell>
          <table:table-cell office:value-type="string">
            <text:p>0,55</text:p>
          </table:table-cell>
          <table:table-cell office:value-type="string">
            <text:p>9,36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91">
            <text:p>712291</text:p>
          </table:table-cell>
          <table:table-cell office:value-type="string">
            <text:p>GS108T-200GES</text:p>
          </table:table-cell>
          <table:table-cell office:value-type="string">
            <text:p>PROSAFE 8X 10/100/1000 SMART </text:p>
          </table:table-cell>
          <table:table-cell office:value-type="string">
            <text:p>MANAGED GIGABIT SWITCH <text:s text:c="10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86,80</text:p>
          </table:table-cell>
          <table:table-cell office:value-type="string">
            <text:p>114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6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5521501-3266.pdf</text:p>
          </table:table-cell>
          <table:table-cell office:value-type="string">
            <text:p>http://images.icecat.biz/img/norm/high/4692273-157.jpg</text:p>
          </table:table-cell>
          <table:table-cell office:value-type="string">
            <text:p>1.9.10 00:00:00</text:p>
          </table:table-cell>
          <table:table-cell office:value-type="float" office:value="606449069983">
            <text:p>606449069983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1,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92">
            <text:p>712292</text:p>
          </table:table-cell>
          <table:table-cell office:value-type="string">
            <text:p>GS108P-100EUS</text:p>
          </table:table-cell>
          <table:table-cell office:value-type="string">
            <text:p>PROSAFE 8X 10/100/1000 ETHERNE</text:p>
          </table:table-cell>
          <table:table-cell office:value-type="string">
            <text:p>SWITCH 4 POE PORTS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327,07</text:p>
          </table:table-cell>
          <table:table-cell office:value-type="string">
            <text:p>202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3">
            <text:p>1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609383-2202.jpg</text:p>
          </table:table-cell>
          <table:table-cell office:value-type="string">
            <text:p>13.4.10 00:00:00</text:p>
          </table:table-cell>
          <table:table-cell office:value-type="float" office:value="606449069228">
            <text:p>606449069228</text:p>
          </table:table-cell>
          <table:table-cell/>
          <table:table-cell office:value-type="string">
            <text:p>0,06</text:p>
          </table:table-cell>
          <table:table-cell office:value-type="string">
            <text:p>0,29</text:p>
          </table:table-cell>
          <table:table-cell office:value-type="string">
            <text:p>0,25</text:p>
          </table:table-cell>
          <table:table-cell office:value-type="string">
            <text:p>1,66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93">
            <text:p>712293</text:p>
          </table:table-cell>
          <table:table-cell office:value-type="string">
            <text:p>GS110TP-100EUS</text:p>
          </table:table-cell>
          <table:table-cell office:value-type="string">
            <text:p>Prosafe 8X 10/100/1000 Managed</text:p>
          </table:table-cell>
          <table:table-cell office:value-type="string">
            <text:p>GIGABIT SWITCH POE 2X FIBER PORT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83,09</text:p>
          </table:table-cell>
          <table:table-cell office:value-type="string">
            <text:p>298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3">
            <text:p>11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318288-6876.pdf</text:p>
          </table:table-cell>
          <table:table-cell office:value-type="string">
            <text:p>http://images.icecat.biz/img/norm/high/4607806-5569.jpg</text:p>
          </table:table-cell>
          <table:table-cell office:value-type="string">
            <text:p>13.4.10 00:00:00</text:p>
          </table:table-cell>
          <table:table-cell office:value-type="float" office:value="606449069112">
            <text:p>606449069112</text:p>
          </table:table-cell>
          <table:table-cell/>
          <table:table-cell office:value-type="string">
            <text:p>0,12</text:p>
          </table:table-cell>
          <table:table-cell office:value-type="string">
            <text:p>0,31</text:p>
          </table:table-cell>
          <table:table-cell office:value-type="string">
            <text:p>0,18</text:p>
          </table:table-cell>
          <table:table-cell office:value-type="string">
            <text:p>1,8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294">
            <text:p>712294</text:p>
          </table:table-cell>
          <table:table-cell office:value-type="string">
            <text:p>GSM7252PS-100EUS</text:p>
          </table:table-cell>
          <table:table-cell office:value-type="string">
            <text:p>PROSAFE 48X 10/100/1000 LAYER </text:p>
          </table:table-cell>
          <table:table-cell office:value-type="string">
            <text:p>MANAGED SWITCH POE STACKABL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5531,91</text:p>
          </table:table-cell>
          <table:table-cell office:value-type="string">
            <text:p>3422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631073-418.pdf</text:p>
          </table:table-cell>
          <table:table-cell office:value-type="string">
            <text:p>http://images.icecat.biz/img/norm/high/4610254-7863.jpg</text:p>
          </table:table-cell>
          <table:table-cell office:value-type="string">
            <text:p>30.3.10 00:00:00</text:p>
          </table:table-cell>
          <table:table-cell office:value-type="float" office:value="606449071658">
            <text:p>606449071658</text:p>
          </table:table-cell>
          <table:table-cell/>
          <table:table-cell office:value-type="string">
            <text:p>0,15</text:p>
          </table:table-cell>
          <table:table-cell office:value-type="string">
            <text:p>0,58</text:p>
          </table:table-cell>
          <table:table-cell office:value-type="string">
            <text:p>0,55</text:p>
          </table:table-cell>
          <table:table-cell office:value-type="string">
            <text:p>9,93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295">
            <text:p>712295</text:p>
          </table:table-cell>
          <table:table-cell office:value-type="string">
            <text:p>PTV1000-100PES</text:p>
          </table:table-cell>
          <table:table-cell office:value-type="string">
            <text:p>PUSH2TV - TV ADAPTER</text:p>
          </table:table-cell>
          <table:table-cell office:value-type="string">
            <text:p>F/ INTEL WIRELESS DISPLAY / *** Achtung nur mit Wireless Display Notebooks verwendbar**********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6,63</text:p>
          </table:table-cell>
          <table:table-cell office:value-type="string">
            <text:p>78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7">
            <text:p>4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420457-2954.pdf</text:p>
          </table:table-cell>
          <table:table-cell office:value-type="string">
            <text:p>http://images.icecat.biz/img/norm/high/4706199-2975.jpg</text:p>
          </table:table-cell>
          <table:table-cell office:value-type="string">
            <text:p>11.5.10 00:00:00</text:p>
          </table:table-cell>
          <table:table-cell office:value-type="float" office:value="606449069792">
            <text:p>606449069792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17</text:p>
          </table:table-cell>
          <table:table-cell office:value-type="string">
            <text:p>0,5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315">
            <text:p>712315</text:p>
          </table:table-cell>
          <table:table-cell office:value-type="string">
            <text:p>WN2000RPT-100PES</text:p>
          </table:table-cell>
          <table:table-cell office:value-type="string">
            <text:p>Universal Wireless-N 300</text:p>
          </table:table-cell>
          <table:table-cell office:value-type="string">
            <text:p>WIFI REPEATER <text:s text:c="19"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4,68</text:p>
          </table:table-cell>
          <table:table-cell office:value-type="string">
            <text:p>52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585093-374.pdf</text:p>
          </table:table-cell>
          <table:table-cell office:value-type="string">
            <text:p>http://images.icecat.biz/img/norm/high/4750114-5960.jpg</text:p>
          </table:table-cell>
          <table:table-cell office:value-type="string">
            <text:p>23.4.10 00:00:00</text:p>
          </table:table-cell>
          <table:table-cell office:value-type="float" office:value="606449068900">
            <text:p>606449068900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6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/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2322">
            <text:p>712322</text:p>
          </table:table-cell>
          <table:table-cell office:value-type="string">
            <text:p>APS525W-10000S</text:p>
          </table:table-cell>
          <table:table-cell office:value-type="string">
            <text:p>PRO SAFE MODULAR POWERSUPPLY</text:p>
          </table:table-cell>
          <table:table-cell office:value-type="string">
            <text:p>F/ GSM72XXPS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46,86</text:p>
          </table:table-cell>
          <table:table-cell office:value-type="string">
            <text:p>398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785131-7513.jpg</text:p>
          </table:table-cell>
          <table:table-cell office:value-type="string">
            <text:p>26.5.10 00:00:00</text:p>
          </table:table-cell>
          <table:table-cell office:value-type="float" office:value="606449066081">
            <text:p>606449066081</text:p>
          </table:table-cell>
          <table:table-cell/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string">
            <text:p>0,25</text:p>
          </table:table-cell>
          <table:table-cell office:value-type="string">
            <text:p>2,1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8">
            <text:p>43222608</text:p>
          </table:table-cell>
          <table:table-cell office:value-type="float" office:value="85044030">
            <text:p>85044030</text:p>
          </table:table-cell>
          <table:table-cell office:value-type="float" office:value="10101310">
            <text:p>10101310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332">
            <text:p>712332</text:p>
          </table:table-cell>
          <table:table-cell office:value-type="string">
            <text:p>DGNB1100B-100GRS</text:p>
          </table:table-cell>
          <table:table-cell office:value-type="string">
            <text:p>WIRELESS-N 150 ADSL2+ MODEMROU</text:p>
          </table:table-cell>
          <table:table-cell office:value-type="string">
            <text:p>SET DGN1000B W/USB STICK WNA1100 IN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3</text:p>
          </table:table-cell>
          <table:table-cell office:value-type="string">
            <text:p>6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99">
            <text:p>9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714958-566.jpg</text:p>
          </table:table-cell>
          <table:table-cell office:value-type="string">
            <text:p>26.5.10 00:00:00</text:p>
          </table:table-cell>
          <table:table-cell office:value-type="float" office:value="606449070385">
            <text:p>606449070385</text:p>
          </table:table-cell>
          <table:table-cell/>
          <table:table-cell office:value-type="string">
            <text:p>0,07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0,76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333">
            <text:p>712333</text:p>
          </table:table-cell>
          <table:table-cell office:value-type="string">
            <text:p>DGN2200B-100GRS</text:p>
          </table:table-cell>
          <table:table-cell office:value-type="string">
            <text:p>WIRELESS-N 300 Modem</text:p>
          </table:table-cell>
          <table:table-cell office:value-type="string">
            <text:p>m. Storage USB Port Annex B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08,76</text:p>
          </table:table-cell>
          <table:table-cell office:value-type="string">
            <text:p>6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7">
            <text:p>17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899211-5679.pdf</text:p>
          </table:table-cell>
          <table:table-cell office:value-type="string">
            <text:p>http://images.icecat.biz/img/norm/high/4714959-2273.jpg</text:p>
          </table:table-cell>
          <table:table-cell office:value-type="string">
            <text:p>31.5.10 00:00:00</text:p>
          </table:table-cell>
          <table:table-cell office:value-type="float" office:value="606449067309">
            <text:p>606449067309</text:p>
          </table:table-cell>
          <table:table-cell/>
          <table:table-cell office:value-type="string">
            <text:p>0,06</text:p>
          </table:table-cell>
          <table:table-cell office:value-type="string">
            <text:p>0,28</text:p>
          </table:table-cell>
          <table:table-cell office:value-type="string">
            <text:p>0,23</text:p>
          </table:table-cell>
          <table:table-cell office:value-type="string">
            <text:p>0,78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334">
            <text:p>712334</text:p>
          </table:table-cell>
          <table:table-cell office:value-type="string">
            <text:p>DGNB2200B-100GRS</text:p>
          </table:table-cell>
          <table:table-cell office:value-type="string">
            <text:p>300 MBit/s Wireless-N Modem</text:p>
          </table:table-cell>
          <table:table-cell office:value-type="string">
            <text:p>Router m <text:s/>Storage USB-Port und WNA3100 Adapter Annex B Modem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2,17</text:p>
          </table:table-cell>
          <table:table-cell office:value-type="string">
            <text:p>8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9">
            <text:p>4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857427-9992.jpg</text:p>
          </table:table-cell>
          <table:table-cell office:value-type="string">
            <text:p>2.6.10 00:00:00</text:p>
          </table:table-cell>
          <table:table-cell office:value-type="float" office:value="606449070293">
            <text:p>606449070293</text:p>
          </table:table-cell>
          <table:table-cell/>
          <table:table-cell office:value-type="string">
            <text:p>0,06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0,86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35">
            <text:p>712335</text:p>
          </table:table-cell>
          <table:table-cell office:value-type="string">
            <text:p>RNDX4000-100EUS</text:p>
          </table:table-cell>
          <table:table-cell office:value-type="string">
            <text:p>READYNAS NVX 4-BAY</text:p>
          </table:table-cell>
          <table:table-cell office:value-type="string">
            <text:p>DISKLESS BUSINESS EDITION <text:s text:c="7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826,14</text:p>
          </table:table-cell>
          <table:table-cell office:value-type="string">
            <text:p>507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251847-3614.pdf</text:p>
          </table:table-cell>
          <table:table-cell office:value-type="string">
            <text:p>http://images.icecat.biz/img/norm/high/4862049-4215.jpg</text:p>
          </table:table-cell>
          <table:table-cell office:value-type="string">
            <text:p>2.6.10 00:00:00</text:p>
          </table:table-cell>
          <table:table-cell office:value-type="float" office:value="606449060157">
            <text:p>606449060157</text:p>
          </table:table-cell>
          <table:table-cell/>
          <table:table-cell office:value-type="string">
            <text:p>0,26</text:p>
          </table:table-cell>
          <table:table-cell office:value-type="string">
            <text:p>0,36</text:p>
          </table:table-cell>
          <table:table-cell office:value-type="string">
            <text:p>0,32</text:p>
          </table:table-cell>
          <table:table-cell office:value-type="string">
            <text:p>6,6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336">
            <text:p>712336</text:p>
          </table:table-cell>
          <table:table-cell office:value-type="string">
            <text:p>GS605AV-100PES</text:p>
          </table:table-cell>
          <table:table-cell office:value-type="string">
            <text:p>HOME THEATER NETWORK</text:p>
          </table:table-cell>
          <table:table-cell office:value-type="string">
            <text:p>5-PORT GIGABIT SWITCH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4,71</text:p>
          </table:table-cell>
          <table:table-cell office:value-type="string">
            <text:p>40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5">
            <text:p>1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715642-4297.pdf</text:p>
          </table:table-cell>
          <table:table-cell office:value-type="string">
            <text:p>http://images.icecat.biz/img/norm/high/4862055-5284.jpg</text:p>
          </table:table-cell>
          <table:table-cell office:value-type="string">
            <text:p>2.6.10 00:00:00</text:p>
          </table:table-cell>
          <table:table-cell office:value-type="float" office:value="606449073904">
            <text:p>606449073904</text:p>
          </table:table-cell>
          <table:table-cell/>
          <table:table-cell office:value-type="string">
            <text:p>0,08</text:p>
          </table:table-cell>
          <table:table-cell office:value-type="string">
            <text:p>0,23</text:p>
          </table:table-cell>
          <table:table-cell office:value-type="string">
            <text:p>0,2</text:p>
          </table:table-cell>
          <table:table-cell office:value-type="string">
            <text:p>0,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torage</text:p>
          </table:table-cell>
          <table:table-cell office:value-type="string">
            <text:p>Lüfter</text:p>
          </table:table-cell>
          <table:table-cell office:value-type="string">
            <text:p>Netgear</text:p>
          </table:table-cell>
          <table:table-cell office:value-type="float" office:value="712337">
            <text:p>712337</text:p>
          </table:table-cell>
          <table:table-cell office:value-type="string">
            <text:p>RNRPFAN1-10000S</text:p>
          </table:table-cell>
          <table:table-cell office:value-type="string">
            <text:p>DUAL FAN W/ EXTENTION WIRE</text:p>
          </table:table-cell>
          <table:table-cell office:value-type="string">
            <text:p>F/ READYNAS3100 <text:s text:c="17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55,06</text:p>
          </table:table-cell>
          <table:table-cell office:value-type="string">
            <text:p>37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.6.10 00:00:00</text:p>
          </table:table-cell>
          <table:table-cell office:value-type="float" office:value="606449074291">
            <text:p>60644907429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190">
            <text:p>19039190</text:p>
          </table:table-cell>
          <table:table-cell office:value-type="float" office:value="43201900">
            <text:p>43201900</text:p>
          </table:table-cell>
          <table:table-cell office:value-type="float" office:value="84145920">
            <text:p>84145920</text:p>
          </table:table-cell>
          <table:table-cell office:value-type="float" office:value="10102309">
            <text:p>10102309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2338">
            <text:p>712338</text:p>
          </table:table-cell>
          <table:table-cell office:value-type="string">
            <text:p>RNRPPSU1-10000S</text:p>
          </table:table-cell>
          <table:table-cell office:value-type="string">
            <text:p>POWER SUPPLY UNIT 100-240VAC</text:p>
          </table:table-cell>
          <table:table-cell office:value-type="string">
            <text:p>50/60 HZ FUER READYNAS 3100 <text:s text:c="5"/>IN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12,94</text:p>
          </table:table-cell>
          <table:table-cell office:value-type="string">
            <text:p>254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.6.10 00:00:00</text:p>
          </table:table-cell>
          <table:table-cell office:value-type="float" office:value="606449074284">
            <text:p>60644907428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8">
            <text:p>43222608</text:p>
          </table:table-cell>
          <table:table-cell office:value-type="float" office:value="85044030">
            <text:p>85044030</text:p>
          </table:table-cell>
          <table:table-cell office:value-type="float" office:value="10101310">
            <text:p>10101310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339">
            <text:p>712339</text:p>
          </table:table-cell>
          <table:table-cell office:value-type="string">
            <text:p>WNDR3700-100GRS</text:p>
          </table:table-cell>
          <table:table-cell office:value-type="string">
            <text:p>RANGEMAX WIRELESS-N 300 GIGABI</text:p>
          </table:table-cell>
          <table:table-cell office:value-type="string">
            <text:p>ROUTER DUALBAND USB STORAGE PORT IN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88,58</text:p>
          </table:table-cell>
          <table:table-cell office:value-type="string">
            <text:p>11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78">
            <text:p>107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4864524-5855.jpg</text:p>
          </table:table-cell>
          <table:table-cell office:value-type="string">
            <text:p>2.6.10 00:00:00</text:p>
          </table:table-cell>
          <table:table-cell office:value-type="float" office:value="606449073713">
            <text:p>606449073713</text:p>
          </table:table-cell>
          <table:table-cell/>
          <table:table-cell office:value-type="string">
            <text:p>0,07</text:p>
          </table:table-cell>
          <table:table-cell office:value-type="string">
            <text:p>0,3</text:p>
          </table:table-cell>
          <table:table-cell office:value-type="string">
            <text:p>0,26</text:p>
          </table:table-cell>
          <table:table-cell office:value-type="string">
            <text:p>1,0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341">
            <text:p>712341</text:p>
          </table:table-cell>
          <table:table-cell office:value-type="string">
            <text:p>FVS336G-200EUS</text:p>
          </table:table-cell>
          <table:table-cell office:value-type="string">
            <text:p>Prosafe Dual WAN GIGABIT</text:p>
          </table:table-cell>
          <table:table-cell office:value-type="string">
            <text:p>FIREWALL W/ SSL und IPSEC VPN <text:s text:c="5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62,72</text:p>
          </table:table-cell>
          <table:table-cell office:value-type="string">
            <text:p>224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7298699-4738.pdf</text:p>
          </table:table-cell>
          <table:table-cell office:value-type="string">
            <text:p>http://images.icecat.biz/img/norm/high/4808429-5347.jpg</text:p>
          </table:table-cell>
          <table:table-cell office:value-type="string">
            <text:p>5.8.10 00:00:00</text:p>
          </table:table-cell>
          <table:table-cell office:value-type="float" office:value="606449069709">
            <text:p>606449069709</text:p>
          </table:table-cell>
          <table:table-cell/>
          <table:table-cell office:value-type="string">
            <text:p>0,11</text:p>
          </table:table-cell>
          <table:table-cell office:value-type="string">
            <text:p>0,3</text:p>
          </table:table-cell>
          <table:table-cell office:value-type="string">
            <text:p>0,25</text:p>
          </table:table-cell>
          <table:table-cell office:value-type="string">
            <text:p>1,9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344">
            <text:p>712344</text:p>
          </table:table-cell>
          <table:table-cell office:value-type="string">
            <text:p>XETB10GM-100PES</text:p>
          </table:table-cell>
          <table:table-cell office:value-type="string">
            <text:p>XBOX 360 INTERNET CONNECT. KIT</text:p>
          </table:table-cell>
          <table:table-cell office:value-type="string">
            <text:p>POWERLINE 85 AV SERIE <text:s text:c="11"/>IN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2,60</text:p>
          </table:table-cell>
          <table:table-cell office:value-type="string">
            <text:p>51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12263-3088.pdf</text:p>
          </table:table-cell>
          <table:table-cell office:value-type="string">
            <text:p>http://images.icecat.biz/img/norm/high/5081849-5003.jpg</text:p>
          </table:table-cell>
          <table:table-cell office:value-type="string">
            <text:p>4.10.10 00:00:00</text:p>
          </table:table-cell>
          <table:table-cell office:value-type="float" office:value="606449073744">
            <text:p>606449073744</text:p>
          </table:table-cell>
          <table:table-cell/>
          <table:table-cell office:value-type="string">
            <text:p>0,08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string">
            <text:p>0,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Software</text:p>
          </table:table-cell>
          <table:table-cell office:value-type="string">
            <text:p>Netgear</text:p>
          </table:table-cell>
          <table:table-cell office:value-type="float" office:value="712345">
            <text:p>712345</text:p>
          </table:table-cell>
          <table:table-cell office:value-type="string">
            <text:p>WMS105-10000S</text:p>
          </table:table-cell>
          <table:table-cell office:value-type="string">
            <text:p>PROSAFE 5-AP</text:p>
          </table:table-cell>
          <table:table-cell office:value-type="string">
            <text:p>WIRELESS MANAGEMENT SOFTWARE <text:s text:c="4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81,18</text:p>
          </table:table-cell>
          <table:table-cell office:value-type="string">
            <text:p>50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081815-1142.jpg</text:p>
          </table:table-cell>
          <table:table-cell office:value-type="string">
            <text:p>23.6.10 00:00:00</text:p>
          </table:table-cell>
          <table:table-cell office:value-type="float" office:value="606449070675">
            <text:p>606449070675</text:p>
          </table:table-cell>
          <table:table-cell/>
          <table:table-cell office:value-type="string">
            <text:p>0,03</text:p>
          </table:table-cell>
          <table:table-cell office:value-type="string">
            <text:p>0,15</text:p>
          </table:table-cell>
          <table:table-cell office:value-type="string">
            <text:p>0,14</text:p>
          </table:table-cell>
          <table:table-cell office:value-type="string">
            <text:p>0,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9090">
            <text:p>19049090</text:p>
          </table:table-cell>
          <table:table-cell office:value-type="float" office:value="43233002">
            <text:p>43233002</text:p>
          </table:table-cell>
          <table:table-cell/>
          <table:table-cell office:value-type="float" office:value="10160102">
            <text:p>101601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46">
            <text:p>712346</text:p>
          </table:table-cell>
          <table:table-cell office:value-type="string">
            <text:p>RN12S0620-100EUS</text:p>
          </table:table-cell>
          <table:table-cell office:value-type="string">
            <text:p>READYNAS 4200 12TB / 6X 2TB +</text:p>
          </table:table-cell>
          <table:table-cell office:value-type="string">
            <text:p>2X 10GB SFP+ 19IN RACKMOUNT VERS 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60/24</text:p>
          </table:table-cell>
          <table:table-cell office:value-type="string">
            <text:p>12772,61</text:p>
          </table:table-cell>
          <table:table-cell office:value-type="string">
            <text:p>7873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238515-6189.pdf</text:p>
          </table:table-cell>
          <table:table-cell office:value-type="string">
            <text:p>http://images.icecat.biz/img/norm/high/5081819-1038.jpg</text:p>
          </table:table-cell>
          <table:table-cell office:value-type="string">
            <text:p>2.8.10 00:00:00</text:p>
          </table:table-cell>
          <table:table-cell office:value-type="float" office:value="606449072921">
            <text:p>606449072921</text:p>
          </table:table-cell>
          <table:table-cell/>
          <table:table-cell office:value-type="string">
            <text:p>0,37</text:p>
          </table:table-cell>
          <table:table-cell office:value-type="string">
            <text:p>0,94</text:p>
          </table:table-cell>
          <table:table-cell office:value-type="string">
            <text:p>0,7</text:p>
          </table:table-cell>
          <table:table-cell office:value-type="string">
            <text:p>49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47">
            <text:p>712347</text:p>
          </table:table-cell>
          <table:table-cell office:value-type="string">
            <text:p>RN12S1220-100EUS</text:p>
          </table:table-cell>
          <table:table-cell office:value-type="string">
            <text:p>READYNAS 4200 24TB / 12X 2TB +</text:p>
          </table:table-cell>
          <table:table-cell office:value-type="string">
            <text:p>2X 10GB SFP+ 19IN RACKMOUNT VERS 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60/24</text:p>
          </table:table-cell>
          <table:table-cell office:value-type="string">
            <text:p>17711,86</text:p>
          </table:table-cell>
          <table:table-cell office:value-type="string">
            <text:p>10891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6115086-9675.pdf</text:p>
          </table:table-cell>
          <table:table-cell office:value-type="string">
            <text:p>http://images.icecat.biz/img/norm/high/5081827-5653.jpg</text:p>
          </table:table-cell>
          <table:table-cell office:value-type="string">
            <text:p>2.8.10 00:00:00</text:p>
          </table:table-cell>
          <table:table-cell office:value-type="float" office:value="606449072983">
            <text:p>606449072983</text:p>
          </table:table-cell>
          <table:table-cell/>
          <table:table-cell office:value-type="string">
            <text:p>0,36</text:p>
          </table:table-cell>
          <table:table-cell office:value-type="string">
            <text:p>0,95</text:p>
          </table:table-cell>
          <table:table-cell office:value-type="string">
            <text:p>0,71</text:p>
          </table:table-cell>
          <table:table-cell office:value-type="string">
            <text:p>48,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353">
            <text:p>712353</text:p>
          </table:table-cell>
          <table:table-cell office:value-type="string">
            <text:p>WN604-100PES</text:p>
          </table:table-cell>
          <table:table-cell office:value-type="string">
            <text:p>N150 WIRELESS ACCESS POINT</text:p>
          </table:table-cell>
          <table:table-cell office:value-type="string">
            <text:p>4X 10/100 PORTS <text:s text:c="17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2,15</text:p>
          </table:table-cell>
          <table:table-cell office:value-type="string">
            <text:p>81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6">
            <text:p>5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ftp://ftp.netgear.de/download/WN604/datenblatt_wn604_de.pdf</text:p>
          </table:table-cell>
          <table:table-cell office:value-type="string">
            <text:p>http://images.icecat.biz/img/norm/high/5086096-1888.jpg</text:p>
          </table:table-cell>
          <table:table-cell office:value-type="string">
            <text:p>22.6.10 00:00:00</text:p>
          </table:table-cell>
          <table:table-cell office:value-type="float" office:value="606449070699">
            <text:p>606449070699</text:p>
          </table:table-cell>
          <table:table-cell/>
          <table:table-cell office:value-type="string">
            <text:p>0,07</text:p>
          </table:table-cell>
          <table:table-cell table:number-columns-repeated="2" office:value-type="string">
            <text:p>0,24</text:p>
          </table:table-cell>
          <table:table-cell office:value-type="string">
            <text:p>0,66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/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57">
            <text:p>712357</text:p>
          </table:table-cell>
          <table:table-cell office:value-type="string">
            <text:p>RNDU4000-100PES</text:p>
          </table:table-cell>
          <table:table-cell office:value-type="string">
            <text:p>RNDU4000 READYNAS ULTRA 4 ISCS</text:p>
          </table:table-cell>
          <table:table-cell office:value-type="string">
            <text:p>(4 x 0 TB) DISKLESS MULTIMEDIA DT-STORAGE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29,28</text:p>
          </table:table-cell>
          <table:table-cell office:value-type="string">
            <text:p>574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46571-6968.pdf</text:p>
          </table:table-cell>
          <table:table-cell office:value-type="string">
            <text:p>http://images.icecat.biz/img/norm/high/5758359-8145.jpg</text:p>
          </table:table-cell>
          <table:table-cell office:value-type="string">
            <text:p>15.7.10 00:00:00</text:p>
          </table:table-cell>
          <table:table-cell office:value-type="float" office:value="606449073546">
            <text:p>606449073546</text:p>
          </table:table-cell>
          <table:table-cell/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string">
            <text:p>0,3</text:p>
          </table:table-cell>
          <table:table-cell office:value-type="string">
            <text:p>6,0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58">
            <text:p>712358</text:p>
          </table:table-cell>
          <table:table-cell office:value-type="string">
            <text:p>RNDU4220-100PES</text:p>
          </table:table-cell>
          <table:table-cell office:value-type="string">
            <text:p>RNDU4220 READYNAS ULTRA 4 ISCS</text:p>
          </table:table-cell>
          <table:table-cell office:value-type="string">
            <text:p>4 TB (2 x 2TB) <text:s/>Mutlimedia Desktop Storag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397,19</text:p>
          </table:table-cell>
          <table:table-cell office:value-type="string">
            <text:p>86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58360-3407.jpg</text:p>
          </table:table-cell>
          <table:table-cell office:value-type="string">
            <text:p>15.7.10 00:00:00</text:p>
          </table:table-cell>
          <table:table-cell office:value-type="float" office:value="606449074338">
            <text:p>606449074338</text:p>
          </table:table-cell>
          <table:table-cell/>
          <table:table-cell office:value-type="string">
            <text:p>0,24</text:p>
          </table:table-cell>
          <table:table-cell office:value-type="string">
            <text:p>0,34</text:p>
          </table:table-cell>
          <table:table-cell office:value-type="string">
            <text:p>0,3</text:p>
          </table:table-cell>
          <table:table-cell office:value-type="string">
            <text:p>7,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59">
            <text:p>712359</text:p>
          </table:table-cell>
          <table:table-cell office:value-type="string">
            <text:p>RNDU6000-100PES</text:p>
          </table:table-cell>
          <table:table-cell office:value-type="string">
            <text:p>RNDU6000 READYNAS ULTRA 6 ISCS</text:p>
          </table:table-cell>
          <table:table-cell office:value-type="string">
            <text:p>(6 x 0 TB) DISKLESS MULTIMEDIA DT-STORAGE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397,42</text:p>
          </table:table-cell>
          <table:table-cell office:value-type="string">
            <text:p>864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46193-7684.pdf</text:p>
          </table:table-cell>
          <table:table-cell office:value-type="string">
            <text:p>http://images.icecat.biz/img/norm/high/5758361-5212.jpg</text:p>
          </table:table-cell>
          <table:table-cell office:value-type="string">
            <text:p>15.7.10 00:00:00</text:p>
          </table:table-cell>
          <table:table-cell office:value-type="float" office:value="606449073478">
            <text:p>606449073478</text:p>
          </table:table-cell>
          <table:table-cell/>
          <table:table-cell office:value-type="string">
            <text:p>0,34</text:p>
          </table:table-cell>
          <table:table-cell office:value-type="string">
            <text:p>0,43</text:p>
          </table:table-cell>
          <table:table-cell office:value-type="string">
            <text:p>0,42</text:p>
          </table:table-cell>
          <table:table-cell office:value-type="string">
            <text:p>9,80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360">
            <text:p>712360</text:p>
          </table:table-cell>
          <table:table-cell office:value-type="string">
            <text:p>RNDU6320-100PES</text:p>
          </table:table-cell>
          <table:table-cell office:value-type="string">
            <text:p>RNDU6320 READYNAS ULTRA6 ISCSI</text:p>
          </table:table-cell>
          <table:table-cell office:value-type="string">
            <text:p>6 TB (3 x 2 TB) MULTIMEDIA Desktop Storag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099,27</text:p>
          </table:table-cell>
          <table:table-cell office:value-type="string">
            <text:p>1298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546192-9562.pdf</text:p>
          </table:table-cell>
          <table:table-cell office:value-type="string">
            <text:p>http://images.icecat.biz/img/norm/high/5758362-5773.jpg</text:p>
          </table:table-cell>
          <table:table-cell office:value-type="string">
            <text:p>15.7.10 00:00:00</text:p>
          </table:table-cell>
          <table:table-cell office:value-type="float" office:value="606449074376">
            <text:p>606449074376</text:p>
          </table:table-cell>
          <table:table-cell/>
          <table:table-cell office:value-type="string">
            <text:p>0,33</text:p>
          </table:table-cell>
          <table:table-cell office:value-type="string">
            <text:p>0,43</text:p>
          </table:table-cell>
          <table:table-cell office:value-type="string">
            <text:p>0,42</text:p>
          </table:table-cell>
          <table:table-cell office:value-type="string">
            <text:p>11,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 office:value-type="float" office:value="84715000">
            <text:p>84715000</text:p>
          </table:table-cell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Zubehör</text:p>
          </table:table-cell>
          <table:table-cell office:value-type="string">
            <text:p>Netgear</text:p>
          </table:table-cell>
          <table:table-cell office:value-type="float" office:value="712362">
            <text:p>712362</text:p>
          </table:table-cell>
          <table:table-cell office:value-type="string">
            <text:p>WC7520-100EUS</text:p>
          </table:table-cell>
          <table:table-cell office:value-type="string">
            <text:p>PROSAFE 20-AP WRLS CONTROLLER</text:p>
          </table:table-cell>
          <table:table-cell office:value-type="string">
            <text:p>W/ LIC UPG WC75NL <text:s text:c="15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/24</text:p>
          </table:table-cell>
          <table:table-cell office:value-type="string">
            <text:p>7072,32</text:p>
          </table:table-cell>
          <table:table-cell office:value-type="string">
            <text:p>4376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362.pdf</text:p>
          </table:table-cell>
          <table:table-cell office:value-type="string">
            <text:p>http://images.icecat.biz/img/norm/high/5764116-5379.jpg</text:p>
          </table:table-cell>
          <table:table-cell office:value-type="string">
            <text:p>20.7.10 00:00:00</text:p>
          </table:table-cell>
          <table:table-cell office:value-type="float" office:value="606449072952">
            <text:p>606449072952</text:p>
          </table:table-cell>
          <table:table-cell/>
          <table:table-cell office:value-type="string">
            <text:p>0,08</text:p>
          </table:table-cell>
          <table:table-cell office:value-type="string">
            <text:p>0,52</text:p>
          </table:table-cell>
          <table:table-cell office:value-type="string">
            <text:p>0,36</text:p>
          </table:table-cell>
          <table:table-cell office:value-type="string">
            <text:p>4,2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0103">
            <text:p>101601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2426">
            <text:p>712426</text:p>
          </table:table-cell>
          <table:table-cell office:value-type="string">
            <text:p>VPNG01L-10000S</text:p>
          </table:table-cell>
          <table:table-cell office:value-type="string">
            <text:p>VPN CLIENT 1 USER-LIC</text:p>
          </table:table-cell>
          <table:table-cell office:value-type="string">
            <text:p>IPSEC ENCRYPTION W7-COMPATIBLE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70,17</text:p>
          </table:table-cell>
          <table:table-cell office:value-type="string">
            <text:p>43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59079-408.jpg</text:p>
          </table:table-cell>
          <table:table-cell office:value-type="string">
            <text:p>20.7.10 00:00:00</text:p>
          </table:table-cell>
          <table:table-cell office:value-type="float" office:value="606449073966">
            <text:p>606449073966</text:p>
          </table:table-cell>
          <table:table-cell/>
          <table:table-cell office:value-type="string">
            <text:p>0,02</text:p>
          </table:table-cell>
          <table:table-cell office:value-type="string">
            <text:p>0,15</text:p>
          </table:table-cell>
          <table:table-cell office:value-type="string">
            <text:p>0,14</text:p>
          </table:table-cell>
          <table:table-cell office:value-type="string">
            <text:p>0,0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2427">
            <text:p>712427</text:p>
          </table:table-cell>
          <table:table-cell office:value-type="string">
            <text:p>VPNG05L-10000S</text:p>
          </table:table-cell>
          <table:table-cell office:value-type="string">
            <text:p>VPN CLIENT 5 USER-LIC</text:p>
          </table:table-cell>
          <table:table-cell office:value-type="string">
            <text:p>IPSEC ENCRYPTION W7-COMPATIBLE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299,94</text:p>
          </table:table-cell>
          <table:table-cell office:value-type="string">
            <text:p>184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images.icecat.biz/img/norm/high/5759080-103.jpg</text:p>
          </table:table-cell>
          <table:table-cell office:value-type="string">
            <text:p>20.7.10 00:00:00</text:p>
          </table:table-cell>
          <table:table-cell office:value-type="float" office:value="606449073973">
            <text:p>606449073973</text:p>
          </table:table-cell>
          <table:table-cell/>
          <table:table-cell office:value-type="string">
            <text:p>0,02</text:p>
          </table:table-cell>
          <table:table-cell office:value-type="string">
            <text:p>0,15</text:p>
          </table:table-cell>
          <table:table-cell office:value-type="string">
            <text:p>0,14</text:p>
          </table:table-cell>
          <table:table-cell office:value-type="string">
            <text:p>0,0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 office:value-type="float" office:value="49119900">
            <text:p>49119900</text:p>
          </table:table-cell>
          <table:table-cell office:value-type="float" office:value="10101305">
            <text:p>1010130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435">
            <text:p>712435</text:p>
          </table:table-cell>
          <table:table-cell office:value-type="string">
            <text:p>RN12T2SFP-100WWS</text:p>
          </table:table-cell>
          <table:table-cell office:value-type="string">
            <text:p>10GB NETWORK ADD ON CARD</text:p>
          </table:table-cell>
          <table:table-cell office:value-type="string">
            <text:p>DUAL SFP+ PORTS F/ READYNAS4200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651,06</text:p>
          </table:table-cell>
          <table:table-cell office:value-type="string">
            <text:p>1018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.8.10 00:00:00</text:p>
          </table:table-cell>
          <table:table-cell office:value-type="float" office:value="606449072891">
            <text:p>606449072891</text:p>
          </table:table-cell>
          <table:table-cell/>
          <table:table-cell office:value-type="string">
            <text:p>0,05</text:p>
          </table:table-cell>
          <table:table-cell office:value-type="string">
            <text:p>0,24</text:p>
          </table:table-cell>
          <table:table-cell office:value-type="string">
            <text:p>0,17</text:p>
          </table:table-cell>
          <table:table-cell office:value-type="string">
            <text:p>0,21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intern</text:p>
          </table:table-cell>
          <table:table-cell office:value-type="string">
            <text:p>Netgear</text:p>
          </table:table-cell>
          <table:table-cell office:value-type="float" office:value="712436">
            <text:p>712436</text:p>
          </table:table-cell>
          <table:table-cell office:value-type="string">
            <text:p>RN12T2CX4-100WWS</text:p>
          </table:table-cell>
          <table:table-cell office:value-type="string">
            <text:p>10GB NETWORK ADD ON CARD</text:p>
          </table:table-cell>
          <table:table-cell office:value-type="string">
            <text:p>DUAL CX-4 PORTS F/ READYNAS4200 <text:s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651,06</text:p>
          </table:table-cell>
          <table:table-cell office:value-type="string">
            <text:p>1018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775744-301.pdf</text:p>
          </table:table-cell>
          <table:table-cell office:value-type="string">
            <text:p>http://images.icecat.biz/img/norm/high/5086075-8748.jpg</text:p>
          </table:table-cell>
          <table:table-cell office:value-type="string">
            <text:p>2.8.10 00:00:00</text:p>
          </table:table-cell>
          <table:table-cell office:value-type="float" office:value="606449072907">
            <text:p>606449072907</text:p>
          </table:table-cell>
          <table:table-cell/>
          <table:table-cell office:value-type="string">
            <text:p>0,11</text:p>
          </table:table-cell>
          <table:table-cell office:value-type="string">
            <text:p>0,26</text:p>
          </table:table-cell>
          <table:table-cell office:value-type="string">
            <text:p>0,18</text:p>
          </table:table-cell>
          <table:table-cell office:value-type="string">
            <text:p>0,3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1">
            <text:p>101609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443">
            <text:p>712443</text:p>
          </table:table-cell>
          <table:table-cell office:value-type="string">
            <text:p>GS605AV-100GES</text:p>
          </table:table-cell>
          <table:table-cell office:value-type="string">
            <text:p>HOME THEATER NETWORK</text:p>
          </table:table-cell>
          <table:table-cell office:value-type="string">
            <text:p>5-PORT GIGABIT SWITCH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4,71</text:p>
          </table:table-cell>
          <table:table-cell office:value-type="string">
            <text:p>39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6909498-1305.pdf</text:p>
          </table:table-cell>
          <table:table-cell office:value-type="string">
            <text:p>http://images.icecat.biz/img/norm/high/5845451-6501.jpg</text:p>
          </table:table-cell>
          <table:table-cell office:value-type="string">
            <text:p>4.8.10 00:00:00</text:p>
          </table:table-cell>
          <table:table-cell office:value-type="float" office:value="606449068382">
            <text:p>606449068382</text:p>
          </table:table-cell>
          <table:table-cell/>
          <table:table-cell office:value-type="string">
            <text:p>0,08</text:p>
          </table:table-cell>
          <table:table-cell office:value-type="string">
            <text:p>0,23</text:p>
          </table:table-cell>
          <table:table-cell office:value-type="string">
            <text:p>0,21</text:p>
          </table:table-cell>
          <table:table-cell office:value-type="string">
            <text:p>0,48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Digital Media</text:p>
          </table:table-cell>
          <table:table-cell office:value-type="string">
            <text:p>Digital Media Hardware</text:p>
          </table:table-cell>
          <table:table-cell office:value-type="string">
            <text:p>Netgear</text:p>
          </table:table-cell>
          <table:table-cell office:value-type="float" office:value="712453">
            <text:p>712453</text:p>
          </table:table-cell>
          <table:table-cell office:value-type="string">
            <text:p>NTV350-100PES</text:p>
          </table:table-cell>
          <table:table-cell office:value-type="string">
            <text:p>HD MEDIA PLAYER</text:p>
          </table:table-cell>
          <table:table-cell office:value-type="string">
            <text:p>4-in-1 Card Slot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167,95</text:p>
          </table:table-cell>
          <table:table-cell office:value-type="string">
            <text:p>103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9">
            <text:p>11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2453.pdf</text:p>
          </table:table-cell>
          <table:table-cell office:value-type="string">
            <text:p>http://www.ingrammicro.de/jpg/0712453.jpg</text:p>
          </table:table-cell>
          <table:table-cell office:value-type="string">
            <text:p>18.10.10 00:00:00</text:p>
          </table:table-cell>
          <table:table-cell office:value-type="float" office:value="606449074574">
            <text:p>606449074574</text:p>
          </table:table-cell>
          <table:table-cell/>
          <table:table-cell office:value-type="string">
            <text:p>0,07</text:p>
          </table:table-cell>
          <table:table-cell office:value-type="string">
            <text:p>0,29</text:p>
          </table:table-cell>
          <table:table-cell office:value-type="string">
            <text:p>0,23</text:p>
          </table:table-cell>
          <table:table-cell office:value-type="string">
            <text:p>1,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160201">
            <text:p>101602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454">
            <text:p>712454</text:p>
          </table:table-cell>
          <table:table-cell office:value-type="string">
            <text:p>XAVNB2001-100PES</text:p>
          </table:table-cell>
          <table:table-cell office:value-type="string">
            <text:p>200 MBIT/S POWERLINE AV Kit</text:p>
          </table:table-cell>
          <table:table-cell office:value-type="string">
            <text:p>1x XAVN2001/1x XAV2001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62,42</text:p>
          </table:table-cell>
          <table:table-cell office:value-type="string">
            <text:p>10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9">
            <text:p>17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909417-4637.pdf</text:p>
          </table:table-cell>
          <table:table-cell office:value-type="string">
            <text:p>http://images.icecat.biz/img/norm/high/5819057-6733.jpg</text:p>
          </table:table-cell>
          <table:table-cell office:value-type="string">
            <text:p>30.8.10 00:00:00</text:p>
          </table:table-cell>
          <table:table-cell office:value-type="float" office:value="606449066869">
            <text:p>606449066869</text:p>
          </table:table-cell>
          <table:table-cell/>
          <table:table-cell office:value-type="string">
            <text:p>0,08</text:p>
          </table:table-cell>
          <table:table-cell office:value-type="string">
            <text:p>0,22</text:p>
          </table:table-cell>
          <table:table-cell office:value-type="string">
            <text:p>0,18</text:p>
          </table:table-cell>
          <table:table-cell office:value-type="string">
            <text:p>0,7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Module</text:p>
          </table:table-cell>
          <table:table-cell office:value-type="string">
            <text:p>Netgear</text:p>
          </table:table-cell>
          <table:table-cell office:value-type="float" office:value="712462">
            <text:p>712462</text:p>
          </table:table-cell>
          <table:table-cell office:value-type="string">
            <text:p>AFM735-10000S</text:p>
          </table:table-cell>
          <table:table-cell office:value-type="string">
            <text:p>PROSAFE 100BASE-FX SFP LC GBIC</text:p>
          </table:table-cell>
          <table:table-cell office:value-type="string">
            <text:p>MODULE <text:s text:c="26"/>IN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85,24</text:p>
          </table:table-cell>
          <table:table-cell office:value-type="string">
            <text:p>238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68540-5860.jpg</text:p>
          </table:table-cell>
          <table:table-cell office:value-type="string">
            <text:p>17.8.10 00:00:00</text:p>
          </table:table-cell>
          <table:table-cell office:value-type="float" office:value="606449075090">
            <text:p>606449075090</text:p>
          </table:table-cell>
          <table:table-cell/>
          <table:table-cell office:value-type="string">
            <text:p>0,03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3">
            <text:p>101616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Module</text:p>
          </table:table-cell>
          <table:table-cell office:value-type="string">
            <text:p>Netgear</text:p>
          </table:table-cell>
          <table:table-cell office:value-type="float" office:value="712463">
            <text:p>712463</text:p>
          </table:table-cell>
          <table:table-cell office:value-type="string">
            <text:p>AGM734-10000S</text:p>
          </table:table-cell>
          <table:table-cell office:value-type="string">
            <text:p>PROSAFE 1000BASE-T SFP RJ45</text:p>
          </table:table-cell>
          <table:table-cell office:value-type="string">
            <text:p>GBIC MODULE F/GSM7328FS <text:s text:c="9"/>IN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31,31</text:p>
          </table:table-cell>
          <table:table-cell office:value-type="string">
            <text:p>204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68601-8134.jpg</text:p>
          </table:table-cell>
          <table:table-cell office:value-type="string">
            <text:p>17.8.10 00:00:00</text:p>
          </table:table-cell>
          <table:table-cell office:value-type="float" office:value="606449075069">
            <text:p>606449075069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3">
            <text:p>101616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Module</text:p>
          </table:table-cell>
          <table:table-cell office:value-type="string">
            <text:p>Netgear</text:p>
          </table:table-cell>
          <table:table-cell office:value-type="float" office:value="712464">
            <text:p>712464</text:p>
          </table:table-cell>
          <table:table-cell office:value-type="string">
            <text:p>AXM763-10000S</text:p>
          </table:table-cell>
          <table:table-cell office:value-type="string">
            <text:p>PROSAFE 10GBASE-LRM SFP+ LC</text:p>
          </table:table-cell>
          <table:table-cell office:value-type="string">
            <text:p>GBIC MODULE <text:s text:c="21"/>IN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809,01</text:p>
          </table:table-cell>
          <table:table-cell office:value-type="string">
            <text:p>50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68602-1939.jpg</text:p>
          </table:table-cell>
          <table:table-cell office:value-type="string">
            <text:p>17.8.10 00:00:00</text:p>
          </table:table-cell>
          <table:table-cell office:value-type="float" office:value="606449074857">
            <text:p>606449074857</text:p>
          </table:table-cell>
          <table:table-cell/>
          <table:table-cell office:value-type="string">
            <text:p>0,05</text:p>
          </table:table-cell>
          <table:table-cell office:value-type="string">
            <text:p>0,18</text:p>
          </table:table-cell>
          <table:table-cell office:value-type="string">
            <text:p>0,14</text:p>
          </table:table-cell>
          <table:table-cell office:value-type="string">
            <text:p>0,11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3">
            <text:p>101616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Zubehör</text:p>
          </table:table-cell>
          <table:table-cell office:value-type="string">
            <text:p>Netgear</text:p>
          </table:table-cell>
          <table:table-cell office:value-type="float" office:value="712465">
            <text:p>712465</text:p>
          </table:table-cell>
          <table:table-cell office:value-type="string">
            <text:p>RPS5412-100EUS</text:p>
          </table:table-cell>
          <table:table-cell office:value-type="string">
            <text:p>OPTIMAL POWER EXTERN. REDUNDAN</text:p>
          </table:table-cell>
          <table:table-cell office:value-type="string">
            <text:p>POWER SUPPLY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1032,58</text:p>
          </table:table-cell>
          <table:table-cell office:value-type="string">
            <text:p>638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7141832-2350.PDF.pdf</text:p>
          </table:table-cell>
          <table:table-cell office:value-type="string">
            <text:p>http://images.icecat.biz/img/norm/high/5868542-9905.jpg</text:p>
          </table:table-cell>
          <table:table-cell office:value-type="string">
            <text:p>17.8.10 00:00:00</text:p>
          </table:table-cell>
          <table:table-cell office:value-type="float" office:value="606449074628">
            <text:p>606449074628</text:p>
          </table:table-cell>
          <table:table-cell/>
          <table:table-cell office:value-type="string">
            <text:p>0,17</text:p>
          </table:table-cell>
          <table:table-cell office:value-type="string">
            <text:p>0,57</text:p>
          </table:table-cell>
          <table:table-cell office:value-type="string">
            <text:p>0,37</text:p>
          </table:table-cell>
          <table:table-cell office:value-type="string">
            <text:p>7,22</text:p>
          </table:table-cell>
          <table:table-cell office:value-type="float" office:value="999">
            <text:p>99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4">
            <text:p>101616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466">
            <text:p>712466</text:p>
          </table:table-cell>
          <table:table-cell office:value-type="string">
            <text:p>XAVNB2001-100GRS</text:p>
          </table:table-cell>
          <table:table-cell office:value-type="string">
            <text:p>200 MBIT/S Powerline AV WRLS-N</text:p>
          </table:table-cell>
          <table:table-cell office:value-type="string">
            <text:p>Extender Kit (1x XAVN2001, 1x XAV2001)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62,42</text:p>
          </table:table-cell>
          <table:table-cell office:value-type="string">
            <text:p>100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668">
            <text:p>166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68550-948.jpg</text:p>
          </table:table-cell>
          <table:table-cell office:value-type="string">
            <text:p>17.8.10 00:00:00</text:p>
          </table:table-cell>
          <table:table-cell office:value-type="float" office:value="606449067316">
            <text:p>606449067316</text:p>
          </table:table-cell>
          <table:table-cell/>
          <table:table-cell office:value-type="string">
            <text:p>0,09</text:p>
          </table:table-cell>
          <table:table-cell office:value-type="string">
            <text:p>0,22</text:p>
          </table:table-cell>
          <table:table-cell office:value-type="string">
            <text:p>0,18</text:p>
          </table:table-cell>
          <table:table-cell office:value-type="string">
            <text:p>0,71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467">
            <text:p>712467</text:p>
          </table:table-cell>
          <table:table-cell office:value-type="string">
            <text:p>XAVN2001-100PES</text:p>
          </table:table-cell>
          <table:table-cell office:value-type="string">
            <text:p>200 MBIT/S POWERLINE AV WRLS-N</text:p>
          </table:table-cell>
          <table:table-cell office:value-type="string">
            <text:p>EXTENDER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12,87</text:p>
          </table:table-cell>
          <table:table-cell office:value-type="string">
            <text:p>69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633">
            <text:p>63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7004547-7178.pdf</text:p>
          </table:table-cell>
          <table:table-cell office:value-type="string">
            <text:p>http://images.icecat.biz/img/norm/high/5868549-8518.jpg</text:p>
          </table:table-cell>
          <table:table-cell office:value-type="string">
            <text:p>17.8.10 00:00:00</text:p>
          </table:table-cell>
          <table:table-cell office:value-type="float" office:value="606449066852">
            <text:p>606449066852</text:p>
          </table:table-cell>
          <table:table-cell/>
          <table:table-cell office:value-type="string">
            <text:p>0,09</text:p>
          </table:table-cell>
          <table:table-cell office:value-type="string">
            <text:p>0,19</text:p>
          </table:table-cell>
          <table:table-cell office:value-type="string">
            <text:p>0,13</text:p>
          </table:table-cell>
          <table:table-cell office:value-type="string">
            <text:p>0,4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2">
            <text:p>30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468">
            <text:p>712468</text:p>
          </table:table-cell>
          <table:table-cell office:value-type="string">
            <text:p>WNR1000-100GRS</text:p>
          </table:table-cell>
          <table:table-cell office:value-type="string">
            <text:p>150 MBit/s Wireless-N Router</text:p>
          </table:table-cell>
          <table:table-cell office:value-type="string">
            <text:p>inkl. 4 Port-Switch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9,58</text:p>
          </table:table-cell>
          <table:table-cell office:value-type="string">
            <text:p>3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54">
            <text:p>75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ftp://ftp.netgear.de/download/WNR1000/datenblatt_wnr1000.pdf</text:p>
          </table:table-cell>
          <table:table-cell office:value-type="string">
            <text:p>http://images.icecat.biz/img/norm/high/5864800-8139.jpg</text:p>
          </table:table-cell>
          <table:table-cell office:value-type="string">
            <text:p>17.8.10 00:00:00</text:p>
          </table:table-cell>
          <table:table-cell office:value-type="float" office:value="606449073720">
            <text:p>606449073720</text:p>
          </table:table-cell>
          <table:table-cell/>
          <table:table-cell office:value-type="string">
            <text:p>0,07</text:p>
          </table:table-cell>
          <table:table-cell table:number-columns-repeated="2" office:value-type="string">
            <text:p>0,23</text:p>
          </table:table-cell>
          <table:table-cell office:value-type="string">
            <text:p>0,60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472">
            <text:p>712472</text:p>
          </table:table-cell>
          <table:table-cell office:value-type="string">
            <text:p>UTM50-100EUS</text:p>
          </table:table-cell>
          <table:table-cell office:value-type="string">
            <text:p>PROSECURE UTM50 /W VPN FIREWAL</text:p>
          </table:table-cell>
          <table:table-cell office:value-type="string">
            <text:p>6 PORT GB-SWITCH 2X GB WAN PORT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092,04</text:p>
          </table:table-cell>
          <table:table-cell office:value-type="string">
            <text:p>675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68543-5677.jpg</text:p>
          </table:table-cell>
          <table:table-cell office:value-type="string">
            <text:p>17.8.10 00:00:00</text:p>
          </table:table-cell>
          <table:table-cell office:value-type="float" office:value="606449068702">
            <text:p>606449068702</text:p>
          </table:table-cell>
          <table:table-cell/>
          <table:table-cell office:value-type="string">
            <text:p>0,09</text:p>
          </table:table-cell>
          <table:table-cell office:value-type="string">
            <text:p>0,52</text:p>
          </table:table-cell>
          <table:table-cell office:value-type="string">
            <text:p>0,36</text:p>
          </table:table-cell>
          <table:table-cell office:value-type="string">
            <text:p>4,20</text:p>
          </table:table-cell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474">
            <text:p>712474</text:p>
          </table:table-cell>
          <table:table-cell office:value-type="string">
            <text:p>UTM50EW-100EUS</text:p>
          </table:table-cell>
          <table:table-cell office:value-type="string">
            <text:p>BUNDLE PROSECURE UTM APPLIANCE</text:p>
          </table:table-cell>
          <table:table-cell office:value-type="string">
            <text:p>50-USER 1YR SUBSCRIPTIO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1594,53</text:p>
          </table:table-cell>
          <table:table-cell office:value-type="string">
            <text:p>986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807014-8551.pdf</text:p>
          </table:table-cell>
          <table:table-cell office:value-type="string">
            <text:p>http://images.icecat.biz/img/norm/high/5868544-7302.jpg</text:p>
          </table:table-cell>
          <table:table-cell office:value-type="string">
            <text:p>17.8.10 00:00:00</text:p>
          </table:table-cell>
          <table:table-cell office:value-type="float" office:value="606449068641">
            <text:p>606449068641</text:p>
          </table:table-cell>
          <table:table-cell/>
          <table:table-cell office:value-type="string">
            <text:p>0,09</text:p>
          </table:table-cell>
          <table:table-cell office:value-type="string">
            <text:p>0,52</text:p>
          </table:table-cell>
          <table:table-cell office:value-type="string">
            <text:p>0,36</text:p>
          </table:table-cell>
          <table:table-cell office:value-type="string">
            <text:p>4,30</text:p>
          </table:table-cell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Firewall</text:p>
          </table:table-cell>
          <table:table-cell office:value-type="string">
            <text:p>Firewall Hardware</text:p>
          </table:table-cell>
          <table:table-cell office:value-type="string">
            <text:p>Netgear</text:p>
          </table:table-cell>
          <table:table-cell office:value-type="float" office:value="712479">
            <text:p>712479</text:p>
          </table:table-cell>
          <table:table-cell office:value-type="string">
            <text:p>UTM50EW3-100EUS</text:p>
          </table:table-cell>
          <table:table-cell office:value-type="string">
            <text:p>BUNDLE PROSECURE UTM APPLIANCE</text:p>
          </table:table-cell>
          <table:table-cell office:value-type="string">
            <text:p>50-USER 3YR SUBSCRIPTIO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2694,37</text:p>
          </table:table-cell>
          <table:table-cell office:value-type="string">
            <text:p>1667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6807013-9930.pdf</text:p>
          </table:table-cell>
          <table:table-cell office:value-type="string">
            <text:p>http://images.icecat.biz/img/norm/high/5868545-3457.jpg</text:p>
          </table:table-cell>
          <table:table-cell office:value-type="string">
            <text:p>17.8.10 00:00:00</text:p>
          </table:table-cell>
          <table:table-cell office:value-type="float" office:value="606449068672">
            <text:p>606449068672</text:p>
          </table:table-cell>
          <table:table-cell/>
          <table:table-cell office:value-type="string">
            <text:p>0,08</text:p>
          </table:table-cell>
          <table:table-cell office:value-type="string">
            <text:p>0,51</text:p>
          </table:table-cell>
          <table:table-cell office:value-type="string">
            <text:p>0,36</text:p>
          </table:table-cell>
          <table:table-cell office:value-type="string">
            <text:p>4,3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40106">
            <text:p>19040106</text:p>
          </table:table-cell>
          <table:table-cell office:value-type="float" office:value="43222501">
            <text:p>43222501</text:p>
          </table:table-cell>
          <table:table-cell/>
          <table:table-cell office:value-type="float" office:value="10160401">
            <text:p>101604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Access Point</text:p>
          </table:table-cell>
          <table:table-cell office:value-type="string">
            <text:p>Access Point Hardware</text:p>
          </table:table-cell>
          <table:table-cell office:value-type="string">
            <text:p>Netgear</text:p>
          </table:table-cell>
          <table:table-cell office:value-type="float" office:value="712495">
            <text:p>712495</text:p>
          </table:table-cell>
          <table:table-cell office:value-type="string">
            <text:p>WN2000RPT-100GRS</text:p>
          </table:table-cell>
          <table:table-cell office:value-type="string">
            <text:p>UNIVERSAL WIRELESS-N 300</text:p>
          </table:table-cell>
          <table:table-cell office:value-type="string">
            <text:p>WIFI REPEATER <text:s text:c="19"/>IN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4,00</text:p>
          </table:table-cell>
          <table:table-cell office:value-type="string">
            <text:p>51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1.2.11 00:00:00</text:p>
          </table:table-cell>
          <table:table-cell office:value-type="string">
            <text:p><text:s/></text:p>
          </table:table-cell>
          <table:table-cell/>
          <table:table-cell office:value-type="string">
            <text:p>http://images.icecat.biz/img/norm/high/5934409-5842.jpg</text:p>
          </table:table-cell>
          <table:table-cell office:value-type="string">
            <text:p>1.9.10 00:00:00</text:p>
          </table:table-cell>
          <table:table-cell office:value-type="float" office:value="606449075182">
            <text:p>606449075182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6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Y</text:p>
          </table:table-cell>
          <table:table-cell office:value-type="float" office:value="19030112">
            <text:p>19030112</text:p>
          </table:table-cell>
          <table:table-cell office:value-type="float" office:value="43210000">
            <text:p>43210000</text:p>
          </table:table-cell>
          <table:table-cell/>
          <table:table-cell office:value-type="float" office:value="10160101">
            <text:p>101601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512">
            <text:p>712512</text:p>
          </table:table-cell>
          <table:table-cell office:value-type="string">
            <text:p>GS108E-100PES</text:p>
          </table:table-cell>
          <table:table-cell office:value-type="string">
            <text:p>PROSAFE PLUS SWITCH 8-PORT</text:p>
          </table:table-cell>
          <table:table-cell office:value-type="string">
            <text:p>GIGABIT ETHERNET SWITCH <text:s text:c="9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30,80</text:p>
          </table:table-cell>
          <table:table-cell office:value-type="string">
            <text:p>80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9.11.10 00:00:00</text:p>
          </table:table-cell>
          <table:table-cell office:value-type="float" office:value="606449073669">
            <text:p>606449073669</text:p>
          </table:table-cell>
          <table:table-cell/>
          <table:table-cell office:value-type="string">
            <text:p>0,11</text:p>
          </table:table-cell>
          <table:table-cell office:value-type="string">
            <text:p>0,19</text:p>
          </table:table-cell>
          <table:table-cell office:value-type="string">
            <text:p>0,13</text:p>
          </table:table-cell>
          <table:table-cell office:value-type="string">
            <text:p>0,89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513">
            <text:p>712513</text:p>
          </table:table-cell>
          <table:table-cell office:value-type="string">
            <text:p>GS108PE-100EUS</text:p>
          </table:table-cell>
          <table:table-cell office:value-type="string">
            <text:p>PROSAFE PLUS SWITCH 8-PORT</text:p>
          </table:table-cell>
          <table:table-cell office:value-type="string">
            <text:p>GIGABIT ETHERNET SWITCH 4-PORT P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359,24</text:p>
          </table:table-cell>
          <table:table-cell office:value-type="string">
            <text:p>220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30.11.10 00:00:00</text:p>
          </table:table-cell>
          <table:table-cell office:value-type="float" office:value="606449073614">
            <text:p>606449073614</text:p>
          </table:table-cell>
          <table:table-cell/>
          <table:table-cell office:value-type="string">
            <text:p>0,07</text:p>
          </table:table-cell>
          <table:table-cell office:value-type="string">
            <text:p>0,28</text:p>
          </table:table-cell>
          <table:table-cell office:value-type="string">
            <text:p>0,24</text:p>
          </table:table-cell>
          <table:table-cell office:value-type="string">
            <text:p>1,57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516">
            <text:p>712516</text:p>
          </table:table-cell>
          <table:table-cell office:value-type="string">
            <text:p>XSM7224S-100EUS</text:p>
          </table:table-cell>
          <table:table-cell office:value-type="string">
            <text:p>PROSAFE 24-PORT 10 GE</text:p>
          </table:table-cell>
          <table:table-cell office:value-type="string">
            <text:p>STACKABLE MANAGED L2+ SWITCH <text:s text:c="4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13029,92</text:p>
          </table:table-cell>
          <table:table-cell office:value-type="string">
            <text:p>8034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2516.pdf</text:p>
          </table:table-cell>
          <table:table-cell office:value-type="string">
            <text:p>http://www.ingrammicro.de/jpg/0712516.jpg</text:p>
          </table:table-cell>
          <table:table-cell office:value-type="string">
            <text:p>8.10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Module</text:p>
          </table:table-cell>
          <table:table-cell office:value-type="string">
            <text:p>Netgear</text:p>
          </table:table-cell>
          <table:table-cell office:value-type="float" office:value="712517">
            <text:p>712517</text:p>
          </table:table-cell>
          <table:table-cell office:value-type="string">
            <text:p>AXC761-10000S</text:p>
          </table:table-cell>
          <table:table-cell office:value-type="string">
            <text:p>PROSAFE SFP+DIRECT ATTACH CABL</text:p>
          </table:table-cell>
          <table:table-cell office:value-type="string">
            <text:p>F/ XSM7224-100EUS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130,80</text:p>
          </table:table-cell>
          <table:table-cell office:value-type="string">
            <text:p>8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29.3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8.10.10 00:00:00</text:p>
          </table:table-cell>
          <table:table-cell office:value-type="float" office:value="606449076349">
            <text:p>60644907634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3">
            <text:p>101616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Karten &amp; Adapter extern</text:p>
          </table:table-cell>
          <table:table-cell office:value-type="string">
            <text:p>Netgear</text:p>
          </table:table-cell>
          <table:table-cell office:value-type="float" office:value="712518">
            <text:p>712518</text:p>
          </table:table-cell>
          <table:table-cell office:value-type="string">
            <text:p>WNCE2001-100GRS</text:p>
          </table:table-cell>
          <table:table-cell office:value-type="string">
            <text:p>UNIVERSAL WIFI INTERNET ADAPTE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0,56</text:p>
          </table:table-cell>
          <table:table-cell office:value-type="string">
            <text:p>37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70">
            <text:p>117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8.10.10 00:00:00</text:p>
          </table:table-cell>
          <table:table-cell office:value-type="float" office:value="606449069457">
            <text:p>606449069457</text:p>
          </table:table-cell>
          <table:table-cell/>
          <table:table-cell office:value-type="string">
            <text:p>0,06</text:p>
          </table:table-cell>
          <table:table-cell office:value-type="string">
            <text:p>0,17</text:p>
          </table:table-cell>
          <table:table-cell office:value-type="string">
            <text:p>0,14</text:p>
          </table:table-cell>
          <table:table-cell office:value-type="string">
            <text:p>0,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640">
            <text:p>640</text:p>
          </table:table-cell>
          <table:table-cell office:value-type="string">
            <text:p>Y</text:p>
          </table:table-cell>
          <table:table-cell office:value-type="float" office:value="19030502">
            <text:p>19030502</text:p>
          </table:table-cell>
          <table:table-cell office:value-type="float" office:value="43222628">
            <text:p>43222628</text:p>
          </table:table-cell>
          <table:table-cell/>
          <table:table-cell office:value-type="float" office:value="10160902">
            <text:p>101609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20">
            <text:p>712520</text:p>
          </table:table-cell>
          <table:table-cell office:value-type="string">
            <text:p>RNDU2000-100PES</text:p>
          </table:table-cell>
          <table:table-cell office:value-type="string">
            <text:p>READYNAS ULTRA 2 MULTIMEDIA</text:p>
          </table:table-cell>
          <table:table-cell office:value-type="string">
            <text:p>DESKTOP STORAGE DISKLESS ISCSI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19,46</text:p>
          </table:table-cell>
          <table:table-cell office:value-type="string">
            <text:p>383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98">
            <text:p>19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8.11.10 00:00:00</text:p>
          </table:table-cell>
          <table:table-cell office:value-type="float" office:value="606449073263">
            <text:p>606449073263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7</text:p>
          </table:table-cell>
          <table:table-cell office:value-type="string">
            <text:p>3,38</text:p>
          </table:table-cell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530">
            <text:p>712530</text:p>
          </table:table-cell>
          <table:table-cell office:value-type="string">
            <text:p>XAVB5001-100PES</text:p>
          </table:table-cell>
          <table:table-cell office:value-type="string">
            <text:p>POWERLINE AV 500 ADAPTER SET</text:p>
          </table:table-cell>
          <table:table-cell office:value-type="string">
            <text:p>2X XAV5001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85,81</text:p>
          </table:table-cell>
          <table:table-cell office:value-type="string">
            <text:p>115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68">
            <text:p>468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6.10.10 00:00:00</text:p>
          </table:table-cell>
          <table:table-cell office:value-type="float" office:value="606449074215">
            <text:p>606449074215</text:p>
          </table:table-cell>
          <table:table-cell/>
          <table:table-cell office:value-type="string">
            <text:p>0,09</text:p>
          </table:table-cell>
          <table:table-cell office:value-type="string">
            <text:p>0,19</text:p>
          </table:table-cell>
          <table:table-cell office:value-type="string">
            <text:p>0,14</text:p>
          </table:table-cell>
          <table:table-cell office:value-type="string">
            <text:p>0,6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532">
            <text:p>712532</text:p>
          </table:table-cell>
          <table:table-cell office:value-type="string">
            <text:p>WNR2200-100PES</text:p>
          </table:table-cell>
          <table:table-cell office:value-type="string">
            <text:p>WIRELESS-N 300 ROUTER</text:p>
          </table:table-cell>
          <table:table-cell office:value-type="string">
            <text:p>W/ USB STORAGE PORT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72,99</text:p>
          </table:table-cell>
          <table:table-cell office:value-type="string">
            <text:p>45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53">
            <text:p>25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7.10.10 00:00:00</text:p>
          </table:table-cell>
          <table:table-cell office:value-type="float" office:value="606449073409">
            <text:p>606449073409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7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534">
            <text:p>712534</text:p>
          </table:table-cell>
          <table:table-cell office:value-type="string">
            <text:p>JGS524E-100PES</text:p>
          </table:table-cell>
          <table:table-cell office:value-type="string">
            <text:p>PROSAFE PLUS SWITCH 24PORT</text:p>
          </table:table-cell>
          <table:table-cell office:value-type="string">
            <text:p>GIGABIT ETHERNET <text:s text:c="16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450,16</text:p>
          </table:table-cell>
          <table:table-cell office:value-type="string">
            <text:p>278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3">
            <text:p>1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30.11.10 00:00:00</text:p>
          </table:table-cell>
          <table:table-cell office:value-type="float" office:value="606449076684">
            <text:p>606449076684</text:p>
          </table:table-cell>
          <table:table-cell/>
          <table:table-cell office:value-type="string">
            <text:p>0,08</text:p>
          </table:table-cell>
          <table:table-cell office:value-type="string">
            <text:p>0,46</text:p>
          </table:table-cell>
          <table:table-cell office:value-type="string">
            <text:p>0,25</text:p>
          </table:table-cell>
          <table:table-cell office:value-type="string">
            <text:p>2,64</text:p>
          </table:table-cell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Lizenzen</text:p>
          </table:table-cell>
          <table:table-cell office:value-type="string">
            <text:p>Netgear</text:p>
          </table:table-cell>
          <table:table-cell office:value-type="float" office:value="712542">
            <text:p>712542</text:p>
          </table:table-cell>
          <table:table-cell office:value-type="string">
            <text:p>RN002RPL2-10000S</text:p>
          </table:table-cell>
          <table:table-cell office:value-type="string">
            <text:p>READYNAS REPLICATE SOFTW LICS</text:p>
          </table:table-cell>
          <table:table-cell office:value-type="string">
            <text:p>2 F/ RACKMNT 2100/3100/3200/4200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29,73</text:p>
          </table:table-cell>
          <table:table-cell office:value-type="string">
            <text:p>32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1.11.10 00:00:00</text:p>
          </table:table-cell>
          <table:table-cell office:value-type="float" office:value="606449076776">
            <text:p>60644907677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01001">
            <text:p>25101001</text:p>
          </table:table-cell>
          <table:table-cell office:value-type="float" office:value="81111805">
            <text:p>81111805</text:p>
          </table:table-cell>
          <table:table-cell/>
          <table:table-cell office:value-type="float" office:value="10101305">
            <text:p>10101305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3">
            <text:p>712543</text:p>
          </table:table-cell>
          <table:table-cell office:value-type="string">
            <text:p>RNDP4420-100EUS</text:p>
          </table:table-cell>
          <table:table-cell office:value-type="string">
            <text:p>READYNAS PRO 4 8TB DESKTOP NAS</text:p>
          </table:table-cell>
          <table:table-cell office:value-type="string">
            <text:p>AND ISCSI SAN (4 X 2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752,57</text:p>
          </table:table-cell>
          <table:table-cell office:value-type="string">
            <text:p>1692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12.11.10 00:00:00</text:p>
          </table:table-cell>
          <table:table-cell office:value-type="float" office:value="606449074994">
            <text:p>606449074994</text:p>
          </table:table-cell>
          <table:table-cell/>
          <table:table-cell office:value-type="string">
            <text:p>0,24</text:p>
          </table:table-cell>
          <table:table-cell office:value-type="string">
            <text:p>0,33</text:p>
          </table:table-cell>
          <table:table-cell office:value-type="string">
            <text:p>0,32</text:p>
          </table:table-cell>
          <table:table-cell office:value-type="string">
            <text:p>9,05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4">
            <text:p>712544</text:p>
          </table:table-cell>
          <table:table-cell office:value-type="string">
            <text:p>RNDP6310-200EUS</text:p>
          </table:table-cell>
          <table:table-cell office:value-type="string">
            <text:p>READYNAS PRO 6 3TB DESKTOP NAS</text:p>
          </table:table-cell>
          <table:table-cell office:value-type="string">
            <text:p>AND ISCSI SAN (3 X 1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2587,77</text:p>
          </table:table-cell>
          <table:table-cell office:value-type="string">
            <text:p>1591,1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8135889-5851.pdf</text:p>
          </table:table-cell>
          <table:table-cell office:value-type="string">
            <text:p>http://images.icecat.biz/img/norm/high/6830571-1706.jpg</text:p>
          </table:table-cell>
          <table:table-cell office:value-type="string">
            <text:p>12.11.10 00:00:00</text:p>
          </table:table-cell>
          <table:table-cell office:value-type="float" office:value="606449075601">
            <text:p>606449075601</text:p>
          </table:table-cell>
          <table:table-cell/>
          <table:table-cell office:value-type="string">
            <text:p>0,34</text:p>
          </table:table-cell>
          <table:table-cell office:value-type="string">
            <text:p>0,43</text:p>
          </table:table-cell>
          <table:table-cell office:value-type="string">
            <text:p>0,42</text:p>
          </table:table-cell>
          <table:table-cell office:value-type="string">
            <text:p>12,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5">
            <text:p>712545</text:p>
          </table:table-cell>
          <table:table-cell office:value-type="string">
            <text:p>RNDP2220-100EUS</text:p>
          </table:table-cell>
          <table:table-cell office:value-type="string">
            <text:p>READYNAS PRO 2 4TB DESKTOP NAS</text:p>
          </table:table-cell>
          <table:table-cell office:value-type="string">
            <text:p>AND ISCSI SAN (2 X 1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183,70</text:p>
          </table:table-cell>
          <table:table-cell office:value-type="string">
            <text:p>727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2.11.10 00:00:00</text:p>
          </table:table-cell>
          <table:table-cell office:value-type="float" office:value="606449076448">
            <text:p>606449076448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7</text:p>
          </table:table-cell>
          <table:table-cell office:value-type="string">
            <text:p>4,85</text:p>
          </table:table-cell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6">
            <text:p>712546</text:p>
          </table:table-cell>
          <table:table-cell office:value-type="string">
            <text:p>RNDP4410-100EUS</text:p>
          </table:table-cell>
          <table:table-cell office:value-type="string">
            <text:p>READYNAS PRO 4 4TB DESKTOP NAS</text:p>
          </table:table-cell>
          <table:table-cell office:value-type="string">
            <text:p>AND ISCSI SAN (4 X 1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761,95</text:p>
          </table:table-cell>
          <table:table-cell office:value-type="string">
            <text:p>1083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2.11.10 00:00:00</text:p>
          </table:table-cell>
          <table:table-cell office:value-type="float" office:value="606449074963">
            <text:p>606449074963</text:p>
          </table:table-cell>
          <table:table-cell/>
          <table:table-cell office:value-type="string">
            <text:p>0,24</text:p>
          </table:table-cell>
          <table:table-cell office:value-type="string">
            <text:p>0,33</text:p>
          </table:table-cell>
          <table:table-cell office:value-type="string">
            <text:p>0,32</text:p>
          </table:table-cell>
          <table:table-cell office:value-type="string">
            <text:p>8,98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7">
            <text:p>712547</text:p>
          </table:table-cell>
          <table:table-cell office:value-type="string">
            <text:p>RNDP6620-200EUS</text:p>
          </table:table-cell>
          <table:table-cell office:value-type="string">
            <text:p>READYNAS PRO 6 12TB DESKTOP NA</text:p>
          </table:table-cell>
          <table:table-cell office:value-type="string">
            <text:p>AND ISCSI SAN (6 X 2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5394,73</text:p>
          </table:table-cell>
          <table:table-cell office:value-type="string">
            <text:p>3317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2.11.10 00:00:00</text:p>
          </table:table-cell>
          <table:table-cell office:value-type="float" office:value="606449077308">
            <text:p>606449077308</text:p>
          </table:table-cell>
          <table:table-cell/>
          <table:table-cell office:value-type="string">
            <text:p>0,34</text:p>
          </table:table-cell>
          <table:table-cell office:value-type="string">
            <text:p>0,43</text:p>
          </table:table-cell>
          <table:table-cell office:value-type="string">
            <text:p>0,42</text:p>
          </table:table-cell>
          <table:table-cell office:value-type="string">
            <text:p>14,24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8">
            <text:p>712548</text:p>
          </table:table-cell>
          <table:table-cell office:value-type="string">
            <text:p>RNDP6610-200EUS</text:p>
          </table:table-cell>
          <table:table-cell office:value-type="string">
            <text:p>READYNAS PRO 6 6TB DESKTOP NAS</text:p>
          </table:table-cell>
          <table:table-cell office:value-type="string">
            <text:p>AND ISCSI SAN (6 X 1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3578,62</text:p>
          </table:table-cell>
          <table:table-cell office:value-type="string">
            <text:p>2213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8887329-9854.pdf</text:p>
          </table:table-cell>
          <table:table-cell office:value-type="string">
            <text:p>http://images.icecat.biz/img/norm/high/6830572-2824.jpg</text:p>
          </table:table-cell>
          <table:table-cell office:value-type="string">
            <text:p>12.11.10 00:00:00</text:p>
          </table:table-cell>
          <table:table-cell office:value-type="float" office:value="606449077339">
            <text:p>606449077339</text:p>
          </table:table-cell>
          <table:table-cell/>
          <table:table-cell office:value-type="string">
            <text:p>0,34</text:p>
          </table:table-cell>
          <table:table-cell office:value-type="string">
            <text:p>0,43</text:p>
          </table:table-cell>
          <table:table-cell office:value-type="string">
            <text:p>0,42</text:p>
          </table:table-cell>
          <table:table-cell office:value-type="string">
            <text:p>14,72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SAN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49">
            <text:p>712549</text:p>
          </table:table-cell>
          <table:table-cell office:value-type="string">
            <text:p>RNDP2210-100EUS</text:p>
          </table:table-cell>
          <table:table-cell office:value-type="string">
            <text:p>READYNAS PRO 2 2TB DESKTOP NAS</text:p>
          </table:table-cell>
          <table:table-cell office:value-type="string">
            <text:p>AND ISCSI SAN (2 X 1000GB HDD) <text:s text:c="2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949,78</text:p>
          </table:table-cell>
          <table:table-cell office:value-type="string">
            <text:p>58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9.2.11 00:00:00</text:p>
          </table:table-cell>
          <table:table-cell office:value-type="string">
            <text:p><text:s/></text:p>
          </table:table-cell>
          <table:table-cell office:value-type="string">
            <text:p>http://pdfs.icecat.biz/pdf/28995663-7128.pdf</text:p>
          </table:table-cell>
          <table:table-cell office:value-type="string">
            <text:p>http://images.icecat.biz/img/norm/high/6830567-8127.jpg</text:p>
          </table:table-cell>
          <table:table-cell office:value-type="string">
            <text:p>12.11.10 00:00:00</text:p>
          </table:table-cell>
          <table:table-cell office:value-type="float" office:value="606449076417">
            <text:p>606449076417</text:p>
          </table:table-cell>
          <table:table-cell/>
          <table:table-cell office:value-type="string">
            <text:p>0,18</text:p>
          </table:table-cell>
          <table:table-cell office:value-type="string">
            <text:p>0,3</text:p>
          </table:table-cell>
          <table:table-cell office:value-type="string">
            <text:p>0,27</text:p>
          </table:table-cell>
          <table:table-cell office:value-type="string">
            <text:p>4,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504">
            <text:p>100805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553">
            <text:p>712553</text:p>
          </table:table-cell>
          <table:table-cell office:value-type="string">
            <text:p>WNR2200-100GRS</text:p>
          </table:table-cell>
          <table:table-cell office:value-type="string">
            <text:p>WIRELESS-N 300 ROUTER</text:p>
          </table:table-cell>
          <table:table-cell office:value-type="string">
            <text:p>W/ USB STORAGE PORT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72,99</text:p>
          </table:table-cell>
          <table:table-cell office:value-type="string">
            <text:p>45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543">
            <text:p>1543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2.11.10 00:00:00</text:p>
          </table:table-cell>
          <table:table-cell office:value-type="float" office:value="606449073386">
            <text:p>606449073386</text:p>
          </table:table-cell>
          <table:table-cell/>
          <table:table-cell office:value-type="string">
            <text:p>0,07</text:p>
          </table:table-cell>
          <table:table-cell office:value-type="string">
            <text:p>0,27</text:p>
          </table:table-cell>
          <table:table-cell office:value-type="string">
            <text:p>0,24</text:p>
          </table:table-cell>
          <table:table-cell office:value-type="string">
            <text:p>0,73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Zubehör</text:p>
          </table:table-cell>
          <table:table-cell office:value-type="string">
            <text:p>Netgear</text:p>
          </table:table-cell>
          <table:table-cell office:value-type="float" office:value="712566">
            <text:p>712566</text:p>
          </table:table-cell>
          <table:table-cell office:value-type="string">
            <text:p>APS300W-10000S</text:p>
          </table:table-cell>
          <table:table-cell office:value-type="string">
            <text:p>MODULAR POWERSUPPLY</text:p>
          </table:table-cell>
          <table:table-cell office:value-type="string">
            <text:p>EXCHANGE MODULE F/ XSM7224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660,60</text:p>
          </table:table-cell>
          <table:table-cell office:value-type="string">
            <text:p>40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4.11.10 00:00:00</text:p>
          </table:table-cell>
          <table:table-cell office:value-type="float" office:value="606449075052">
            <text:p>60644907505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4">
            <text:p>101616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Zubehör</text:p>
          </table:table-cell>
          <table:table-cell office:value-type="string">
            <text:p>Netgear</text:p>
          </table:table-cell>
          <table:table-cell office:value-type="float" office:value="712567">
            <text:p>712567</text:p>
          </table:table-cell>
          <table:table-cell office:value-type="string">
            <text:p>AFT200-10000S</text:p>
          </table:table-cell>
          <table:table-cell office:value-type="string">
            <text:p>ADDITIONAL MODULAR COOLER TRAY</text:p>
          </table:table-cell>
          <table:table-cell office:value-type="string">
            <text:p>F/ PROSAFE XSM7224</text:p>
          </table:table-cell>
          <table:table-cell/>
          <table:table-cell office:value-type="string">
            <text:p>MS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92,64</text:p>
          </table:table-cell>
          <table:table-cell office:value-type="string">
            <text:p>119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4.11.10 00:00:00</text:p>
          </table:table-cell>
          <table:table-cell office:value-type="float" office:value="606449075083">
            <text:p>606449075083</text:p>
          </table:table-cell>
          <table:table-cell/>
          <table:table-cell office:value-type="string">
            <text:p>0,07</text:p>
          </table:table-cell>
          <table:table-cell office:value-type="string">
            <text:p>0,16</text:p>
          </table:table-cell>
          <table:table-cell office:value-type="string">
            <text:p>0,14</text:p>
          </table:table-cell>
          <table:table-cell office:value-type="string">
            <text:p>0,2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00">
            <text:p>19030100</text:p>
          </table:table-cell>
          <table:table-cell office:value-type="float" office:value="43222600">
            <text:p>43222600</text:p>
          </table:table-cell>
          <table:table-cell/>
          <table:table-cell office:value-type="float" office:value="10161604">
            <text:p>101616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568">
            <text:p>712568</text:p>
          </table:table-cell>
          <table:table-cell office:value-type="string">
            <text:p>XAV5001-100PES</text:p>
          </table:table-cell>
          <table:table-cell office:value-type="string">
            <text:p>POWERLINE AV 500 ADAPTER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99,11</text:p>
          </table:table-cell>
          <table:table-cell office:value-type="string">
            <text:p>61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7">
            <text:p>8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4.11.10 00:00:00</text:p>
          </table:table-cell>
          <table:table-cell office:value-type="float" office:value="606449074246">
            <text:p>606449074246</text:p>
          </table:table-cell>
          <table:table-cell/>
          <table:table-cell office:value-type="string">
            <text:p>0,09</text:p>
          </table:table-cell>
          <table:table-cell office:value-type="string">
            <text:p>0,19</text:p>
          </table:table-cell>
          <table:table-cell office:value-type="string">
            <text:p>0,13</text:p>
          </table:table-cell>
          <table:table-cell office:value-type="string">
            <text:p>0,4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571">
            <text:p>712571</text:p>
          </table:table-cell>
          <table:table-cell office:value-type="string">
            <text:p>DGN2200M-100PES</text:p>
          </table:table-cell>
          <table:table-cell office:value-type="string">
            <text:p>WIRELESS-N 300 ADSL2+ MODEM</text:p>
          </table:table-cell>
          <table:table-cell office:value-type="string">
            <text:p>ANNEX-A ROUTER W 3G+/UMTS BACKUP 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94</text:p>
          </table:table-cell>
          <table:table-cell office:value-type="string">
            <text:p>76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7.2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30.11.10 00:00:00</text:p>
          </table:table-cell>
          <table:table-cell office:value-type="float" office:value="606449072440">
            <text:p>60644907244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float" office:value="712572">
            <text:p>712572</text:p>
          </table:table-cell>
          <table:table-cell office:value-type="string">
            <text:p>DGN2200MB-100GRS</text:p>
          </table:table-cell>
          <table:table-cell office:value-type="string">
            <text:p>WIRELESS-N 300 ADSL2+ MODEM</text:p>
          </table:table-cell>
          <table:table-cell office:value-type="string">
            <text:p>ANNEX-B ROUTER W 3G+/UMTS BACKUP IN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23,94</text:p>
          </table:table-cell>
          <table:table-cell office:value-type="string">
            <text:p>76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6.4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30.11.10 00:00:00</text:p>
          </table:table-cell>
          <table:table-cell office:value-type="float" office:value="606449072426">
            <text:p>60644907242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/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573">
            <text:p>712573</text:p>
          </table:table-cell>
          <table:table-cell office:value-type="string">
            <text:p>XAVB2101-100PES</text:p>
          </table:table-cell>
          <table:table-cell office:value-type="string">
            <text:p>POWERLINE AV200 ULTRA MINI KIT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11,49</text:p>
          </table:table-cell>
          <table:table-cell office:value-type="string">
            <text:p>68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.12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74">
            <text:p>712574</text:p>
          </table:table-cell>
          <table:table-cell office:value-type="string">
            <text:p>RNRX442E-100EUS</text:p>
          </table:table-cell>
          <table:table-cell office:value-type="string">
            <text:p>READYNAS 1500 RACKMOUNT NETWOR</text:p>
          </table:table-cell>
          <table:table-cell office:value-type="string">
            <text:p>ATTACHED STORAGE 8TB 4X2 TB HDD <text:s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2546,31</text:p>
          </table:table-cell>
          <table:table-cell office:value-type="string">
            <text:p>1563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.12.10 00:00:00</text:p>
          </table:table-cell>
          <table:table-cell office:value-type="float" office:value="606449076141">
            <text:p>606449076141</text:p>
          </table:table-cell>
          <table:table-cell/>
          <table:table-cell office:value-type="string">
            <text:p>0,15</text:p>
          </table:table-cell>
          <table:table-cell office:value-type="string">
            <text:p>0,57</text:p>
          </table:table-cell>
          <table:table-cell office:value-type="string">
            <text:p>0,44</text:p>
          </table:table-cell>
          <table:table-cell office:value-type="string">
            <text:p>10,34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Karten &amp; Adapter</text:p>
          </table:table-cell>
          <table:table-cell office:value-type="string">
            <text:p>Powerline Adapter </text:p>
          </table:table-cell>
          <table:table-cell office:value-type="string">
            <text:p>Netgear</text:p>
          </table:table-cell>
          <table:table-cell office:value-type="float" office:value="712576">
            <text:p>712576</text:p>
          </table:table-cell>
          <table:table-cell office:value-type="string">
            <text:p>XAVB2101-100GRS</text:p>
          </table:table-cell>
          <table:table-cell office:value-type="string">
            <text:p>POWERLINE AV200 ULTRA MINI KIT</text:p>
          </table:table-cell>
          <table:table-cell office:value-type="string">
            <text:p><text:s/>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11,49</text:p>
          </table:table-cell>
          <table:table-cell office:value-type="string">
            <text:p>68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.12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01404">
            <text:p>43201404</text:p>
          </table:table-cell>
          <table:table-cell/>
          <table:table-cell office:value-type="float" office:value="10160903">
            <text:p>1016090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rage NAS</text:p>
          </table:table-cell>
          <table:table-cell office:value-type="string">
            <text:p>Storage Server</text:p>
          </table:table-cell>
          <table:table-cell office:value-type="string">
            <text:p>Netgear</text:p>
          </table:table-cell>
          <table:table-cell office:value-type="float" office:value="712577">
            <text:p>712577</text:p>
          </table:table-cell>
          <table:table-cell office:value-type="string">
            <text:p>RNRX441E-100EUS</text:p>
          </table:table-cell>
          <table:table-cell office:value-type="string">
            <text:p>READYNAS 1500 RACKMOUNT NETWOR</text:p>
          </table:table-cell>
          <table:table-cell office:value-type="string">
            <text:p>ATTACHED STORAGE 4TB 4X1 TB HDD <text:s/>IN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1720,79</text:p>
          </table:table-cell>
          <table:table-cell office:value-type="string">
            <text:p>919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.12.10 00:00:00</text:p>
          </table:table-cell>
          <table:table-cell office:value-type="float" office:value="606449076110">
            <text:p>606449076110</text:p>
          </table:table-cell>
          <table:table-cell/>
          <table:table-cell office:value-type="string">
            <text:p>0,15</text:p>
          </table:table-cell>
          <table:table-cell office:value-type="string">
            <text:p>0,57</text:p>
          </table:table-cell>
          <table:table-cell office:value-type="string">
            <text:p>0,44</text:p>
          </table:table-cell>
          <table:table-cell office:value-type="string">
            <text:p>10,07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00000">
            <text:p>19000000</text:p>
          </table:table-cell>
          <table:table-cell office:value-type="float" office:value="43201800">
            <text:p>43201800</text:p>
          </table:table-cell>
          <table:table-cell/>
          <table:table-cell office:value-type="float" office:value="10080402">
            <text:p>100804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etzwerkkommunikation</text:p>
          </table:table-cell>
          <table:table-cell office:value-type="string">
            <text:p>Netzteile</text:p>
          </table:table-cell>
          <table:table-cell office:value-type="string">
            <text:p>Netgear</text:p>
          </table:table-cell>
          <table:table-cell office:value-type="float" office:value="712580">
            <text:p>712580</text:p>
          </table:table-cell>
          <table:table-cell office:value-type="string">
            <text:p>332-10040-01</text:p>
          </table:table-cell>
          <table:table-cell office:value-type="string">
            <text:p>POWER ADAPTER 12 VDC</text:p>
          </table:table-cell>
          <table:table-cell office:value-type="string">
            <text:p>1.5A GE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27,79</text:p>
          </table:table-cell>
          <table:table-cell office:value-type="string">
            <text:p>21,5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8.2.11 00:00: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14.12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1">
            <text:p>19039001</text:p>
          </table:table-cell>
          <table:table-cell office:value-type="float" office:value="43222608">
            <text:p>43222608</text:p>
          </table:table-cell>
          <table:table-cell/>
          <table:table-cell office:value-type="float" office:value="10101310">
            <text:p>10101310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float" office:value="712593">
            <text:p>712593</text:p>
          </table:table-cell>
          <table:table-cell office:value-type="string">
            <text:p>GS116E-100PES</text:p>
          </table:table-cell>
          <table:table-cell office:value-type="string">
            <text:p>PROSAFE PLUS SWITCH 16-PORT</text:p>
          </table:table-cell>
          <table:table-cell office:value-type="string">
            <text:p>GIGABIT ETHERNET <text:s text:c="16"/>IN</text:p>
          </table:table-cell>
          <table:table-cell/>
          <table:table-cell office:value-type="string">
            <text:p>NM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253,30</text:p>
          </table:table-cell>
          <table:table-cell office:value-type="string">
            <text:p>156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5">
            <text:p>1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1.12.10 00:00:00</text:p>
          </table:table-cell>
          <table:table-cell office:value-type="float" office:value="606449075366">
            <text:p>606449075366</text:p>
          </table:table-cell>
          <table:table-cell/>
          <table:table-cell office:value-type="string">
            <text:p>0,08</text:p>
          </table:table-cell>
          <table:table-cell office:value-type="string">
            <text:p>0,33</text:p>
          </table:table-cell>
          <table:table-cell office:value-type="string">
            <text:p>0,14</text:p>
          </table:table-cell>
          <table:table-cell office:value-type="string">
            <text:p>1,37</text:p>
          </table:table-cell>
          <table:table-cell office:value-type="float" office:value="218">
            <text:p>2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/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string">
            <text:p>071Z025</text:p>
          </table:table-cell>
          <table:table-cell office:value-type="string">
            <text:p>FS116GE</text:p>
          </table:table-cell>
          <table:table-cell office:value-type="string">
            <text:p>Fast Ethernet Switch FS116GE</text:p>
          </table:table-cell>
          <table:table-cell office:value-type="string">
            <text:p>LED: LK/ACT/ Auto-MDIX/ Management: nein/ 10Base-T, 100Base-TX/ Geschwindigkeit: 100 MBit/sek., 10 MBit/sek./ Portanzahl: 16/ Gehäuseform: Desktop</text:p>
          </table:table-cell>
          <table:table-cell/>
          <table:table-cell office:value-type="string">
            <text:p>NMS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81,29</text:p>
          </table:table-cell>
          <table:table-cell office:value-type="string">
            <text:p>52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Z025.pdf</text:p>
          </table:table-cell>
          <table:table-cell office:value-type="string">
            <text:p>http://www.ingrammicro.de/jpg/071Z025.jpg</text:p>
          </table:table-cell>
          <table:table-cell office:value-type="string">
            <text:p>10.7.00 00:00:00</text:p>
          </table:table-cell>
          <table:table-cell office:value-type="float" office:value="606449020670">
            <text:p>606449020670</text:p>
          </table:table-cell>
          <table:table-cell/>
          <table:table-cell office:value-type="string">
            <text:p>0,11</text:p>
          </table:table-cell>
          <table:table-cell office:value-type="string">
            <text:p>0,35</text:p>
          </table:table-cell>
          <table:table-cell office:value-type="string">
            <text:p>0,17</text:p>
          </table:table-cell>
          <table:table-cell office:value-type="string">
            <text:p>1,2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Router</text:p>
          </table:table-cell>
          <table:table-cell office:value-type="string">
            <text:p>Router Hardware</text:p>
          </table:table-cell>
          <table:table-cell office:value-type="string">
            <text:p>Netgear</text:p>
          </table:table-cell>
          <table:table-cell office:value-type="string">
            <text:p>071Z136</text:p>
          </table:table-cell>
          <table:table-cell office:value-type="string">
            <text:p>RP614GR</text:p>
          </table:table-cell>
          <table:table-cell office:value-type="string">
            <text:p>Router xDSL /Cable WEB-Safe</text:p>
          </table:table-cell>
          <table:table-cell office:value-type="string">
            <text:p>4*10/100 MBit/s Ports/1 WAN Port <text:s text:c="2"/>deutsches Handbuch/ DSL, LAN/ DHCP, Smart Wizard, Switch, Auto-MDIX/ VPN, NAT, URL-Filtering/ Geschwindigkeit: 10 MBit/sek., 100 MBit/sek./ Portanzahl: 4/ IPSec/ Protokolle: PPTP, RIP2/v2, RIP1/v1, PPPoE, TCP/IP</text:p>
          </table:table-cell>
          <table:table-cell/>
          <table:table-cell office:value-type="string">
            <text:p>NMS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44,07</text:p>
          </table:table-cell>
          <table:table-cell office:value-type="string">
            <text:p>27,3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15">
            <text:p>215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1Z136.pdf</text:p>
          </table:table-cell>
          <table:table-cell office:value-type="string">
            <text:p>http://www.ingrammicro.de/jpg/071Z136.jpg</text:p>
          </table:table-cell>
          <table:table-cell office:value-type="string">
            <text:p>30.8.02 00:00:00</text:p>
          </table:table-cell>
          <table:table-cell office:value-type="float" office:value="606449024609">
            <text:p>606449024609</text:p>
          </table:table-cell>
          <table:table-cell/>
          <table:table-cell office:value-type="string">
            <text:p>0,12</text:p>
          </table:table-cell>
          <table:table-cell office:value-type="string">
            <text:p>0,22</text:p>
          </table:table-cell>
          <table:table-cell office:value-type="string">
            <text:p>0,17</text:p>
          </table:table-cell>
          <table:table-cell office:value-type="string">
            <text:p>0,6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string">
            <text:p>Y</text:p>
          </table:table-cell>
          <table:table-cell office:value-type="float" office:value="19030101">
            <text:p>19030101</text:p>
          </table:table-cell>
          <table:table-cell office:value-type="float" office:value="43222609">
            <text:p>43222609</text:p>
          </table:table-cell>
          <table:table-cell office:value-type="float" office:value="85176200">
            <text:p>85176200</text:p>
          </table:table-cell>
          <table:table-cell office:value-type="float" office:value="10161301">
            <text:p>10161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Netzwerk &amp; Kommunikation</text:p>
          </table:table-cell>
          <table:table-cell office:value-type="string">
            <text:p>Switch</text:p>
          </table:table-cell>
          <table:table-cell office:value-type="string">
            <text:p>Switch Hardware</text:p>
          </table:table-cell>
          <table:table-cell office:value-type="string">
            <text:p>Netgear</text:p>
          </table:table-cell>
          <table:table-cell office:value-type="string">
            <text:p>071Z184</text:p>
          </table:table-cell>
          <table:table-cell office:value-type="string">
            <text:p>JFS516GE</text:p>
          </table:table-cell>
          <table:table-cell office:value-type="string">
            <text:p>Fast Ethernet Switch JFS516</text:p>
          </table:table-cell>
          <table:table-cell office:value-type="string">
            <text:p>Uplink, Auto-MDIX/ Management: nein/ 10Base-T, 100Base-TX/ Geschwindigkeit: 100 MBit/sek., 10 MBit/sek./ Portanzahl: 16/ Gehäuseform: Rackmount</text:p>
          </table:table-cell>
          <table:table-cell/>
          <table:table-cell office:value-type="string">
            <text:p>NMS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360/24</text:p>
          </table:table-cell>
          <table:table-cell office:value-type="string">
            <text:p>75,86</text:p>
          </table:table-cell>
          <table:table-cell office:value-type="string">
            <text:p>50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 table:style-name="ce1" office:value-type="string">
            <text:p>4.2.11 00:00:00</text:p>
          </table:table-cell>
          <table:table-cell office:value-type="string">
            <text:p><text:s/></text:p>
          </table:table-cell>
          <table:table-cell office:value-type="string">
            <text:p>http://www.ingrammicro.de/pdf/071Z184.pdf</text:p>
          </table:table-cell>
          <table:table-cell office:value-type="string">
            <text:p>http://www.ingrammicro.de/jpg/071Z184.jpg</text:p>
          </table:table-cell>
          <table:table-cell office:value-type="string">
            <text:p>19.12.02 00:00:00</text:p>
          </table:table-cell>
          <table:table-cell office:value-type="float" office:value="606449023800">
            <text:p>606449023800</text:p>
          </table:table-cell>
          <table:table-cell/>
          <table:table-cell office:value-type="string">
            <text:p>0,11</text:p>
          </table:table-cell>
          <table:table-cell office:value-type="string">
            <text:p>0,38</text:p>
          </table:table-cell>
          <table:table-cell office:value-type="string">
            <text:p>0,25</text:p>
          </table:table-cell>
          <table:table-cell office:value-type="string">
            <text:p>2,05</text:p>
          </table:table-cell>
          <table:table-cell office:value-type="float" office:value="161">
            <text:p>16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30117">
            <text:p>19030117</text:p>
          </table:table-cell>
          <table:table-cell office:value-type="float" office:value="43222612">
            <text:p>43222612</text:p>
          </table:table-cell>
          <table:table-cell office:value-type="float" office:value="85176200">
            <text:p>85176200</text:p>
          </table:table-cell>
          <table:table-cell office:value-type="float" office:value="10161601">
            <text:p>101616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Arbeitsspeicher</text:p>
          </table:table-cell>
          <table:table-cell office:value-type="string">
            <text:p>Fujitsu Technology Solutions</text:p>
          </table:table-cell>
          <table:table-cell office:value-type="string">
            <text:p>07700Z2</text:p>
          </table:table-cell>
          <table:table-cell office:value-type="string">
            <text:p>S26361-F3377-L425</text:p>
          </table:table-cell>
          <table:table-cell office:value-type="string">
            <text:p>4GB DDR3-1333 RG ECC</text:p>
          </table:table-cell>
          <table:table-cell office:value-type="string">
            <text:p>F/ CELSIUS R570-2, R670-2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26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8883590-1043.pdf</text:p>
          </table:table-cell>
          <table:table-cell office:value-type="string">
            <text:p>http://images.icecat.biz/img/norm/high/4605648-5092.jpg</text:p>
          </table:table-cell>
          <table:table-cell office:value-type="string">
            <text:p>10.6.10 00:00:00</text:p>
          </table:table-cell>
          <table:table-cell office:value-type="float" office:value="4049699272509">
            <text:p>4049699272509</text:p>
          </table:table-cell>
          <table:table-cell/>
          <table:table-cell office:value-type="string">
            <text:p>0,03</text:p>
          </table:table-cell>
          <table:table-cell office:value-type="string">
            <text:p>0,16</text:p>
          </table:table-cell>
          <table:table-cell office:value-type="string">
            <text:p>0,12</text:p>
          </table:table-cell>
          <table:table-cell office:value-type="string">
            <text:p>0,0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308">
            <text:p>19030308</text:p>
          </table:table-cell>
          <table:table-cell office:value-type="float" office:value="32130000">
            <text:p>32130000</text:p>
          </table:table-cell>
          <table:table-cell office:value-type="float" office:value="84733020">
            <text:p>84733020</text:p>
          </table:table-cell>
          <table:table-cell office:value-type="float" office:value="10101502">
            <text:p>101015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Arbeitsspeicher</text:p>
          </table:table-cell>
          <table:table-cell office:value-type="string">
            <text:p>Fujitsu Technology Solutions</text:p>
          </table:table-cell>
          <table:table-cell office:value-type="string">
            <text:p>07701A0</text:p>
          </table:table-cell>
          <table:table-cell office:value-type="string">
            <text:p>S26361-F3377-L424</text:p>
          </table:table-cell>
          <table:table-cell office:value-type="string">
            <text:p>2GB DDR3-1333 RG ECC</text:p>
          </table:table-cell>
          <table:table-cell office:value-type="string">
            <text:p>F/ CELSIUS R570-2, R670-2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197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8883601-9040.pdf</text:p>
          </table:table-cell>
          <table:table-cell office:value-type="string">
            <text:p>http://images.icecat.biz/img/norm/high/4605636-7864.jpg</text:p>
          </table:table-cell>
          <table:table-cell office:value-type="string">
            <text:p>10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8">
            <text:p>19030308</text:p>
          </table:table-cell>
          <table:table-cell office:value-type="float" office:value="32130000">
            <text:p>32130000</text:p>
          </table:table-cell>
          <table:table-cell office:value-type="float" office:value="84733020">
            <text:p>84733020</text:p>
          </table:table-cell>
          <table:table-cell office:value-type="float" office:value="10101502">
            <text:p>101015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Personal Computer</text:p>
          </table:table-cell>
          <table:table-cell office:value-type="string">
            <text:p>Arbeitsspeicher</text:p>
          </table:table-cell>
          <table:table-cell office:value-type="string">
            <text:p>Fujitsu Technology Solutions</text:p>
          </table:table-cell>
          <table:table-cell office:value-type="string">
            <text:p>07701A5</text:p>
          </table:table-cell>
          <table:table-cell office:value-type="string">
            <text:p>S26361-F3616-L100</text:p>
          </table:table-cell>
          <table:table-cell office:value-type="string">
            <text:p>CF 1 GB 80X</text:p>
          </table:table-cell>
          <table:table-cell office:value-type="string">
            <text:p>CF module IDE, 1 GB für Fujitus Futro S100, S450, S450-2, S550, S550-2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63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11.6.10 00:00:00</text:p>
          </table:table-cell>
          <table:table-cell office:value-type="float" office:value="4049699336157">
            <text:p>4049699336157</text:p>
          </table:table-cell>
          <table:table-cell/>
          <table:table-cell office:value-type="string">
            <text:p>0,03</text:p>
          </table:table-cell>
          <table:table-cell office:value-type="string">
            <text:p>0,15</text:p>
          </table:table-cell>
          <table:table-cell office:value-type="string">
            <text:p>0,12</text:p>
          </table:table-cell>
          <table:table-cell office:value-type="string">
            <text:p>0,06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308">
            <text:p>19030308</text:p>
          </table:table-cell>
          <table:table-cell office:value-type="float" office:value="32130000">
            <text:p>32130000</text:p>
          </table:table-cell>
          <table:table-cell office:value-type="float" office:value="84733020">
            <text:p>84733020</text:p>
          </table:table-cell>
          <table:table-cell office:value-type="float" office:value="10101502">
            <text:p>1010150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Prozessoren (Intel - Six-Core)</text:p>
          </table:table-cell>
          <table:table-cell office:value-type="string">
            <text:p>Fujitsu Technology Solutions</text:p>
          </table:table-cell>
          <table:table-cell office:value-type="string">
            <text:p>07701C8</text:p>
          </table:table-cell>
          <table:table-cell office:value-type="string">
            <text:p>S26361-F4417-L280</text:p>
          </table:table-cell>
          <table:table-cell office:value-type="string">
            <text:p>XEON X5660 6C/12T 2.80G 12MB</text:p>
          </table:table-cell>
          <table:table-cell office:value-type="string">
            <text:p>Intel® Xeon® processor X5660 (6C/12T, 2.80 GHz, SLC: 4 x 256 KB, TLC: 12 MB, Turbo: 2/2/2/2/3/3, 6.4 GT/s, Mem bus: 1333 MHz, 95 W) inkl. Kühlkörper</text:p>
          </table:table-cell>
          <table:table-cell/>
          <table:table-cell office:value-type="string">
            <text:p>XEON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2066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109907-2269.jpg</text:p>
          </table:table-cell>
          <table:table-cell office:value-type="string">
            <text:p>14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5">
            <text:p>19030305</text:p>
          </table:table-cell>
          <table:table-cell office:value-type="float" office:value="43201503">
            <text:p>43201503</text:p>
          </table:table-cell>
          <table:table-cell office:value-type="float" office:value="84733020">
            <text:p>84733020</text:p>
          </table:table-cell>
          <table:table-cell office:value-type="float" office:value="10102048">
            <text:p>10102048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Prozessoren (Intel - Six-Core)</text:p>
          </table:table-cell>
          <table:table-cell office:value-type="string">
            <text:p>Fujitsu Technology Solutions</text:p>
          </table:table-cell>
          <table:table-cell office:value-type="string">
            <text:p>07701D3</text:p>
          </table:table-cell>
          <table:table-cell office:value-type="string">
            <text:p>S26361-F4417-L266</text:p>
          </table:table-cell>
          <table:table-cell office:value-type="string">
            <text:p>XEON X5650 6C/12T 2.66G 12MB</text:p>
          </table:table-cell>
          <table:table-cell office:value-type="string">
            <text:p>Intel® Xeon® processor X5650 (6C/12T, 2.66 GHz, SLC: 4 x 256 KB, TLC: 12 MB, Turbo: 2/2/2/2/3/3, 6.4 GT/s, Mem bus: 1333 MHz, 95 W) inkl. Kühlkörper</text:p>
          </table:table-cell>
          <table:table-cell/>
          <table:table-cell office:value-type="string">
            <text:p>XEON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1697,6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109893-5176.jpg</text:p>
          </table:table-cell>
          <table:table-cell office:value-type="string">
            <text:p>14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5">
            <text:p>19030305</text:p>
          </table:table-cell>
          <table:table-cell office:value-type="float" office:value="43201503">
            <text:p>43201503</text:p>
          </table:table-cell>
          <table:table-cell office:value-type="float" office:value="84733020">
            <text:p>84733020</text:p>
          </table:table-cell>
          <table:table-cell office:value-type="float" office:value="10102048">
            <text:p>10102048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Prozessoren (Intel - Quad-Core)</text:p>
          </table:table-cell>
          <table:table-cell office:value-type="string">
            <text:p>Fujitsu Technology Solutions</text:p>
          </table:table-cell>
          <table:table-cell office:value-type="string">
            <text:p>07701D4</text:p>
          </table:table-cell>
          <table:table-cell office:value-type="string">
            <text:p>S26361-F4419-L253</text:p>
          </table:table-cell>
          <table:table-cell office:value-type="string">
            <text:p>XEON E5630 4C/8T 2.53G 12MB</text:p>
          </table:table-cell>
          <table:table-cell office:value-type="string">
            <text:p>Intel® Xeon® processor E5630 (4C/8T, 2.53 GHz, SLC: 4 x 256 KB, TLC: 12 MB, Turbo: 1/1/2/2, 5.86 GT/s, Mem bus: 1066 MHz, 80 W) inkl. Kühlkörper</text:p>
          </table:table-cell>
          <table:table-cell/>
          <table:table-cell office:value-type="string">
            <text:p>XEON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798,4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109887-2677.jpg</text:p>
          </table:table-cell>
          <table:table-cell office:value-type="string">
            <text:p>14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5">
            <text:p>19030305</text:p>
          </table:table-cell>
          <table:table-cell office:value-type="float" office:value="43201503">
            <text:p>43201503</text:p>
          </table:table-cell>
          <table:table-cell office:value-type="float" office:value="84733020">
            <text:p>84733020</text:p>
          </table:table-cell>
          <table:table-cell office:value-type="float" office:value="10102038">
            <text:p>10102038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Prozessoren (Intel - Six-Core)</text:p>
          </table:table-cell>
          <table:table-cell office:value-type="string">
            <text:p>Fujitsu Technology Solutions</text:p>
          </table:table-cell>
          <table:table-cell office:value-type="string">
            <text:p>07701D6</text:p>
          </table:table-cell>
          <table:table-cell office:value-type="string">
            <text:p>S26361-F4417-L293</text:p>
          </table:table-cell>
          <table:table-cell office:value-type="string">
            <text:p>XEON X5670 6C/12T 2.93G 12MB</text:p>
          </table:table-cell>
          <table:table-cell office:value-type="string">
            <text:p>Intel® Xeon® processor X5670 (6C/12T, 2.93 GHz, SLC: 4 x 256 KB, TLC: 12 MB, Turbo: 2/2/2/2/3/3, 6.4 GT/s, Mem bus: 1333 MHz, 95 W) inkl. Kühlkörper</text:p>
          </table:table-cell>
          <table:table-cell/>
          <table:table-cell office:value-type="string">
            <text:p>XEON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2435,9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109886-6792.jpg</text:p>
          </table:table-cell>
          <table:table-cell office:value-type="string">
            <text:p>14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5">
            <text:p>19030305</text:p>
          </table:table-cell>
          <table:table-cell office:value-type="float" office:value="43201503">
            <text:p>43201503</text:p>
          </table:table-cell>
          <table:table-cell office:value-type="float" office:value="84733020">
            <text:p>84733020</text:p>
          </table:table-cell>
          <table:table-cell office:value-type="float" office:value="10102048">
            <text:p>10102048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Prozessoren (Intel - Six-Core)</text:p>
          </table:table-cell>
          <table:table-cell office:value-type="string">
            <text:p>Fujitsu Technology Solutions</text:p>
          </table:table-cell>
          <table:table-cell table:style-name="ce1" office:value-type="string">
            <text:p>07701E3</text:p>
          </table:table-cell>
          <table:table-cell office:value-type="string">
            <text:p>S26361-F4417-L333</text:p>
          </table:table-cell>
          <table:table-cell office:value-type="string">
            <text:p>XEON X5680 6C/12T 3.33G 12MB</text:p>
          </table:table-cell>
          <table:table-cell office:value-type="string">
            <text:p>Intel® Xeon® processor X5680 (6C/12T, 3.33 GHz, SLC: 4 x 256 KB, TLC: 12 MB, Turbo: 1/1/1/1/2/2, 6.4 GT/s, Mem bus: 1333 MHz, 130 W) inkl. Kühlkörper</text:p>
          </table:table-cell>
          <table:table-cell/>
          <table:table-cell office:value-type="string">
            <text:p>XEON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2830,2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109901-9465.jpg</text:p>
          </table:table-cell>
          <table:table-cell office:value-type="string">
            <text:p>14.6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305">
            <text:p>19030305</text:p>
          </table:table-cell>
          <table:table-cell office:value-type="float" office:value="43201503">
            <text:p>43201503</text:p>
          </table:table-cell>
          <table:table-cell office:value-type="float" office:value="84733020">
            <text:p>84733020</text:p>
          </table:table-cell>
          <table:table-cell office:value-type="float" office:value="10102048">
            <text:p>10102048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Multimedia</text:p>
          </table:table-cell>
          <table:table-cell office:value-type="string">
            <text:p>Audio &amp; Sound</text:p>
          </table:table-cell>
          <table:table-cell office:value-type="string">
            <text:p>Lautsprecher</text:p>
          </table:table-cell>
          <table:table-cell office:value-type="string">
            <text:p>Fujitsu Technology Solutions</text:p>
          </table:table-cell>
          <table:table-cell office:value-type="string">
            <text:p>07701F4</text:p>
          </table:table-cell>
          <table:table-cell office:value-type="string">
            <text:p>S26391-F7128-L500</text:p>
          </table:table-cell>
          <table:table-cell office:value-type="string">
            <text:p>SOUNDSYSTEM DS P2100 TUBE</text:p>
          </table:table-cell>
          <table:table-cell office:value-type="string">
            <text:p>Mit dem leistungsstarken ¿¿ SOUND TUBE Woofer ausAluminium erhalten Sie einen fetten 22-Watt-Bass ohne Kompromisse. Die akustische Gesamtleistung Satellitenlautsprecher im Golfballdesign übertrifft alles! Stereo/Sub 2.1/ 50 Watt/ RMS/ Farbe: schwarz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74,00</text:p>
          </table:table-cell>
          <table:table-cell office:value-type="string">
            <text:p>65,8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22">
            <text:p>2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1F4.pdf</text:p>
          </table:table-cell>
          <table:table-cell office:value-type="string">
            <text:p>http://www.ingrammicro.de/jpg/07701F4.jpg</text:p>
          </table:table-cell>
          <table:table-cell office:value-type="string">
            <text:p>15.6.10 00:00:00</text:p>
          </table:table-cell>
          <table:table-cell office:value-type="float" office:value="4049699285981">
            <text:p>4049699285981</text:p>
          </table:table-cell>
          <table:table-cell/>
          <table:table-cell office:value-type="string">
            <text:p>0,08</text:p>
          </table:table-cell>
          <table:table-cell office:value-type="string">
            <text:p>0,31</text:p>
          </table:table-cell>
          <table:table-cell office:value-type="string">
            <text:p>0,2</text:p>
          </table:table-cell>
          <table:table-cell office:value-type="string">
            <text:p>1,46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501">
            <text:p>19020501</text:p>
          </table:table-cell>
          <table:table-cell office:value-type="float" office:value="43211607">
            <text:p>43211607</text:p>
          </table:table-cell>
          <table:table-cell/>
          <table:table-cell office:value-type="float" office:value="10030404">
            <text:p>10030404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Eingabegeräte</text:p>
          </table:table-cell>
          <table:table-cell office:value-type="string">
            <text:p>Tastaturen</text:p>
          </table:table-cell>
          <table:table-cell office:value-type="string">
            <text:p>USB</text:p>
          </table:table-cell>
          <table:table-cell office:value-type="string">
            <text:p>Fujitsu Technology Solutions</text:p>
          </table:table-cell>
          <table:table-cell office:value-type="string">
            <text:p>07701F5</text:p>
          </table:table-cell>
          <table:table-cell office:value-type="string">
            <text:p>S26381-K562-L420</text:p>
          </table:table-cell>
          <table:table-cell office:value-type="string">
            <text:p>KEYBOARD KB910 BACKLIGHT</text:p>
          </table:table-cell>
          <table:table-cell office:value-type="string">
            <text:p>Keyboard KB910 Deutsches Layout, Hintergrundbeleuchtete Tasten, Leuchtstärke in 3 Stufen einstellbar spritzwasser resistent. Tastenleiste mit 12 Hotkeys, schwarz mit silberfarbenen Rand. Rote LED, Leitung 1.8 m USB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35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0">
            <text:p>8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1F5.pdf</text:p>
          </table:table-cell>
          <table:table-cell office:value-type="string">
            <text:p>http://www.ingrammicro.de/jpg/07701F5.jpg</text:p>
          </table:table-cell>
          <table:table-cell office:value-type="string">
            <text:p>15.6.10 00:00:00</text:p>
          </table:table-cell>
          <table:table-cell office:value-type="float" office:value="4049699264009">
            <text:p>4049699264009</text:p>
          </table:table-cell>
          <table:table-cell/>
          <table:table-cell office:value-type="string">
            <text:p>0,04</text:p>
          </table:table-cell>
          <table:table-cell office:value-type="string">
            <text:p>0,49</text:p>
          </table:table-cell>
          <table:table-cell office:value-type="string">
            <text:p>0,24</text:p>
          </table:table-cell>
          <table:table-cell office:value-type="string">
            <text:p>1,3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Y</text:p>
          </table:table-cell>
          <table:table-cell office:value-type="float" office:value="19020402">
            <text:p>19020402</text:p>
          </table:table-cell>
          <table:table-cell office:value-type="float" office:value="43211706">
            <text:p>43211706</text:p>
          </table:table-cell>
          <table:table-cell/>
          <table:table-cell office:value-type="float" office:value="10150301">
            <text:p>1015030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Laufwerke (intern)</text:p>
          </table:table-cell>
          <table:table-cell office:value-type="string">
            <text:p>Fujitsu Technology Solutions</text:p>
          </table:table-cell>
          <table:table-cell office:value-type="string">
            <text:p>07701Q3</text:p>
          </table:table-cell>
          <table:table-cell office:value-type="string">
            <text:p>S26391-F515-L100</text:p>
          </table:table-cell>
          <table:table-cell office:value-type="string">
            <text:p>BLU-RAY TRIPLE WRITER</text:p>
          </table:table-cell>
          <table:table-cell office:value-type="string">
            <text:p>für Celsius H700/ Bay Modul, BD lesen/schreiben + DVD lesen/schreiben + CD lesen/schreiben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417,7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23.6.10 00:00:00</text:p>
          </table:table-cell>
          <table:table-cell office:value-type="float" office:value="4049699335303">
            <text:p>4049699335303</text:p>
          </table:table-cell>
          <table:table-cell/>
          <table:table-cell office:value-type="string">
            <text:p>0,2</text:p>
          </table:table-cell>
          <table:table-cell office:value-type="string">
            <text:p>0,24</text:p>
          </table:table-cell>
          <table:table-cell office:value-type="string">
            <text:p>0,22</text:p>
          </table:table-cell>
          <table:table-cell office:value-type="string">
            <text:p>0,52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9002">
            <text:p>19039002</text:p>
          </table:table-cell>
          <table:table-cell office:value-type="float" office:value="32130000">
            <text:p>32130000</text:p>
          </table:table-cell>
          <table:table-cell office:value-type="float" office:value="84717030">
            <text:p>84717030</text:p>
          </table:table-cell>
          <table:table-cell office:value-type="float" office:value="10101433">
            <text:p>10101433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Computersysteme</text:p>
          </table:table-cell>
          <table:table-cell office:value-type="string">
            <text:p>Personal Computer</text:p>
          </table:table-cell>
          <table:table-cell office:value-type="string">
            <text:p>Business (Thinclient)</text:p>
          </table:table-cell>
          <table:table-cell office:value-type="string">
            <text:p>Fujitsu Technology Solutions</text:p>
          </table:table-cell>
          <table:table-cell table:style-name="ce1" office:value-type="string">
            <text:p>07702E6</text:p>
          </table:table-cell>
          <table:table-cell office:value-type="string">
            <text:p>S26361-K1360-V200</text:p>
          </table:table-cell>
          <table:table-cell office:value-type="string">
            <text:p>FUJITSU ZERO CLIENT D602</text:p>
          </table:table-cell>
          <table:table-cell office:value-type="string">
            <text:p>22IN 1000:1 250CD/M2 <text:s text:c="12"/>IN</text:p>
          </table:table-cell>
          <table:table-cell/>
          <table:table-cell office:value-type="string">
            <text:p>NMS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809,00</text:p>
          </table:table-cell>
          <table:table-cell table:number-columns-repeated="2" office:value-type="string">
            <text:p>588,00</text:p>
          </table:table-cell>
          <table:table-cell table:style-name="ce1" office:value-type="string">
            <text:p>31.3.11 00:00:00</text:p>
          </table:table-cell>
          <table:table-cell office:value-type="string">
            <text:p>Sell-Out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pdfs.icecat.biz/pdf/25210377-322.pdf</text:p>
          </table:table-cell>
          <table:table-cell office:value-type="string">
            <text:p>http://images.icecat.biz/img/norm/high/4312353-8764.jpg</text:p>
          </table:table-cell>
          <table:table-cell office:value-type="string">
            <text:p>8.7.10 00:00:00</text:p>
          </table:table-cell>
          <table:table-cell office:value-type="float" office:value="4049699269103">
            <text:p>4049699269103</text:p>
          </table:table-cell>
          <table:table-cell/>
          <table:table-cell office:value-type="string">
            <text:p>0,27</text:p>
          </table:table-cell>
          <table:table-cell office:value-type="string">
            <text:p>0,58</text:p>
          </table:table-cell>
          <table:table-cell office:value-type="string">
            <text:p>0,48</text:p>
          </table:table-cell>
          <table:table-cell office:value-type="string">
            <text:p>9,00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10105">
            <text:p>19010105</text:p>
          </table:table-cell>
          <table:table-cell office:value-type="float" office:value="43211506">
            <text:p>43211506</text:p>
          </table:table-cell>
          <table:table-cell office:value-type="float" office:value="84714900">
            <text:p>84714900</text:p>
          </table:table-cell>
          <table:table-cell office:value-type="float" office:value="10010310">
            <text:p>10010310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U7</text:p>
          </table:table-cell>
          <table:table-cell office:value-type="string">
            <text:p>FSP:GD3S60Z00CHPX1</text:p>
          </table:table-cell>
          <table:table-cell office:value-type="string">
            <text:p>SP 3YRVO SVC 4H AZ 5X9</text:p>
          </table:table-cell>
          <table:table-cell office:value-type="string">
            <text:p>F/ RX100 SERIES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783,00</text:p>
          </table:table-cell>
          <table:table-cell office:value-type="string">
            <text:p>68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9521-6633.jpg</text:p>
          </table:table-cell>
          <table:table-cell office:value-type="string">
            <text:p>8.7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U8</text:p>
          </table:table-cell>
          <table:table-cell office:value-type="string">
            <text:p>FSP:GA3C00Z00CHNEP</text:p>
          </table:table-cell>
          <table:table-cell office:value-type="string">
            <text:p>WARRANTY-EXPANSION UP TO 3Y OS</text:p>
          </table:table-cell>
          <table:table-cell office:value-type="string">
            <text:p>F/ LIFEBOOK AH530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138,00</text:p>
          </table:table-cell>
          <table:table-cell office:value-type="string">
            <text:p>120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895486-6788.jpg</text:p>
          </table:table-cell>
          <table:table-cell office:value-type="string">
            <text:p>8.7.10 00:00:00</text:p>
          </table:table-cell>
          <table:table-cell office:value-type="float" office:value="4049699792045">
            <text:p>4049699792045</text:p>
          </table:table-cell>
          <table:table-cell/>
          <table:table-cell office:value-type="string">
            <text:p>0,01</text:p>
          </table:table-cell>
          <table:table-cell office:value-type="string">
            <text:p>0,23</text:p>
          </table:table-cell>
          <table:table-cell office:value-type="string">
            <text:p>0,16</text:p>
          </table:table-cell>
          <table:table-cell office:value-type="string">
            <text:p>0,0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U9</text:p>
          </table:table-cell>
          <table:table-cell office:value-type="string">
            <text:p>FSP:GD3S60Z00CHPX2</text:p>
          </table:table-cell>
          <table:table-cell office:value-type="string">
            <text:p>SP 3YRVO SVC 4H AZ 5X10</text:p>
          </table:table-cell>
          <table:table-cell office:value-type="string">
            <text:p>F/ RX200 SERIES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576,00</text:p>
          </table:table-cell>
          <table:table-cell office:value-type="string">
            <text:p>50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9522-649.jpg</text:p>
          </table:table-cell>
          <table:table-cell office:value-type="string">
            <text:p>8.7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V0</text:p>
          </table:table-cell>
          <table:table-cell office:value-type="string">
            <text:p>FSP:GA3S20Z00CHNBH</text:p>
          </table:table-cell>
          <table:table-cell office:value-type="string">
            <text:p>WARRANTY-EXPANSION UP TO 3Y OS</text:p>
          </table:table-cell>
          <table:table-cell office:value-type="string">
            <text:p>F/ CELSIUS H700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239,00</text:p>
          </table:table-cell>
          <table:table-cell office:value-type="string">
            <text:p>208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9520-7275.jpg</text:p>
          </table:table-cell>
          <table:table-cell office:value-type="string">
            <text:p>8.7.10 00:00:00</text:p>
          </table:table-cell>
          <table:table-cell office:value-type="float" office:value="4049699609169">
            <text:p>4049699609169</text:p>
          </table:table-cell>
          <table:table-cell/>
          <table:table-cell office:value-type="string">
            <text:p>0,01</text:p>
          </table:table-cell>
          <table:table-cell office:value-type="string">
            <text:p>0,23</text:p>
          </table:table-cell>
          <table:table-cell office:value-type="string">
            <text:p>0,16</text:p>
          </table:table-cell>
          <table:table-cell office:value-type="string">
            <text:p>0,0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V1</text:p>
          </table:table-cell>
          <table:table-cell office:value-type="string">
            <text:p>FSP:GD3S60Z00CHWSN</text:p>
          </table:table-cell>
          <table:table-cell office:value-type="string">
            <text:p>SERVICE-EXPANSION UP TO 4 H R.</text:p>
          </table:table-cell>
          <table:table-cell office:value-type="string">
            <text:p>F/ CELSIUS M470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250,00</text:p>
          </table:table-cell>
          <table:table-cell office:value-type="string">
            <text:p>218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9524-8994.jpg</text:p>
          </table:table-cell>
          <table:table-cell office:value-type="string">
            <text:p>8.7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Garantieerweiterungen</text:p>
          </table:table-cell>
          <table:table-cell office:value-type="string">
            <text:p>Fujitsu Technology Solutions</text:p>
          </table:table-cell>
          <table:table-cell office:value-type="string">
            <text:p>07702V2</text:p>
          </table:table-cell>
          <table:table-cell office:value-type="string">
            <text:p>FSP:GD3S60Z00CHPY3</text:p>
          </table:table-cell>
          <table:table-cell office:value-type="string">
            <text:p>SP 3YRVO SVC 4H AZ 5X9</text:p>
          </table:table-cell>
          <table:table-cell office:value-type="string">
            <text:p>F/ TX300 SERIES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901,00</text:p>
          </table:table-cell>
          <table:table-cell office:value-type="string">
            <text:p>783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9523-7410.jpg</text:p>
          </table:table-cell>
          <table:table-cell office:value-type="string">
            <text:p>8.7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25151705">
            <text:p>25151705</text:p>
          </table:table-cell>
          <table:table-cell office:value-type="float" office:value="32130000">
            <text:p>32130000</text:p>
          </table:table-cell>
          <table:table-cell office:value-type="float" office:value="49119900">
            <text:p>49119900</text:p>
          </table:table-cell>
          <table:table-cell office:value-type="float" office:value="10101408">
            <text:p>10101408</text:p>
          </table:table-cell>
          <table:table-cell office:value-type="string">
            <text:p>CH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Festplatten - SAS (Hot Plug)</text:p>
          </table:table-cell>
          <table:table-cell office:value-type="string">
            <text:p>Fujitsu Technology Solutions</text:p>
          </table:table-cell>
          <table:table-cell office:value-type="string">
            <text:p>07708U1</text:p>
          </table:table-cell>
          <table:table-cell office:value-type="string">
            <text:p>S26361-F4482-L114</text:p>
          </table:table-cell>
          <table:table-cell office:value-type="string">
            <text:p>HD SAS 6G 146GB 10K</text:p>
          </table:table-cell>
          <table:table-cell office:value-type="string">
            <text:p>HOT PLUG 2.5IN EP <text:s text:c="2"/>(Ausschließlich für RX300 S6 12x2,5 Zoll HDD)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252,00</text:p>
          </table:table-cell>
          <table:table-cell office:value-type="string">
            <text:p>20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8531-7138.jpg</text:p>
          </table:table-cell>
          <table:table-cell office:value-type="string">
            <text:p>19.7.10 00:00:00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1,0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9030209">
            <text:p>19030209</text:p>
          </table:table-cell>
          <table:table-cell office:value-type="float" office:value="43201803">
            <text:p>43201803</text:p>
          </table:table-cell>
          <table:table-cell office:value-type="float" office:value="84717050">
            <text:p>84717050</text:p>
          </table:table-cell>
          <table:table-cell office:value-type="float" office:value="10102022">
            <text:p>1010202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Festplatten - SAS (Hot Plug)</text:p>
          </table:table-cell>
          <table:table-cell office:value-type="string">
            <text:p>Fujitsu Technology Solutions</text:p>
          </table:table-cell>
          <table:table-cell office:value-type="string">
            <text:p>07708U2</text:p>
          </table:table-cell>
          <table:table-cell office:value-type="string">
            <text:p>S26361-F4482-L130</text:p>
          </table:table-cell>
          <table:table-cell office:value-type="string">
            <text:p>HD SAS 6G 300GB 10K </text:p>
          </table:table-cell>
          <table:table-cell office:value-type="string">
            <text:p>HOT PLUG 2.5IN EP <text:s text:c="2"/>(Ausschließlich für RX300 S6 12x2,5 Zoll HDD)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481,00</text:p>
          </table:table-cell>
          <table:table-cell office:value-type="string">
            <text:p>385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8532-6218.jpg</text:p>
          </table:table-cell>
          <table:table-cell office:value-type="string">
            <text:p>19.7.10 00:00:00</text:p>
          </table:table-cell>
          <table:table-cell office:value-type="float" office:value="4049699361555">
            <text:p>4049699361555</text:p>
          </table:table-cell>
          <table:table-cell/>
          <table:table-cell office:value-type="string">
            <text:p>0,08</text:p>
          </table:table-cell>
          <table:table-cell office:value-type="string">
            <text:p>0,27</text:p>
          </table:table-cell>
          <table:table-cell office:value-type="string">
            <text:p>0,16</text:p>
          </table:table-cell>
          <table:table-cell office:value-type="string">
            <text:p>0,4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float" office:value="19030209">
            <text:p>19030209</text:p>
          </table:table-cell>
          <table:table-cell office:value-type="float" office:value="43201803">
            <text:p>43201803</text:p>
          </table:table-cell>
          <table:table-cell office:value-type="float" office:value="84717050">
            <text:p>84717050</text:p>
          </table:table-cell>
          <table:table-cell office:value-type="float" office:value="10102022">
            <text:p>1010202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Server</text:p>
          </table:table-cell>
          <table:table-cell office:value-type="string">
            <text:p>Festplatten - SAS (Hot Plug)</text:p>
          </table:table-cell>
          <table:table-cell office:value-type="string">
            <text:p>Fujitsu Technology Solutions</text:p>
          </table:table-cell>
          <table:table-cell office:value-type="string">
            <text:p>07708U5</text:p>
          </table:table-cell>
          <table:table-cell office:value-type="string">
            <text:p>S26361-F4482-L514</text:p>
          </table:table-cell>
          <table:table-cell office:value-type="string">
            <text:p>HD SAS 6G 146GB 15K </text:p>
          </table:table-cell>
          <table:table-cell office:value-type="string">
            <text:p>HOT PLUG 2.5IN EP <text:s text:c="2"/>(Ausschließlich für RX300 S6 12x2,5 Zoll HDD)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434,00</text:p>
          </table:table-cell>
          <table:table-cell office:value-type="string">
            <text:p>339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5768533-5231.jpg</text:p>
          </table:table-cell>
          <table:table-cell office:value-type="string">
            <text:p>19.7.10 00:00:00</text:p>
          </table:table-cell>
          <table:table-cell office:value-type="float" office:value="4049699361562">
            <text:p>4049699361562</text:p>
          </table:table-cell>
          <table:table-cell/>
          <table:table-cell office:value-type="string">
            <text:p>0,08</text:p>
          </table:table-cell>
          <table:table-cell office:value-type="string">
            <text:p>0,27</text:p>
          </table:table-cell>
          <table:table-cell office:value-type="string">
            <text:p>0,17</text:p>
          </table:table-cell>
          <table:table-cell office:value-type="string">
            <text:p>0,4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float" office:value="19030209">
            <text:p>19030209</text:p>
          </table:table-cell>
          <table:table-cell office:value-type="float" office:value="43201803">
            <text:p>43201803</text:p>
          </table:table-cell>
          <table:table-cell office:value-type="float" office:value="84717050">
            <text:p>84717050</text:p>
          </table:table-cell>
          <table:table-cell office:value-type="float" office:value="10102022">
            <text:p>10102022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Netzteile</text:p>
          </table:table-cell>
          <table:table-cell office:value-type="string">
            <text:p>Fujitsu Technology Solutions</text:p>
          </table:table-cell>
          <table:table-cell office:value-type="float" office:value="770987">
            <text:p>770987</text:p>
          </table:table-cell>
          <table:table-cell office:value-type="string">
            <text:p>T26139-Y2540-V113</text:p>
          </table:table-cell>
          <table:table-cell office:value-type="string">
            <text:p>Netzleitung (EU)</text:p>
          </table:table-cell>
          <table:table-cell office:value-type="string">
            <text:p>schwarz, 2-polig, 1.8 m - für Netzteile von AMILO Pro, ESPRIMO Mobile, LIFEBOOK, CELSIUS H, STYLISTIC</text:p>
          </table:table-cell>
          <table:table-cell/>
          <table:table-cell office:value-type="string">
            <text:p>MSD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22,00</text:p>
          </table:table-cell>
          <table:table-cell office:value-type="string">
            <text:p>11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9">
            <text:p>49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http://images.icecat.biz/img/norm/high/27526-61.jpg</text:p>
          </table:table-cell>
          <table:table-cell office:value-type="string">
            <text:p>25.2.02 00:00:00</text:p>
          </table:table-cell>
          <table:table-cell office:value-type="float" office:value="4040528095122">
            <text:p>4040528095122</text:p>
          </table:table-cell>
          <table:table-cell/>
          <table:table-cell office:value-type="string">
            <text:p>0,04</text:p>
          </table:table-cell>
          <table:table-cell table:number-columns-repeated="2" office:value-type="string">
            <text:p>0,23</text:p>
          </table:table-cell>
          <table:table-cell office:value-type="string">
            <text:p>0,0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32130000">
            <text:p>32130000</text:p>
          </table:table-cell>
          <table:table-cell office:value-type="float" office:value="85044030">
            <text:p>85044030</text:p>
          </table:table-cell>
          <table:table-cell office:value-type="float" office:value="10101411">
            <text:p>1010141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Komponenten</text:p>
          </table:table-cell>
          <table:table-cell office:value-type="string">
            <text:p>Festplatten</text:p>
          </table:table-cell>
          <table:table-cell office:value-type="string">
            <text:p>USB</text:p>
          </table:table-cell>
          <table:table-cell office:value-type="string">
            <text:p>Fujitsu Technology Solutions</text:p>
          </table:table-cell>
          <table:table-cell office:value-type="string">
            <text:p>0770BV4</text:p>
          </table:table-cell>
          <table:table-cell office:value-type="string">
            <text:p>S26341-F103-L115</text:p>
          </table:table-cell>
          <table:table-cell office:value-type="string">
            <text:p>CELVIN DRIVE D100 500GB</text:p>
          </table:table-cell>
          <table:table-cell office:value-type="string">
            <text:p><text:s/>CELVIN® Drive D100 500 GB/ Externes Festplattenlaufwerk 3,5 Zoll/ Festplattenkapazität: 500 GB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114,00</text:p>
          </table:table-cell>
          <table:table-cell office:value-type="string">
            <text:p>89,65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BV4.pdf</text:p>
          </table:table-cell>
          <table:table-cell office:value-type="string">
            <text:p>http://www.ingrammicro.de/jpg/0770BV4.jpg</text:p>
          </table:table-cell>
          <table:table-cell office:value-type="string">
            <text:p>3.8.10 00:00:00</text:p>
          </table:table-cell>
          <table:table-cell office:value-type="float" office:value="4049699274022">
            <text:p>4049699274022</text:p>
          </table:table-cell>
          <table:table-cell/>
          <table:table-cell office:value-type="string">
            <text:p>0,11</text:p>
          </table:table-cell>
          <table:table-cell office:value-type="string">
            <text:p>0,26</text:p>
          </table:table-cell>
          <table:table-cell office:value-type="string">
            <text:p>0,15</text:p>
          </table:table-cell>
          <table:table-cell office:value-type="string">
            <text:p>1,0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209">
            <text:p>19030209</text:p>
          </table:table-cell>
          <table:table-cell office:value-type="float" office:value="43201803">
            <text:p>43201803</text:p>
          </table:table-cell>
          <table:table-cell/>
          <table:table-cell office:value-type="float" office:value="10020321">
            <text:p>1002032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Komponenten</text:p>
          </table:table-cell>
          <table:table-cell office:value-type="string">
            <text:p>Festplatten</text:p>
          </table:table-cell>
          <table:table-cell office:value-type="string">
            <text:p>USB</text:p>
          </table:table-cell>
          <table:table-cell office:value-type="string">
            <text:p>Fujitsu Technology Solutions</text:p>
          </table:table-cell>
          <table:table-cell office:value-type="string">
            <text:p>0770BV5</text:p>
          </table:table-cell>
          <table:table-cell office:value-type="string">
            <text:p>S26341-F103-L116</text:p>
          </table:table-cell>
          <table:table-cell office:value-type="string">
            <text:p>CELVIN DRIVE D100 1TB</text:p>
          </table:table-cell>
          <table:table-cell office:value-type="string">
            <text:p><text:s text:c="2"/>CELVIN® Drive D100 1000 GB/ Externes Festplattenlaufwerk 3,5 Zoll/ Festplattenkapazität: 1000 GB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84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BV4.pdf</text:p>
          </table:table-cell>
          <table:table-cell office:value-type="string">
            <text:p>http://www.ingrammicro.de/jpg/0770BV4.jpg</text:p>
          </table:table-cell>
          <table:table-cell office:value-type="string">
            <text:p>3.8.10 00:00:00</text:p>
          </table:table-cell>
          <table:table-cell office:value-type="float" office:value="4049699274077">
            <text:p>4049699274077</text:p>
          </table:table-cell>
          <table:table-cell/>
          <table:table-cell office:value-type="string">
            <text:p>0,12</text:p>
          </table:table-cell>
          <table:table-cell office:value-type="string">
            <text:p>0,25</text:p>
          </table:table-cell>
          <table:table-cell office:value-type="string">
            <text:p>0,15</text:p>
          </table:table-cell>
          <table:table-cell office:value-type="string">
            <text:p>1,28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0209">
            <text:p>19030209</text:p>
          </table:table-cell>
          <table:table-cell office:value-type="float" office:value="43201803">
            <text:p>43201803</text:p>
          </table:table-cell>
          <table:table-cell/>
          <table:table-cell office:value-type="float" office:value="10020321">
            <text:p>10020321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Multimedia</text:p>
          </table:table-cell>
          <table:table-cell office:value-type="string">
            <text:p>Audio &amp; Sound</text:p>
          </table:table-cell>
          <table:table-cell office:value-type="string">
            <text:p>Kopfhörer &amp; PC Headsets</text:p>
          </table:table-cell>
          <table:table-cell office:value-type="string">
            <text:p>Fujitsu Technology Solutions</text:p>
          </table:table-cell>
          <table:table-cell office:value-type="string">
            <text:p>0770BW0</text:p>
          </table:table-cell>
          <table:table-cell office:value-type="string">
            <text:p>S26391-F7139-L4</text:p>
          </table:table-cell>
          <table:table-cell office:value-type="string">
            <text:p>HS P2000 VIBRA PLUS HEADSET</text:p>
          </table:table-cell>
          <table:table-cell office:value-type="string">
            <text:p>Perfekt für Spiele - der Vibrationskopfhörer HS P2000 Vibra! Das Headset ist ausgestattet mit der neuestenelektromagnetischen Vibrations-Surround-Technologie und ermöglicht es allen Spielern die Audio-Effekte und Musik-Bässe der Spiele zu fühlen.</text:p>
          </table:table-cell>
          <table:table-cell/>
          <table:table-cell office:value-type="string">
            <text:p>MSD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40,48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BW0.pdf</text:p>
          </table:table-cell>
          <table:table-cell office:value-type="string">
            <text:p>http://www.ingrammicro.de/jpg/0770BW0.jpg</text:p>
          </table:table-cell>
          <table:table-cell office:value-type="string">
            <text:p>3.8.10 00:00:00</text:p>
          </table:table-cell>
          <table:table-cell office:value-type="float" office:value="4049699287947">
            <text:p>4049699287947</text:p>
          </table:table-cell>
          <table:table-cell/>
          <table:table-cell office:value-type="string">
            <text:p>0,05</text:p>
          </table:table-cell>
          <table:table-cell office:value-type="string">
            <text:p>0,2</text:p>
          </table:table-cell>
          <table:table-cell office:value-type="string">
            <text:p>0,16</text:p>
          </table:table-cell>
          <table:table-cell office:value-type="string">
            <text:p>0,22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502">
            <text:p>19020502</text:p>
          </table:table-cell>
          <table:table-cell office:value-type="float" office:value="43191609">
            <text:p>43191609</text:p>
          </table:table-cell>
          <table:table-cell/>
          <table:table-cell office:value-type="float" office:value="10030405">
            <text:p>10030405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Multimedia</text:p>
          </table:table-cell>
          <table:table-cell office:value-type="string">
            <text:p>TV &amp; Video</text:p>
          </table:table-cell>
          <table:table-cell office:value-type="string">
            <text:p>Webcams</text:p>
          </table:table-cell>
          <table:table-cell office:value-type="string">
            <text:p>Fujitsu Technology Solutions</text:p>
          </table:table-cell>
          <table:table-cell office:value-type="string">
            <text:p>0770BW3</text:p>
          </table:table-cell>
          <table:table-cell office:value-type="string">
            <text:p>S26391-F7136-L5</text:p>
          </table:table-cell>
          <table:table-cell office:value-type="string">
            <text:p>WEBCAM 130 HD2</text:p>
          </table:table-cell>
          <table:table-cell office:value-type="string">
            <text:p><text:s/>Modernste HD (High Definition/720p) Aufnahme-Funktion/ Widescreen-video-Format (16:9 and 16:10)/ beste Bildqualität mit 1,3-Megapixel-CMOS-Sensor/ Direkt auf YouTube hochladen mit nur 1 Klick/ Smart-Clip für Notebook und LCD-Display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37,00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BW3.pdf</text:p>
          </table:table-cell>
          <table:table-cell office:value-type="string">
            <text:p>http://www.ingrammicro.de/jpg/0770BW3.jpg</text:p>
          </table:table-cell>
          <table:table-cell office:value-type="string">
            <text:p>3.8.10 00:00:00</text:p>
          </table:table-cell>
          <table:table-cell office:value-type="float" office:value="4049699339509">
            <text:p>4049699339509</text:p>
          </table:table-cell>
          <table:table-cell/>
          <table:table-cell office:value-type="string">
            <text:p>0,05</text:p>
          </table:table-cell>
          <table:table-cell office:value-type="string">
            <text:p>0,16</text:p>
          </table:table-cell>
          <table:table-cell office:value-type="string">
            <text:p>0,12</text:p>
          </table:table-cell>
          <table:table-cell office:value-type="string">
            <text:p>0,17</text:p>
          </table:table-cell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20503">
            <text:p>19020503</text:p>
          </table:table-cell>
          <table:table-cell office:value-type="float" office:value="45121520">
            <text:p>45121520</text:p>
          </table:table-cell>
          <table:table-cell/>
          <table:table-cell office:value-type="float" office:value="10030107">
            <text:p>10030107</text:p>
          </table:table-cell>
          <table:table-cell office:value-type="string">
            <text:p>DE</text:p>
          </table:table-cell>
          <table:table-cell table:number-columns-repeated="982"/>
        </table:table-row>
        <table:table-row table:style-name="ro1">
          <table:table-cell office:value-type="string">
            <text:p>Zubehör</text:p>
          </table:table-cell>
          <table:table-cell office:value-type="string">
            <text:p>Notebooks</text:p>
          </table:table-cell>
          <table:table-cell office:value-type="string">
            <text:p>Netzwerk &amp; Kommunikation</text:p>
          </table:table-cell>
          <table:table-cell office:value-type="string">
            <text:p>Fujitsu Technology Solutions</text:p>
          </table:table-cell>
          <table:table-cell office:value-type="string">
            <text:p>0770BW5</text:p>
          </table:table-cell>
          <table:table-cell office:value-type="string">
            <text:p>S26391-F6055-L500</text:p>
          </table:table-cell>
          <table:table-cell office:value-type="string">
            <text:p>USB MODEM</text:p>
          </table:table-cell>
          <table:table-cell office:value-type="string">
            <text:p>Das 56K Modem kann an einen PC oder an einem Notebook an den USB Anschluß angeschlossen werden. Durch die Unterstützung im Microsoft Betriebsystem sind die Funktionen wie Daten/Fax und Einwählung ins Internet möglich. Stromversorgung über USB Bus.</text:p>
          </table:table-cell>
          <table:table-cell/>
          <table:table-cell office:value-type="string">
            <text:p>NMS</text:p>
          </table:table-cell>
          <table:table-cell table:number-columns-repeated="4"/>
          <table:table-cell office:value-type="string">
            <text:p>0,00</text:p>
          </table:table-cell>
          <table:table-cell office:value-type="string">
            <text:p>29,04</text:p>
          </table:table-cell>
          <table:table-cell office:value-type="string">
            <text:p>0,00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string">
            <text:p>30.1.11 01:10:36</text:p>
          </table:table-cell>
          <table:table-cell/>
          <table:table-cell office:value-type="string">
            <text:p><text:s/></text:p>
          </table:table-cell>
          <table:table-cell office:value-type="string">
            <text:p>http://www.ingrammicro.de/pdf/0770BW5.pdf</text:p>
          </table:table-cell>
          <table:table-cell office:value-type="string">
            <text:p>http://www.ingrammicro.de/jpg/0770BW5.jpg</text:p>
          </table:table-cell>
          <table:table-cell office:value-type="string">
            <text:p>3.8.10 00:00:00</text:p>
          </table:table-cell>
          <table:table-cell office:value-type="float" office:value="4049699321382">
            <text:p>4049699321382</text:p>
          </table:table-cell>
          <table:table-cell/>
          <table:table-cell office:value-type="string">
            <text:p>0,04</text:p>
          </table:table-cell>
          <table:table-cell office:value-type="string">
            <text:p>0,15</text:p>
          </table:table-cell>
          <table:table-cell office:value-type="string">
            <text:p>0,14</text:p>
          </table:table-cell>
          <table:table-cell office:value-type="string">
            <text:p>0,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</text:p>
          </table:table-cell>
          <table:table-cell office:value-type="float" office:value="19039190">
            <text:p>19039190</text:p>
          </table:table-cell>
          <table:table-cell office:value-type="float" office:value="32130000">
            <text:p>32130000</text:p>
          </table:table-cell>
          <table:table-cell/>
          <table:table-cell office:value-type="float" office:value="10101412">
            <text:p>10101412</text:p>
          </table:table-cell>
          <table:table-cell office:value-type="string">
            <text:p>DE</text:p>
          </table:table-cell>
          <table:table-cell table:number-columns-repeated="98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1/02/2011</text:date>, <text:time>06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1T06:59:11</dc:date>
    <dc:creator>Ramon Cahenzli</dc:creator>
    <meta:generator>OpenOffice.org/3.2$Unix OpenOffice.org_project/320m19$Build-9505</meta:generator>
    <meta:editing-duration>PT00H12M05S</meta:editing-duration>
    <meta:editing-cycles>2</meta:editing-cycles>
    <meta:document-statistic meta:table-count="1" meta:cell-count="12627" meta:object-count="0"/>
  </office:meta>
</office:document-meta>
</file>